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fff1a8" draw:stroke-linejoin="round" svg:stroke-linecap="butt" draw:fill="solid" draw:fill-color="#fff1a8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35cm" svg:stroke-color="#3682ba" draw:stroke-linejoin="round" svg:stroke-linecap="butt" draw:fill="solid" draw:fill-color="#3682ba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f4faad" draw:stroke-linejoin="round" svg:stroke-linecap="butt" draw:fill="solid" draw:fill-color="#f4faad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f4faad"/>
    </style:style>
    <style:style style:name="gr8" style:family="graphic" style:parent-style-name="standard">
      <style:graphic-properties draw:stroke="solid" svg:stroke-width="0.035cm" svg:stroke-color="#f4faad" draw:stroke-linejoin="round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5cb7aa" draw:stroke-linejoin="round" svg:stroke-linecap="butt" draw:fill="solid" draw:fill-color="#5cb7aa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fa9b58" draw:stroke-linejoin="round" svg:stroke-linecap="butt" draw:fill="solid" draw:fill-color="#fa9b58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fa9b58"/>
    </style:style>
    <style:style style:name="gr12" style:family="graphic" style:parent-style-name="standard">
      <style:graphic-properties draw:stroke="solid" svg:stroke-width="0.035cm" svg:stroke-color="#fa9b58" draw:stroke-linejoin="round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ee6445" draw:stroke-linejoin="round" svg:stroke-linecap="butt" draw:fill="solid" draw:fill-color="#ee6445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ee6445"/>
    </style:style>
    <style:style style:name="gr15" style:family="graphic" style:parent-style-name="standard">
      <style:graphic-properties draw:stroke="solid" svg:stroke-width="0.035cm" svg:stroke-color="#ee6445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fece7c" draw:stroke-linejoin="round" svg:stroke-linecap="butt" draw:fill="solid" draw:fill-color="#fece7c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solid" draw:fill-color="#fece7c"/>
    </style:style>
    <style:style style:name="gr18" style:family="graphic" style:parent-style-name="standard">
      <style:graphic-properties draw:stroke="solid" svg:stroke-width="0.035cm" svg:stroke-color="#fece7c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d0384e" draw:stroke-linejoin="round" svg:stroke-linecap="butt" draw:fill="solid" draw:fill-color="#d0384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d0384e"/>
    </style:style>
    <style:style style:name="gr21" style:family="graphic" style:parent-style-name="standard">
      <style:graphic-properties draw:stroke="solid" svg:stroke-width="0.035cm" svg:stroke-color="#d0384e" draw:stroke-linejoin="round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d1ed9c" draw:stroke-linejoin="round" svg:stroke-linecap="butt" draw:fill="solid" draw:fill-color="#d1ed9c" fo:padding-top="0.017cm" fo:padding-bottom="0.017cm" fo:padding-left="0.017cm" fo:padding-right="0.017cm"/>
    </style:style>
    <style:style style:name="gr23" style:family="graphic" style:parent-style-name="standard">
      <style:graphic-properties draw:stroke="solid" svg:stroke-width="0.035cm" svg:stroke-color="#97d5a4" draw:stroke-linejoin="round" svg:stroke-linecap="butt" draw:fill="solid" draw:fill-color="#97d5a4" fo:padding-top="0.017cm" fo:padding-bottom="0.017cm" fo:padding-left="0.017cm" fo:padding-right="0.017cm"/>
    </style:style>
    <style:style style:name="gr24" style:family="graphic" style:parent-style-name="standard">
      <style:graphic-properties svg:stroke-width="0.106cm" svg:stroke-color="#111111" draw:marker-start-width="0.358cm" draw:marker-end-width="0.358cm" draw:fill="none" loext:fill-use-slide-background="false" draw:textarea-horizontal-align="justify" draw:textarea-vertical-align="middle" draw:auto-grow-height="false" fo:min-height="17.896cm" fo:min-width="16.709cm" fo:padding-top="0.052cm" fo:padding-bottom="0.052cm" fo:padding-left="0.052cm" fo:padding-right="0.052cm"/>
    </style:style>
    <style:style style:name="gr25" style:family="graphic" style:parent-style-name="standard">
      <style:graphic-properties svg:stroke-width="0.106cm" svg:stroke-color="#111111" draw:marker-start-width="0.358cm" draw:marker-end-width="0.358cm" draw:fill="none" loext:fill-use-slide-background="false" draw:textarea-horizontal-align="justify" draw:textarea-vertical-align="middle" draw:auto-grow-height="false" fo:min-height="17.905cm" fo:min-width="16.711cm" fo:padding-top="0.052cm" fo:padding-bottom="0.052cm" fo:padding-left="0.052cm" fo:padding-right="0.052cm"/>
    </style:style>
    <style:style style:name="gr26" style:family="graphic" style:parent-style-name="standard">
      <style:graphic-properties svg:stroke-width="0.106cm" svg:stroke-color="#111111" draw:marker-start-width="0.358cm" draw:marker-end-width="0.358cm" draw:fill="none" loext:fill-use-slide-background="false" draw:textarea-horizontal-align="justify" draw:textarea-vertical-align="middle" draw:auto-grow-height="false" fo:min-height="17.905cm" fo:min-width="16.711cm" fo:padding-top="0.052cm" fo:padding-bottom="0.052cm" fo:padding-left="0.052cm" fo:padding-right="0.052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round" svg:stroke-linecap="butt" draw:fill="solid" draw:fill-color="#fff1a8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fo:min-height="3.1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3.625cm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0000" draw:stroke-linejoin="round" svg:stroke-linecap="butt" draw:fill="solid" draw:fill-color="#f4faad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svg:stroke-color="#000000" draw:fill="none" draw:fill-color="#ffffff" fo:min-height="3.288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1a8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3682ba"/>
    </style:style>
    <style:style style:name="P6" style:family="paragraph">
      <loext:graphic-properties draw:fill="solid" draw:fill-color="#f4faad"/>
    </style:style>
    <style:style style:name="P7" style:family="paragraph">
      <loext:graphic-properties draw:fill="solid" draw:fill-color="#5cb7aa"/>
    </style:style>
    <style:style style:name="P8" style:family="paragraph">
      <loext:graphic-properties draw:fill="solid" draw:fill-color="#fa9b58"/>
    </style:style>
    <style:style style:name="P9" style:family="paragraph">
      <loext:graphic-properties draw:fill="solid" draw:fill-color="#ee6445"/>
    </style:style>
    <style:style style:name="P10" style:family="paragraph">
      <loext:graphic-properties draw:fill="solid" draw:fill-color="#fece7c"/>
    </style:style>
    <style:style style:name="P11" style:family="paragraph">
      <loext:graphic-properties draw:fill="solid" draw:fill-color="#d0384e"/>
    </style:style>
    <style:style style:name="P12" style:family="paragraph">
      <loext:graphic-properties draw:fill="solid" draw:fill-color="#d1ed9c"/>
    </style:style>
    <style:style style:name="P13" style:family="paragraph">
      <loext:graphic-properties draw:fill="solid" draw:fill-color="#97d5a4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72pt" style:font-size-asian="72pt" style:font-size-complex="72pt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1" style:family="text">
      <style:text-properties style:font-name="Times New Roman" fo:font-size="72pt" style:font-size-asian="72pt" style:font-size-complex="72pt"/>
    </style:style>
    <style:style style:name="T2" style:family="text">
      <style:text-properties style:font-name="Times New Roman" fo:font-size="72pt" fo:font-weight="bold" style:font-size-asian="72pt" style:font-weight-asian="bold" style:font-size-complex="72pt" style:font-weight-complex="bold"/>
    </style:style>
    <style:style style:name="T3" style:family="text">
      <style:text-properties style:text-position="-8% 58%" style:font-name="Times New Roman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9.675cm" svg:height="45.447cm" svg:x="0cm" svg:y="-0.001cm" svg:viewBox="0 0 99676 45448" draw:points="0,45448 99676,45448 99676,0 0,0">
          <text:p/>
        </draw:polygon>
        <draw:polygon draw:style-name="gr1" draw:text-style-name="P1" draw:layer="layout" svg:width="16.97cm" svg:height="11.661cm" svg:x="0.996cm" svg:y="8.393cm" svg:viewBox="0 0 16971 11662" draw:points="0,11662 16971,11662 16971,0 0,0">
          <text:p/>
        </draw:polygon>
        <draw:path draw:style-name="gr2" draw:text-style-name="P2" draw:layer="layout" svg:width="0.789cm" svg:height="0.789cm" svg:x="2.016cm" svg:y="10.527cm" svg:viewBox="0 0 790 790" svg:d="M394 790c105 0 205-42 279-116 75-74 117-174 117-279 0-104-42-205-117-278-74-75-174-117-279-117-104 0-205 42-279 117-74 73-115 174-115 278 0 105 41 205 115 279s175 116 279 116z">
          <text:p/>
        </draw:path>
        <draw:path draw:style-name="gr2" draw:text-style-name="P2" draw:layer="layout" svg:width="0.789cm" svg:height="0.789cm" svg:x="8.105cm" svg:y="12.762cm" svg:viewBox="0 0 790 790" svg:d="M396 790c104 0 205-42 279-116s115-174 115-279c0-104-41-206-115-280s-175-115-279-115c-105 0-205 41-280 115-74 74-116 176-116 280 0 105 42 205 116 279 75 74 175 116 280 116z">
          <text:p/>
        </draw:path>
        <draw:path draw:style-name="gr2" draw:text-style-name="P2" draw:layer="layout" svg:width="0.789cm" svg:height="0.789cm" svg:x="4.674cm" svg:y="9.47cm" svg:viewBox="0 0 790 790" svg:d="M395 790c105 0 206-42 280-116s115-174 115-279-41-206-115-280-175-115-280-115-205 41-279 115-116 175-116 280 42 205 116 279 174 116 279 116z">
          <text:p/>
        </draw:path>
        <draw:path draw:style-name="gr2" draw:text-style-name="P2" draw:layer="layout" svg:width="0.789cm" svg:height="0.789cm" svg:x="7.103cm" svg:y="12.248cm" svg:viewBox="0 0 790 790" svg:d="M396 790c104 0 205-42 278-116 74-74 116-175 116-279 0-105-42-205-116-279-73-74-174-116-278-116-106 0-206 42-280 116s-116 174-116 279c0 104 42 205 116 279s174 116 280 116z">
          <text:p/>
        </draw:path>
        <draw:path draw:style-name="gr2" draw:text-style-name="P2" draw:layer="layout" svg:width="0.789cm" svg:height="0.789cm" svg:x="4.557cm" svg:y="12.805cm" svg:viewBox="0 0 790 790" svg:d="M394 790c105 0 206-41 280-115s116-175 116-279c0-105-42-206-116-280s-175-116-280-116c-104 0-205 42-279 116s-115 175-115 280c0 104 41 205 115 279s175 115 279 115z">
          <text:p/>
        </draw:path>
        <draw:path draw:style-name="gr2" draw:text-style-name="P2" draw:layer="layout" svg:width="0.789cm" svg:height="0.789cm" svg:x="2.82cm" svg:y="10.403cm" svg:viewBox="0 0 790 790" svg:d="M395 790c104 0 205-41 278-115 75-74 117-175 117-279 0-105-42-206-117-280-73-74-174-116-278-116-105 0-205 42-279 116s-116 175-116 280c0 104 42 205 116 279s174 115 279 115z">
          <text:p/>
        </draw:path>
        <draw:path draw:style-name="gr2" draw:text-style-name="P2" draw:layer="layout" svg:width="0.789cm" svg:height="0.789cm" svg:x="7.835cm" svg:y="12.511cm" svg:viewBox="0 0 790 790" svg:d="M394 790c106 0 206-42 280-116s116-174 116-280c0-104-42-205-116-279s-174-115-280-115c-104 0-205 41-279 115s-115 175-115 279c0 106 41 206 115 280s175 116 279 116z">
          <text:p/>
        </draw:path>
        <draw:path draw:style-name="gr2" draw:text-style-name="P2" draw:layer="layout" svg:width="0.789cm" svg:height="0.789cm" svg:x="4.167cm" svg:y="9.448cm" svg:viewBox="0 0 790 790" svg:d="M395 790c105 0 205-42 279-116s116-174 116-280c0-104-42-204-116-278s-174-116-279-116c-104 0-205 42-280 116-74 74-115 174-115 278 0 106 41 206 115 280 75 74 176 116 280 116z">
          <text:p/>
        </draw:path>
        <draw:path draw:style-name="gr2" draw:text-style-name="P2" draw:layer="layout" svg:width="0.788cm" svg:height="0.789cm" svg:x="4.207cm" svg:y="10.613cm" svg:viewBox="0 0 789 790" svg:d="M395 790c105 0 205-42 279-116s115-174 115-279c0-104-41-205-115-279s-174-116-279-116-205 42-280 116c-74 74-115 175-115 279 0 105 41 205 115 279 75 74 175 116 280 116z">
          <text:p/>
        </draw:path>
        <draw:path draw:style-name="gr2" draw:text-style-name="P2" draw:layer="layout" svg:width="0.789cm" svg:height="0.789cm" svg:x="8.013cm" svg:y="12.843cm" svg:viewBox="0 0 790 790" svg:d="M396 790c104 0 204-42 278-116s116-174 116-278c0-105-42-205-116-280-74-74-174-116-278-116-105 0-206 42-280 116-74 75-116 175-116 280 0 104 42 204 116 278s175 116 280 116z">
          <text:p/>
        </draw:path>
        <draw:path draw:style-name="gr2" draw:text-style-name="P2" draw:layer="layout" svg:width="0.789cm" svg:height="0.788cm" svg:x="5.972cm" svg:y="10.325cm" svg:viewBox="0 0 790 789" svg:d="M395 789c104 0 205-41 279-115 75-74 116-174 116-279 0-106-41-206-116-280-74-74-175-115-279-115-105 0-205 41-279 115s-116 174-116 280c0 105 42 205 116 279s174 115 279 115z">
          <text:p/>
        </draw:path>
        <draw:path draw:style-name="gr2" draw:text-style-name="P2" draw:layer="layout" svg:width="0.789cm" svg:height="0.789cm" svg:x="6.416cm" svg:y="12.384cm" svg:viewBox="0 0 790 790" svg:d="M395 790c105 0 205-41 279-115 74-75 116-176 116-280 0-105-42-205-116-279s-174-116-279-116c-104 0-206 42-280 116s-115 174-115 279c0 104 41 205 115 280 74 74 176 115 280 115z">
          <text:p/>
        </draw:path>
        <draw:path draw:style-name="gr2" draw:text-style-name="P2" draw:layer="layout" svg:width="0.788cm" svg:height="0.789cm" svg:x="8.568cm" svg:y="11.95cm" svg:viewBox="0 0 789 790" svg:d="M394 790c106 0 206-42 280-116s115-174 115-279c0-104-41-206-115-280s-174-115-280-115c-105 0-205 41-279 115s-115 176-115 280c0 105 41 205 115 279s174 116 279 116z">
          <text:p/>
        </draw:path>
        <draw:path draw:style-name="gr2" draw:text-style-name="P2" draw:layer="layout" svg:width="0.789cm" svg:height="0.789cm" svg:x="4.07cm" svg:y="10.324cm" svg:viewBox="0 0 790 790" svg:d="M396 790c104 0 205-42 279-116s115-174 115-279-41-206-115-280c-74-73-175-115-279-115-105 0-206 42-280 115-74 74-116 175-116 280s42 205 116 279 175 116 280 116z">
          <text:p/>
        </draw:path>
        <draw:path draw:style-name="gr2" draw:text-style-name="P2" draw:layer="layout" svg:width="0.789cm" svg:height="0.789cm" svg:x="9.026cm" svg:y="11.547cm" svg:viewBox="0 0 790 790" svg:d="M395 790c105 0 205-41 279-115 74-75 116-176 116-280 0-105-42-205-116-279s-174-116-279-116c-104 0-205 42-279 116s-116 174-116 279c0 104 42 205 116 280 74 74 175 115 279 115z">
          <text:p/>
        </draw:path>
        <draw:path draw:style-name="gr2" draw:text-style-name="P2" draw:layer="layout" svg:width="0.789cm" svg:height="0.789cm" svg:x="6.008cm" svg:y="13.025cm" svg:viewBox="0 0 790 790" svg:d="M394 790c105 0 205-43 279-117 75-74 117-174 117-279 0-104-42-205-117-279-74-74-174-115-279-115-104 0-205 41-279 115-73 74-115 175-115 279 0 105 42 205 115 279 74 74 175 117 279 117z">
          <text:p/>
        </draw:path>
        <draw:path draw:style-name="gr2" draw:text-style-name="P2" draw:layer="layout" svg:width="0.789cm" svg:height="0.789cm" svg:x="6.527cm" svg:y="8.97cm" svg:viewBox="0 0 790 790" svg:d="M395 790c105 0 205-42 279-116s116-174 116-279c0-104-42-204-116-278-74-75-174-117-279-117-104 0-204 42-279 117-74 74-116 174-116 278 0 105 42 205 116 279 75 74 175 116 279 116z">
          <text:p/>
        </draw:path>
        <draw:path draw:style-name="gr2" draw:text-style-name="P2" draw:layer="layout" svg:width="0.789cm" svg:height="0.789cm" svg:x="8.583cm" svg:y="10.033cm" svg:viewBox="0 0 790 790" svg:d="M395 790c105 0 206-41 280-115 74-75 115-176 115-280 0-105-41-205-115-279s-175-116-280-116-205 42-279 116-116 174-116 279c0 104 42 205 116 280 74 74 174 115 279 115z">
          <text:p/>
        </draw:path>
        <draw:path draw:style-name="gr2" draw:text-style-name="P2" draw:layer="layout" svg:width="0.789cm" svg:height="0.789cm" svg:x="5.063cm" svg:y="11.449cm" svg:viewBox="0 0 790 790" svg:d="M395 790c105 0 205-43 279-117s116-174 116-278c0-105-42-205-116-279s-174-116-279-116c-104 0-205 42-279 116-75 74-116 174-116 279 0 104 41 204 116 278 74 74 175 117 279 117z">
          <text:p/>
        </draw:path>
        <draw:path draw:style-name="gr2" draw:text-style-name="P2" draw:layer="layout" svg:width="0.789cm" svg:height="0.789cm" svg:x="6.503cm" svg:y="13.297cm" svg:viewBox="0 0 790 790" svg:d="M396 790c104 0 205-41 279-115s115-175 115-280-41-205-115-279-175-116-279-116c-105 0-206 42-280 116s-116 174-116 279 42 206 116 280 175 115 280 115z">
          <text:p/>
        </draw:path>
        <draw:path draw:style-name="gr2" draw:text-style-name="P2" draw:layer="layout" svg:width="0.789cm" svg:height="0.789cm" svg:x="7.453cm" svg:y="10.377cm" svg:viewBox="0 0 790 790" svg:d="M396 790c104 0 204-41 278-115s116-175 116-279c0-105-42-206-116-280s-174-116-278-116c-105 0-205 42-279 116s-117 175-117 280c0 104 43 205 117 279s174 115 279 115z">
          <text:p/>
        </draw:path>
        <draw:path draw:style-name="gr2" draw:text-style-name="P2" draw:layer="layout" svg:width="0.789cm" svg:height="0.789cm" svg:x="9.002cm" svg:y="10.769cm" svg:viewBox="0 0 790 790" svg:d="M396 790c104 0 205-42 278-116 74-75 116-175 116-279 0-105-42-205-116-279-73-74-174-116-278-116-105 0-205 42-279 116-75 74-117 174-117 279 0 104 42 204 117 279 74 74 174 116 279 116z">
          <text:p/>
        </draw:path>
        <draw:path draw:style-name="gr2" draw:text-style-name="P2" draw:layer="layout" svg:width="0.788cm" svg:height="0.789cm" svg:x="4.008cm" svg:y="12.34cm" svg:viewBox="0 0 789 790" svg:d="M395 790c105 0 205-42 279-116 74-75 115-175 115-280 0-104-41-205-115-279s-174-115-279-115c-106 0-206 41-280 115s-115 175-115 279c0 105 41 205 115 280 74 74 174 116 280 116z">
          <text:p/>
        </draw:path>
        <draw:path draw:style-name="gr2" draw:text-style-name="P2" draw:layer="layout" svg:width="0.789cm" svg:height="0.789cm" svg:x="5.718cm" svg:y="10.907cm" svg:viewBox="0 0 790 790" svg:d="M396 790c104 0 205-42 279-116s115-175 115-280c0-104-41-205-115-279s-175-115-279-115c-105 0-206 41-280 115s-116 175-116 279c0 105 42 206 116 280s175 116 280 116z">
          <text:p/>
        </draw:path>
        <draw:path draw:style-name="gr2" draw:text-style-name="P2" draw:layer="layout" svg:width="0.789cm" svg:height="0.789cm" svg:x="3.905cm" svg:y="11.534cm" svg:viewBox="0 0 790 790" svg:d="M395 790c105 0 206-42 280-116 73-74 115-175 115-279 0-105-42-205-115-279-74-74-175-116-280-116s-205 42-279 116-116 174-116 279c0 104 42 205 116 279s174 116 279 116z">
          <text:p/>
        </draw:path>
        <draw:polygon draw:style-name="gr2" draw:text-style-name="P2" draw:layer="layout" svg:width="0.789cm" svg:height="0.789cm" svg:x="12.617cm" svg:y="14.179cm" svg:viewBox="0 0 790 790" draw:points="396,0 0,790 790,790">
          <text:p/>
        </draw:polygon>
        <draw:polygon draw:style-name="gr2" draw:text-style-name="P2" draw:layer="layout" svg:width="0.789cm" svg:height="0.789cm" svg:x="11.181cm" svg:y="18.173cm" svg:viewBox="0 0 790 790" draw:points="396,0 0,790 790,790">
          <text:p/>
        </draw:polygon>
        <draw:polygon draw:style-name="gr2" draw:text-style-name="P2" draw:layer="layout" svg:width="0.789cm" svg:height="0.788cm" svg:x="14.235cm" svg:y="17.147cm" svg:viewBox="0 0 790 789" draw:points="396,0 0,789 790,789">
          <text:p/>
        </draw:polygon>
        <draw:polygon draw:style-name="gr2" draw:text-style-name="P2" draw:layer="layout" svg:width="0.789cm" svg:height="0.789cm" svg:x="16.157cm" svg:y="13.647cm" svg:viewBox="0 0 790 790" draw:points="395,0 0,790 790,790">
          <text:p/>
        </draw:polygon>
        <draw:polygon draw:style-name="gr2" draw:text-style-name="P2" draw:layer="layout" svg:width="0.789cm" svg:height="0.789cm" svg:x="11.014cm" svg:y="18.688cm" svg:viewBox="0 0 790 790" draw:points="395,0 0,790 790,790">
          <text:p/>
        </draw:polygon>
        <draw:polygon draw:style-name="gr2" draw:text-style-name="P2" draw:layer="layout" svg:width="0.789cm" svg:height="0.788cm" svg:x="15.945cm" svg:y="14.949cm" svg:viewBox="0 0 790 789" draw:points="396,0 0,789 790,789">
          <text:p/>
        </draw:polygon>
        <draw:polygon draw:style-name="gr2" draw:text-style-name="P2" draw:layer="layout" svg:width="0.789cm" svg:height="0.789cm" svg:x="15.275cm" svg:y="15.284cm" svg:viewBox="0 0 790 790" draw:points="395,0 0,790 790,790">
          <text:p/>
        </draw:polygon>
        <draw:polygon draw:style-name="gr2" draw:text-style-name="P2" draw:layer="layout" svg:width="0.789cm" svg:height="0.789cm" svg:x="11.087cm" svg:y="14.225cm" svg:viewBox="0 0 790 790" draw:points="395,0 0,790 790,790">
          <text:p/>
        </draw:polygon>
        <draw:polygon draw:style-name="gr2" draw:text-style-name="P2" draw:layer="layout" svg:width="0.789cm" svg:height="0.789cm" svg:x="15.275cm" svg:y="16.934cm" svg:viewBox="0 0 790 790" draw:points="396,0 0,790 790,790">
          <text:p/>
        </draw:polygon>
        <draw:polygon draw:style-name="gr2" draw:text-style-name="P2" draw:layer="layout" svg:width="0.789cm" svg:height="0.789cm" svg:x="9.338cm" svg:y="17.444cm" svg:viewBox="0 0 790 790" draw:points="394,0 0,790 790,790">
          <text:p/>
        </draw:polygon>
        <draw:polygon draw:style-name="gr2" draw:text-style-name="P2" draw:layer="layout" svg:width="0.789cm" svg:height="0.789cm" svg:x="11.988cm" svg:y="16.129cm" svg:viewBox="0 0 790 790" draw:points="396,0 0,790 790,790">
          <text:p/>
        </draw:polygon>
        <draw:polygon draw:style-name="gr2" draw:text-style-name="P2" draw:layer="layout" svg:width="0.789cm" svg:height="0.789cm" svg:x="16.042cm" svg:y="14.935cm" svg:viewBox="0 0 790 790" draw:points="395,0 0,790 790,790">
          <text:p/>
        </draw:polygon>
        <draw:polygon draw:style-name="gr2" draw:text-style-name="P2" draw:layer="layout" svg:width="0.789cm" svg:height="0.788cm" svg:x="10.57cm" svg:y="16.119cm" svg:viewBox="0 0 790 789" draw:points="396,0 0,789 790,789">
          <text:p/>
        </draw:polygon>
        <draw:polygon draw:style-name="gr2" draw:text-style-name="P2" draw:layer="layout" svg:width="0.789cm" svg:height="0.789cm" svg:x="9.285cm" svg:y="15.551cm" svg:viewBox="0 0 790 790" draw:points="394,0 0,790 790,790">
          <text:p/>
        </draw:polygon>
        <draw:polygon draw:style-name="gr2" draw:text-style-name="P2" draw:layer="layout" svg:width="0.789cm" svg:height="0.788cm" svg:x="12.787cm" svg:y="15.005cm" svg:viewBox="0 0 790 789" draw:points="396,0 0,789 790,789">
          <text:p/>
        </draw:polygon>
        <draw:polygon draw:style-name="gr2" draw:text-style-name="P2" draw:layer="layout" svg:width="0.789cm" svg:height="0.788cm" svg:x="11.882cm" svg:y="18.173cm" svg:viewBox="0 0 790 789" draw:points="395,0 0,789 790,789">
          <text:p/>
        </draw:polygon>
        <draw:polygon draw:style-name="gr2" draw:text-style-name="P2" draw:layer="layout" svg:width="0.789cm" svg:height="0.789cm" svg:x="13.259cm" svg:y="13.971cm" svg:viewBox="0 0 790 790" draw:points="394,0 0,790 790,790">
          <text:p/>
        </draw:polygon>
        <draw:polygon draw:style-name="gr2" draw:text-style-name="P2" draw:layer="layout" svg:width="0.789cm" svg:height="0.789cm" svg:x="9.766cm" svg:y="16.074cm" svg:viewBox="0 0 790 790" draw:points="395,0 0,790 790,790">
          <text:p/>
        </draw:polygon>
        <draw:polygon draw:style-name="gr2" draw:text-style-name="P2" draw:layer="layout" svg:width="0.789cm" svg:height="0.789cm" svg:x="9.764cm" svg:y="17.351cm" svg:viewBox="0 0 790 790" draw:points="396,0 0,790 790,790">
          <text:p/>
        </draw:polygon>
        <draw:polygon draw:style-name="gr2" draw:text-style-name="P2" draw:layer="layout" svg:width="0.789cm" svg:height="0.789cm" svg:x="12.672cm" svg:y="16.106cm" svg:viewBox="0 0 790 790" draw:points="396,0 0,790 790,790">
          <text:p/>
        </draw:polygon>
        <draw:polygon draw:style-name="gr2" draw:text-style-name="P2" draw:layer="layout" svg:width="0.789cm" svg:height="0.789cm" svg:x="14.221cm" svg:y="15.99cm" svg:viewBox="0 0 790 790" draw:points="396,0 0,790 790,790">
          <text:p/>
        </draw:polygon>
        <draw:polygon draw:style-name="gr2" draw:text-style-name="P2" draw:layer="layout" svg:width="0.789cm" svg:height="0.789cm" svg:x="11.333cm" svg:y="15.234cm" svg:viewBox="0 0 790 790" draw:points="395,0 0,790 790,790">
          <text:p/>
        </draw:polygon>
        <draw:polygon draw:style-name="gr2" draw:text-style-name="P2" draw:layer="layout" svg:width="0.789cm" svg:height="0.789cm" svg:x="11.695cm" svg:y="18.243cm" svg:viewBox="0 0 790 790" draw:points="395,0 0,790 790,790">
          <text:p/>
        </draw:polygon>
        <draw:polygon draw:style-name="gr2" draw:text-style-name="P2" draw:layer="layout" svg:width="0.788cm" svg:height="0.789cm" svg:x="14.072cm" svg:y="16.051cm" svg:viewBox="0 0 789 790" draw:points="394,0 0,790 789,790">
          <text:p/>
        </draw:polygon>
        <draw:polygon draw:style-name="gr2" draw:text-style-name="P2" draw:layer="layout" svg:width="0.789cm" svg:height="0.789cm" svg:x="14.339cm" svg:y="13.029cm" svg:viewBox="0 0 790 790" draw:points="396,0 0,790 790,790">
          <text:p/>
        </draw:polygon>
        <draw:path draw:style-name="gr3" draw:text-style-name="P3" draw:layer="layout" svg:width="0.303cm" svg:height="0.36cm" svg:x="8.794cm" svg:y="20.334cm" svg:viewBox="0 0 304 361" svg:d="M49 41v280h59c50 0 87-11 110-33 23-23 35-59 35-107s-12-83-35-106c-23-22-60-34-110-34zM0 0h101c70 0 122 16 154 45 33 29 49 74 49 136s-17 108-49 137c-33 29-84 43-154 43h-101z">
          <text:p/>
        </draw:path>
        <draw:path draw:style-name="gr3" draw:text-style-name="P3" draw:layer="layout" svg:width="0.044cm" svg:height="0.375cm" svg:x="9.173cm" svg:y="20.319cm" svg:viewBox="0 0 45 376" svg:d="M0 105h45v271h-45zM0 0h45v56h-45z">
          <text:p/>
        </draw:path>
        <draw:path draw:style-name="gr3" draw:text-style-name="P3" draw:layer="layout" svg:width="0.395cm" svg:height="0.276cm" svg:x="9.308cm" svg:y="20.418cm" svg:viewBox="0 0 396 277" svg:d="M212 58c11-20 24-34 40-44 15-9 33-14 55-14 27 0 50 10 65 29 16 20 24 48 24 84v164h-45v-162c0-26-5-45-15-58-9-12-23-19-42-19-23 0-41 8-55 23-13 16-19 37-19 63v153h-45v-162c0-26-5-45-14-58-9-12-23-19-42-19-23 0-41 8-54 23-14 16-20 37-20 63v153h-45v-271h45v42c10-16 22-29 36-36 14-8 31-12 51-12s36 5 50 15c13 9 23 24 30 43z">
          <text:p/>
        </draw:path>
        <draw:polygon draw:style-name="gr3" draw:text-style-name="P3" draw:layer="layout" svg:width="0.214cm" svg:height="0.36cm" svg:x="9.956cm" svg:y="20.334cm" svg:viewBox="0 0 215 361" draw:points="7,320 86,320 86,46 0,63 0,19 86,0 135,0 135,320 215,320 215,361 7,361">
          <text:p/>
        </draw:polygon>
        <draw:path draw:style-name="gr3" draw:text-style-name="P3" draw:layer="layout" svg:width="0.36cm" svg:height="0.303cm" svg:x="0.269cm" svg:y="14.607cm" svg:viewBox="0 0 361 304" svg:d="M40 255h281v-59c0-49-11-85-34-109-23-22-59-34-107-34-49 0-84 12-107 34-22 24-33 60-33 109zM0 304v-100c0-70 15-121 43-154 29-33 75-50 137-50s108 17 137 51c30 32 44 84 44 153v100z">
          <text:p/>
        </draw:path>
        <draw:path draw:style-name="gr3" draw:text-style-name="P3" draw:layer="layout" svg:width="0.375cm" svg:height="0.045cm" svg:x="0.254cm" svg:y="14.487cm" svg:viewBox="0 0 376 46" svg:d="M105 46v-46h271v46zM0 46v-46h56v46z">
          <text:p/>
        </draw:path>
        <draw:path draw:style-name="gr3" draw:text-style-name="P3" draw:layer="layout" svg:width="0.277cm" svg:height="0.394cm" svg:x="0.352cm" svg:y="14.002cm" svg:viewBox="0 0 278 395" svg:d="M59 182c-20-11-34-24-44-39-10-16-15-34-15-55 0-28 10-50 30-65s49-23 85-23h163v44h-162c-25 0-45 5-58 14-13 10-19 23-19 42 0 23 8 42 24 55 15 13 36 20 62 20h153v44h-162c-25 0-45 5-58 14s-19 24-19 42c0 23 8 41 24 55 15 13 36 20 62 20h153v45h-271v-45h42c-17-10-29-23-37-37s-12-31-12-50c0-20 5-36 15-50s25-24 44-31z">
          <text:p/>
        </draw:path>
        <draw:path draw:style-name="gr3" draw:text-style-name="P3" draw:layer="layout" svg:width="0.367cm" svg:height="0.229cm" svg:x="0.262cm" svg:y="13.538cm" svg:viewBox="0 0 368 230" svg:d="M327 171v-171h41v230h-41c-19-18-46-44-78-76-32-31-53-52-62-60-18-16-32-27-45-33-12-6-24-9-36-9-19 0-34 7-46 20-12 14-19 31-19 53 0 15 3 31 8 48 6 17 14 35 25 54h-50c-8-19-14-38-18-54-4-17-6-33-6-47 0-37 10-67 29-89 18-24 43-35 74-35 15 0 29 3 42 8 13 6 29 16 47 32 5 4 18 16 41 38 22 22 53 52 94 91z">
          <text:p/>
        </draw:path>
        <draw:line draw:style-name="gr4" draw:text-style-name="P4" draw:layer="layout" svg:x1="0.996cm" svg:y1="20.054cm" svg:x2="0.996cm" svg:y2="8.393cm">
          <text:p/>
        </draw:line>
        <draw:line draw:style-name="gr4" draw:text-style-name="P4" draw:layer="layout" svg:x1="17.966cm" svg:y1="20.054cm" svg:x2="17.966cm" svg:y2="8.393cm">
          <text:p/>
        </draw:line>
        <draw:line draw:style-name="gr4" draw:text-style-name="P4" draw:layer="layout" svg:x1="0.996cm" svg:y1="20.054cm" svg:x2="17.966cm" svg:y2="20.054cm">
          <text:p/>
        </draw:line>
        <draw:line draw:style-name="gr4" draw:text-style-name="P4" draw:layer="layout" svg:x1="0.996cm" svg:y1="8.393cm" svg:x2="17.966cm" svg:y2="8.393cm">
          <text:p/>
        </draw:line>
        <draw:path draw:style-name="gr3" draw:text-style-name="P3" draw:layer="layout" svg:width="0.199cm" svg:height="0.309cm" svg:x="8.226cm" svg:y="7.872cm" svg:viewBox="0 0 200 310" svg:d="M43 35v116h52c20 0 34-5 45-15s16-25 16-43c0-19-5-33-16-43s-25-15-45-15zM0 0h95c34 0 61 8 78 24 18 16 27 39 27 69s-9 53-27 69c-17 15-44 23-78 23h-52v125h-43z">
          <text:p/>
        </draw:path>
        <draw:path draw:style-name="gr3" draw:text-style-name="P3" draw:layer="layout" svg:width="0.135cm" svg:height="0.237cm" svg:x="8.471cm" svg:y="7.944cm" svg:viewBox="0 0 136 238" svg:d="M136 41c-4-3-9-4-14-6-5 0-10-1-16-1-23 0-39 7-51 21s-17 34-17 60v123h-38v-233h38v36c8-14 18-24 31-31 12-7 28-10 48-10 2 0 5 0 9 0 3 1 6 1 10 2z">
          <text:p/>
        </draw:path>
        <draw:path draw:style-name="gr3" draw:text-style-name="P3" draw:layer="layout" svg:width="0.214cm" svg:height="0.242cm" svg:x="8.621cm" svg:y="7.944cm" svg:viewBox="0 0 215 243" svg:d="M215 112v18h-175c1 27 10 48 24 61 14 14 34 21 59 21 14 0 29-2 42-5 14-4 28-9 41-17v36c-13 6-27 11-41 13-15 3-30 4-44 4-37 0-67-10-89-31s-32-52-32-88c0-38 10-68 30-91 22-22 49-33 84-33 32 0 56 10 74 30s27 47 27 82zM177 101c0-21-6-38-17-50-12-13-27-19-45-19-22 0-38 6-51 18s-22 29-23 51z">
          <text:p/>
        </draw:path>
        <draw:path draw:style-name="gr3" draw:text-style-name="P3" draw:layer="layout" svg:width="0.207cm" svg:height="0.327cm" svg:x="8.881cm" svg:y="7.859cm" svg:viewBox="0 0 208 328" svg:d="M170 126v-126h38v323h-38v-35c-8 14-18 24-30 31-13 6-28 9-45 9-28 0-51-11-69-33-17-22-26-51-26-88 0-36 9-66 26-89 18-22 41-33 69-33 17 0 32 3 45 10 12 7 22 17 30 31zM39 207c0 28 6 50 17 66 12 17 27 24 48 24s37-7 49-24c11-16 17-38 17-66s-6-49-17-66c-12-16-28-24-49-24s-36 8-48 24c-11 17-17 38-17 66z">
          <text:p/>
        </draw:path>
        <draw:path draw:style-name="gr3" draw:text-style-name="P3" draw:layer="layout" svg:width="0.249cm" svg:height="0.319cm" svg:x="9.285cm" svg:y="7.867cm" svg:viewBox="0 0 250 320" svg:d="M250 29v44c-15-13-29-22-45-29-17-6-33-10-51-10-35 0-62 11-81 33-19 21-28 52-28 93s9 72 28 93c19 23 46 34 81 34 18 0 34-3 51-10 16-6 30-17 45-30v44c-15 10-31 18-47 22-16 5-33 7-51 7-47 0-84-13-111-42-28-29-41-68-41-118s13-89 41-117c27-29 64-43 111-43 18 0 36 2 52 7s31 12 46 22z">
          <text:p/>
        </draw:path>
        <draw:polygon draw:style-name="gr3" draw:text-style-name="P3" draw:layer="layout" svg:width="0.038cm" svg:height="0.322cm" svg:x="9.597cm" svg:y="7.859cm" svg:viewBox="0 0 39 323" draw:points="0,323 39,323 39,0 0,0">
          <text:p/>
        </draw:polygon>
        <draw:path draw:style-name="gr3" draw:text-style-name="P3" draw:layer="layout" svg:width="0.195cm" svg:height="0.242cm" svg:x="9.7cm" svg:y="7.944cm" svg:viewBox="0 0 196 243" svg:d="M120 121c-31 0-52 3-64 10s-18 19-18 37c0 14 4 25 13 32 9 8 21 12 36 12 22 0 39-7 51-22 14-15 20-36 20-61v-8zM196 105v133h-38v-35c-9 14-21 24-33 31-13 6-29 9-48 9-23 0-42-6-56-19s-21-31-21-53c0-27 8-47 26-60 17-13 43-20 78-20h54v-4c0-17-6-31-18-41-12-9-28-14-48-14-14 0-27 2-39 5-13 4-25 8-36 14v-35c13-5 27-9 40-12 13-2 26-4 38-4 34 0 60 9 76 26 17 18 25 44 25 79z">
          <text:p/>
        </draw:path>
        <draw:path draw:style-name="gr3" draw:text-style-name="P3" draw:layer="layout" svg:width="0.177cm" svg:height="0.242cm" svg:x="9.957cm" svg:y="7.944cm" svg:viewBox="0 0 178 243" svg:d="M165 12v36c-12-5-23-9-34-12-12-3-24-4-36-4-19 0-33 3-43 9-9 5-14 14-14 25 0 9 4 16 10 21 7 5 21 10 41 15l13 2c27 6 46 15 58 25 12 11 18 25 18 45 0 22-9 39-27 51-17 13-40 18-70 18-13 0-25-1-39-3-13-2-27-5-42-10v-40c14 8 28 13 41 17 14 3 27 5 41 5 18 0 32-3 41-9 10-6 15-15 15-26 0-10-4-19-11-25-7-5-22-11-46-16l-13-3c-23-5-41-12-51-23-10-10-16-24-16-42 0-22 8-38 23-50 16-12 38-18 66-18 14 0 27 1 40 3 12 2 24 5 35 9z">
          <text:p/>
        </draw:path>
        <draw:path draw:style-name="gr3" draw:text-style-name="P3" draw:layer="layout" svg:width="0.177cm" svg:height="0.242cm" svg:x="10.177cm" svg:y="7.944cm" svg:viewBox="0 0 178 243" svg:d="M166 12v36c-11-5-22-9-33-12-12-3-25-4-37-4-19 0-34 3-43 9-9 5-14 14-14 25 0 9 3 16 10 21s20 10 41 15l13 2c28 6 47 15 58 25 11 11 17 25 17 45 0 22-8 39-25 51-17 13-42 18-71 18-13 0-26-1-39-3-14-2-28-5-43-10v-40c14 8 28 13 42 17 13 3 27 5 40 5 18 0 32-3 43-9 9-6 14-15 14-26 0-10-3-19-10-25-7-5-23-11-47-16l-13-3c-24-5-41-12-51-23-11-10-16-24-16-42 0-22 8-38 23-50s37-18 66-18c14 0 27 1 41 3 12 2 23 5 34 9z">
          <text:p/>
        </draw:path>
        <draw:polygon draw:style-name="gr3" draw:text-style-name="P3" draw:layer="layout" svg:width="0.184cm" svg:height="0.309cm" svg:x="10.556cm" svg:y="7.872cm" svg:viewBox="0 0 185 310" draw:points="6,274 74,274 74,38 0,53 0,15 74,0 116,0 116,274 185,274 185,310 6,310">
          <text:p/>
        </draw:polygon>
        <draw:polygon draw:style-name="gr1" draw:text-style-name="P1" draw:layer="layout" svg:width="7.983cm" svg:height="17.78cm" svg:x="25.853cm" svg:y="5.334cm" svg:viewBox="0 0 7984 17781" draw:points="0,17781 7984,17781 7984,0 0,0">
          <text:p/>
        </draw:polygon>
        <draw:path draw:style-name="gr5" draw:text-style-name="P5" draw:layer="layout" svg:width="0.789cm" svg:height="0.789cm" svg:x="32.399cm" svg:y="10.201cm" svg:viewBox="0 0 790 790" svg:d="M396 790c104 0 205-42 279-116s115-174 115-280c0-104-41-204-115-278s-175-116-279-116c-106 0-206 42-280 116s-116 174-116 278c0 106 42 206 116 280s174 116 280 116z">
          <text:p/>
        </draw:path>
        <draw:path draw:style-name="gr5" draw:text-style-name="P5" draw:layer="layout" svg:width="0.789cm" svg:height="0.789cm" svg:x="27.227cm" svg:y="7.48cm" svg:viewBox="0 0 790 790" svg:d="M394 790c105 0 205-41 279-115 75-74 117-175 117-279 0-105-42-205-117-279-74-74-174-117-279-117-104 0-205 43-279 117s-115 174-115 279c0 104 41 205 115 279s175 115 279 115z">
          <text:p/>
        </draw:path>
        <draw:path draw:style-name="gr5" draw:text-style-name="P5" draw:layer="layout" svg:width="0.789cm" svg:height="0.789cm" svg:x="30.892cm" svg:y="6.421cm" svg:viewBox="0 0 790 790" svg:d="M395 790c105 0 205-42 279-116s116-174 116-279c0-104-42-206-116-280s-174-115-279-115c-104 0-206 41-280 115s-115 176-115 280c0 105 41 205 115 279s176 116 280 116z">
          <text:p/>
        </draw:path>
        <draw:path draw:style-name="gr5" draw:text-style-name="P5" draw:layer="layout" svg:width="0.789cm" svg:height="0.789cm" svg:x="28.813cm" svg:y="10.75cm" svg:viewBox="0 0 790 790" svg:d="M394 790c105 0 205-41 279-116 75-74 117-175 117-279 0-105-42-205-117-279-74-74-174-116-279-116-104 0-205 42-279 116s-115 174-115 279c0 104 41 205 115 279 74 75 175 116 279 116z">
          <text:p/>
        </draw:path>
        <draw:path draw:style-name="gr5" draw:text-style-name="P5" draw:layer="layout" svg:width="0.789cm" svg:height="0.788cm" svg:x="31.686cm" svg:y="9.406cm" svg:viewBox="0 0 790 789" svg:d="M396 789c105 0 205-41 279-115s115-174 115-280c0-105-41-205-115-279s-174-115-279-115-206 41-280 115-116 174-116 279c0 106 42 206 116 280s175 115 280 115z">
          <text:p/>
        </draw:path>
        <draw:path draw:style-name="gr5" draw:text-style-name="P5" draw:layer="layout" svg:width="0.789cm" svg:height="0.789cm" svg:x="29.711cm" svg:y="11.327cm" svg:viewBox="0 0 790 790" svg:d="M395 790c104 0 205-41 280-115 74-74 115-175 115-279 0-105-41-205-115-279-75-75-176-117-280-117-105 0-205 42-279 117-74 74-116 174-116 279 0 104 42 205 116 279s174 115 279 115z">
          <text:p/>
        </draw:path>
        <draw:path draw:style-name="gr5" draw:text-style-name="P5" draw:layer="layout" svg:width="0.789cm" svg:height="0.788cm" svg:x="29.004cm" svg:y="7.272cm" svg:viewBox="0 0 790 789" svg:d="M394 789c105 0 206-41 280-115s116-174 116-279-42-206-116-280-175-115-280-115c-104 0-205 41-279 115s-115 175-115 280 41 205 115 279 175 115 279 115z">
          <text:p/>
        </draw:path>
        <draw:path draw:style-name="gr5" draw:text-style-name="P5" draw:layer="layout" svg:width="0.789cm" svg:height="0.789cm" svg:x="26.124cm" svg:y="9.838cm" svg:viewBox="0 0 790 790" svg:d="M396 790c104 0 205-42 279-116s115-174 115-278c0-105-41-205-115-279s-175-117-279-117c-105 0-206 43-280 117s-116 174-116 279c0 104 42 204 116 278s175 116 280 116z">
          <text:p/>
        </draw:path>
        <draw:path draw:style-name="gr5" draw:text-style-name="P5" draw:layer="layout" svg:width="0.788cm" svg:height="0.789cm" svg:x="29.262cm" svg:y="9.051cm" svg:viewBox="0 0 789 790" svg:d="M395 790c105 0 205-42 279-116s115-174 115-278c0-105-41-205-115-279s-174-117-279-117-206 43-280 117-115 174-115 279c0 104 41 204 115 278s175 116 280 116z">
          <text:p/>
        </draw:path>
        <draw:path draw:style-name="gr5" draw:text-style-name="P5" draw:layer="layout" svg:width="0.788cm" svg:height="0.789cm" svg:x="29.741cm" svg:y="7.625cm" svg:viewBox="0 0 789 790" svg:d="M394 790c105 0 206-42 280-116s115-175 115-279c0-105-41-205-115-279s-175-116-280-116-205 42-279 116-115 174-115 279c0 104 41 205 115 279s174 116 279 116z">
          <text:p/>
        </draw:path>
        <draw:path draw:style-name="gr5" draw:text-style-name="P5" draw:layer="layout" svg:width="0.789cm" svg:height="0.788cm" svg:x="27.635cm" svg:y="12.28cm" svg:viewBox="0 0 790 789" svg:d="M395 789c105 0 205-41 279-116 74-74 116-174 116-279s-42-205-116-279-174-115-279-115-206 41-280 115-115 174-115 279 41 205 115 279c74 75 175 116 280 116z">
          <text:p/>
        </draw:path>
        <draw:path draw:style-name="gr5" draw:text-style-name="P5" draw:layer="layout" svg:width="0.789cm" svg:height="0.789cm" svg:x="26.207cm" svg:y="11.58cm" svg:viewBox="0 0 790 790" svg:d="M396 790c104 0 205-42 278-116 74-75 116-175 116-280 0-104-42-205-116-279-73-74-174-115-278-115-105 0-206 41-280 115s-116 175-116 279c0 105 42 205 116 280 74 74 175 116 280 116z">
          <text:p/>
        </draw:path>
        <draw:path draw:style-name="gr5" draw:text-style-name="P5" draw:layer="layout" svg:width="0.789cm" svg:height="0.789cm" svg:x="27.314cm" svg:y="11.13cm" svg:viewBox="0 0 790 790" svg:d="M394 790c105 0 205-42 280-116 74-74 116-174 116-279s-42-206-116-280c-75-74-175-115-280-115-104 0-205 41-279 115s-115 175-115 280 41 205 115 279 175 116 279 116z">
          <text:p/>
        </draw:path>
        <draw:path draw:style-name="gr5" draw:text-style-name="P5" draw:layer="layout" svg:width="0.789cm" svg:height="0.788cm" svg:x="30.819cm" svg:y="7.715cm" svg:viewBox="0 0 790 789" svg:d="M396 789c104 0 205-41 279-115 73-74 115-175 115-280s-42-205-115-279c-74-74-175-115-279-115-106 0-206 41-280 115s-116 174-116 279 42 206 116 280 174 115 280 115z">
          <text:p/>
        </draw:path>
        <draw:path draw:style-name="gr5" draw:text-style-name="P5" draw:layer="layout" svg:width="0.789cm" svg:height="0.789cm" svg:x="27.144cm" svg:y="9.778cm" svg:viewBox="0 0 790 790" svg:d="M396 790c104 0 205-42 279-116s115-174 115-278c0-105-41-205-115-279-74-75-175-117-279-117-105 0-205 42-279 117-74 74-117 174-117 279 0 104 43 204 117 278s174 116 279 116z">
          <text:p/>
        </draw:path>
        <draw:path draw:style-name="gr5" draw:text-style-name="P5" draw:layer="layout" svg:width="0.789cm" svg:height="0.788cm" svg:x="30.417cm" svg:y="12.786cm" svg:viewBox="0 0 790 789" svg:d="M395 789c104 0 205-41 279-115 75-74 116-174 116-279s-41-206-116-280c-74-74-175-115-279-115-105 0-205 41-279 115s-116 175-116 280 42 205 116 279 174 115 279 115z">
          <text:p/>
        </draw:path>
        <draw:path draw:style-name="gr5" draw:text-style-name="P5" draw:layer="layout" svg:width="0.789cm" svg:height="0.789cm" svg:x="27.157cm" svg:y="13.557cm" svg:viewBox="0 0 790 790" svg:d="M396 790c104 0 205-41 279-115s115-175 115-279c0-105-41-206-115-280s-175-116-279-116c-105 0-205 42-279 116s-117 175-117 280c0 104 43 205 117 279s174 115 279 115z">
          <text:p/>
        </draw:path>
        <draw:path draw:style-name="gr5" draw:text-style-name="P5" draw:layer="layout" svg:width="0.789cm" svg:height="0.789cm" svg:x="29.498cm" svg:y="14.586cm" svg:viewBox="0 0 790 790" svg:d="M396 790c104 0 205-43 279-117 73-74 115-174 115-279 0-104-42-205-115-279-74-74-175-115-279-115-105 0-205 41-279 115-75 74-117 175-117 279 0 105 42 205 117 279 74 74 174 117 279 117z">
          <text:p/>
        </draw:path>
        <draw:path draw:style-name="gr5" draw:text-style-name="P5" draw:layer="layout" svg:width="0.789cm" svg:height="0.788cm" svg:x="29.414cm" svg:y="11.412cm" svg:viewBox="0 0 790 789" svg:d="M396 789c104 0 205-41 279-115s115-174 115-279-41-205-115-279-175-116-279-116c-105 0-205 42-280 116-74 74-116 174-116 279s42 205 116 279c75 74 175 115 280 115z">
          <text:p/>
        </draw:path>
        <draw:path draw:style-name="gr5" draw:text-style-name="P5" draw:layer="layout" svg:width="0.788cm" svg:height="0.789cm" svg:x="31.348cm" svg:y="8.953cm" svg:viewBox="0 0 789 790" svg:d="M394 790c105 0 206-42 280-116s115-174 115-279c0-104-41-205-115-279-74-75-175-116-280-116s-205 41-279 116c-74 74-115 175-115 279 0 105 41 205 115 279s174 116 279 116z">
          <text:p/>
        </draw:path>
        <draw:path draw:style-name="gr5" draw:text-style-name="P5" draw:layer="layout" svg:width="0.789cm" svg:height="0.788cm" svg:x="29.434cm" svg:y="13.176cm" svg:viewBox="0 0 790 789" svg:d="M396 789c104 0 205-41 279-115 74-75 115-175 115-280s-41-205-115-279-175-115-279-115c-105 0-205 41-279 115-75 74-117 174-117 279s42 205 117 280c74 74 174 115 279 115z">
          <text:p/>
        </draw:path>
        <draw:path draw:style-name="gr5" draw:text-style-name="P5" draw:layer="layout" svg:width="0.789cm" svg:height="0.788cm" svg:x="30.385cm" svg:y="11.801cm" svg:viewBox="0 0 790 789" svg:d="M395 789c104 0 205-41 279-115 75-74 116-174 116-280 0-105-41-205-116-279-74-74-175-115-279-115-105 0-205 41-279 115s-116 174-116 279c0 106 42 206 116 280s174 115 279 115z">
          <text:p/>
        </draw:path>
        <draw:path draw:style-name="gr5" draw:text-style-name="P5" draw:layer="layout" svg:width="0.789cm" svg:height="0.789cm" svg:x="30.845cm" svg:y="9.528cm" svg:viewBox="0 0 790 790" svg:d="M395 790c105 0 205-42 279-116s116-174 116-279-42-206-116-280-174-115-279-115c-104 0-205 41-279 115s-116 175-116 280 42 205 116 279 175 116 279 116z">
          <text:p/>
        </draw:path>
        <draw:path draw:style-name="gr5" draw:text-style-name="P5" draw:layer="layout" svg:width="0.788cm" svg:height="0.789cm" svg:x="27.954cm" svg:y="9.552cm" svg:viewBox="0 0 789 790" svg:d="M395 790c105 0 205-42 279-116s115-174 115-279-41-206-115-280-174-115-279-115-205 41-279 115-116 175-116 280 42 205 116 279 174 116 279 116z">
          <text:p/>
        </draw:path>
        <draw:path draw:style-name="gr5" draw:text-style-name="P5" draw:layer="layout" svg:width="0.789cm" svg:height="0.789cm" svg:x="31.386cm" svg:y="11.958cm" svg:viewBox="0 0 790 790" svg:d="M394 790c105 0 206-42 280-116s116-174 116-279c0-104-42-206-116-280s-175-115-280-115c-104 0-204 41-278 115s-116 176-116 280c0 105 42 205 116 279s174 116 278 116z">
          <text:p/>
        </draw:path>
        <draw:polygon draw:style-name="gr5" draw:text-style-name="P5" draw:layer="layout" svg:width="0.789cm" svg:height="0.789cm" svg:x="31.217cm" svg:y="14.487cm" svg:viewBox="0 0 790 790" draw:points="394,0 0,790 790,790">
          <text:p/>
        </draw:polygon>
        <draw:polygon draw:style-name="gr5" draw:text-style-name="P5" draw:layer="layout" svg:width="0.789cm" svg:height="0.789cm" svg:x="32.696cm" svg:y="14.34cm" svg:viewBox="0 0 790 790" draw:points="395,0 0,790 790,790">
          <text:p/>
        </draw:polygon>
        <draw:polygon draw:style-name="gr5" draw:text-style-name="P5" draw:layer="layout" svg:width="0.789cm" svg:height="0.789cm" svg:x="31.391cm" svg:y="20.08cm" svg:viewBox="0 0 790 790" draw:points="395,0 0,790 790,790">
          <text:p/>
        </draw:polygon>
        <draw:polygon draw:style-name="gr5" draw:text-style-name="P5" draw:layer="layout" svg:width="0.789cm" svg:height="0.789cm" svg:x="32.648cm" svg:y="17.243cm" svg:viewBox="0 0 790 790" draw:points="396,0 0,790 790,790">
          <text:p/>
        </draw:polygon>
        <draw:polygon draw:style-name="gr5" draw:text-style-name="P5" draw:layer="layout" svg:width="0.789cm" svg:height="0.789cm" svg:x="30.411cm" svg:y="19.035cm" svg:viewBox="0 0 790 790" draw:points="395,0 0,790 790,790">
          <text:p/>
        </draw:polygon>
        <draw:polygon draw:style-name="gr5" draw:text-style-name="P5" draw:layer="layout" svg:width="0.789cm" svg:height="0.789cm" svg:x="30.237cm" svg:y="17.807cm" svg:viewBox="0 0 790 790" draw:points="396,0 0,790 790,790">
          <text:p/>
        </draw:polygon>
        <draw:polygon draw:style-name="gr5" draw:text-style-name="P5" draw:layer="layout" svg:width="0.789cm" svg:height="0.789cm" svg:x="30.669cm" svg:y="15.21cm" svg:viewBox="0 0 790 790" draw:points="394,0 0,790 790,790">
          <text:p/>
        </draw:polygon>
        <draw:polygon draw:style-name="gr5" draw:text-style-name="P5" draw:layer="layout" svg:width="0.789cm" svg:height="0.789cm" svg:x="28.725cm" svg:y="18.39cm" svg:viewBox="0 0 790 790" draw:points="395,0 0,790 790,790">
          <text:p/>
        </draw:polygon>
        <draw:polygon draw:style-name="gr5" draw:text-style-name="P5" draw:layer="layout" svg:width="0.789cm" svg:height="0.788cm" svg:x="28.349cm" svg:y="18.895cm" svg:viewBox="0 0 790 789" draw:points="395,0 0,789 790,789">
          <text:p/>
        </draw:polygon>
        <draw:polygon draw:style-name="gr5" draw:text-style-name="P5" draw:layer="layout" svg:width="0.789cm" svg:height="0.789cm" svg:x="29.009cm" svg:y="20.865cm" svg:viewBox="0 0 790 790" draw:points="394,0 0,790 790,790">
          <text:p/>
        </draw:polygon>
        <draw:polygon draw:style-name="gr5" draw:text-style-name="P5" draw:layer="layout" svg:width="0.789cm" svg:height="0.789cm" svg:x="32.487cm" svg:y="16.745cm" svg:viewBox="0 0 790 790" draw:points="396,0 0,790 790,790">
          <text:p/>
        </draw:polygon>
        <draw:polygon draw:style-name="gr5" draw:text-style-name="P5" draw:layer="layout" svg:width="0.789cm" svg:height="0.789cm" svg:x="31.565cm" svg:y="20.373cm" svg:viewBox="0 0 790 790" draw:points="396,0 0,790 790,790">
          <text:p/>
        </draw:polygon>
        <draw:polygon draw:style-name="gr5" draw:text-style-name="P5" draw:layer="layout" svg:width="0.789cm" svg:height="0.789cm" svg:x="29.885cm" svg:y="19.627cm" svg:viewBox="0 0 790 790" draw:points="395,0 0,790 790,790">
          <text:p/>
        </draw:polygon>
        <draw:polygon draw:style-name="gr5" draw:text-style-name="P5" draw:layer="layout" svg:width="0.789cm" svg:height="0.789cm" svg:x="28.957cm" svg:y="19.531cm" svg:viewBox="0 0 790 790" draw:points="395,0 0,790 790,790">
          <text:p/>
        </draw:polygon>
        <draw:polygon draw:style-name="gr5" draw:text-style-name="P5" draw:layer="layout" svg:width="0.788cm" svg:height="0.789cm" svg:x="29.898cm" svg:y="18.326cm" svg:viewBox="0 0 789 790" draw:points="394,0 0,790 789,790">
          <text:p/>
        </draw:polygon>
        <draw:polygon draw:style-name="gr5" draw:text-style-name="P5" draw:layer="layout" svg:width="0.789cm" svg:height="0.789cm" svg:x="29.197cm" svg:y="21.237cm" svg:viewBox="0 0 790 790" draw:points="396,0 0,790 790,790">
          <text:p/>
        </draw:polygon>
        <draw:polygon draw:style-name="gr5" draw:text-style-name="P5" draw:layer="layout" svg:width="0.789cm" svg:height="0.789cm" svg:x="31.563cm" svg:y="15.848cm" svg:viewBox="0 0 790 790" draw:points="395,0 0,790 790,790">
          <text:p/>
        </draw:polygon>
        <draw:polygon draw:style-name="gr5" draw:text-style-name="P5" draw:layer="layout" svg:width="0.788cm" svg:height="0.789cm" svg:x="28.569cm" svg:y="16.27cm" svg:viewBox="0 0 789 790" draw:points="395,0 0,790 789,790">
          <text:p/>
        </draw:polygon>
        <draw:polygon draw:style-name="gr5" draw:text-style-name="P5" draw:layer="layout" svg:width="0.789cm" svg:height="0.789cm" svg:x="28.238cm" svg:y="17.596cm" svg:viewBox="0 0 790 790" draw:points="395,0 0,790 790,790">
          <text:p/>
        </draw:polygon>
        <draw:polygon draw:style-name="gr5" draw:text-style-name="P5" draw:layer="layout" svg:width="0.789cm" svg:height="0.789cm" svg:x="30.547cm" svg:y="15.367cm" svg:viewBox="0 0 790 790" draw:points="394,0 0,790 790,790">
          <text:p/>
        </draw:polygon>
        <draw:polygon draw:style-name="gr5" draw:text-style-name="P5" draw:layer="layout" svg:width="0.789cm" svg:height="0.789cm" svg:x="30.625cm" svg:y="16.32cm" svg:viewBox="0 0 790 790" draw:points="394,0 0,790 790,790">
          <text:p/>
        </draw:polygon>
        <draw:polygon draw:style-name="gr5" draw:text-style-name="P5" draw:layer="layout" svg:width="0.789cm" svg:height="0.789cm" svg:x="31.206cm" svg:y="18.621cm" svg:viewBox="0 0 790 790" draw:points="394,0 0,790 790,790">
          <text:p/>
        </draw:polygon>
        <draw:polygon draw:style-name="gr5" draw:text-style-name="P5" draw:layer="layout" svg:width="0.789cm" svg:height="0.789cm" svg:x="28.163cm" svg:y="19.17cm" svg:viewBox="0 0 790 790" draw:points="395,0 0,790 790,790">
          <text:p/>
        </draw:polygon>
        <draw:polygon draw:style-name="gr5" draw:text-style-name="P5" draw:layer="layout" svg:width="0.789cm" svg:height="0.789cm" svg:x="30.311cm" svg:y="20.49cm" svg:viewBox="0 0 790 790" draw:points="395,0 0,790 790,790">
          <text:p/>
        </draw:polygon>
        <draw:polygon draw:style-name="gr5" draw:text-style-name="P5" draw:layer="layout" svg:width="0.789cm" svg:height="0.789cm" svg:x="32.776cm" svg:y="20.157cm" svg:viewBox="0 0 790 790" draw:points="395,0 0,790 790,790">
          <text:p/>
        </draw:polygon>
        <draw:path draw:style-name="gr3" draw:text-style-name="P3" draw:layer="layout" svg:width="0.303cm" svg:height="0.36cm" svg:x="29.158cm" svg:y="23.393cm" svg:viewBox="0 0 304 361" svg:d="M49 40v281h59c49 0 86-10 109-33s34-58 34-108c0-48-11-83-34-106-23-22-60-34-109-34zM0 0h100c70 0 121 15 154 44s50 74 50 136c0 63-18 109-51 138-32 29-84 43-153 43h-100z">
          <text:p/>
        </draw:path>
        <draw:path draw:style-name="gr3" draw:text-style-name="P3" draw:layer="layout" svg:width="0.045cm" svg:height="0.375cm" svg:x="29.536cm" svg:y="23.378cm" svg:viewBox="0 0 46 376" svg:d="M0 106h46v270h-46zM0 0h46v56h-46z">
          <text:p/>
        </draw:path>
        <draw:path draw:style-name="gr3" draw:text-style-name="P3" draw:layer="layout" svg:width="0.394cm" svg:height="0.276cm" svg:x="29.672cm" svg:y="23.477cm" svg:viewBox="0 0 395 277" svg:d="M213 58c11-20 24-34 40-44 15-9 33-14 54-14 28 0 50 10 65 30 15 19 23 47 23 83v164h-44v-162c0-26-5-45-14-58-9-12-23-19-42-19-23 0-41 8-55 24-13 15-20 36-20 63v152h-44v-162c0-26-5-45-14-58-9-12-24-19-42-19-23 0-41 8-56 24-13 15-19 36-19 63v152h-45v-271h45v42c10-16 22-28 37-36 14-8 31-12 51-12 19 0 36 5 49 15 14 10 24 24 31 43z">
          <text:p/>
        </draw:path>
        <draw:polygon draw:style-name="gr3" draw:text-style-name="P3" draw:layer="layout" svg:width="0.214cm" svg:height="0.36cm" svg:x="30.32cm" svg:y="23.393cm" svg:viewBox="0 0 215 361" draw:points="7,320 86,320 86,45 0,62 0,18 86,0 135,0 135,320 215,320 215,361 7,361">
          <text:p/>
        </draw:polygon>
        <draw:path draw:style-name="gr3" draw:text-style-name="P3" draw:layer="layout" svg:width="0.36cm" svg:height="0.303cm" svg:x="25.126cm" svg:y="14.607cm" svg:viewBox="0 0 361 304" svg:d="M40 255h281v-59c0-49-11-85-33-109-23-22-60-34-108-34s-83 12-106 34c-22 24-34 60-34 109zM0 304v-100c0-70 15-121 44-154s74-50 136-50 109 17 138 51c29 32 43 84 43 153v100z">
          <text:p/>
        </draw:path>
        <draw:path draw:style-name="gr3" draw:text-style-name="P3" draw:layer="layout" svg:width="0.375cm" svg:height="0.045cm" svg:x="25.111cm" svg:y="14.487cm" svg:viewBox="0 0 376 46" svg:d="M105 46v-46h271v46zM0 46v-46h56v46z">
          <text:p/>
        </draw:path>
        <draw:path draw:style-name="gr3" draw:text-style-name="P3" draw:layer="layout" svg:width="0.276cm" svg:height="0.394cm" svg:x="25.21cm" svg:y="14.002cm" svg:viewBox="0 0 277 395" svg:d="M59 182c-21-11-35-24-45-39-9-16-14-34-14-55 0-28 10-50 29-65 21-15 49-23 85-23h163v44h-161c-26 0-45 5-58 14-12 10-20 23-20 42 0 23 9 42 25 55 15 13 36 20 62 20h152v44h-161c-26 0-45 5-58 14-12 9-20 24-20 42 0 23 9 41 25 55 15 13 36 20 62 20h152v45h-271v-45h43c-17-10-29-23-37-37s-12-31-12-50c0-20 5-36 15-50 9-14 24-24 44-31z">
          <text:p/>
        </draw:path>
        <draw:path draw:style-name="gr3" draw:text-style-name="P3" draw:layer="layout" svg:width="0.366cm" svg:height="0.229cm" svg:x="25.12cm" svg:y="13.538cm" svg:viewBox="0 0 367 230" svg:d="M326 171v-171h41v230h-41c-19-18-45-44-78-76-32-31-53-52-62-60-17-16-32-27-44-33s-25-9-36-9c-19 0-35 7-47 20-12 14-18 31-18 53 0 15 3 31 8 48s13 35 24 54h-49c-8-19-14-38-18-54-4-17-6-33-6-47 0-37 9-67 28-89 19-24 44-35 75-35 14 0 29 3 42 8 13 6 29 16 47 32 4 4 18 16 40 38s53 52 94 91z">
          <text:p/>
        </draw:path>
        <draw:line draw:style-name="gr4" draw:text-style-name="P4" draw:layer="layout" svg:x1="25.853cm" svg:y1="23.114cm" svg:x2="25.853cm" svg:y2="5.334cm">
          <text:p/>
        </draw:line>
        <draw:line draw:style-name="gr4" draw:text-style-name="P4" draw:layer="layout" svg:x1="33.836cm" svg:y1="23.114cm" svg:x2="33.836cm" svg:y2="5.334cm">
          <text:p/>
        </draw:line>
        <draw:line draw:style-name="gr4" draw:text-style-name="P4" draw:layer="layout" svg:x1="25.853cm" svg:y1="23.114cm" svg:x2="33.836cm" svg:y2="23.114cm">
          <text:p/>
        </draw:line>
        <draw:line draw:style-name="gr4" draw:text-style-name="P4" draw:layer="layout" svg:x1="25.853cm" svg:y1="5.334cm" svg:x2="33.836cm" svg:y2="5.334cm">
          <text:p/>
        </draw:line>
        <draw:path draw:style-name="gr3" draw:text-style-name="P3" draw:layer="layout" svg:width="0.2cm" svg:height="0.309cm" svg:x="28.589cm" svg:y="4.813cm" svg:viewBox="0 0 201 310" svg:d="M42 35v116h53c19 0 34-5 45-15 10-10 16-25 16-43 0-19-6-33-16-43-11-10-26-15-45-15zM0 0h95c34 0 60 8 79 24 18 16 27 38 27 69 0 30-9 53-27 69-19 15-45 23-79 23h-53v125h-42z">
          <text:p/>
        </draw:path>
        <draw:path draw:style-name="gr3" draw:text-style-name="P3" draw:layer="layout" svg:width="0.135cm" svg:height="0.237cm" svg:x="28.835cm" svg:y="4.885cm" svg:viewBox="0 0 136 238" svg:d="M136 41c-4-3-9-4-15-6-5-1-10-1-16-1-22 0-39 7-50 21-12 14-17 34-17 60v123h-38v-233h38v36c7-14 18-24 31-31 12-7 28-10 47-10 2 0 5 0 9 0 3 1 7 1 11 2z">
          <text:p/>
        </draw:path>
        <draw:path draw:style-name="gr3" draw:text-style-name="P3" draw:layer="layout" svg:width="0.214cm" svg:height="0.242cm" svg:x="28.985cm" svg:y="4.885cm" svg:viewBox="0 0 215 243" svg:d="M215 113v18h-175c2 26 10 47 24 60 14 14 33 21 59 21 14 0 29-2 42-5 14-4 28-9 41-17v36c-13 6-27 11-42 13-14 3-29 4-43 4-38 0-67-10-88-31-23-22-33-51-33-88s10-68 31-91c20-22 48-33 83-33 31 0 56 10 74 30s27 48 27 83zM177 102c0-21-6-39-17-51-12-13-27-19-46-19-21 0-38 6-50 18-13 12-21 30-22 52z">
          <text:p/>
        </draw:path>
        <draw:path draw:style-name="gr3" draw:text-style-name="P3" draw:layer="layout" svg:width="0.207cm" svg:height="0.327cm" svg:x="29.245cm" svg:y="4.8cm" svg:viewBox="0 0 208 328" svg:d="M170 125v-125h38v323h-38v-35c-8 14-18 24-31 31-12 6-26 9-43 9-28 0-52-11-70-33s-26-52-26-89c0-36 8-65 26-88 18-22 42-33 70-33 17 0 31 3 43 10 13 7 23 17 31 30zM39 206c0 28 6 50 18 67 12 16 27 24 48 24 20 0 36-8 47-24 12-17 18-39 18-67s-6-49-18-65c-11-16-27-24-47-24-21 0-36 8-48 24s-18 37-18 65z">
          <text:p/>
        </draw:path>
        <draw:path draw:style-name="gr3" draw:text-style-name="P3" draw:layer="layout" svg:width="0.249cm" svg:height="0.319cm" svg:x="29.649cm" svg:y="4.808cm" svg:viewBox="0 0 250 320" svg:d="M250 29v44c-16-13-31-22-47-29s-32-10-50-10c-36 0-63 11-81 33-19 21-28 52-28 94 0 40 9 72 28 93 18 22 45 32 81 32 18 0 34-2 50-9s31-16 47-29v43c-16 10-32 17-48 22s-33 7-52 7c-46 0-83-14-110-42s-40-67-40-117c0-51 13-90 40-119 27-28 64-42 110-42 19 0 36 2 53 7 16 5 31 12 47 22z">
          <text:p/>
        </draw:path>
        <draw:polygon draw:style-name="gr3" draw:text-style-name="P3" draw:layer="layout" svg:width="0.038cm" svg:height="0.322cm" svg:x="29.96cm" svg:y="4.8cm" svg:viewBox="0 0 39 323" draw:points="0,323 39,323 39,0 0,0">
          <text:p/>
        </draw:polygon>
        <draw:path draw:style-name="gr3" draw:text-style-name="P3" draw:layer="layout" svg:width="0.195cm" svg:height="0.242cm" svg:x="30.064cm" svg:y="4.885cm" svg:viewBox="0 0 196 243" svg:d="M120 121c-31 0-52 4-65 11-11 7-17 19-17 36 0 14 4 25 13 32 9 8 22 12 37 12 21 0 38-7 51-22s19-35 19-60v-9zM196 106v132h-38v-35c-9 14-20 24-33 31-12 6-28 9-47 9-25 0-44-6-58-19s-20-31-20-53c0-26 8-46 26-59 17-13 44-20 79-20h53v-4c0-18-6-32-17-42-12-9-28-14-49-14-13 0-26 2-39 5s-25 8-36 14v-35c13-5 27-9 40-12 14-3 27-4 39-4 34 0 59 9 75 26 17 17 25 44 25 80z">
          <text:p/>
        </draw:path>
        <draw:path draw:style-name="gr3" draw:text-style-name="P3" draw:layer="layout" svg:width="0.177cm" svg:height="0.242cm" svg:x="30.321cm" svg:y="4.885cm" svg:viewBox="0 0 178 243" svg:d="M165 12v36c-11-5-22-9-33-12-12-3-24-4-36-4-19 0-34 2-43 8s-15 15-15 26c0 9 4 17 11 22s21 10 41 14l13 3c27 6 46 15 58 25 11 10 17 25 17 44 0 22-9 38-26 51-17 12-41 18-70 18-13 0-26-1-39-3-15-2-29-6-43-11v-39c14 8 27 13 42 17 14 3 27 5 41 5 17 0 31-3 41-9 9-6 15-15 15-26 0-10-4-18-11-24-7-5-22-11-46-16l-13-3c-24-5-42-13-52-23-11-10-16-24-16-43 0-22 8-39 23-50 16-12 38-18 67-18 14 0 27 1 40 3 12 2 24 5 34 9z">
          <text:p/>
        </draw:path>
        <draw:path draw:style-name="gr3" draw:text-style-name="P3" draw:layer="layout" svg:width="0.177cm" svg:height="0.242cm" svg:x="30.541cm" svg:y="4.885cm" svg:viewBox="0 0 178 243" svg:d="M165 12v36c-11-5-22-9-34-12s-23-4-36-4c-19 0-33 2-42 8-10 6-14 15-14 26 0 9 3 17 10 22s20 10 40 14l14 3c27 6 46 15 57 25s18 25 18 44c0 22-9 38-26 51-17 12-41 18-71 18-12 0-25-1-39-3-13-2-27-6-42-11v-39c14 8 28 13 42 17 13 3 27 5 40 5 18 0 32-3 42-9 9-6 14-15 14-26 0-10-4-18-10-24-7-5-22-11-46-16l-13-3c-24-5-41-13-52-23-10-10-15-24-15-43 0-22 7-39 23-50 15-12 37-18 66-18 14 0 27 1 40 3 12 2 23 5 34 9z">
          <text:p/>
        </draw:path>
        <draw:path draw:style-name="gr3" draw:text-style-name="P3" draw:layer="layout" svg:width="0.196cm" svg:height="0.314cm" svg:x="30.904cm" svg:y="4.808cm" svg:viewBox="0 0 197 315" svg:d="M51 280h146v35h-197v-35c16-16 38-38 65-66s45-46 52-54c13-14 23-27 28-38 5-10 8-21 8-31 0-16-6-29-18-40-11-11-26-16-44-16-14 0-28 2-42 7-14 4-30 11-47 21v-43c17-7 33-12 47-15 15-4 28-5 41-5 31 0 57 8 77 24 19 16 29 38 29 65 0 12-3 25-8 36-4 11-13 25-25 40-5 4-16 16-34 35-19 19-45 45-78 80z">
          <text:p/>
        </draw:path>
        <draw:polygon draw:style-name="gr1" draw:text-style-name="P1" draw:layer="layout" svg:width="15.512cm" svg:height="17.78cm" svg:x="42.452cm" svg:y="5.334cm" svg:viewBox="0 0 15513 17781" draw:points="0,17781 15513,17781 15513,0 0,0">
          <text:p/>
        </draw:polygon>
        <draw:path draw:style-name="gr6" draw:text-style-name="P6" draw:layer="layout" svg:width="0.788cm" svg:height="0.788cm" svg:x="45.817cm" svg:y="11.864cm" svg:viewBox="0 0 789 789" svg:d="M395 789c105 0 205-41 279-115s115-174 115-279c0-106-41-206-115-280s-174-115-279-115-206 41-280 115-115 174-115 280c0 105 41 205 115 279s175 115 280 115z">
          <text:p/>
        </draw:path>
        <draw:path draw:style-name="gr6" draw:text-style-name="P6" draw:layer="layout" svg:width="0.789cm" svg:height="0.788cm" svg:x="46.904cm" svg:y="6.784cm" svg:viewBox="0 0 790 789" svg:d="M394 789c105 0 205-41 279-116 74-74 117-174 117-279s-43-205-117-279-174-115-279-115c-104 0-205 41-279 115s-115 174-115 279 41 205 115 279c74 75 175 116 279 116z">
          <text:p/>
        </draw:path>
        <draw:path draw:style-name="gr6" draw:text-style-name="P6" draw:layer="layout" svg:width="0.789cm" svg:height="0.789cm" svg:x="50.4cm" svg:y="11.123cm" svg:viewBox="0 0 790 790" svg:d="M395 790c105 0 206-42 280-116s115-174 115-279-41-206-115-280-175-115-280-115-205 41-279 115-116 175-116 280 42 205 116 279 174 116 279 116z">
          <text:p/>
        </draw:path>
        <draw:path draw:style-name="gr6" draw:text-style-name="P6" draw:layer="layout" svg:width="0.789cm" svg:height="0.789cm" svg:x="46.026cm" svg:y="9.848cm" svg:viewBox="0 0 790 790" svg:d="M396 790c104 0 205-42 278-116 74-74 116-174 116-279 0-104-42-205-116-279-73-74-174-116-278-116-105 0-205 42-279 116-75 74-117 175-117 279 0 105 42 205 117 279 74 74 174 116 279 116z">
          <text:p/>
        </draw:path>
        <draw:path draw:style-name="gr6" draw:text-style-name="P6" draw:layer="layout" svg:width="0.788cm" svg:height="0.789cm" svg:x="49.003cm" svg:y="11.419cm" svg:viewBox="0 0 789 790" svg:d="M395 790c105 0 205-41 279-115s115-175 115-279c0-105-41-205-115-279s-174-117-279-117-206 43-280 117-115 174-115 279c0 104 41 205 115 279s175 115 280 115z">
          <text:p/>
        </draw:path>
        <draw:path draw:style-name="gr6" draw:text-style-name="P6" draw:layer="layout" svg:width="0.789cm" svg:height="0.789cm" svg:x="43.351cm" svg:y="11.811cm" svg:viewBox="0 0 790 790" svg:d="M395 790c105 0 205-42 279-116s116-174 116-280c0-104-42-205-116-279s-174-115-279-115-206 41-280 115-115 175-115 279c0 106 41 206 115 280s175 116 280 116z">
          <text:p/>
        </draw:path>
        <draw:path draw:style-name="gr6" draw:text-style-name="P6" draw:layer="layout" svg:width="0.789cm" svg:height="0.789cm" svg:x="46.481cm" svg:y="13.901cm" svg:viewBox="0 0 790 790" svg:d="M394 790c106 0 206-42 280-116s116-175 116-279c0-105-42-205-116-279s-174-116-280-116c-104 0-204 42-278 116s-116 174-116 279c0 104 42 205 116 279s174 116 278 116z">
          <text:p/>
        </draw:path>
        <draw:path draw:style-name="gr6" draw:text-style-name="P6" draw:layer="layout" svg:width="0.789cm" svg:height="0.788cm" svg:x="48.246cm" svg:y="11.861cm" svg:viewBox="0 0 790 789" svg:d="M396 789c104 0 205-41 279-115s115-174 115-279c0-106-41-206-115-280s-175-115-279-115c-105 0-206 41-280 115s-116 174-116 280c0 105 42 205 116 279s175 115 280 115z">
          <text:p/>
        </draw:path>
        <draw:path draw:style-name="gr6" draw:text-style-name="P6" draw:layer="layout" svg:width="0.789cm" svg:height="0.789cm" svg:x="48.099cm" svg:y="7.26cm" svg:viewBox="0 0 790 790" svg:d="M395 790c105 0 205-42 279-116s116-174 116-278c0-105-42-206-116-280s-174-116-279-116-206 42-280 116-115 175-115 280c0 104 41 204 115 278s175 116 280 116z">
          <text:p/>
        </draw:path>
        <draw:path draw:style-name="gr6" draw:text-style-name="P6" draw:layer="layout" svg:width="0.789cm" svg:height="0.789cm" svg:x="44.923cm" svg:y="9.055cm" svg:viewBox="0 0 790 790" svg:d="M395 790c105 0 205-42 279-116s116-174 116-278c0-105-42-205-116-279s-174-117-279-117-206 43-280 117-115 174-115 279c0 104 41 204 115 278s175 116 280 116z">
          <text:p/>
        </draw:path>
        <draw:path draw:style-name="gr6" draw:text-style-name="P6" draw:layer="layout" svg:width="0.789cm" svg:height="0.789cm" svg:x="46.142cm" svg:y="15.479cm" svg:viewBox="0 0 790 790" svg:d="M395 790c104 0 205-42 279-117 75-74 116-174 116-279 0-104-41-205-116-278-74-74-175-116-279-116-105 0-205 42-279 116-74 73-116 174-116 278 0 105 42 205 116 279 74 75 174 117 279 117z">
          <text:p/>
        </draw:path>
        <draw:path draw:style-name="gr6" draw:text-style-name="P6" draw:layer="layout" svg:width="0.788cm" svg:height="0.789cm" svg:x="44.31cm" svg:y="16.224cm" svg:viewBox="0 0 789 790" svg:d="M395 790c105 0 205-41 279-116 74-74 115-175 115-279 0-105-41-205-115-279s-174-116-279-116-206 42-280 116-115 174-115 279c0 104 41 205 115 279 74 75 175 116 280 116z">
          <text:p/>
        </draw:path>
        <draw:path draw:style-name="gr6" draw:text-style-name="P6" draw:layer="layout" svg:width="0.789cm" svg:height="0.788cm" svg:x="45.359cm" svg:y="13.366cm" svg:viewBox="0 0 790 789" svg:d="M394 789c105 0 205-41 279-115 75-74 117-174 117-280 0-105-42-205-117-279-74-74-174-115-279-115s-205 41-279 115-115 174-115 279c0 106 41 206 115 280s174 115 279 115z">
          <text:p/>
        </draw:path>
        <draw:path draw:style-name="gr6" draw:text-style-name="P6" draw:layer="layout" svg:width="0.788cm" svg:height="0.789cm" svg:x="46.815cm" svg:y="8.671cm" svg:viewBox="0 0 789 790" svg:d="M395 790c105 0 205-42 279-116s115-174 115-278c0-106-41-206-115-280s-174-116-279-116-205 42-279 116c-75 74-116 174-116 280 0 104 41 204 116 278 74 74 174 116 279 116z">
          <text:p/>
        </draw:path>
        <draw:path draw:style-name="gr6" draw:text-style-name="P6" draw:layer="layout" svg:width="0.789cm" svg:height="0.789cm" svg:x="46.1cm" svg:y="6.421cm" svg:viewBox="0 0 790 790" svg:d="M394 790c105 0 205-42 279-116s117-174 117-279c0-104-43-206-117-280s-174-115-279-115c-104 0-204 41-278 115s-116 176-116 280c0 105 42 205 116 279s174 116 278 116z">
          <text:p/>
        </draw:path>
        <draw:path draw:style-name="gr6" draw:text-style-name="P6" draw:layer="layout" svg:width="0.789cm" svg:height="0.789cm" svg:x="46.511cm" svg:y="16.412cm" svg:viewBox="0 0 790 790" svg:d="M396 790c104 0 205-42 278-116 74-74 116-175 116-279 0-105-42-205-116-279-73-74-174-116-278-116-106 0-206 42-280 116s-116 174-116 279c0 104 42 205 116 279s174 116 280 116z">
          <text:p/>
        </draw:path>
        <draw:path draw:style-name="gr6" draw:text-style-name="P6" draw:layer="layout" svg:width="0.789cm" svg:height="0.789cm" svg:x="51.36cm" svg:y="10.456cm" svg:viewBox="0 0 790 790" svg:d="M396 790c104 0 205-42 279-116s115-174 115-278c0-105-41-205-115-280-74-74-175-116-279-116-105 0-206 42-280 116-74 75-116 175-116 280 0 104 42 204 116 278s175 116 280 116z">
          <text:p/>
        </draw:path>
        <draw:path draw:style-name="gr6" draw:text-style-name="P6" draw:layer="layout" svg:width="0.789cm" svg:height="0.789cm" svg:x="45.179cm" svg:y="15.244cm" svg:viewBox="0 0 790 790" svg:d="M396 790c104 0 204-42 278-116s116-174 116-279c0-104-42-205-116-280-74-74-174-115-278-115-105 0-205 41-280 115-74 75-116 176-116 280 0 105 42 205 116 279 75 74 175 116 280 116z">
          <text:p/>
        </draw:path>
        <draw:path draw:style-name="gr6" draw:text-style-name="P6" draw:layer="layout" svg:width="0.789cm" svg:height="0.789cm" svg:x="44.997cm" svg:y="10.604cm" svg:viewBox="0 0 790 790" svg:d="M395 790c105 0 205-41 279-115s116-175 116-279c0-105-42-205-116-279s-174-117-279-117-206 43-280 117-115 174-115 279c0 104 41 205 115 279s175 115 280 115z">
          <text:p/>
        </draw:path>
        <draw:path draw:style-name="gr6" draw:text-style-name="P6" draw:layer="layout" svg:width="0.789cm" svg:height="0.788cm" svg:x="49.395cm" svg:y="9.675cm" svg:viewBox="0 0 790 789" svg:d="M395 789c104 0 205-41 280-115 74-74 115-174 115-279s-41-205-115-280c-75-74-176-115-280-115-105 0-205 41-279 115-74 75-116 175-116 280s42 205 116 279 174 115 279 115z">
          <text:p/>
        </draw:path>
        <draw:path draw:style-name="gr6" draw:text-style-name="P6" draw:layer="layout" svg:width="0.789cm" svg:height="0.789cm" svg:x="48.55cm" svg:y="14.039cm" svg:viewBox="0 0 790 790" svg:d="M395 790c104 0 205-42 279-116 75-74 116-175 116-280 0-104-41-205-116-279-74-74-175-115-279-115-105 0-205 41-279 115s-116 175-116 279c0 105 42 206 116 280s174 116 279 116z">
          <text:p/>
        </draw:path>
        <draw:path draw:style-name="gr6" draw:text-style-name="P6" draw:layer="layout" svg:width="0.788cm" svg:height="0.789cm" svg:x="51.469cm" svg:y="11.471cm" svg:viewBox="0 0 789 790" svg:d="M395 790c105 0 205-42 279-117 74-74 115-174 115-278 0-105-41-205-115-279s-174-116-279-116-205 42-280 116c-74 74-115 174-115 279 0 104 41 204 115 278 75 75 175 117 280 117z">
          <text:p/>
        </draw:path>
        <draw:path draw:style-name="gr6" draw:text-style-name="P6" draw:layer="layout" svg:width="0.789cm" svg:height="0.789cm" svg:x="49.228cm" svg:y="12.062cm" svg:viewBox="0 0 790 790" svg:d="M395 790c105 0 205-41 279-115s116-175 116-279c0-105-42-205-116-280-74-74-174-116-279-116-104 0-204 42-278 116-74 75-117 175-117 280 0 104 43 205 117 279s174 115 278 115z">
          <text:p/>
        </draw:path>
        <draw:path draw:style-name="gr6" draw:text-style-name="P6" draw:layer="layout" svg:width="0.789cm" svg:height="0.789cm" svg:x="49.928cm" svg:y="10.986cm" svg:viewBox="0 0 790 790" svg:d="M395 790c105 0 205-42 279-116s116-174 116-279-42-205-116-279-174-116-279-116c-104 0-205 42-279 116-75 74-116 174-116 279s41 205 116 279c74 74 175 116 279 116z">
          <text:p/>
        </draw:path>
        <draw:path draw:style-name="gr6" draw:text-style-name="P6" draw:layer="layout" svg:width="0.789cm" svg:height="0.789cm" svg:x="47.587cm" svg:y="7.957cm" svg:viewBox="0 0 790 790" svg:d="M396 790c104 0 205-41 279-115s115-175 115-279c0-106-41-206-115-280s-175-116-279-116c-105 0-205 42-279 116-75 74-117 174-117 280 0 104 42 205 117 279 74 74 174 115 279 115z">
          <text:p/>
        </draw:path>
        <draw:polygon draw:style-name="gr6" draw:text-style-name="P6" draw:layer="layout" svg:width="0.789cm" svg:height="0.789cm" svg:x="50.205cm" svg:y="19.765cm" svg:viewBox="0 0 790 790" draw:points="395,0 0,790 790,790">
          <text:p/>
        </draw:polygon>
        <draw:polygon draw:style-name="gr6" draw:text-style-name="P6" draw:layer="layout" svg:width="0.788cm" svg:height="0.789cm" svg:x="49.404cm" svg:y="19.461cm" svg:viewBox="0 0 789 790" draw:points="394,0 0,790 789,790">
          <text:p/>
        </draw:polygon>
        <draw:polygon draw:style-name="gr6" draw:text-style-name="P6" draw:layer="layout" svg:width="0.789cm" svg:height="0.789cm" svg:x="50.292cm" svg:y="18.695cm" svg:viewBox="0 0 790 790" draw:points="394,0 0,790 790,790">
          <text:p/>
        </draw:polygon>
        <draw:polygon draw:style-name="gr6" draw:text-style-name="P6" draw:layer="layout" svg:width="0.789cm" svg:height="0.789cm" svg:x="49.127cm" svg:y="20.382cm" svg:viewBox="0 0 790 790" draw:points="395,0 0,790 790,790">
          <text:p/>
        </draw:polygon>
        <draw:polygon draw:style-name="gr6" draw:text-style-name="P6" draw:layer="layout" svg:width="0.789cm" svg:height="0.789cm" svg:x="54.22cm" svg:y="14.743cm" svg:viewBox="0 0 790 790" draw:points="395,0 0,790 790,790">
          <text:p/>
        </draw:polygon>
        <draw:polygon draw:style-name="gr6" draw:text-style-name="P6" draw:layer="layout" svg:width="0.788cm" svg:height="0.789cm" svg:x="53.611cm" svg:y="19.874cm" svg:viewBox="0 0 789 790" draw:points="395,0 0,790 789,790">
          <text:p/>
        </draw:polygon>
        <draw:polygon draw:style-name="gr7" draw:text-style-name="P6" draw:layer="layout" svg:width="0.789cm" svg:height="0.789cm" svg:x="52.62cm" svg:y="16.711cm" svg:viewBox="0 0 790 790" draw:points="395,0 0,790 790,790">
          <text:p/>
        </draw:polygon>
        <draw:polygon draw:style-name="gr8" draw:text-style-name="P4" draw:layer="layout" svg:width="0.789cm" svg:height="0.789cm" svg:x="52.62cm" svg:y="16.711cm" svg:viewBox="0 0 790 790" draw:points="395,0 0,790 790,790">
          <text:p/>
        </draw:polygon>
        <draw:polygon draw:style-name="gr6" draw:text-style-name="P6" draw:layer="layout" svg:width="0.789cm" svg:height="0.788cm" svg:x="53.374cm" svg:y="14.068cm" svg:viewBox="0 0 790 789" draw:points="394,0 0,789 790,789">
          <text:p/>
        </draw:polygon>
        <draw:polygon draw:style-name="gr6" draw:text-style-name="P6" draw:layer="layout" svg:width="0.789cm" svg:height="0.789cm" svg:x="53.488cm" svg:y="14.049cm" svg:viewBox="0 0 790 790" draw:points="394,0 0,790 790,790">
          <text:p/>
        </draw:polygon>
        <draw:polygon draw:style-name="gr6" draw:text-style-name="P6" draw:layer="layout" svg:width="0.788cm" svg:height="0.789cm" svg:x="54.735cm" svg:y="15.363cm" svg:viewBox="0 0 789 790" draw:points="395,0 0,790 789,790">
          <text:p/>
        </draw:polygon>
        <draw:polygon draw:style-name="gr6" draw:text-style-name="P6" draw:layer="layout" svg:width="0.789cm" svg:height="0.789cm" svg:x="54.873cm" svg:y="17.295cm" svg:viewBox="0 0 790 790" draw:points="394,0 0,790 790,790">
          <text:p/>
        </draw:polygon>
        <draw:polygon draw:style-name="gr6" draw:text-style-name="P6" draw:layer="layout" svg:width="0.789cm" svg:height="0.788cm" svg:x="50.666cm" svg:y="16.182cm" svg:viewBox="0 0 790 789" draw:points="395,0 0,789 790,789">
          <text:p/>
        </draw:polygon>
        <draw:polygon draw:style-name="gr6" draw:text-style-name="P6" draw:layer="layout" svg:width="0.788cm" svg:height="0.789cm" svg:x="56.265cm" svg:y="18.609cm" svg:viewBox="0 0 789 790" draw:points="395,0 0,790 789,790">
          <text:p/>
        </draw:polygon>
        <draw:polygon draw:style-name="gr6" draw:text-style-name="P6" draw:layer="layout" svg:width="0.788cm" svg:height="0.789cm" svg:x="52.347cm" svg:y="20.574cm" svg:viewBox="0 0 789 790" draw:points="395,0 0,790 789,790">
          <text:p/>
        </draw:polygon>
        <draw:polygon draw:style-name="gr6" draw:text-style-name="P6" draw:layer="layout" svg:width="0.789cm" svg:height="0.789cm" svg:x="50.614cm" svg:y="16.69cm" svg:viewBox="0 0 790 790" draw:points="395,0 0,790 790,790">
          <text:p/>
        </draw:polygon>
        <draw:polygon draw:style-name="gr6" draw:text-style-name="P6" draw:layer="layout" svg:width="0.789cm" svg:height="0.789cm" svg:x="56.277cm" svg:y="19.57cm" svg:viewBox="0 0 790 790" draw:points="396,0 0,790 790,790">
          <text:p/>
        </draw:polygon>
        <draw:polygon draw:style-name="gr6" draw:text-style-name="P6" draw:layer="layout" svg:width="0.789cm" svg:height="0.788cm" svg:x="56.235cm" svg:y="16.683cm" svg:viewBox="0 0 790 789" draw:points="395,0 0,789 790,789">
          <text:p/>
        </draw:polygon>
        <draw:polygon draw:style-name="gr6" draw:text-style-name="P6" draw:layer="layout" svg:width="0.789cm" svg:height="0.789cm" svg:x="50.75cm" svg:y="20.502cm" svg:viewBox="0 0 790 790" draw:points="395,0 0,790 790,790">
          <text:p/>
        </draw:polygon>
        <draw:polygon draw:style-name="gr6" draw:text-style-name="P6" draw:layer="layout" svg:width="0.788cm" svg:height="0.789cm" svg:x="52.412cm" svg:y="18.473cm" svg:viewBox="0 0 789 790" draw:points="394,0 0,790 789,790">
          <text:p/>
        </draw:polygon>
        <draw:polygon draw:style-name="gr6" draw:text-style-name="P6" draw:layer="layout" svg:width="0.789cm" svg:height="0.789cm" svg:x="51.406cm" svg:y="19.968cm" svg:viewBox="0 0 790 790" draw:points="396,0 0,790 790,790">
          <text:p/>
        </draw:polygon>
        <draw:polygon draw:style-name="gr6" draw:text-style-name="P6" draw:layer="layout" svg:width="0.789cm" svg:height="0.789cm" svg:x="51.656cm" svg:y="17.223cm" svg:viewBox="0 0 790 790" draw:points="394,0 0,790 790,790">
          <text:p/>
        </draw:polygon>
        <draw:polygon draw:style-name="gr6" draw:text-style-name="P6" draw:layer="layout" svg:width="0.789cm" svg:height="0.789cm" svg:x="54.563cm" svg:y="18.021cm" svg:viewBox="0 0 790 790" draw:points="396,0 0,790 790,790">
          <text:p/>
        </draw:polygon>
        <draw:polygon draw:style-name="gr6" draw:text-style-name="P6" draw:layer="layout" svg:width="0.789cm" svg:height="0.789cm" svg:x="53.343cm" svg:y="15.968cm" svg:viewBox="0 0 790 790" draw:points="395,0 0,790 790,790">
          <text:p/>
        </draw:polygon>
        <draw:polygon draw:style-name="gr6" draw:text-style-name="P6" draw:layer="layout" svg:width="0.789cm" svg:height="0.789cm" svg:x="53.101cm" svg:y="21.237cm" svg:viewBox="0 0 790 790" draw:points="395,0 0,790 790,790">
          <text:p/>
        </draw:polygon>
        <draw:polygon draw:style-name="gr6" draw:text-style-name="P6" draw:layer="layout" svg:width="0.789cm" svg:height="0.789cm" svg:x="53.82cm" svg:y="14.825cm" svg:viewBox="0 0 790 790" draw:points="395,0 0,790 790,790">
          <text:p/>
        </draw:polygon>
        <draw:path draw:style-name="gr3" draw:text-style-name="P3" draw:layer="layout" svg:width="0.303cm" svg:height="0.36cm" svg:x="49.522cm" svg:y="23.393cm" svg:viewBox="0 0 304 361" svg:d="M49 40v281h59c50 0 86-10 110-33 22-23 34-58 34-108 0-48-12-83-34-106-24-22-60-34-110-34zM0 0h100c71 0 122 15 155 44 32 29 49 74 49 136 0 63-17 109-50 138-32 29-84 43-154 43h-100z">
          <text:p/>
        </draw:path>
        <draw:path draw:style-name="gr3" draw:text-style-name="P3" draw:layer="layout" svg:width="0.045cm" svg:height="0.375cm" svg:x="49.9cm" svg:y="23.378cm" svg:viewBox="0 0 46 376" svg:d="M0 106h46v270h-46zM0 0h46v56h-46z">
          <text:p/>
        </draw:path>
        <draw:path draw:style-name="gr3" draw:text-style-name="P3" draw:layer="layout" svg:width="0.394cm" svg:height="0.276cm" svg:x="50.036cm" svg:y="23.477cm" svg:viewBox="0 0 395 277" svg:d="M213 58c11-20 24-34 39-44 16-9 34-14 55-14 28 0 50 10 65 30 15 19 23 47 23 83v164h-44v-162c0-26-5-45-14-58-10-12-23-19-42-19-23 0-42 8-55 24-13 15-20 36-20 63v152h-45v-162c0-26-5-45-14-58-9-12-24-19-42-19-23 0-41 8-55 24-13 15-20 36-20 63v152h-44v-271h44v42c10-16 23-28 37-36s31-12 50-12c20 0 36 5 50 15s25 24 32 43z">
          <text:p/>
        </draw:path>
        <draw:polygon draw:style-name="gr3" draw:text-style-name="P3" draw:layer="layout" svg:width="0.215cm" svg:height="0.36cm" svg:x="50.683cm" svg:y="23.393cm" svg:viewBox="0 0 216 361" draw:points="7,320 87,320 87,45 0,62 0,18 86,0 135,0 135,320 216,320 216,361 7,361">
          <text:p/>
        </draw:polygon>
        <draw:path draw:style-name="gr3" draw:text-style-name="P3" draw:layer="layout" svg:width="0.36cm" svg:height="0.303cm" svg:x="41.725cm" svg:y="14.607cm" svg:viewBox="0 0 361 304" svg:d="M40 255h281v-59c0-49-11-85-33-109-23-22-59-34-108-34-48 0-83 12-106 34-22 24-34 60-34 109zM0 304v-100c0-70 15-121 44-154s74-50 136-50c63 0 109 17 138 51 29 32 43 84 43 153v100z">
          <text:p/>
        </draw:path>
        <draw:path draw:style-name="gr3" draw:text-style-name="P3" draw:layer="layout" svg:width="0.375cm" svg:height="0.045cm" svg:x="41.71cm" svg:y="14.487cm" svg:viewBox="0 0 376 46" svg:d="M106 46v-46h270v46zM0 46v-46h56v46z">
          <text:p/>
        </draw:path>
        <draw:path draw:style-name="gr3" draw:text-style-name="P3" draw:layer="layout" svg:width="0.276cm" svg:height="0.394cm" svg:x="41.809cm" svg:y="14.002cm" svg:viewBox="0 0 277 395" svg:d="M59 182c-20-11-34-24-44-39-9-16-15-34-15-55 0-28 11-50 30-65 20-15 48-23 84-23h163v44h-161c-26 0-45 5-58 14-12 10-19 23-19 42 0 23 8 42 24 55 15 13 36 20 62 20h152v44h-161c-26 0-45 5-58 14-12 9-19 24-19 42 0 23 8 41 24 55 15 13 36 20 62 20h152v45h-270v-45h42c-16-10-28-23-36-37-9-14-13-31-13-50 0-20 6-36 16-50 9-14 24-24 43-31z">
          <text:p/>
        </draw:path>
        <draw:path draw:style-name="gr3" draw:text-style-name="P3" draw:layer="layout" svg:width="0.366cm" svg:height="0.229cm" svg:x="41.719cm" svg:y="13.538cm" svg:viewBox="0 0 367 230" svg:d="M326 171v-171h41v230h-41c-18-18-44-44-77-76-32-31-53-52-63-60-17-16-32-27-44-33s-25-9-36-9c-19 0-35 7-47 20-12 14-18 31-18 53 0 15 3 31 8 48s13 35 24 54h-49c-8-19-14-38-18-54-4-17-6-33-6-47 0-37 9-67 28-89 19-24 44-35 75-35 14 0 29 3 42 8 13 6 29 16 48 32 4 4 18 16 40 38s53 52 93 91z">
          <text:p/>
        </draw:path>
        <draw:line draw:style-name="gr4" draw:text-style-name="P4" draw:layer="layout" svg:x1="42.452cm" svg:y1="23.114cm" svg:x2="42.452cm" svg:y2="5.334cm">
          <text:p/>
        </draw:line>
        <draw:line draw:style-name="gr4" draw:text-style-name="P4" draw:layer="layout" svg:x1="57.964cm" svg:y1="23.114cm" svg:x2="57.964cm" svg:y2="5.334cm">
          <text:p/>
        </draw:line>
        <draw:line draw:style-name="gr4" draw:text-style-name="P4" draw:layer="layout" svg:x1="42.452cm" svg:y1="23.114cm" svg:x2="57.964cm" svg:y2="23.114cm">
          <text:p/>
        </draw:line>
        <draw:line draw:style-name="gr4" draw:text-style-name="P4" draw:layer="layout" svg:x1="42.452cm" svg:y1="5.334cm" svg:x2="57.964cm" svg:y2="5.334cm">
          <text:p/>
        </draw:line>
        <draw:path draw:style-name="gr3" draw:text-style-name="P3" draw:layer="layout" svg:width="0.2cm" svg:height="0.309cm" svg:x="48.953cm" svg:y="4.813cm" svg:viewBox="0 0 201 310" svg:d="M42 35v116h53c20 0 35-5 46-15 10-10 16-25 16-43 0-19-6-33-16-43-11-10-26-15-46-15zM0 0h95c35 0 61 8 79 24s27 38 27 69c0 30-9 53-27 69-18 15-44 23-79 23h-53v125h-42z">
          <text:p/>
        </draw:path>
        <draw:path draw:style-name="gr3" draw:text-style-name="P3" draw:layer="layout" svg:width="0.136cm" svg:height="0.237cm" svg:x="49.198cm" svg:y="4.885cm" svg:viewBox="0 0 137 238" svg:d="M137 41c-4-3-9-4-14-6-5-1-11-1-17-1-21 0-38 7-49 21-12 14-18 34-18 60v123h-39v-233h39v36c8-14 19-24 31-31 13-7 29-10 47-10 3 0 6 0 9 0 3 1 7 1 11 2z">
          <text:p/>
        </draw:path>
        <draw:path draw:style-name="gr3" draw:text-style-name="P3" draw:layer="layout" svg:width="0.215cm" svg:height="0.242cm" svg:x="49.348cm" svg:y="4.885cm" svg:viewBox="0 0 216 243" svg:d="M216 113v18h-176c2 26 9 47 24 60 14 14 33 21 59 21 14 0 28-2 42-5 14-4 29-9 42-17v36c-13 6-28 11-43 13-14 3-29 4-43 4-38 0-67-10-89-31-21-22-32-51-32-88s10-68 31-91c20-22 48-33 83-33 31 0 56 10 74 30 19 20 28 48 28 83zM177 102c-1-21-7-39-18-51-11-13-26-19-45-19-21 0-38 6-51 18-12 12-20 30-22 52z">
          <text:p/>
        </draw:path>
        <draw:path draw:style-name="gr3" draw:text-style-name="P3" draw:layer="layout" svg:width="0.207cm" svg:height="0.327cm" svg:x="49.609cm" svg:y="4.8cm" svg:viewBox="0 0 208 328" svg:d="M169 125v-125h39v323h-39v-35c-8 14-19 24-31 31-12 6-27 9-44 9-27 0-50-11-68-33s-26-52-26-89c0-36 8-65 26-88 18-22 41-33 68-33 17 0 32 3 44 10s23 17 31 30zM39 206c0 28 6 50 17 67 11 16 27 24 47 24 21 0 36-8 48-24 12-17 18-39 18-67s-6-49-18-65-27-24-48-24c-20 0-36 8-47 24s-17 37-17 65z">
          <text:p/>
        </draw:path>
        <draw:path draw:style-name="gr3" draw:text-style-name="P3" draw:layer="layout" svg:width="0.248cm" svg:height="0.319cm" svg:x="50.013cm" svg:y="4.808cm" svg:viewBox="0 0 249 320" svg:d="M249 29v44c-14-13-29-22-46-29-16-7-32-10-50-10-36 0-63 11-82 33-18 21-27 52-27 94 0 40 9 72 27 93 19 22 46 32 82 32 18 0 34-2 50-9 17-7 32-16 46-29v43c-14 10-30 17-47 22-16 5-34 7-52 7-46 0-83-14-110-42s-40-67-40-117c0-51 13-90 40-119 27-28 64-42 110-42 19 0 36 2 52 7 17 5 33 12 47 22z">
          <text:p/>
        </draw:path>
        <draw:polygon draw:style-name="gr3" draw:text-style-name="P3" draw:layer="layout" svg:width="0.038cm" svg:height="0.322cm" svg:x="50.324cm" svg:y="4.8cm" svg:viewBox="0 0 39 323" draw:points="0,323 39,323 39,0 0,0">
          <text:p/>
        </draw:polygon>
        <draw:path draw:style-name="gr3" draw:text-style-name="P3" draw:layer="layout" svg:width="0.196cm" svg:height="0.242cm" svg:x="50.427cm" svg:y="4.885cm" svg:viewBox="0 0 197 243" svg:d="M120 121c-31 0-52 4-64 11s-18 19-18 36c0 14 5 25 14 32 9 8 21 12 36 12 21 0 38-7 51-22s19-35 19-60v-9zM197 106v132h-39v-35c-9 14-20 24-33 31-12 6-29 9-47 9-24 0-43-6-57-19s-21-31-21-53c0-26 9-46 27-59 17-13 43-20 78-20h53v-4c0-18-6-32-17-42-12-9-28-14-49-14-13 0-26 2-39 5-12 3-24 8-36 14v-35c14-5 27-9 41-12 13-3 25-4 38-4 34 0 58 9 75 26 18 17 26 44 26 80z">
          <text:p/>
        </draw:path>
        <draw:path draw:style-name="gr3" draw:text-style-name="P3" draw:layer="layout" svg:width="0.177cm" svg:height="0.242cm" svg:x="50.684cm" svg:y="4.885cm" svg:viewBox="0 0 178 243" svg:d="M166 12v36c-11-5-22-9-33-12-12-3-24-4-36-4-20 0-35 2-44 8s-14 15-14 26c0 9 3 17 10 22s20 10 41 14l14 3c27 6 46 15 57 25s17 25 17 44c0 22-8 38-25 51-17 12-41 18-71 18-13 0-26-1-39-3-14-2-28-6-43-11v-39c14 8 28 13 42 17 13 3 27 5 40 5 19 0 33-3 43-9 9-6 14-15 14-26 0-10-3-18-10-24-7-5-22-11-47-16l-13-3c-24-5-41-13-51-23-11-10-16-24-16-43 0-22 8-39 23-50 15-12 37-18 66-18 15 0 28 1 41 3 12 2 23 5 34 9z">
          <text:p/>
        </draw:path>
        <draw:path draw:style-name="gr3" draw:text-style-name="P3" draw:layer="layout" svg:width="0.177cm" svg:height="0.242cm" svg:x="50.905cm" svg:y="4.885cm" svg:viewBox="0 0 178 243" svg:d="M166 12v36c-11-5-22-9-34-12s-24-4-36-4c-19 0-33 2-43 8s-15 15-15 26c0 9 4 17 12 22 6 5 20 10 40 14l13 3c27 6 47 15 58 25s17 25 17 44c0 22-9 38-26 51-16 12-40 18-70 18-13 0-25-1-40-3-13-2-27-6-42-11v-39c14 8 28 13 41 17 15 3 28 5 42 5 18 0 32-3 42-9 9-6 14-15 14-26 0-10-4-18-11-24-6-5-22-11-45-16l-14-3c-24-5-42-13-52-23s-15-24-15-43c0-22 7-39 22-50 16-12 39-18 68-18 13 0 27 1 39 3 13 2 24 5 35 9z">
          <text:p/>
        </draw:path>
        <draw:path draw:style-name="gr3" draw:text-style-name="P3" draw:layer="layout" svg:width="0.204cm" svg:height="0.319cm" svg:x="51.269cm" svg:y="4.808cm" svg:viewBox="0 0 205 320" svg:d="M140 148c20 5 36 14 47 27 12 14 18 31 18 50 0 31-11 54-33 71-21 16-51 24-89 24-13 0-27-1-40-3-14-3-28-6-43-11v-41c12 7 25 12 39 16 13 3 27 5 43 5 26 0 46-5 59-16 14-10 21-25 21-45 0-18-6-32-19-42s-30-16-53-16h-36v-35h37c21 0 36-4 47-12 11-9 17-20 17-36s-6-28-17-36c-11-9-28-13-48-13-12 0-24 1-37 4-13 2-28 6-43 11v-37c15-4 30-8 44-10s27-3 40-3c31 0 56 7 74 21 19 15 29 34 29 59 0 17-6 31-15 43-10 12-24 21-42 25z">
          <text:p/>
        </draw:path>
        <draw:polygon draw:style-name="gr1" draw:text-style-name="P1" draw:layer="layout" svg:width="16.97cm" svg:height="11.039cm" svg:x="62.087cm" svg:y="8.704cm" svg:viewBox="0 0 16971 11040" draw:points="0,11040 16971,11040 16971,0 0,0">
          <text:p/>
        </draw:polygon>
        <draw:path draw:style-name="gr9" draw:text-style-name="P7" draw:layer="layout" svg:width="0.789cm" svg:height="0.789cm" svg:x="65.753cm" svg:y="9.327cm" svg:viewBox="0 0 790 790" svg:d="M396 790c104 0 205-41 279-115 73-74 115-176 115-280 0-105-42-205-115-279-74-74-175-116-279-116-105 0-205 42-279 116-75 74-117 174-117 279 0 104 42 206 117 280 74 74 174 115 279 115z">
          <text:p/>
        </draw:path>
        <draw:path draw:style-name="gr9" draw:text-style-name="P7" draw:layer="layout" svg:width="0.789cm" svg:height="0.789cm" svg:x="69.583cm" svg:y="12.885cm" svg:viewBox="0 0 790 790" svg:d="M396 790c104 0 205-42 279-115 74-74 115-175 115-279 0-105-41-205-115-280-74-74-175-116-279-116-105 0-205 42-280 116-74 75-116 175-116 280 0 104 42 205 116 279 75 73 175 115 280 115z">
          <text:p/>
        </draw:path>
        <draw:path draw:style-name="gr9" draw:text-style-name="P7" draw:layer="layout" svg:width="0.789cm" svg:height="0.789cm" svg:x="67.53cm" svg:y="10.396cm" svg:viewBox="0 0 790 790" svg:d="M394 790c105 0 205-42 280-116 74-74 116-174 116-278 0-105-42-206-116-280-75-74-175-116-280-116-104 0-205 42-279 116s-115 175-115 280c0 104 41 204 115 278s175 116 279 116z">
          <text:p/>
        </draw:path>
        <draw:path draw:style-name="gr9" draw:text-style-name="P7" draw:layer="layout" svg:width="0.789cm" svg:height="0.789cm" svg:x="67.146cm" svg:y="13.85cm" svg:viewBox="0 0 790 790" svg:d="M396 790c104 0 205-42 279-117 74-74 115-174 115-279 0-104-41-205-115-279s-175-115-279-115c-105 0-206 41-280 115s-116 175-116 279c0 105 42 205 116 279 74 75 175 117 280 117z">
          <text:p/>
        </draw:path>
        <draw:path draw:style-name="gr9" draw:text-style-name="P7" draw:layer="layout" svg:width="0.789cm" svg:height="0.788cm" svg:x="66.458cm" svg:y="13.493cm" svg:viewBox="0 0 790 789" svg:d="M396 789c104 0 205-41 278-115 74-74 116-174 116-279 0-106-42-206-116-280-73-74-174-115-278-115-105 0-205 41-280 115-74 74-116 174-116 280 0 105 42 205 116 279 75 74 175 115 280 115z">
          <text:p/>
        </draw:path>
        <draw:path draw:style-name="gr9" draw:text-style-name="P7" draw:layer="layout" svg:width="0.789cm" svg:height="0.789cm" svg:x="64.007cm" svg:y="11.558cm" svg:viewBox="0 0 790 790" svg:d="M395 790c105 0 205-41 279-115 74-75 116-176 116-280 0-105-42-205-116-279s-174-116-279-116c-104 0-206 42-280 116-73 74-115 174-115 279 0 104 42 205 115 280 74 74 176 115 280 115z">
          <text:p/>
        </draw:path>
        <draw:path draw:style-name="gr9" draw:text-style-name="P7" draw:layer="layout" svg:width="0.789cm" svg:height="0.789cm" svg:x="65.661cm" svg:y="13.551cm" svg:viewBox="0 0 790 790" svg:d="M395 790c105 0 205-41 279-115s116-175 116-279c0-105-42-206-116-280s-174-116-279-116c-104 0-205 42-280 116-74 74-115 175-115 280 0 104 41 205 115 279 75 74 176 115 280 115z">
          <text:p/>
        </draw:path>
        <draw:path draw:style-name="gr9" draw:text-style-name="P7" draw:layer="layout" svg:width="0.789cm" svg:height="0.789cm" svg:x="64.964cm" svg:y="9.6cm" svg:viewBox="0 0 790 790" svg:d="M395 790c105 0 205-41 279-115s116-175 116-279c0-105-42-206-116-280s-174-116-279-116c-104 0-205 42-279 116-75 74-116 175-116 280 0 104 41 205 116 279 74 74 175 115 279 115z">
          <text:p/>
        </draw:path>
        <draw:path draw:style-name="gr9" draw:text-style-name="P7" draw:layer="layout" svg:width="0.788cm" svg:height="0.788cm" svg:x="68.179cm" svg:y="14.141cm" svg:viewBox="0 0 789 789" svg:d="M394 789c105 0 205-41 279-115s116-174 116-280c0-105-42-205-116-279s-174-115-279-115-205 41-279 115-115 174-115 279c0 106 41 206 115 280s174 115 279 115z">
          <text:p/>
        </draw:path>
        <draw:path draw:style-name="gr9" draw:text-style-name="P7" draw:layer="layout" svg:width="0.788cm" svg:height="0.789cm" svg:x="67.146cm" svg:y="9.501cm" svg:viewBox="0 0 789 790" svg:d="M395 790c105 0 205-42 279-116s115-174 115-279-41-206-115-279c-74-74-174-116-279-116s-206 42-280 116c-74 73-115 174-115 279s41 205 115 279 175 116 280 116z">
          <text:p/>
        </draw:path>
        <draw:path draw:style-name="gr9" draw:text-style-name="P7" draw:layer="layout" svg:width="0.789cm" svg:height="0.789cm" svg:x="65.084cm" svg:y="12.08cm" svg:viewBox="0 0 790 790" svg:d="M394 790c105 0 205-42 279-116 75-74 117-174 117-279 0-104-42-205-117-280-74-74-174-115-279-115-104 0-204 41-278 115-74 75-116 176-116 280 0 105 42 205 116 279s174 116 278 116z">
          <text:p/>
        </draw:path>
        <draw:path draw:style-name="gr9" draw:text-style-name="P7" draw:layer="layout" svg:width="0.789cm" svg:height="0.789cm" svg:x="64.344cm" svg:y="9.757cm" svg:viewBox="0 0 790 790" svg:d="M394 790c105 0 205-42 280-116 74-74 116-174 116-279 0-104-42-205-116-279-75-75-175-116-280-116-104 0-205 41-279 116-74 74-115 175-115 279 0 105 41 205 115 279s175 116 279 116z">
          <text:p/>
        </draw:path>
        <draw:path draw:style-name="gr9" draw:text-style-name="P7" draw:layer="layout" svg:width="0.789cm" svg:height="0.789cm" svg:x="68.412cm" svg:y="9.297cm" svg:viewBox="0 0 790 790" svg:d="M395 790c104 0 206-41 280-115s115-176 115-280c0-105-41-205-115-279s-176-116-280-116c-105 0-205 42-279 116s-116 174-116 279c0 104 42 206 116 280s174 115 279 115z">
          <text:p/>
        </draw:path>
        <draw:path draw:style-name="gr9" draw:text-style-name="P7" draw:layer="layout" svg:width="0.789cm" svg:height="0.789cm" svg:x="67.233cm" svg:y="10.297cm" svg:viewBox="0 0 790 790" svg:d="M395 790c105 0 205-42 279-116s116-174 116-279-42-206-116-280-174-115-279-115c-104 0-205 41-280 115-73 74-115 175-115 280s42 205 115 279c75 74 176 116 280 116z">
          <text:p/>
        </draw:path>
        <draw:path draw:style-name="gr9" draw:text-style-name="P7" draw:layer="layout" svg:width="0.789cm" svg:height="0.788cm" svg:x="64.919cm" svg:y="10.903cm" svg:viewBox="0 0 790 789" svg:d="M396 789c104 0 205-41 279-115s115-175 115-280-41-205-115-279-175-115-279-115c-105 0-205 41-279 115-75 74-117 174-117 279s42 206 117 280c74 74 174 115 279 115z">
          <text:p/>
        </draw:path>
        <draw:path draw:style-name="gr9" draw:text-style-name="P7" draw:layer="layout" svg:width="0.789cm" svg:height="0.789cm" svg:x="68.38cm" svg:y="11.473cm" svg:viewBox="0 0 790 790" svg:d="M394 790c105 0 206-42 280-116s116-175 116-279c0-105-42-205-116-279s-175-116-280-116c-104 0-204 42-278 116s-116 174-116 279c0 104 42 205 116 279s174 116 278 116z">
          <text:p/>
        </draw:path>
        <draw:path draw:style-name="gr9" draw:text-style-name="P7" draw:layer="layout" svg:width="0.788cm" svg:height="0.789cm" svg:x="67.716cm" svg:y="9.229cm" svg:viewBox="0 0 789 790" svg:d="M394 790c106 0 206-42 280-116 74-75 115-175 115-279 0-105-41-205-115-279s-174-116-280-116c-105 0-205 42-279 116s-115 174-115 279c0 104 41 204 115 279 74 74 174 116 279 116z">
          <text:p/>
        </draw:path>
        <draw:path draw:style-name="gr9" draw:text-style-name="P7" draw:layer="layout" svg:width="0.789cm" svg:height="0.788cm" svg:x="64.974cm" svg:y="10.906cm" svg:viewBox="0 0 790 789" svg:d="M396 789c104 0 205-41 279-115s115-175 115-280-41-205-115-279-175-115-279-115c-105 0-205 41-279 115s-117 174-117 279 43 206 117 280 174 115 279 115z">
          <text:p/>
        </draw:path>
        <draw:path draw:style-name="gr9" draw:text-style-name="P7" draw:layer="layout" svg:width="0.789cm" svg:height="0.789cm" svg:x="65.302cm" svg:y="11.55cm" svg:viewBox="0 0 790 790" svg:d="M395 790c105 0 206-42 280-116 74-75 115-175 115-280 0-104-41-205-115-279s-175-115-280-115-205 41-279 115-116 175-116 279c0 105 42 205 116 280 74 74 174 116 279 116z">
          <text:p/>
        </draw:path>
        <draw:path draw:style-name="gr9" draw:text-style-name="P7" draw:layer="layout" svg:width="0.789cm" svg:height="0.789cm" svg:x="63.107cm" svg:y="13.35cm" svg:viewBox="0 0 790 790" svg:d="M396 790c104 0 204-41 278-115s116-175 116-280-42-205-116-279-174-116-278-116c-106 0-206 42-280 116s-116 174-116 279 42 206 116 280 174 115 280 115z">
          <text:p/>
        </draw:path>
        <draw:path draw:style-name="gr9" draw:text-style-name="P7" draw:layer="layout" svg:width="0.789cm" svg:height="0.789cm" svg:x="68.972cm" svg:y="10.846cm" svg:viewBox="0 0 790 790" svg:d="M394 790c105 0 205-42 279-116s117-175 117-280c0-104-43-205-117-279s-174-115-279-115c-104 0-205 41-279 115s-115 175-115 279c0 105 41 206 115 280s175 116 279 116z">
          <text:p/>
        </draw:path>
        <draw:path draw:style-name="gr9" draw:text-style-name="P7" draw:layer="layout" svg:width="0.789cm" svg:height="0.789cm" svg:x="67.408cm" svg:y="12.36cm" svg:viewBox="0 0 790 790" svg:d="M394 790c105 0 205-42 279-116 74-75 117-175 117-280 0-104-43-205-117-279s-174-115-279-115c-104 0-205 41-279 115-73 74-115 175-115 279 0 105 42 205 115 280 74 74 175 116 279 116z">
          <text:p/>
        </draw:path>
        <draw:path draw:style-name="gr9" draw:text-style-name="P7" draw:layer="layout" svg:width="0.789cm" svg:height="0.789cm" svg:x="67.669cm" svg:y="12.095cm" svg:viewBox="0 0 790 790" svg:d="M394 790c106 0 206-42 280-116s116-174 116-279c0-104-42-205-116-279s-174-116-280-116c-105 0-205 42-279 116s-115 175-115 279c0 105 41 205 115 279s174 116 279 116z">
          <text:p/>
        </draw:path>
        <draw:path draw:style-name="gr9" draw:text-style-name="P7" draw:layer="layout" svg:width="0.789cm" svg:height="0.789cm" svg:x="66.227cm" svg:y="11.259cm" svg:viewBox="0 0 790 790" svg:d="M396 790c104 0 205-41 279-115s115-175 115-279c0-105-41-205-115-280-74-74-175-116-279-116-106 0-206 42-280 116-74 75-116 175-116 280 0 104 42 205 116 279s174 115 280 115z">
          <text:p/>
        </draw:path>
        <draw:path draw:style-name="gr9" draw:text-style-name="P7" draw:layer="layout" svg:width="0.789cm" svg:height="0.789cm" svg:x="69.079cm" svg:y="12.456cm" svg:viewBox="0 0 790 790" svg:d="M395 790c105 0 205-41 280-115 74-74 115-176 115-280 0-105-41-205-115-279-75-74-175-116-280-116s-205 42-279 116-116 174-116 279c0 104 42 206 116 280s174 115 279 115z">
          <text:p/>
        </draw:path>
        <draw:polygon draw:style-name="gr9" draw:text-style-name="P7" draw:layer="layout" svg:width="0.789cm" svg:height="0.789cm" svg:x="76.339cm" svg:y="16.332cm" svg:viewBox="0 0 790 790" draw:points="394,0 0,790 790,790">
          <text:p/>
        </draw:polygon>
        <draw:polygon draw:style-name="gr9" draw:text-style-name="P7" draw:layer="layout" svg:width="0.788cm" svg:height="0.789cm" svg:x="73.735cm" svg:y="17.845cm" svg:viewBox="0 0 789 790" draw:points="394,0 0,790 789,790">
          <text:p/>
        </draw:polygon>
        <draw:polygon draw:style-name="gr9" draw:text-style-name="P7" draw:layer="layout" svg:width="0.788cm" svg:height="0.789cm" svg:x="72.944cm" svg:y="17.853cm" svg:viewBox="0 0 789 790" draw:points="394,0 0,790 789,790">
          <text:p/>
        </draw:polygon>
        <draw:polygon draw:style-name="gr9" draw:text-style-name="P7" draw:layer="layout" svg:width="0.788cm" svg:height="0.789cm" svg:x="73.658cm" svg:y="13.225cm" svg:viewBox="0 0 789 790" draw:points="395,0 0,790 789,790">
          <text:p/>
        </draw:polygon>
        <draw:polygon draw:style-name="gr9" draw:text-style-name="P7" draw:layer="layout" svg:width="0.789cm" svg:height="0.789cm" svg:x="76.868cm" svg:y="15.573cm" svg:viewBox="0 0 790 790" draw:points="394,0 0,790 790,790">
          <text:p/>
        </draw:polygon>
        <draw:polygon draw:style-name="gr9" draw:text-style-name="P7" draw:layer="layout" svg:width="0.789cm" svg:height="0.788cm" svg:x="72.193cm" svg:y="16.059cm" svg:viewBox="0 0 790 789" draw:points="394,0 0,789 790,789">
          <text:p/>
        </draw:polygon>
        <draw:polygon draw:style-name="gr9" draw:text-style-name="P7" draw:layer="layout" svg:width="0.789cm" svg:height="0.789cm" svg:x="71.978cm" svg:y="15.18cm" svg:viewBox="0 0 790 790" draw:points="396,0 0,790 790,790">
          <text:p/>
        </draw:polygon>
        <draw:polygon draw:style-name="gr9" draw:text-style-name="P7" draw:layer="layout" svg:width="0.789cm" svg:height="0.789cm" svg:x="74.605cm" svg:y="13.812cm" svg:viewBox="0 0 790 790" draw:points="395,0 0,790 790,790">
          <text:p/>
        </draw:polygon>
        <draw:polygon draw:style-name="gr9" draw:text-style-name="P7" draw:layer="layout" svg:width="0.788cm" svg:height="0.789cm" svg:x="77.249cm" svg:y="17.806cm" svg:viewBox="0 0 789 790" draw:points="395,0 0,790 789,790">
          <text:p/>
        </draw:polygon>
        <draw:polygon draw:style-name="gr9" draw:text-style-name="P7" draw:layer="layout" svg:width="0.789cm" svg:height="0.789cm" svg:x="73.042cm" svg:y="14.474cm" svg:viewBox="0 0 790 790" draw:points="394,0 0,790 790,790">
          <text:p/>
        </draw:polygon>
        <draw:polygon draw:style-name="gr9" draw:text-style-name="P7" draw:layer="layout" svg:width="0.789cm" svg:height="0.789cm" svg:x="72.514cm" svg:y="13.502cm" svg:viewBox="0 0 790 790" draw:points="396,0 0,790 790,790">
          <text:p/>
        </draw:polygon>
        <draw:polygon draw:style-name="gr9" draw:text-style-name="P7" draw:layer="layout" svg:width="0.789cm" svg:height="0.789cm" svg:x="70.619cm" svg:y="16.247cm" svg:viewBox="0 0 790 790" draw:points="395,0 0,790 790,790">
          <text:p/>
        </draw:polygon>
        <draw:polygon draw:style-name="gr9" draw:text-style-name="P7" draw:layer="layout" svg:width="0.789cm" svg:height="0.789cm" svg:x="76.395cm" svg:y="15.379cm" svg:viewBox="0 0 790 790" draw:points="394,0 0,790 790,790">
          <text:p/>
        </draw:polygon>
        <draw:polygon draw:style-name="gr9" draw:text-style-name="P7" draw:layer="layout" svg:width="0.789cm" svg:height="0.789cm" svg:x="76.174cm" svg:y="16.681cm" svg:viewBox="0 0 790 790" draw:points="395,0 0,790 790,790">
          <text:p/>
        </draw:polygon>
        <draw:polygon draw:style-name="gr9" draw:text-style-name="P7" draw:layer="layout" svg:width="0.789cm" svg:height="0.788cm" svg:x="71.933cm" svg:y="14.412cm" svg:viewBox="0 0 790 789" draw:points="396,0 0,789 790,789">
          <text:p/>
        </draw:polygon>
        <draw:polygon draw:style-name="gr9" draw:text-style-name="P7" draw:layer="layout" svg:width="0.789cm" svg:height="0.789cm" svg:x="73.957cm" svg:y="13.446cm" svg:viewBox="0 0 790 790" draw:points="394,0 0,790 790,790">
          <text:p/>
        </draw:polygon>
        <draw:polygon draw:style-name="gr9" draw:text-style-name="P7" draw:layer="layout" svg:width="0.789cm" svg:height="0.789cm" svg:x="71.925cm" svg:y="13.437cm" svg:viewBox="0 0 790 790" draw:points="396,0 0,790 790,790">
          <text:p/>
        </draw:polygon>
        <draw:polygon draw:style-name="gr9" draw:text-style-name="P7" draw:layer="layout" svg:width="0.789cm" svg:height="0.789cm" svg:x="74.923cm" svg:y="18.255cm" svg:viewBox="0 0 790 790" draw:points="395,0 0,790 790,790">
          <text:p/>
        </draw:polygon>
        <draw:polygon draw:style-name="gr9" draw:text-style-name="P7" draw:layer="layout" svg:width="0.789cm" svg:height="0.789cm" svg:x="76.42cm" svg:y="18.429cm" svg:viewBox="0 0 790 790" draw:points="394,0 0,790 790,790">
          <text:p/>
        </draw:polygon>
        <draw:polygon draw:style-name="gr9" draw:text-style-name="P7" draw:layer="layout" svg:width="0.789cm" svg:height="0.789cm" svg:x="72.909cm" svg:y="12.509cm" svg:viewBox="0 0 790 790" draw:points="394,0 0,790 790,790">
          <text:p/>
        </draw:polygon>
        <draw:polygon draw:style-name="gr9" draw:text-style-name="P7" draw:layer="layout" svg:width="0.788cm" svg:height="0.789cm" svg:x="74.31cm" svg:y="15.222cm" svg:viewBox="0 0 789 790" draw:points="395,0 0,790 789,790">
          <text:p/>
        </draw:polygon>
        <draw:polygon draw:style-name="gr9" draw:text-style-name="P7" draw:layer="layout" svg:width="0.788cm" svg:height="0.789cm" svg:x="74.482cm" svg:y="15.52cm" svg:viewBox="0 0 789 790" draw:points="394,0 0,790 789,790">
          <text:p/>
        </draw:polygon>
        <draw:polygon draw:style-name="gr9" draw:text-style-name="P7" draw:layer="layout" svg:width="0.789cm" svg:height="0.789cm" svg:x="72.717cm" svg:y="16.318cm" svg:viewBox="0 0 790 790" draw:points="396,0 0,790 790,790">
          <text:p/>
        </draw:polygon>
        <draw:polygon draw:style-name="gr9" draw:text-style-name="P7" draw:layer="layout" svg:width="0.789cm" svg:height="0.789cm" svg:x="71.944cm" svg:y="14.971cm" svg:viewBox="0 0 790 790" draw:points="396,0 0,790 790,790">
          <text:p/>
        </draw:polygon>
        <draw:polygon draw:style-name="gr9" draw:text-style-name="P7" draw:layer="layout" svg:width="0.789cm" svg:height="0.789cm" svg:x="73.121cm" svg:y="18.274cm" svg:viewBox="0 0 790 790" draw:points="394,0 0,790 790,790">
          <text:p/>
        </draw:polygon>
        <draw:path draw:style-name="gr3" draw:text-style-name="P3" draw:layer="layout" svg:width="0.302cm" svg:height="0.36cm" svg:x="69.886cm" svg:y="20.023cm" svg:viewBox="0 0 303 361" svg:d="M50 40v281h58c50 0 86-11 109-34s35-58 35-107c0-48-12-83-35-106-23-22-59-34-109-34zM0 0h101c70 0 121 15 153 44 33 29 49 74 49 136s-16 108-49 138c-33 29-84 43-153 43h-101z">
          <text:p/>
        </draw:path>
        <draw:path draw:style-name="gr3" draw:text-style-name="P3" draw:layer="layout" svg:width="0.044cm" svg:height="0.375cm" svg:x="70.264cm" svg:y="20.008cm" svg:viewBox="0 0 45 376" svg:d="M0 106h45v270h-45zM0 0h45v57h-45z">
          <text:p/>
        </draw:path>
        <draw:path draw:style-name="gr3" draw:text-style-name="P3" draw:layer="layout" svg:width="0.394cm" svg:height="0.276cm" svg:x="70.4cm" svg:y="20.107cm" svg:viewBox="0 0 395 277" svg:d="M212 58c11-20 24-34 39-44 15-9 34-14 55-14 29 0 50 10 66 30 15 19 23 47 23 83v164h-45v-162c0-26-5-45-13-58-10-12-25-19-43-19-24 0-42 8-55 24-14 15-20 36-20 62v153h-44v-162c0-26-5-45-14-58-10-12-24-19-43-19-22 0-41 8-54 24-13 15-20 36-20 62v153h-44v-271h44v42c10-16 22-28 37-36 14-8 30-12 50-12s36 5 50 15 24 24 31 43z">
          <text:p/>
        </draw:path>
        <draw:polygon draw:style-name="gr3" draw:text-style-name="P3" draw:layer="layout" svg:width="0.215cm" svg:height="0.36cm" svg:x="71.047cm" svg:y="20.023cm" svg:viewBox="0 0 216 361" draw:points="7,320 87,320 87,45 0,62 0,18 86,0 136,0 136,320 216,320 216,361 7,361">
          <text:p/>
        </draw:polygon>
        <draw:path draw:style-name="gr3" draw:text-style-name="P3" draw:layer="layout" svg:width="0.36cm" svg:height="0.303cm" svg:x="61.36cm" svg:y="14.607cm" svg:viewBox="0 0 361 304" svg:d="M41 255h280v-59c0-49-11-85-33-109-23-22-59-34-107-34s-83 12-106 34c-22 24-34 60-34 109zM0 304v-100c0-70 15-121 45-154 29-33 74-50 136-50s108 17 137 51c29 32 43 84 43 153v100z">
          <text:p/>
        </draw:path>
        <draw:path draw:style-name="gr3" draw:text-style-name="P3" draw:layer="layout" svg:width="0.375cm" svg:height="0.045cm" svg:x="61.345cm" svg:y="14.487cm" svg:viewBox="0 0 376 46" svg:d="M105 46v-46h271v46zM0 46v-46h56v46z">
          <text:p/>
        </draw:path>
        <draw:path draw:style-name="gr3" draw:text-style-name="P3" draw:layer="layout" svg:width="0.276cm" svg:height="0.394cm" svg:x="61.444cm" svg:y="14.002cm" svg:viewBox="0 0 277 395" svg:d="M58 182c-20-11-34-24-44-39-9-16-14-34-14-55 0-28 10-50 29-65 20-15 48-23 84-23h164v44h-162c-26 0-45 5-58 14-12 10-19 23-19 42 0 23 8 42 23 55 16 13 36 20 63 20h153v44h-162c-26 0-45 5-58 14-12 9-19 24-19 42 0 23 8 41 23 55 16 13 36 20 63 20h153v45h-271v-45h42c-16-10-29-23-36-37-8-14-12-31-12-50 0-20 5-36 15-50 9-14 24-24 43-31z">
          <text:p/>
        </draw:path>
        <draw:path draw:style-name="gr3" draw:text-style-name="P3" draw:layer="layout" svg:width="0.366cm" svg:height="0.229cm" svg:x="61.354cm" svg:y="13.538cm" svg:viewBox="0 0 367 230" svg:d="M326 171v-171h41v230h-41c-19-18-45-44-78-76-32-31-53-52-62-60-17-16-32-27-44-33s-25-9-37-9c-18 0-34 7-46 20-12 14-18 31-18 53 0 15 3 31 8 48s13 35 24 54h-49c-8-19-14-38-18-54-4-17-6-33-6-47 0-37 9-67 28-89 19-24 43-35 75-35 14 0 29 3 42 8 13 6 29 16 46 32 5 4 19 16 41 38s53 52 94 91z">
          <text:p/>
        </draw:path>
        <draw:line draw:style-name="gr4" draw:text-style-name="P4" draw:layer="layout" svg:x1="62.087cm" svg:y1="19.743cm" svg:x2="62.087cm" svg:y2="8.704cm">
          <text:p/>
        </draw:line>
        <draw:line draw:style-name="gr4" draw:text-style-name="P4" draw:layer="layout" svg:x1="79.057cm" svg:y1="19.743cm" svg:x2="79.057cm" svg:y2="8.704cm">
          <text:p/>
        </draw:line>
        <draw:line draw:style-name="gr4" draw:text-style-name="P4" draw:layer="layout" svg:x1="62.087cm" svg:y1="19.743cm" svg:x2="79.057cm" svg:y2="19.743cm">
          <text:p/>
        </draw:line>
        <draw:line draw:style-name="gr4" draw:text-style-name="P4" draw:layer="layout" svg:x1="62.087cm" svg:y1="8.704cm" svg:x2="79.057cm" svg:y2="8.704cm">
          <text:p/>
        </draw:line>
        <draw:path draw:style-name="gr3" draw:text-style-name="P3" draw:layer="layout" svg:width="0.199cm" svg:height="0.309cm" svg:x="69.317cm" svg:y="8.183cm" svg:viewBox="0 0 200 310" svg:d="M43 35v116h52c20 0 35-5 45-15 11-10 16-25 16-43 0-19-5-33-16-43-10-10-25-15-45-15zM0 0h95c35 0 61 8 79 24s26 38 26 69c0 30-8 53-26 69-18 15-44 23-79 23h-52v125h-43z">
          <text:p/>
        </draw:path>
        <draw:path draw:style-name="gr3" draw:text-style-name="P3" draw:layer="layout" svg:width="0.136cm" svg:height="0.237cm" svg:x="69.562cm" svg:y="8.255cm" svg:viewBox="0 0 137 238" svg:d="M137 41c-5-3-9-4-14-6-5-1-11-1-17-1-21 0-38 7-49 21-12 14-18 34-18 60v123h-39v-233h39v36c8-14 18-24 31-31s29-10 47-10c3 0 6 0 9 0 3 1 6 1 11 2z">
          <text:p/>
        </draw:path>
        <draw:path draw:style-name="gr3" draw:text-style-name="P3" draw:layer="layout" svg:width="0.215cm" svg:height="0.242cm" svg:x="69.712cm" svg:y="8.255cm" svg:viewBox="0 0 216 243" svg:d="M216 113v18h-176c2 26 9 47 24 60 14 14 33 21 58 21 15 0 29-2 44-5 13-4 27-9 41-17v36c-14 6-28 11-42 13-15 3-30 4-45 4-37 0-66-10-88-31-21-22-32-51-32-88 0-38 10-68 31-91 20-22 48-33 83-33 31 0 56 10 75 30 17 20 27 47 27 83zM178 102c-1-22-7-39-18-51-12-13-27-19-46-19-21 0-38 6-51 18s-20 29-22 52z">
          <text:p/>
        </draw:path>
        <draw:path draw:style-name="gr3" draw:text-style-name="P3" draw:layer="layout" svg:width="0.207cm" svg:height="0.327cm" svg:x="69.972cm" svg:y="8.17cm" svg:viewBox="0 0 208 328" svg:d="M170 125v-125h38v323h-38v-35c-8 14-18 24-30 31-12 6-27 9-45 9-28 0-51-11-68-33-18-22-27-51-27-88 0-36 9-66 27-89 17-22 40-33 68-33 18 0 33 3 45 10s22 17 30 30zM40 207c0 28 5 50 17 66 11 16 27 24 48 24 20 0 36-8 48-24 11-16 17-38 17-66s-6-50-17-66c-12-16-28-24-48-24-21 0-37 8-48 24-12 16-17 38-17 66z">
          <text:p/>
        </draw:path>
        <draw:path draw:style-name="gr3" draw:text-style-name="P3" draw:layer="layout" svg:width="0.249cm" svg:height="0.319cm" svg:x="70.376cm" svg:y="8.178cm" svg:viewBox="0 0 250 320" svg:d="M250 29v44c-14-13-29-22-45-29s-34-10-51-10c-36 0-63 11-82 33-18 21-28 52-28 93 0 40 10 72 28 93 19 22 46 33 82 33 17 0 35-2 51-9 16-8 31-17 45-30v44c-15 10-30 17-46 22s-35 7-53 7c-47 0-83-14-110-42-28-29-41-68-41-118s13-89 41-118c27-28 63-42 110-42 19 0 37 2 53 7s32 12 46 22z">
          <text:p/>
        </draw:path>
        <draw:polygon draw:style-name="gr3" draw:text-style-name="P3" draw:layer="layout" svg:width="0.038cm" svg:height="0.322cm" svg:x="70.688cm" svg:y="8.17cm" svg:viewBox="0 0 39 323" draw:points="0,323 39,323 39,0 0,0">
          <text:p/>
        </draw:polygon>
        <draw:path draw:style-name="gr3" draw:text-style-name="P3" draw:layer="layout" svg:width="0.196cm" svg:height="0.242cm" svg:x="70.791cm" svg:y="8.255cm" svg:viewBox="0 0 197 243" svg:d="M121 121c-32 0-53 4-65 11s-18 19-18 36c0 14 5 25 13 32 9 8 22 12 37 12 22 0 39-7 52-22 12-15 19-35 19-60v-9zM197 106v132h-38v-35c-9 14-20 24-33 31-13 6-29 9-48 9-24 0-43-6-57-19s-21-31-21-53c0-26 9-46 26-59 18-13 44-21 79-21h54v-4c0-17-6-31-18-41-11-9-27-14-48-14-15 0-27 2-40 5s-24 8-36 14v-35c14-5 27-9 40-12s26-4 40-4c33 0 58 9 75 26 16 17 25 44 25 80z">
          <text:p/>
        </draw:path>
        <draw:path draw:style-name="gr3" draw:text-style-name="P3" draw:layer="layout" svg:width="0.177cm" svg:height="0.242cm" svg:x="71.048cm" svg:y="8.255cm" svg:viewBox="0 0 178 243" svg:d="M166 12v36c-11-5-23-9-35-12-11-3-23-4-36-4-19 0-33 2-42 8-10 6-14 15-14 26 0 9 3 16 10 21s20 11 40 15l14 3c27 6 47 15 58 25s17 25 17 44c0 22-8 38-25 51-18 12-42 18-72 18-12 0-25-1-39-3-13-2-27-6-42-11v-39c14 8 28 13 42 17 13 3 27 5 40 5 18 0 32-3 42-9 9-6 14-15 14-26 0-10-4-18-10-24-7-5-22-11-46-16l-13-3c-24-5-41-13-52-23-10-10-15-25-15-43 0-22 7-39 23-50 15-12 37-18 66-18 14 0 27 1 40 3 12 2 24 5 35 9z">
          <text:p/>
        </draw:path>
        <draw:path draw:style-name="gr3" draw:text-style-name="P3" draw:layer="layout" svg:width="0.177cm" svg:height="0.242cm" svg:x="71.269cm" svg:y="8.255cm" svg:viewBox="0 0 178 243" svg:d="M165 12v36c-11-5-22-9-33-12-12-3-24-4-37-4-19 0-34 2-43 8s-14 15-14 26c0 9 4 16 10 21 7 5 21 11 41 15l14 3c27 6 46 15 58 25 11 10 17 25 17 44 0 22-9 38-26 51-17 12-40 18-71 18-13 0-25-1-39-3s-27-6-42-11v-39c14 8 28 13 41 17 14 3 27 5 41 5 19 0 33-3 42-9 10-6 15-15 15-26 0-10-4-18-11-24-7-5-22-11-47-16l-13-3c-23-5-41-13-51-23-11-10-16-25-16-43 0-22 8-39 23-50 15-12 37-18 66-18 15 0 28 1 41 3 12 2 24 5 34 9z">
          <text:p/>
        </draw:path>
        <draw:path draw:style-name="gr3" draw:text-style-name="P3" draw:layer="layout" svg:width="0.225cm" svg:height="0.309cm" svg:x="71.622cm" svg:y="8.183cm" svg:viewBox="0 0 226 310" svg:d="M139 37l-105 164h105zM128 0h54v201h44v35h-44v74h-43v-74h-139v-40z">
          <text:p/>
        </draw:path>
        <draw:polygon draw:style-name="gr1" draw:text-style-name="P1" draw:layer="layout" svg:width="16.97cm" svg:height="12.613cm" svg:x="82.451cm" svg:y="7.917cm" svg:viewBox="0 0 16971 12614" draw:points="0,12614 16971,12614 16971,0 0,0">
          <text:p/>
        </draw:polygon>
        <draw:path draw:style-name="gr10" draw:text-style-name="P8" draw:layer="layout" svg:width="0.789cm" svg:height="0.788cm" svg:x="96.847cm" svg:y="11.738cm" svg:viewBox="0 0 790 789" svg:d="M395 789c105 0 206-41 280-115s115-174 115-280c0-105-41-205-115-279s-175-115-280-115-205 41-279 115-116 174-116 279c0 106 42 206 116 280s174 115 279 115z">
          <text:p/>
        </draw:path>
        <draw:path draw:style-name="gr10" draw:text-style-name="P8" draw:layer="layout" svg:width="0.789cm" svg:height="0.789cm" svg:x="97.612cm" svg:y="11.374cm" svg:viewBox="0 0 790 790" svg:d="M395 790c105 0 206-41 280-115s115-175 115-279c0-105-41-205-115-279-74-75-175-117-280-117s-205 42-279 117c-74 74-116 174-116 279 0 104 42 205 116 279s174 115 279 115z">
          <text:p/>
        </draw:path>
        <draw:path draw:style-name="gr10" draw:text-style-name="P8" draw:layer="layout" svg:width="0.789cm" svg:height="0.788cm" svg:x="97.302cm" svg:y="10.273cm" svg:viewBox="0 0 790 789" svg:d="M396 789c104 0 205-41 279-115s115-174 115-279c0-106-41-206-115-280s-175-115-279-115c-105 0-205 41-279 115s-117 174-117 280c0 105 43 205 117 279s174 115 279 115z">
          <text:p/>
        </draw:path>
        <draw:path draw:style-name="gr10" draw:text-style-name="P8" draw:layer="layout" svg:width="0.789cm" svg:height="0.789cm" svg:x="96.394cm" svg:y="11.84cm" svg:viewBox="0 0 790 790" svg:d="M395 790c105 0 205-42 279-116s116-174 116-279-42-206-116-280c-74-73-174-115-279-115-104 0-205 42-280 115-74 74-115 175-115 280s41 205 115 279c75 74 176 116 280 116z">
          <text:p/>
        </draw:path>
        <draw:path draw:style-name="gr10" draw:text-style-name="P8" draw:layer="layout" svg:width="0.788cm" svg:height="0.789cm" svg:x="97.224cm" svg:y="10.827cm" svg:viewBox="0 0 789 790" svg:d="M395 790c105 0 205-42 279-116s115-175 115-280c0-104-41-204-115-278s-174-116-279-116-205 42-279 116c-75 74-116 174-116 278 0 105 41 206 116 280 74 74 174 116 279 116z">
          <text:p/>
        </draw:path>
        <draw:path draw:style-name="gr10" draw:text-style-name="P8" draw:layer="layout" svg:width="0.788cm" svg:height="0.789cm" svg:x="97.025cm" svg:y="8.874cm" svg:viewBox="0 0 789 790" svg:d="M395 790c105 0 205-42 279-116s115-174 115-279c0-104-41-205-115-280-74-74-174-115-279-115-106 0-206 41-280 115-74 75-115 176-115 280 0 105 41 205 115 279s174 116 280 116z">
          <text:p/>
        </draw:path>
        <draw:path draw:style-name="gr10" draw:text-style-name="P8" draw:layer="layout" svg:width="0.789cm" svg:height="0.789cm" svg:x="95.732cm" svg:y="13.015cm" svg:viewBox="0 0 790 790" svg:d="M396 790c104 0 205-42 279-116 73-74 115-175 115-279 0-105-42-205-115-279-74-74-175-116-279-116-105 0-205 42-279 116s-117 174-117 279c0 104 43 205 117 279s174 116 279 116z">
          <text:p/>
        </draw:path>
        <draw:path draw:style-name="gr10" draw:text-style-name="P8" draw:layer="layout" svg:width="0.788cm" svg:height="0.789cm" svg:x="96.533cm" svg:y="8.781cm" svg:viewBox="0 0 789 790" svg:d="M394 790c105 0 205-42 279-116s116-174 116-279c0-104-42-206-116-279-74-74-174-116-279-116s-205 42-279 116c-74 73-115 175-115 279 0 105 41 205 115 279s174 116 279 116z">
          <text:p/>
        </draw:path>
        <draw:path draw:style-name="gr10" draw:text-style-name="P8" draw:layer="layout" svg:width="0.788cm" svg:height="0.789cm" svg:x="94.432cm" svg:y="10.587cm" svg:viewBox="0 0 789 790" svg:d="M394 790c105 0 206-41 280-115s115-175 115-279c0-105-41-205-115-279-74-75-175-117-280-117s-205 42-279 117c-74 74-115 174-115 279 0 104 41 205 115 279s174 115 279 115z">
          <text:p/>
        </draw:path>
        <draw:path draw:style-name="gr10" draw:text-style-name="P8" draw:layer="layout" svg:width="0.789cm" svg:height="0.788cm" svg:x="97.375cm" svg:y="9.574cm" svg:viewBox="0 0 790 789" svg:d="M394 789c105 0 205-41 279-115 75-74 117-174 117-279s-42-206-117-280c-74-74-174-115-279-115-104 0-205 41-278 115-74 74-116 175-116 280s42 205 116 279c73 74 174 115 278 115z">
          <text:p/>
        </draw:path>
        <draw:path draw:style-name="gr10" draw:text-style-name="P8" draw:layer="layout" svg:width="0.788cm" svg:height="0.789cm" svg:x="96.863cm" svg:y="10.154cm" svg:viewBox="0 0 789 790" svg:d="M394 790c106 0 206-42 280-116 74-73 115-174 115-279s-41-205-115-279-174-116-280-116c-105 0-205 42-279 116s-115 174-115 279 41 206 115 279c74 74 174 116 279 116z">
          <text:p/>
        </draw:path>
        <draw:path draw:style-name="gr10" draw:text-style-name="P8" draw:layer="layout" svg:width="0.789cm" svg:height="0.789cm" svg:x="96.069cm" svg:y="12.783cm" svg:viewBox="0 0 790 790" svg:d="M394 790c106 0 206-41 280-115s116-175 116-279c0-105-42-206-116-280s-174-116-280-116c-104 0-205 42-278 116-74 74-116 175-116 280 0 104 42 205 116 279 73 74 174 115 278 115z">
          <text:p/>
        </draw:path>
        <draw:path draw:style-name="gr10" draw:text-style-name="P8" draw:layer="layout" svg:width="0.789cm" svg:height="0.789cm" svg:x="95.582cm" svg:y="12.22cm" svg:viewBox="0 0 790 790" svg:d="M396 790c104 0 205-43 279-117s115-174 115-279c0-104-41-205-115-278-74-74-175-116-279-116-105 0-205 42-280 116-74 73-116 174-116 278 0 105 42 205 116 279 75 74 175 117 280 117z">
          <text:p/>
        </draw:path>
        <draw:path draw:style-name="gr10" draw:text-style-name="P8" draw:layer="layout" svg:width="0.788cm" svg:height="0.789cm" svg:x="95.978cm" svg:y="8.825cm" svg:viewBox="0 0 789 790" svg:d="M394 790c105 0 206-42 280-116s115-174 115-279c0-104-41-206-115-280s-175-115-280-115-205 41-279 115-115 176-115 280c0 105 41 205 115 279s174 116 279 116z">
          <text:p/>
        </draw:path>
        <draw:path draw:style-name="gr10" draw:text-style-name="P8" draw:layer="layout" svg:width="0.789cm" svg:height="0.789cm" svg:x="95.735cm" svg:y="12.583cm" svg:viewBox="0 0 790 790" svg:d="M396 790c104 0 205-41 279-115s115-175 115-280-41-205-115-279-175-116-279-116c-105 0-205 42-279 116s-117 174-117 279 43 206 117 280 174 115 279 115z">
          <text:p/>
        </draw:path>
        <draw:path draw:style-name="gr10" draw:text-style-name="P8" draw:layer="layout" svg:width="0.789cm" svg:height="0.788cm" svg:x="96.879cm" svg:y="10.647cm" svg:viewBox="0 0 790 789" svg:d="M395 789c105 0 206-42 280-116s115-174 115-279-41-205-115-279-175-115-280-115-205 41-279 115-116 174-116 279 42 205 116 279 174 116 279 116z">
          <text:p/>
        </draw:path>
        <draw:path draw:style-name="gr10" draw:text-style-name="P8" draw:layer="layout" svg:width="0.789cm" svg:height="0.789cm" svg:x="94.177cm" svg:y="10.405cm" svg:viewBox="0 0 790 790" svg:d="M395 790c104 0 205-42 279-116 74-73 116-174 116-278 0-105-42-206-116-280s-175-116-279-116c-105 0-205 42-279 116s-116 175-116 280c0 104 42 205 116 278 74 74 174 116 279 116z">
          <text:p/>
        </draw:path>
        <draw:path draw:style-name="gr10" draw:text-style-name="P8" draw:layer="layout" svg:width="0.789cm" svg:height="0.789cm" svg:x="94.623cm" svg:y="11.952cm" svg:viewBox="0 0 790 790" svg:d="M396 790c104 0 205-42 279-116s115-174 115-279c0-104-41-205-115-279s-175-116-279-116c-106 0-206 42-280 116s-116 175-116 279c0 105 42 205 116 279s174 116 280 116z">
          <text:p/>
        </draw:path>
        <draw:path draw:style-name="gr10" draw:text-style-name="P8" draw:layer="layout" svg:width="0.789cm" svg:height="0.788cm" svg:x="96.267cm" svg:y="10.334cm" svg:viewBox="0 0 790 789" svg:d="M395 789c105 0 205-41 279-115s116-174 116-279c0-106-42-206-116-280s-174-115-279-115c-104 0-205 41-279 115s-116 174-116 280c0 105 42 205 116 279s175 115 279 115z">
          <text:p/>
        </draw:path>
        <draw:path draw:style-name="gr10" draw:text-style-name="P8" draw:layer="layout" svg:width="0.789cm" svg:height="0.789cm" svg:x="96.245cm" svg:y="8.574cm" svg:viewBox="0 0 790 790" svg:d="M395 790c105 0 205-42 279-116s116-174 116-280c0-104-42-205-116-279s-174-115-279-115c-104 0-205 41-279 115s-116 175-116 279c0 106 42 206 116 280s175 116 279 116z">
          <text:p/>
        </draw:path>
        <draw:path draw:style-name="gr10" draw:text-style-name="P8" draw:layer="layout" svg:width="0.789cm" svg:height="0.789cm" svg:x="95.014cm" svg:y="12.162cm" svg:viewBox="0 0 790 790" svg:d="M395 790c104 0 205-41 279-115 75-74 116-175 116-279 0-105-41-205-116-279-74-75-175-117-279-117-105 0-205 42-279 117-74 74-116 174-116 279 0 104 42 205 116 279s174 115 279 115z">
          <text:p/>
        </draw:path>
        <draw:path draw:style-name="gr10" draw:text-style-name="P8" draw:layer="layout" svg:width="0.788cm" svg:height="0.789cm" svg:x="95.465cm" svg:y="9.855cm" svg:viewBox="0 0 789 790" svg:d="M395 790c105 0 205-42 279-116s115-175 115-279c0-105-41-205-115-279s-174-116-279-116-206 42-280 116-115 174-115 279c0 104 41 205 115 279s175 116 280 116z">
          <text:p/>
        </draw:path>
        <draw:path draw:style-name="gr10" draw:text-style-name="P8" draw:layer="layout" svg:width="0.788cm" svg:height="0.789cm" svg:x="95.817cm" svg:y="9.45cm" svg:viewBox="0 0 789 790" svg:d="M394 790c105 0 205-42 279-116 75-74 116-174 116-280 0-104-41-205-116-279-74-74-174-115-279-115s-205 41-279 115-115 175-115 279c0 106 41 206 115 280s174 116 279 116z">
          <text:p/>
        </draw:path>
        <draw:path draw:style-name="gr10" draw:text-style-name="P8" draw:layer="layout" svg:width="0.789cm" svg:height="0.789cm" svg:x="94.907cm" svg:y="10.323cm" svg:viewBox="0 0 790 790" svg:d="M395 790c105 0 205-41 279-115s116-175 116-279c0-106-42-206-116-280s-174-116-279-116c-104 0-205 42-279 116-75 74-116 174-116 280 0 104 41 205 116 279 74 74 175 115 279 115z">
          <text:p/>
        </draw:path>
        <draw:path draw:style-name="gr10" draw:text-style-name="P8" draw:layer="layout" svg:width="0.789cm" svg:height="0.788cm" svg:x="95.067cm" svg:y="9.908cm" svg:viewBox="0 0 790 789" svg:d="M395 789c104 0 205-41 279-116 75-74 116-174 116-279s-41-205-116-279c-74-74-175-115-279-115-105 0-205 41-279 115s-116 174-116 279 42 205 116 279c74 75 174 116 279 116z">
          <text:p/>
        </draw:path>
        <draw:polygon draw:style-name="gr11" draw:text-style-name="P8" draw:layer="layout" svg:width="0.789cm" svg:height="0.789cm" svg:x="85.079cm" svg:y="16.074cm" svg:viewBox="0 0 790 790" draw:points="395,0 0,790 790,790">
          <text:p/>
        </draw:polygon>
        <draw:polygon draw:style-name="gr12" draw:text-style-name="P4" draw:layer="layout" svg:width="0.789cm" svg:height="0.789cm" svg:x="85.079cm" svg:y="16.074cm" svg:viewBox="0 0 790 790" draw:points="395,0 0,790 790,790">
          <text:p/>
        </draw:polygon>
        <draw:polygon draw:style-name="gr10" draw:text-style-name="P8" draw:layer="layout" svg:width="0.789cm" svg:height="0.789cm" svg:x="84.335cm" svg:y="15.997cm" svg:viewBox="0 0 790 790" draw:points="396,0 0,790 790,790">
          <text:p/>
        </draw:polygon>
        <draw:polygon draw:style-name="gr10" draw:text-style-name="P8" draw:layer="layout" svg:width="0.789cm" svg:height="0.789cm" svg:x="85.549cm" svg:y="17.317cm" svg:viewBox="0 0 790 790" draw:points="395,0 0,790 790,790">
          <text:p/>
        </draw:polygon>
        <draw:polygon draw:style-name="gr10" draw:text-style-name="P8" draw:layer="layout" svg:width="0.789cm" svg:height="0.789cm" svg:x="84.637cm" svg:y="16.706cm" svg:viewBox="0 0 790 790" draw:points="396,0 0,790 790,790">
          <text:p/>
        </draw:polygon>
        <draw:polygon draw:style-name="gr10" draw:text-style-name="P8" draw:layer="layout" svg:width="0.789cm" svg:height="0.789cm" svg:x="83.99cm" svg:y="18.222cm" svg:viewBox="0 0 790 790" draw:points="394,0 0,790 790,790">
          <text:p/>
        </draw:polygon>
        <draw:polygon draw:style-name="gr10" draw:text-style-name="P8" draw:layer="layout" svg:width="0.789cm" svg:height="0.789cm" svg:x="83.471cm" svg:y="17.735cm" svg:viewBox="0 0 790 790" draw:points="394,0 0,790 790,790">
          <text:p/>
        </draw:polygon>
        <draw:polygon draw:style-name="gr10" draw:text-style-name="P8" draw:layer="layout" svg:width="0.789cm" svg:height="0.789cm" svg:x="83.589cm" svg:y="17.141cm" svg:viewBox="0 0 790 790" draw:points="395,0 0,790 790,790">
          <text:p/>
        </draw:polygon>
        <draw:polygon draw:style-name="gr10" draw:text-style-name="P8" draw:layer="layout" svg:width="0.789cm" svg:height="0.789cm" svg:x="84.387cm" svg:y="16.108cm" svg:viewBox="0 0 790 790" draw:points="396,0 0,790 790,790">
          <text:p/>
        </draw:polygon>
        <draw:polygon draw:style-name="gr10" draw:text-style-name="P8" draw:layer="layout" svg:width="0.788cm" svg:height="0.789cm" svg:x="87.739cm" svg:y="18.179cm" svg:viewBox="0 0 789 790" draw:points="395,0 0,790 789,790">
          <text:p/>
        </draw:polygon>
        <draw:polygon draw:style-name="gr10" draw:text-style-name="P8" draw:layer="layout" svg:width="0.789cm" svg:height="0.789cm" svg:x="85.327cm" svg:y="16.027cm" svg:viewBox="0 0 790 790" draw:points="396,0 0,790 790,790">
          <text:p/>
        </draw:polygon>
        <draw:polygon draw:style-name="gr10" draw:text-style-name="P8" draw:layer="layout" svg:width="0.789cm" svg:height="0.789cm" svg:x="85.787cm" svg:y="17.726cm" svg:viewBox="0 0 790 790" draw:points="395,0 0,790 790,790">
          <text:p/>
        </draw:polygon>
        <draw:polygon draw:style-name="gr10" draw:text-style-name="P8" draw:layer="layout" svg:width="0.789cm" svg:height="0.788cm" svg:x="84.574cm" svg:y="16.311cm" svg:viewBox="0 0 790 789" draw:points="395,0 0,789 790,789">
          <text:p/>
        </draw:polygon>
        <draw:polygon draw:style-name="gr10" draw:text-style-name="P8" draw:layer="layout" svg:width="0.789cm" svg:height="0.789cm" svg:x="88.106cm" svg:y="19.084cm" svg:viewBox="0 0 790 790" draw:points="394,0 0,790 790,790">
          <text:p/>
        </draw:polygon>
        <draw:polygon draw:style-name="gr10" draw:text-style-name="P8" draw:layer="layout" svg:width="0.789cm" svg:height="0.789cm" svg:x="85.022cm" svg:y="18.737cm" svg:viewBox="0 0 790 790" draw:points="394,0 0,790 790,790">
          <text:p/>
        </draw:polygon>
        <draw:polygon draw:style-name="gr10" draw:text-style-name="P8" draw:layer="layout" svg:width="0.789cm" svg:height="0.789cm" svg:x="86.175cm" svg:y="17.041cm" svg:viewBox="0 0 790 790" draw:points="395,0 0,790 790,790">
          <text:p/>
        </draw:polygon>
        <draw:polygon draw:style-name="gr10" draw:text-style-name="P8" draw:layer="layout" svg:width="0.789cm" svg:height="0.789cm" svg:x="86.48cm" svg:y="17.101cm" svg:viewBox="0 0 790 790" draw:points="394,0 0,790 790,790">
          <text:p/>
        </draw:polygon>
        <draw:polygon draw:style-name="gr10" draw:text-style-name="P8" draw:layer="layout" svg:width="0.789cm" svg:height="0.789cm" svg:x="87.144cm" svg:y="18.73cm" svg:viewBox="0 0 790 790" draw:points="394,0 0,790 790,790">
          <text:p/>
        </draw:polygon>
        <draw:polygon draw:style-name="gr10" draw:text-style-name="P8" draw:layer="layout" svg:width="0.789cm" svg:height="0.789cm" svg:x="83.986cm" svg:y="17.097cm" svg:viewBox="0 0 790 790" draw:points="394,0 0,790 790,790">
          <text:p/>
        </draw:polygon>
        <draw:polygon draw:style-name="gr10" draw:text-style-name="P8" draw:layer="layout" svg:width="0.789cm" svg:height="0.789cm" svg:x="86.102cm" svg:y="18.174cm" svg:viewBox="0 0 790 790" draw:points="396,0 0,790 790,790">
          <text:p/>
        </draw:polygon>
        <draw:polygon draw:style-name="gr10" draw:text-style-name="P8" draw:layer="layout" svg:width="0.789cm" svg:height="0.789cm" svg:x="85.903cm" svg:y="18.473cm" svg:viewBox="0 0 790 790" draw:points="396,0 0,790 790,790">
          <text:p/>
        </draw:polygon>
        <draw:polygon draw:style-name="gr10" draw:text-style-name="P8" draw:layer="layout" svg:width="0.789cm" svg:height="0.789cm" svg:x="87.432cm" svg:y="17.679cm" svg:viewBox="0 0 790 790" draw:points="395,0 0,790 790,790">
          <text:p/>
        </draw:polygon>
        <draw:polygon draw:style-name="gr10" draw:text-style-name="P8" draw:layer="layout" svg:width="0.789cm" svg:height="0.789cm" svg:x="87.64cm" svg:y="17.405cm" svg:viewBox="0 0 790 790" draw:points="396,0 0,790 790,790">
          <text:p/>
        </draw:polygon>
        <draw:polygon draw:style-name="gr10" draw:text-style-name="P8" draw:layer="layout" svg:width="0.789cm" svg:height="0.789cm" svg:x="86.501cm" svg:y="16.743cm" svg:viewBox="0 0 790 790" draw:points="395,0 0,790 790,790">
          <text:p/>
        </draw:polygon>
        <draw:polygon draw:style-name="gr10" draw:text-style-name="P8" draw:layer="layout" svg:width="0.789cm" svg:height="0.788cm" svg:x="84.57cm" svg:y="17.89cm" svg:viewBox="0 0 790 789" draw:points="396,0 0,789 790,789">
          <text:p/>
        </draw:polygon>
        <draw:polygon draw:style-name="gr10" draw:text-style-name="P8" draw:layer="layout" svg:width="0.789cm" svg:height="0.789cm" svg:x="84.782cm" svg:y="15.291cm" svg:viewBox="0 0 790 790" draw:points="394,0 0,790 790,790">
          <text:p/>
        </draw:polygon>
        <draw:path draw:style-name="gr3" draw:text-style-name="P3" draw:layer="layout" svg:width="0.303cm" svg:height="0.36cm" svg:x="90.249cm" svg:y="20.81cm" svg:viewBox="0 0 304 361" svg:d="M49 40v281h59c49 0 86-11 110-34 23-23 35-59 35-108 0-48-12-83-35-106-24-22-61-33-110-33zM0 0h101c69 0 122 14 154 43 33 29 49 75 49 136 0 63-17 109-49 138-33 29-85 44-154 44h-101z">
          <text:p/>
        </draw:path>
        <draw:path draw:style-name="gr3" draw:text-style-name="P3" draw:layer="layout" svg:width="0.044cm" svg:height="0.376cm" svg:x="90.628cm" svg:y="20.794cm" svg:viewBox="0 0 45 377" svg:d="M0 106h45v271h-45zM0 0h45v58h-45z">
          <text:p/>
        </draw:path>
        <draw:path draw:style-name="gr3" draw:text-style-name="P3" draw:layer="layout" svg:width="0.394cm" svg:height="0.277cm" svg:x="90.764cm" svg:y="20.893cm" svg:viewBox="0 0 395 278" svg:d="M212 58c11-19 25-34 40-44 15-9 34-14 55-14 27 0 49 10 64 30 16 19 24 48 24 84v164h-45v-163c0-26-5-45-14-58-9-12-23-18-42-18-23 0-41 7-54 23-14 15-20 36-20 62v154h-45v-163c0-26-5-45-13-58-10-12-24-18-43-18-23 0-41 7-54 23-15 15-21 36-21 62v154h-44v-272h44v42c11-16 23-28 38-36 13-8 30-12 50-12s36 5 50 15 24 25 30 43z">
          <text:p/>
        </draw:path>
        <draw:polygon draw:style-name="gr3" draw:text-style-name="P3" draw:layer="layout" svg:width="0.214cm" svg:height="0.36cm" svg:x="91.411cm" svg:y="20.81cm" svg:viewBox="0 0 215 361" draw:points="7,320 87,320 87,44 0,61 0,17 87,0 136,0 136,320 215,320 215,361 7,361">
          <text:p/>
        </draw:polygon>
        <draw:path draw:style-name="gr3" draw:text-style-name="P3" draw:layer="layout" svg:width="0.36cm" svg:height="0.303cm" svg:x="81.724cm" svg:y="14.607cm" svg:viewBox="0 0 361 304" svg:d="M40 255h281v-59c0-49-11-85-34-109-22-22-58-34-106-34-50 0-85 12-107 34-23 24-34 60-34 109zM0 304v-100c0-70 15-121 43-154 30-33 75-50 138-50 62 0 107 17 137 51 29 32 43 84 43 153v100z">
          <text:p/>
        </draw:path>
        <draw:path draw:style-name="gr3" draw:text-style-name="P3" draw:layer="layout" svg:width="0.375cm" svg:height="0.045cm" svg:x="81.709cm" svg:y="14.487cm" svg:viewBox="0 0 376 46" svg:d="M105 46v-46h271v46zM0 46v-46h56v46z">
          <text:p/>
        </draw:path>
        <draw:path draw:style-name="gr3" draw:text-style-name="P3" draw:layer="layout" svg:width="0.277cm" svg:height="0.394cm" svg:x="81.807cm" svg:y="14.002cm" svg:viewBox="0 0 278 395" svg:d="M60 182c-20-11-35-24-45-39-10-16-15-34-15-55 0-28 10-50 31-65 20-15 48-23 84-23h163v44h-161c-26 0-45 5-58 14-13 10-19 23-19 42 0 23 8 42 23 55 16 13 36 20 62 20h153v44h-161c-26 0-45 5-58 14s-19 24-19 42c0 23 8 41 23 55 16 13 36 20 62 20h153v45h-271v-45h43c-16-10-30-23-38-37s-12-31-12-50c0-20 5-36 15-50s26-24 45-31z">
          <text:p/>
        </draw:path>
        <draw:path draw:style-name="gr3" draw:text-style-name="P3" draw:layer="layout" svg:width="0.366cm" svg:height="0.229cm" svg:x="81.718cm" svg:y="13.538cm" svg:viewBox="0 0 367 230" svg:d="M326 171v-171h41v230h-41c-19-18-44-44-77-76-32-31-53-52-62-60-18-16-32-27-45-33-12-6-24-9-36-9-18 0-35 7-47 20-12 14-18 31-18 53 0 15 3 31 7 48 6 17 14 35 25 54h-50c-8-19-14-38-17-54-4-17-6-33-6-47 0-37 9-67 28-89 18-24 43-35 75-35 15 0 29 3 42 8 14 6 29 16 47 32 5 4 18 16 41 38 22 22 53 52 93 91z">
          <text:p/>
        </draw:path>
        <draw:line draw:style-name="gr4" draw:text-style-name="P4" draw:layer="layout" svg:x1="82.451cm" svg:y1="20.53cm" svg:x2="82.451cm" svg:y2="7.917cm">
          <text:p/>
        </draw:line>
        <draw:line draw:style-name="gr4" draw:text-style-name="P4" draw:layer="layout" svg:x1="99.421cm" svg:y1="20.53cm" svg:x2="99.421cm" svg:y2="7.917cm">
          <text:p/>
        </draw:line>
        <draw:line draw:style-name="gr4" draw:text-style-name="P4" draw:layer="layout" svg:x1="82.451cm" svg:y1="20.53cm" svg:x2="99.421cm" svg:y2="20.53cm">
          <text:p/>
        </draw:line>
        <draw:line draw:style-name="gr4" draw:text-style-name="P4" draw:layer="layout" svg:x1="82.451cm" svg:y1="7.917cm" svg:x2="99.421cm" svg:y2="7.917cm">
          <text:p/>
        </draw:line>
        <draw:path draw:style-name="gr3" draw:text-style-name="P3" draw:layer="layout" svg:width="0.199cm" svg:height="0.309cm" svg:x="89.681cm" svg:y="7.397cm" svg:viewBox="0 0 200 310" svg:d="M42 34v117h52c20 0 35-5 45-15 11-11 16-25 16-44 0-18-5-32-16-42-10-11-25-16-45-16zM0 0h94c35 0 61 8 80 24 17 15 26 38 26 68 0 31-9 54-26 70-19 16-45 24-80 24h-52v124h-42z">
          <text:p/>
        </draw:path>
        <draw:path draw:style-name="gr3" draw:text-style-name="P3" draw:layer="layout" svg:width="0.135cm" svg:height="0.237cm" svg:x="89.926cm" svg:y="7.469cm" svg:viewBox="0 0 136 238" svg:d="M136 41c-4-3-8-5-14-6-5-1-10-2-16-2-22 0-38 8-50 22s-18 33-18 60v123h-38v-233h38v36c8-14 19-24 32-31s28-10 47-10c3 0 5 0 9 0 3 0 6 1 10 2z">
          <text:p/>
        </draw:path>
        <draw:path draw:style-name="gr3" draw:text-style-name="P3" draw:layer="layout" svg:width="0.215cm" svg:height="0.242cm" svg:x="90.076cm" svg:y="7.469cm" svg:viewBox="0 0 216 243" svg:d="M216 111v19h-176c1 27 9 48 23 61 14 14 34 20 59 20 16 0 30-1 44-5 13-3 27-9 41-16v36c-14 6-28 10-42 13-15 2-29 4-45 4-37 0-66-10-88-32-22-21-32-50-32-88 0-37 10-68 30-90 21-22 49-33 83-33 33 0 57 10 75 30s28 47 28 81zM177 100c0-20-6-37-17-50-11-12-27-18-46-18-21 0-38 6-51 18s-20 29-22 50z">
          <text:p/>
        </draw:path>
        <draw:path draw:style-name="gr3" draw:text-style-name="P3" draw:layer="layout" svg:width="0.207cm" svg:height="0.327cm" svg:x="90.336cm" svg:y="7.384cm" svg:viewBox="0 0 208 328" svg:d="M170 125v-125h38v323h-38v-36c-8 15-18 25-30 31-13 7-27 10-44 10-28 0-51-11-68-34-19-22-28-52-28-88s9-66 28-88c17-22 40-33 68-33 17 0 31 3 44 10 12 7 22 17 30 30zM41 206c0 28 5 50 17 66 11 16 27 24 47 24s36-8 48-24c11-16 17-38 17-66s-6-49-17-66c-12-16-28-24-48-24s-36 8-47 24c-12 17-17 38-17 66z">
          <text:p/>
        </draw:path>
        <draw:path draw:style-name="gr3" draw:text-style-name="P3" draw:layer="layout" svg:width="0.249cm" svg:height="0.319cm" svg:x="90.74cm" svg:y="7.392cm" svg:viewBox="0 0 250 320" svg:d="M250 29v44c-14-13-29-23-45-29-16-7-33-10-51-10-36 0-63 11-82 32-19 22-28 54-28 95 0 40 9 72 28 93 19 22 46 32 82 32 18 0 35-3 51-9 16-7 31-17 45-30v44c-15 10-30 17-47 22-16 5-33 7-52 7-47 0-84-14-111-42-27-29-40-67-40-117s13-90 40-119c27-28 64-42 111-42 19 0 37 2 53 7s32 12 46 22z">
          <text:p/>
        </draw:path>
        <draw:polygon draw:style-name="gr3" draw:text-style-name="P3" draw:layer="layout" svg:width="0.038cm" svg:height="0.322cm" svg:x="91.052cm" svg:y="7.384cm" svg:viewBox="0 0 39 323" draw:points="0,323 39,323 39,0 0,0">
          <text:p/>
        </draw:polygon>
        <draw:path draw:style-name="gr3" draw:text-style-name="P3" draw:layer="layout" svg:width="0.196cm" svg:height="0.242cm" svg:x="91.155cm" svg:y="7.469cm" svg:viewBox="0 0 197 243" svg:d="M121 120c-31 0-52 4-64 11s-18 19-18 37c0 13 4 24 13 32s21 12 37 12c21 0 38-7 50-23 13-14 19-34 19-60v-9zM197 105v133h-39v-35c-8 14-19 24-32 30-13 7-29 10-48 10-23 0-42-6-56-19-15-13-22-31-22-54 0-26 9-46 27-60 18-13 43-19 78-19h53v-4c0-18-5-31-17-41-11-9-27-14-48-14-14 0-26 1-39 5-13 3-25 8-36 14v-35c13-5 27-10 40-12 13-3 26-4 39-4 33 0 58 8 75 26 16 17 25 43 25 79z">
          <text:p/>
        </draw:path>
        <draw:path draw:style-name="gr3" draw:text-style-name="P3" draw:layer="layout" svg:width="0.177cm" svg:height="0.242cm" svg:x="91.412cm" svg:y="7.469cm" svg:viewBox="0 0 178 243" svg:d="M166 12v36c-11-5-22-9-34-12s-24-5-36-5c-19 0-33 3-43 9-9 6-14 15-14 26 0 9 4 16 11 21 6 5 20 10 40 14l13 3c27 6 47 15 58 25s17 26 17 45c0 21-9 38-25 51-17 12-41 18-71 18-12 0-25-1-39-3-13-2-28-6-43-11v-39c14 7 29 13 42 16 14 4 28 6 41 6 18 0 32-3 42-9 9-6 14-15 14-26 0-10-4-19-11-25-6-6-22-11-45-16l-13-3c-24-5-42-13-53-23-10-10-15-24-15-42 0-22 7-39 24-51 15-11 37-17 66-17 14 0 27 1 39 3 13 2 24 5 35 9z">
          <text:p/>
        </draw:path>
        <draw:path draw:style-name="gr3" draw:text-style-name="P3" draw:layer="layout" svg:width="0.176cm" svg:height="0.242cm" svg:x="91.633cm" svg:y="7.469cm" svg:viewBox="0 0 177 243" svg:d="M165 12v36c-11-5-23-9-34-12-12-3-24-5-36-5-19 0-34 3-43 9s-14 15-14 26c0 9 3 16 10 21s21 10 41 14l13 3c27 6 46 15 59 25 11 10 16 26 16 45 0 21-8 38-25 51-18 12-42 18-71 18-13 0-26-1-39-3-14-2-28-6-42-11v-39c13 7 27 13 41 16 14 4 27 6 41 6 17 0 31-3 41-9 9-6 15-15 15-26 0-10-4-19-11-25s-22-11-46-16l-13-3c-24-5-41-13-51-23-11-10-16-24-16-42 0-22 8-39 23-51 15-11 37-17 66-17 14 0 27 1 40 3 12 2 25 5 35 9z">
          <text:p/>
        </draw:path>
        <draw:path draw:style-name="gr3" draw:text-style-name="P3" draw:layer="layout" svg:width="0.2cm" svg:height="0.314cm" svg:x="91.997cm" svg:y="7.397cm" svg:viewBox="0 0 201 315" svg:d="M14 0h164v35h-125v76c6-2 12-4 18-5s12-1 18-1c34 0 61 9 82 28 20 19 30 44 30 77s-10 59-31 77c-21 19-50 28-87 28-13 0-27-1-40-3-15-2-28-5-43-10v-42c13 6 25 11 39 15 14 3 28 4 43 4 24 0 43-5 57-18 13-13 20-30 20-51 0-22-7-39-20-51-14-13-33-19-57-19-11 0-23 1-34 4-12 2-23 6-34 11z">
          <text:p/>
        </draw:path>
        <draw:polygon draw:style-name="gr1" draw:text-style-name="P1" draw:layer="layout" svg:width="16.97cm" svg:height="11.577cm" svg:x="0.996cm" svg:y="29.771cm" svg:viewBox="0 0 16971 11578" draw:points="0,11578 16971,11578 16971,0 0,0">
          <text:p/>
        </draw:polygon>
        <draw:path draw:style-name="gr13" draw:text-style-name="P9" draw:layer="layout" svg:width="0.789cm" svg:height="0.789cm" svg:x="2.385cm" svg:y="38.995cm" svg:viewBox="0 0 790 790" svg:d="M395 790c105 0 205-42 279-116s116-174 116-279c0-104-42-204-116-278s-174-117-279-117-206 43-280 117-115 174-115 278c0 105 41 205 115 279s175 116 280 116z">
          <text:p/>
        </draw:path>
        <draw:path draw:style-name="gr13" draw:text-style-name="P9" draw:layer="layout" svg:width="0.789cm" svg:height="0.788cm" svg:x="3.277cm" svg:y="39.938cm" svg:viewBox="0 0 790 789" svg:d="M395 789c105 0 205-41 279-115 74-75 116-175 116-280s-42-205-116-279-174-115-279-115c-104 0-206 41-280 115s-115 174-115 279 41 205 115 280c74 74 176 115 280 115z">
          <text:p/>
        </draw:path>
        <draw:path draw:style-name="gr13" draw:text-style-name="P9" draw:layer="layout" svg:width="0.789cm" svg:height="0.789cm" svg:x="3.149cm" svg:y="38.154cm" svg:viewBox="0 0 790 790" svg:d="M395 790c105 0 206-42 279-116 74-74 116-174 116-279 0-104-42-204-116-278-73-75-174-117-279-117s-205 42-279 117c-74 74-116 174-116 278 0 105 42 205 116 279s174 116 279 116z">
          <text:p/>
        </draw:path>
        <draw:path draw:style-name="gr13" draw:text-style-name="P9" draw:layer="layout" svg:width="0.789cm" svg:height="0.789cm" svg:x="3.26cm" svg:y="37.065cm" svg:viewBox="0 0 790 790" svg:d="M396 790c104 0 205-41 279-115s115-175 115-279c0-106-41-206-115-280s-175-116-279-116c-105 0-206 42-280 116s-116 174-116 280c0 104 42 205 116 279s175 115 280 115z">
          <text:p/>
        </draw:path>
        <draw:path draw:style-name="gr13" draw:text-style-name="P9" draw:layer="layout" svg:width="0.789cm" svg:height="0.789cm" svg:x="3.46cm" svg:y="39.21cm" svg:viewBox="0 0 790 790" svg:d="M396 790c104 0 205-42 279-116s115-175 115-279c0-105-41-205-115-279s-175-116-279-116c-105 0-205 42-279 116-75 74-117 174-117 279 0 104 42 205 117 279 74 74 174 116 279 116z">
          <text:p/>
        </draw:path>
        <draw:path draw:style-name="gr13" draw:text-style-name="P9" draw:layer="layout" svg:width="0.789cm" svg:height="0.789cm" svg:x="4.343cm" svg:y="38.459cm" svg:viewBox="0 0 790 790" svg:d="M394 790c105 0 205-42 279-116s117-175 117-280c0-104-43-205-117-279s-174-115-279-115c-104 0-204 41-278 115s-116 175-116 279c0 105 42 206 116 280s174 116 278 116z">
          <text:p/>
        </draw:path>
        <draw:path draw:style-name="gr13" draw:text-style-name="P9" draw:layer="layout" svg:width="0.789cm" svg:height="0.789cm" svg:x="5.184cm" svg:y="38.867cm" svg:viewBox="0 0 790 790" svg:d="M394 790c105 0 205-41 279-115 75-74 117-175 117-279 0-105-42-205-117-280-74-74-174-116-279-116-104 0-205 42-279 116-73 75-115 175-115 280 0 104 42 205 115 279 74 74 175 115 279 115z">
          <text:p/>
        </draw:path>
        <draw:path draw:style-name="gr13" draw:text-style-name="P9" draw:layer="layout" svg:width="0.789cm" svg:height="0.789cm" svg:x="4.173cm" svg:y="38.924cm" svg:viewBox="0 0 790 790" svg:d="M395 790c105 0 205-41 279-115s116-175 116-279c0-105-42-205-116-279-74-75-174-117-279-117-104 0-205 42-280 117-74 74-115 174-115 279 0 104 41 205 115 279 75 74 176 115 280 115z">
          <text:p/>
        </draw:path>
        <draw:path draw:style-name="gr13" draw:text-style-name="P9" draw:layer="layout" svg:width="0.789cm" svg:height="0.789cm" svg:x="4.458cm" svg:y="37.724cm" svg:viewBox="0 0 790 790" svg:d="M395 790c104 0 205-42 280-116 74-74 115-174 115-280 0-104-41-204-115-278-75-74-176-116-280-116-105 0-205 42-279 116s-116 174-116 278c0 106 42 206 116 280s174 116 279 116z">
          <text:p/>
        </draw:path>
        <draw:path draw:style-name="gr13" draw:text-style-name="P9" draw:layer="layout" svg:width="0.789cm" svg:height="0.789cm" svg:x="2.428cm" svg:y="38.833cm" svg:viewBox="0 0 790 790" svg:d="M395 790c105 0 205-41 279-115s116-175 116-279c0-105-42-205-116-280-74-74-174-116-279-116s-205 42-279 116c-74 75-116 175-116 280 0 104 42 205 116 279s174 115 279 115z">
          <text:p/>
        </draw:path>
        <draw:path draw:style-name="gr13" draw:text-style-name="P9" draw:layer="layout" svg:width="0.789cm" svg:height="0.788cm" svg:x="2.796cm" svg:y="38.687cm" svg:viewBox="0 0 790 789" svg:d="M394 789c105 0 205-41 279-115s117-174 117-279c0-106-43-206-117-280s-174-115-279-115c-104 0-205 41-279 115s-115 174-115 280c0 105 41 205 115 279s175 115 279 115z">
          <text:p/>
        </draw:path>
        <draw:path draw:style-name="gr13" draw:text-style-name="P9" draw:layer="layout" svg:width="0.789cm" svg:height="0.789cm" svg:x="2.016cm" svg:y="38.117cm" svg:viewBox="0 0 790 790" svg:d="M394 790c105 0 205-42 279-116 75-74 117-174 117-278 0-105-42-205-117-279-74-75-174-117-279-117-104 0-205 42-279 117-74 74-115 174-115 279 0 104 41 204 115 278s175 116 279 116z">
          <text:p/>
        </draw:path>
        <draw:path draw:style-name="gr13" draw:text-style-name="P9" draw:layer="layout" svg:width="0.789cm" svg:height="0.789cm" svg:x="4.191cm" svg:y="37.115cm" svg:viewBox="0 0 790 790" svg:d="M395 790c105 0 205-42 279-116s116-174 116-278c0-106-42-206-116-280s-174-116-279-116c-104 0-205 42-280 116-73 74-115 174-115 280 0 104 42 204 115 278 75 74 176 116 280 116z">
          <text:p/>
        </draw:path>
        <draw:path draw:style-name="gr13" draw:text-style-name="P9" draw:layer="layout" svg:width="0.789cm" svg:height="0.789cm" svg:x="2.921cm" svg:y="37.567cm" svg:viewBox="0 0 790 790" svg:d="M395 790c104 0 205-41 280-115 74-75 115-176 115-280 0-105-41-205-115-279-75-74-176-116-280-116-105 0-205 42-279 116s-116 174-116 279c0 104 42 205 116 280 74 74 174 115 279 115z">
          <text:p/>
        </draw:path>
        <draw:path draw:style-name="gr13" draw:text-style-name="P9" draw:layer="layout" svg:width="0.788cm" svg:height="0.789cm" svg:x="4.527cm" svg:y="39.295cm" svg:viewBox="0 0 789 790" svg:d="M394 790c105 0 206-42 280-116s115-174 115-279-41-205-115-279-175-116-280-116-205 42-279 116-115 174-115 279 41 205 115 279 174 116 279 116z">
          <text:p/>
        </draw:path>
        <draw:path draw:style-name="gr13" draw:text-style-name="P9" draw:layer="layout" svg:width="0.789cm" svg:height="0.789cm" svg:x="4.166cm" svg:y="39.521cm" svg:viewBox="0 0 790 790" svg:d="M395 790c105 0 205-41 279-115s116-175 116-279c0-105-42-206-116-280s-174-116-279-116c-104 0-205 42-280 116-74 74-115 175-115 280 0 104 41 205 115 279 75 74 176 115 280 115z">
          <text:p/>
        </draw:path>
        <draw:path draw:style-name="gr13" draw:text-style-name="P9" draw:layer="layout" svg:width="0.789cm" svg:height="0.789cm" svg:x="5.03cm" svg:y="38.48cm" svg:viewBox="0 0 790 790" svg:d="M396 790c104 0 205-42 279-116s115-175 115-280c0-104-41-205-115-279-74-73-175-115-279-115-105 0-205 42-279 115-75 74-117 175-117 279 0 105 42 206 117 280 74 74 174 116 279 116z">
          <text:p/>
        </draw:path>
        <draw:path draw:style-name="gr13" draw:text-style-name="P9" draw:layer="layout" svg:width="0.789cm" svg:height="0.788cm" svg:x="4.407cm" svg:y="38.736cm" svg:viewBox="0 0 790 789" svg:d="M395 789c104 0 205-41 279-115 75-74 116-174 116-279s-41-206-116-280c-74-74-175-115-279-115-105 0-205 41-279 115s-116 175-116 280 42 205 116 279 174 115 279 115z">
          <text:p/>
        </draw:path>
        <draw:path draw:style-name="gr13" draw:text-style-name="P9" draw:layer="layout" svg:width="0.788cm" svg:height="0.788cm" svg:x="5.33cm" svg:y="37.771cm" svg:viewBox="0 0 789 789" svg:d="M394 789c105 0 206-41 280-115s115-174 115-280c0-105-41-205-115-279s-175-115-280-115-205 41-279 115-115 174-115 279c0 106 41 206 115 280s174 115 279 115z">
          <text:p/>
        </draw:path>
        <draw:path draw:style-name="gr13" draw:text-style-name="P9" draw:layer="layout" svg:width="0.789cm" svg:height="0.789cm" svg:x="3.448cm" svg:y="37.423cm" svg:viewBox="0 0 790 790" svg:d="M395 790c105 0 205-42 279-116s116-174 116-278c0-105-42-205-116-279s-174-117-279-117c-104 0-205 43-279 117-75 74-116 174-116 279 0 104 41 204 116 278 74 74 175 116 279 116z">
          <text:p/>
        </draw:path>
        <draw:path draw:style-name="gr13" draw:text-style-name="P9" draw:layer="layout" svg:width="0.789cm" svg:height="0.789cm" svg:x="4.994cm" svg:y="38.268cm" svg:viewBox="0 0 790 790" svg:d="M396 790c104 0 205-41 279-116 74-74 115-174 115-279s-41-205-115-279-175-116-279-116c-105 0-205 42-280 116-74 74-116 174-116 279s42 205 116 279c75 75 175 116 280 116z">
          <text:p/>
        </draw:path>
        <draw:path draw:style-name="gr13" draw:text-style-name="P9" draw:layer="layout" svg:width="0.789cm" svg:height="0.788cm" svg:x="3.837cm" svg:y="37.409cm" svg:viewBox="0 0 790 789" svg:d="M394 789c106 0 206-41 280-115s116-174 116-279-42-205-116-279-174-116-280-116c-104 0-205 42-279 116s-115 174-115 279 41 205 115 279 175 115 279 115z">
          <text:p/>
        </draw:path>
        <draw:path draw:style-name="gr13" draw:text-style-name="P9" draw:layer="layout" svg:width="0.789cm" svg:height="0.789cm" svg:x="2.908cm" svg:y="37.924cm" svg:viewBox="0 0 790 790" svg:d="M395 790c104 0 205-42 280-116 74-74 115-174 115-279s-41-206-115-280c-75-74-176-115-280-115-105 0-205 41-279 115s-116 175-116 280 42 205 116 279 174 116 279 116z">
          <text:p/>
        </draw:path>
        <draw:path draw:style-name="gr13" draw:text-style-name="P9" draw:layer="layout" svg:width="0.789cm" svg:height="0.788cm" svg:x="4.905cm" svg:y="38.827cm" svg:viewBox="0 0 790 789" svg:d="M396 789c105 0 205-41 279-115s115-174 115-279-41-205-115-280c-74-74-174-115-279-115s-206 41-280 115c-74 75-116 175-116 280s42 205 116 279 175 115 280 115z">
          <text:p/>
        </draw:path>
        <draw:path draw:style-name="gr13" draw:text-style-name="P9" draw:layer="layout" svg:width="0.789cm" svg:height="0.789cm" svg:x="3.231cm" svg:y="39.989cm" svg:viewBox="0 0 790 790" svg:d="M395 790c105 0 205-42 279-115 74-74 116-176 116-280 0-105-42-205-116-279s-174-116-279-116-206 42-280 116-115 174-115 279c0 104 41 206 115 280 74 73 175 115 280 115z">
          <text:p/>
        </draw:path>
        <draw:polygon draw:style-name="gr13" draw:text-style-name="P9" draw:layer="layout" svg:width="0.789cm" svg:height="0.789cm" svg:x="13.812cm" svg:y="31.885cm" svg:viewBox="0 0 790 790" draw:points="394,0 0,790 790,790">
          <text:p/>
        </draw:polygon>
        <draw:polygon draw:style-name="gr13" draw:text-style-name="P9" draw:layer="layout" svg:width="0.789cm" svg:height="0.789cm" svg:x="15.856cm" svg:y="32.038cm" svg:viewBox="0 0 790 790" draw:points="395,0 0,790 790,790">
          <text:p/>
        </draw:polygon>
        <draw:polygon draw:style-name="gr13" draw:text-style-name="P9" draw:layer="layout" svg:width="0.789cm" svg:height="0.789cm" svg:x="14.454cm" svg:y="31.563cm" svg:viewBox="0 0 790 790" draw:points="395,0 0,790 790,790">
          <text:p/>
        </draw:polygon>
        <draw:polygon draw:style-name="gr13" draw:text-style-name="P9" draw:layer="layout" svg:width="0.789cm" svg:height="0.789cm" svg:x="14.922cm" svg:y="30.92cm" svg:viewBox="0 0 790 790" draw:points="395,0 0,790 790,790">
          <text:p/>
        </draw:polygon>
        <draw:polygon draw:style-name="gr13" draw:text-style-name="P9" draw:layer="layout" svg:width="0.789cm" svg:height="0.789cm" svg:x="15.799cm" svg:y="31.831cm" svg:viewBox="0 0 790 790" draw:points="395,0 0,790 790,790">
          <text:p/>
        </draw:polygon>
        <draw:polygon draw:style-name="gr13" draw:text-style-name="P9" draw:layer="layout" svg:width="0.789cm" svg:height="0.789cm" svg:x="14.667cm" svg:y="30.89cm" svg:viewBox="0 0 790 790" draw:points="395,0 0,790 790,790">
          <text:p/>
        </draw:polygon>
        <draw:polygon draw:style-name="gr13" draw:text-style-name="P9" draw:layer="layout" svg:width="0.789cm" svg:height="0.788cm" svg:x="14.043cm" svg:y="31.001cm" svg:viewBox="0 0 790 789" draw:points="394,0 0,789 790,789">
          <text:p/>
        </draw:polygon>
        <draw:polygon draw:style-name="gr13" draw:text-style-name="P9" draw:layer="layout" svg:width="0.788cm" svg:height="0.789cm" svg:x="15.009cm" svg:y="32.627cm" svg:viewBox="0 0 789 790" draw:points="395,0 0,790 789,790">
          <text:p/>
        </draw:polygon>
        <draw:polygon draw:style-name="gr13" draw:text-style-name="P9" draw:layer="layout" svg:width="0.789cm" svg:height="0.789cm" svg:x="15.627cm" svg:y="30.341cm" svg:viewBox="0 0 790 790" draw:points="394,0 0,790 790,790">
          <text:p/>
        </draw:polygon>
        <draw:polygon draw:style-name="gr13" draw:text-style-name="P9" draw:layer="layout" svg:width="0.788cm" svg:height="0.789cm" svg:x="14.345cm" svg:y="32.259cm" svg:viewBox="0 0 789 790" draw:points="395,0 0,790 789,790">
          <text:p/>
        </draw:polygon>
        <draw:polygon draw:style-name="gr13" draw:text-style-name="P9" draw:layer="layout" svg:width="0.789cm" svg:height="0.789cm" svg:x="14.505cm" svg:y="30.44cm" svg:viewBox="0 0 790 790" draw:points="395,0 0,790 790,790">
          <text:p/>
        </draw:polygon>
        <draw:polygon draw:style-name="gr13" draw:text-style-name="P9" draw:layer="layout" svg:width="0.789cm" svg:height="0.788cm" svg:x="14.603cm" svg:y="32.385cm" svg:viewBox="0 0 790 789" draw:points="395,0 0,789 790,789">
          <text:p/>
        </draw:polygon>
        <draw:polygon draw:style-name="gr13" draw:text-style-name="P9" draw:layer="layout" svg:width="0.789cm" svg:height="0.789cm" svg:x="12.764cm" svg:y="31.737cm" svg:viewBox="0 0 790 790" draw:points="395,0 0,790 790,790">
          <text:p/>
        </draw:polygon>
        <draw:polygon draw:style-name="gr13" draw:text-style-name="P9" draw:layer="layout" svg:width="0.789cm" svg:height="0.789cm" svg:x="14.931cm" svg:y="30.468cm" svg:viewBox="0 0 790 790" draw:points="394,0 0,790 790,790">
          <text:p/>
        </draw:polygon>
        <draw:polygon draw:style-name="gr13" draw:text-style-name="P9" draw:layer="layout" svg:width="0.789cm" svg:height="0.789cm" svg:x="15.326cm" svg:y="32.244cm" svg:viewBox="0 0 790 790" draw:points="395,0 0,790 790,790">
          <text:p/>
        </draw:polygon>
        <draw:polygon draw:style-name="gr13" draw:text-style-name="P9" draw:layer="layout" svg:width="0.789cm" svg:height="0.789cm" svg:x="16.157cm" svg:y="31.736cm" svg:viewBox="0 0 790 790" draw:points="395,0 0,790 790,790">
          <text:p/>
        </draw:polygon>
        <draw:polygon draw:style-name="gr14" draw:text-style-name="P9" draw:layer="layout" svg:width="0.789cm" svg:height="0.789cm" svg:x="15.168cm" svg:y="32.337cm" svg:viewBox="0 0 790 790" draw:points="395,0 0,790 790,790">
          <text:p/>
        </draw:polygon>
        <draw:polygon draw:style-name="gr15" draw:text-style-name="P4" draw:layer="layout" svg:width="0.789cm" svg:height="0.789cm" svg:x="15.168cm" svg:y="32.337cm" svg:viewBox="0 0 790 790" draw:points="395,0 0,790 790,790">
          <text:p/>
        </draw:polygon>
        <draw:polygon draw:style-name="gr13" draw:text-style-name="P9" draw:layer="layout" svg:width="0.788cm" svg:height="0.788cm" svg:x="14.674cm" svg:y="31.952cm" svg:viewBox="0 0 789 789" draw:points="394,0 0,789 789,789">
          <text:p/>
        </draw:polygon>
        <draw:polygon draw:style-name="gr13" draw:text-style-name="P9" draw:layer="layout" svg:width="0.789cm" svg:height="0.788cm" svg:x="13.79cm" svg:y="31.332cm" svg:viewBox="0 0 790 789" draw:points="394,0 0,789 790,789">
          <text:p/>
        </draw:polygon>
        <draw:polygon draw:style-name="gr13" draw:text-style-name="P9" draw:layer="layout" svg:width="0.789cm" svg:height="0.788cm" svg:x="13.392cm" svg:y="31.211cm" svg:viewBox="0 0 790 789" draw:points="394,0 0,789 790,789">
          <text:p/>
        </draw:polygon>
        <draw:polygon draw:style-name="gr13" draw:text-style-name="P9" draw:layer="layout" svg:width="0.789cm" svg:height="0.789cm" svg:x="13.282cm" svg:y="30.945cm" svg:viewBox="0 0 790 790" draw:points="394,0 0,790 790,790">
          <text:p/>
        </draw:polygon>
        <draw:polygon draw:style-name="gr13" draw:text-style-name="P9" draw:layer="layout" svg:width="0.788cm" svg:height="0.789cm" svg:x="15.62cm" svg:y="32.626cm" svg:viewBox="0 0 789 790" draw:points="394,0 0,790 789,790">
          <text:p/>
        </draw:polygon>
        <draw:polygon draw:style-name="gr13" draw:text-style-name="P9" draw:layer="layout" svg:width="0.789cm" svg:height="0.789cm" svg:x="13.907cm" svg:y="32.277cm" svg:viewBox="0 0 790 790" draw:points="395,0 0,790 790,790">
          <text:p/>
        </draw:polygon>
        <draw:polygon draw:style-name="gr13" draw:text-style-name="P9" draw:layer="layout" svg:width="0.789cm" svg:height="0.789cm" svg:x="12.925cm" svg:y="31.617cm" svg:viewBox="0 0 790 790" draw:points="396,0 0,790 790,790">
          <text:p/>
        </draw:polygon>
        <draw:polygon draw:style-name="gr13" draw:text-style-name="P9" draw:layer="layout" svg:width="0.789cm" svg:height="0.789cm" svg:x="15.67cm" svg:y="31.026cm" svg:viewBox="0 0 790 790" draw:points="394,0 0,790 790,790">
          <text:p/>
        </draw:polygon>
        <draw:path draw:style-name="gr3" draw:text-style-name="P3" draw:layer="layout" svg:width="0.303cm" svg:height="0.36cm" svg:x="8.794cm" svg:y="41.628cm" svg:viewBox="0 0 304 361" svg:d="M49 40v281h59c50 0 87-11 110-34s35-58 35-107c0-48-12-83-35-106-23-22-60-34-110-34zM0 0h101c70 0 122 15 154 44 33 29 49 74 49 136s-17 108-49 138c-33 29-84 43-154 43h-101z">
          <text:p/>
        </draw:path>
        <draw:path draw:style-name="gr3" draw:text-style-name="P3" draw:layer="layout" svg:width="0.044cm" svg:height="0.375cm" svg:x="9.173cm" svg:y="41.613cm" svg:viewBox="0 0 45 376" svg:d="M0 105h45v271h-45zM0 0h45v56h-45z">
          <text:p/>
        </draw:path>
        <draw:path draw:style-name="gr3" draw:text-style-name="P3" draw:layer="layout" svg:width="0.395cm" svg:height="0.276cm" svg:x="9.308cm" svg:y="41.712cm" svg:viewBox="0 0 396 277" svg:d="M212 58c11-20 24-34 40-44 15-9 33-14 55-14 27 0 50 10 65 29 16 20 24 48 24 85v163h-45v-161c0-27-5-46-15-59-9-12-23-19-42-19-23 0-41 8-55 24-13 15-19 36-19 63v152h-45v-161c0-27-5-46-14-59-9-12-23-19-42-19-23 0-41 8-54 24-14 15-20 36-20 63v152h-45v-271h45v42c10-16 22-28 36-36s31-12 51-12 36 5 50 15c13 10 23 24 30 43z">
          <text:p/>
        </draw:path>
        <draw:polygon draw:style-name="gr3" draw:text-style-name="P3" draw:layer="layout" svg:width="0.214cm" svg:height="0.36cm" svg:x="9.956cm" svg:y="41.628cm" svg:viewBox="0 0 215 361" draw:points="7,320 86,320 86,45 0,62 0,18 86,0 135,0 135,320 215,320 215,361 7,361">
          <text:p/>
        </draw:polygon>
        <draw:path draw:style-name="gr3" draw:text-style-name="P3" draw:layer="layout" svg:width="0.36cm" svg:height="0.303cm" svg:x="0.269cm" svg:y="35.943cm" svg:viewBox="0 0 361 304" svg:d="M40 255h281v-59c0-50-11-86-34-110-23-22-59-34-107-34-49 0-84 12-107 34-22 24-33 60-33 110zM0 304v-100c0-71 15-122 43-155 29-32 75-49 137-49s108 17 137 50c30 32 44 84 44 154v100z">
          <text:p/>
        </draw:path>
        <draw:path draw:style-name="gr3" draw:text-style-name="P3" draw:layer="layout" svg:width="0.375cm" svg:height="0.045cm" svg:x="0.254cm" svg:y="35.823cm" svg:viewBox="0 0 376 46" svg:d="M105 46v-46h271v46zM0 46v-46h56v46z">
          <text:p/>
        </draw:path>
        <draw:path draw:style-name="gr3" draw:text-style-name="P3" draw:layer="layout" svg:width="0.277cm" svg:height="0.394cm" svg:x="0.352cm" svg:y="35.338cm" svg:viewBox="0 0 278 395" svg:d="M59 182c-20-11-34-24-44-39-10-16-15-34-15-55 0-28 10-50 30-65s49-23 85-23h163v44h-162c-25 0-45 5-58 14-13 10-19 23-19 42 0 23 8 42 24 55 15 13 36 20 62 20h153v44h-162c-25 0-45 5-58 14s-19 24-19 42c0 23 8 41 24 56 15 13 36 20 62 20h153v44h-271v-44h42c-17-10-29-23-37-38-8-14-12-31-12-50 0-20 5-36 15-50s25-24 44-31z">
          <text:p/>
        </draw:path>
        <draw:path draw:style-name="gr3" draw:text-style-name="P3" draw:layer="layout" svg:width="0.367cm" svg:height="0.229cm" svg:x="0.262cm" svg:y="34.874cm" svg:viewBox="0 0 368 230" svg:d="M327 171v-171h41v230h-41c-19-18-46-44-78-76s-53-53-62-61c-18-16-32-27-45-33-12-6-24-9-36-9-19 0-34 7-46 20-12 14-19 31-19 54 0 15 3 31 8 48 6 17 14 35 25 54h-50c-8-19-14-38-18-54-4-17-6-33-6-47 0-38 10-68 29-90 18-23 43-34 74-34 15 0 29 3 42 8 13 6 29 16 47 31 5 4 18 16 41 38 22 22 53 53 94 92z">
          <text:p/>
        </draw:path>
        <draw:line draw:style-name="gr4" draw:text-style-name="P4" draw:layer="layout" svg:x1="0.996cm" svg:y1="41.348cm" svg:x2="0.996cm" svg:y2="29.771cm">
          <text:p/>
        </draw:line>
        <draw:line draw:style-name="gr4" draw:text-style-name="P4" draw:layer="layout" svg:x1="17.966cm" svg:y1="41.348cm" svg:x2="17.966cm" svg:y2="29.771cm">
          <text:p/>
        </draw:line>
        <draw:line draw:style-name="gr4" draw:text-style-name="P4" draw:layer="layout" svg:x1="0.996cm" svg:y1="41.348cm" svg:x2="17.966cm" svg:y2="41.348cm">
          <text:p/>
        </draw:line>
        <draw:line draw:style-name="gr4" draw:text-style-name="P4" draw:layer="layout" svg:x1="0.996cm" svg:y1="29.771cm" svg:x2="17.966cm" svg:y2="29.771cm">
          <text:p/>
        </draw:line>
        <draw:path draw:style-name="gr3" draw:text-style-name="P3" draw:layer="layout" svg:width="0.199cm" svg:height="0.309cm" svg:x="8.226cm" svg:y="29.25cm" svg:viewBox="0 0 200 310" svg:d="M43 35v116h52c20 0 34-5 45-15s16-25 16-43c0-19-5-33-16-43s-25-15-45-15zM0 0h95c34 0 61 8 78 24 18 16 27 39 27 69s-9 53-27 69c-17 16-44 24-78 24h-52v124h-43z">
          <text:p/>
        </draw:path>
        <draw:path draw:style-name="gr3" draw:text-style-name="P3" draw:layer="layout" svg:width="0.135cm" svg:height="0.237cm" svg:x="8.471cm" svg:y="29.322cm" svg:viewBox="0 0 136 238" svg:d="M136 41c-4-3-9-4-14-6-5 0-10-1-16-1-23 0-39 7-51 21s-17 34-17 60v123h-38v-233h38v36c8-14 18-24 31-31 12-7 28-10 48-10 2 0 5 0 9 0 3 1 6 1 10 2z">
          <text:p/>
        </draw:path>
        <draw:path draw:style-name="gr3" draw:text-style-name="P3" draw:layer="layout" svg:width="0.214cm" svg:height="0.242cm" svg:x="8.621cm" svg:y="29.322cm" svg:viewBox="0 0 215 243" svg:d="M215 113v18h-175c1 26 10 47 24 60 14 14 34 21 59 21 14 0 29-2 42-5 14-4 28-9 41-17v36c-13 6-27 11-41 13-15 3-30 4-44 4-37 0-67-10-89-31-22-22-32-51-32-88s10-68 30-91c22-22 49-33 84-33 32 0 56 10 74 30s27 47 27 83zM177 102c0-22-6-39-17-51-12-13-27-19-45-19-22 0-38 6-51 18s-22 29-23 52z">
          <text:p/>
        </draw:path>
        <draw:path draw:style-name="gr3" draw:text-style-name="P3" draw:layer="layout" svg:width="0.207cm" svg:height="0.327cm" svg:x="8.881cm" svg:y="29.237cm" svg:viewBox="0 0 208 328" svg:d="M170 126v-126h38v323h-38v-35c-8 14-18 24-30 31-13 6-28 9-45 9-28 0-51-11-69-33-17-22-26-51-26-88 0-36 9-65 26-88 18-22 41-33 69-33 17 0 32 3 45 10 12 7 22 17 30 30zM39 207c0 28 6 50 17 66 12 16 27 24 48 24s37-8 49-24c11-16 17-38 17-66s-6-49-17-65c-12-16-28-24-49-24s-36 8-48 24c-11 16-17 37-17 65z">
          <text:p/>
        </draw:path>
        <draw:path draw:style-name="gr3" draw:text-style-name="P3" draw:layer="layout" svg:width="0.249cm" svg:height="0.319cm" svg:x="9.285cm" svg:y="29.245cm" svg:viewBox="0 0 250 320" svg:d="M250 29v44c-15-13-29-22-45-29-17-7-33-10-51-10-35 0-62 11-81 33-19 21-28 52-28 93 0 40 9 72 28 93 19 23 46 34 81 34 18 0 34-3 51-10 16-7 30-17 45-30v44c-15 10-31 18-47 22-16 5-33 7-51 7-47 0-84-14-111-42-28-29-41-68-41-118s13-89 41-117c27-29 64-43 111-43 18 0 36 2 52 7s31 12 46 22z">
          <text:p/>
        </draw:path>
        <draw:polygon draw:style-name="gr3" draw:text-style-name="P3" draw:layer="layout" svg:width="0.038cm" svg:height="0.322cm" svg:x="9.597cm" svg:y="29.237cm" svg:viewBox="0 0 39 323" draw:points="0,323 39,323 39,0 0,0">
          <text:p/>
        </draw:polygon>
        <draw:path draw:style-name="gr3" draw:text-style-name="P3" draw:layer="layout" svg:width="0.195cm" svg:height="0.242cm" svg:x="9.7cm" svg:y="29.322cm" svg:viewBox="0 0 196 243" svg:d="M120 121c-31 0-52 4-64 11s-18 19-18 36c0 14 4 25 13 32 9 8 21 12 36 12 22 0 39-7 51-22 14-15 20-35 20-60v-9zM196 106v132h-38v-35c-9 14-21 24-33 31-13 6-29 9-48 9-23 0-42-6-56-19s-21-31-21-53c0-26 8-46 26-59 17-13 43-20 78-20h54v-4c0-18-6-32-18-42-12-9-28-14-48-14-14 0-27 2-39 5-13 3-25 8-36 14v-35c13-5 27-9 40-12 13-2 26-4 38-4 34 0 60 9 76 26 17 17 25 44 25 80z">
          <text:p/>
        </draw:path>
        <draw:path draw:style-name="gr3" draw:text-style-name="P3" draw:layer="layout" svg:width="0.177cm" svg:height="0.242cm" svg:x="9.957cm" svg:y="29.322cm" svg:viewBox="0 0 178 243" svg:d="M165 12v36c-12-5-23-9-34-12-12-3-24-4-36-4-19 0-33 3-43 8-9 6-14 15-14 26 0 9 4 17 10 22 7 5 21 10 41 14l13 3c27 6 46 15 58 25 12 11 18 25 18 44 0 22-9 38-27 51-17 12-40 18-70 18-13 0-25-1-39-3-13-2-27-6-42-11v-39c14 8 28 13 41 17 14 3 27 5 41 5 18 0 32-3 41-9 10-6 15-15 15-26 0-10-4-18-11-24-7-5-22-11-46-16l-13-3c-23-5-41-13-51-23s-16-24-16-43c0-22 8-39 23-50 16-12 38-18 66-18 14 0 27 1 40 3 12 2 24 5 35 9z">
          <text:p/>
        </draw:path>
        <draw:path draw:style-name="gr3" draw:text-style-name="P3" draw:layer="layout" svg:width="0.177cm" svg:height="0.242cm" svg:x="10.177cm" svg:y="29.322cm" svg:viewBox="0 0 178 243" svg:d="M166 12v36c-11-5-22-9-33-12-12-3-25-4-37-4-19 0-34 3-43 8-9 6-14 15-14 26 0 9 3 17 10 22s20 10 41 14l13 3c28 6 47 15 58 25 11 11 17 25 17 44 0 22-8 38-25 51-17 12-42 18-71 18-13 0-26-1-39-3-14-2-28-6-43-11v-39c14 8 28 13 42 17 13 3 27 5 40 5 18 0 32-3 43-9 9-6 14-15 14-26 0-10-3-18-10-24-7-5-23-11-47-16l-13-3c-24-5-41-13-51-23-11-10-16-24-16-43 0-22 8-39 23-50 15-12 37-18 66-18 14 0 27 1 41 3 12 2 23 5 34 9z">
          <text:p/>
        </draw:path>
        <draw:path draw:style-name="gr3" draw:text-style-name="P3" draw:layer="layout" svg:width="0.213cm" svg:height="0.319cm" svg:x="10.539cm" svg:y="29.245cm" svg:viewBox="0 0 214 320" svg:d="M110 143c-18 0-33 7-44 19-11 13-17 31-17 53s6 40 17 54c11 12 26 19 44 19 19 0 34-7 45-19 11-14 17-32 17-54s-6-40-17-53c-11-12-26-19-45-19zM194 12v38c-10-5-21-9-32-11-11-3-22-4-32-4-28 0-49 9-64 28-14 18-23 47-24 84 8-12 18-21 30-27 13-7 26-10 41-10 31 0 56 10 74 28 18 19 27 45 27 77s-10 58-28 77c-20 19-45 28-76 28-35 0-63-13-81-40-19-28-29-68-29-120 0-49 12-88 35-117 23-28 54-43 93-43 10 0 21 1 32 3s22 5 34 9z">
          <text:p/>
        </draw:path>
        <draw:polygon draw:style-name="gr1" draw:text-style-name="P1" draw:layer="layout" svg:width="16.97cm" svg:height="12.299cm" svg:x="21.36cm" svg:y="29.41cm" svg:viewBox="0 0 16971 12300" draw:points="0,12300 16971,12300 16971,0 0,0">
          <text:p/>
        </draw:polygon>
        <draw:path draw:style-name="gr16" draw:text-style-name="P10" draw:layer="layout" svg:width="0.789cm" svg:height="0.789cm" svg:x="36.043cm" svg:y="34.861cm" svg:viewBox="0 0 790 790" svg:d="M395 790c104 0 206-42 280-116s115-174 115-279c0-104-41-206-115-280s-176-115-280-115c-105 0-205 41-279 115s-116 176-116 280c0 105 42 205 116 279s174 116 279 116z">
          <text:p/>
        </draw:path>
        <draw:path draw:style-name="gr16" draw:text-style-name="P10" draw:layer="layout" svg:width="0.789cm" svg:height="0.789cm" svg:x="36.026cm" svg:y="36.337cm" svg:viewBox="0 0 790 790" svg:d="M394 790c105 0 205-42 280-116 74-74 116-174 116-279 0-106-42-206-116-280-75-74-175-115-280-115-104 0-205 41-279 115s-115 174-115 280c0 105 41 205 115 279s175 116 279 116z">
          <text:p/>
        </draw:path>
        <draw:path draw:style-name="gr16" draw:text-style-name="P10" draw:layer="layout" svg:width="0.789cm" svg:height="0.788cm" svg:x="33.671cm" svg:y="34.549cm" svg:viewBox="0 0 790 789" svg:d="M395 789c104 0 205-41 280-115 74-74 115-175 115-280s-41-205-115-279c-75-74-176-115-280-115-105 0-205 41-279 115s-116 174-116 279 42 206 116 280 174 115 279 115z">
          <text:p/>
        </draw:path>
        <draw:path draw:style-name="gr16" draw:text-style-name="P10" draw:layer="layout" svg:width="0.788cm" svg:height="0.789cm" svg:x="35.855cm" svg:y="38.104cm" svg:viewBox="0 0 789 790" svg:d="M394 790c105 0 205-42 279-116s116-174 116-279c0-104-42-205-116-279-74-75-174-116-279-116s-205 41-279 116c-74 74-115 175-115 279 0 105 41 205 115 279s174 116 279 116z">
          <text:p/>
        </draw:path>
        <draw:path draw:style-name="gr16" draw:text-style-name="P10" draw:layer="layout" svg:width="0.789cm" svg:height="0.789cm" svg:x="32.287cm" svg:y="34.486cm" svg:viewBox="0 0 790 790" svg:d="M395 790c105 0 206-42 280-116 73-74 115-175 115-280 0-104-42-205-115-279-74-74-175-115-280-115s-205 41-279 115-116 175-116 279c0 105 42 206 116 280s174 116 279 116z">
          <text:p/>
        </draw:path>
        <draw:path draw:style-name="gr16" draw:text-style-name="P10" draw:layer="layout" svg:width="0.789cm" svg:height="0.789cm" svg:x="33.861cm" svg:y="38.378cm" svg:viewBox="0 0 790 790" svg:d="M394 790c106 0 206-41 280-115 74-75 116-176 116-280 0-105-42-205-116-279s-174-116-280-116c-104 0-205 42-279 116-73 74-115 174-115 279 0 104 42 205 115 280 74 74 175 115 279 115z">
          <text:p/>
        </draw:path>
        <draw:path draw:style-name="gr16" draw:text-style-name="P10" draw:layer="layout" svg:width="0.789cm" svg:height="0.789cm" svg:x="31.703cm" svg:y="36.872cm" svg:viewBox="0 0 790 790" svg:d="M395 790c105 0 205-41 279-115s116-176 116-280c0-105-42-205-116-279s-174-116-279-116c-104 0-206 42-280 116-73 74-115 174-115 279 0 104 42 206 115 280 74 74 176 115 280 115z">
          <text:p/>
        </draw:path>
        <draw:path draw:style-name="gr16" draw:text-style-name="P10" draw:layer="layout" svg:width="0.789cm" svg:height="0.789cm" svg:x="34.132cm" svg:y="36.666cm" svg:viewBox="0 0 790 790" svg:d="M396 790c104 0 204-43 278-117s116-174 116-279c0-104-42-205-116-279s-174-115-278-115c-105 0-205 41-280 115-74 74-116 175-116 279 0 105 42 205 116 279 75 74 175 117 280 117z">
          <text:p/>
        </draw:path>
        <draw:path draw:style-name="gr16" draw:text-style-name="P10" draw:layer="layout" svg:width="0.789cm" svg:height="0.789cm" svg:x="30.775cm" svg:y="34.804cm" svg:viewBox="0 0 790 790" svg:d="M396 790c104 0 205-42 279-116 74-73 115-174 115-278 0-105-41-206-115-280s-175-116-279-116c-106 0-206 42-280 116s-116 175-116 280c0 104 42 205 116 278 74 74 174 116 280 116z">
          <text:p/>
        </draw:path>
        <draw:path draw:style-name="gr16" draw:text-style-name="P10" draw:layer="layout" svg:width="0.788cm" svg:height="0.789cm" svg:x="32.717cm" svg:y="35.557cm" svg:viewBox="0 0 789 790" svg:d="M394 790c105 0 205-41 279-115s116-174 116-279c0-106-42-206-116-280s-174-116-279-116-205 42-279 116-115 174-115 280c0 105 41 205 115 279s174 115 279 115z">
          <text:p/>
        </draw:path>
        <draw:path draw:style-name="gr16" draw:text-style-name="P10" draw:layer="layout" svg:width="0.789cm" svg:height="0.789cm" svg:x="33.791cm" svg:y="33.464cm" svg:viewBox="0 0 790 790" svg:d="M394 790c106 0 206-41 280-115s116-175 116-279c0-105-42-205-116-279s-174-117-280-117c-104 0-205 43-279 117s-115 174-115 279c0 104 41 205 115 279s175 115 279 115z">
          <text:p/>
        </draw:path>
        <draw:path draw:style-name="gr16" draw:text-style-name="P10" draw:layer="layout" svg:width="0.789cm" svg:height="0.789cm" svg:x="33.075cm" svg:y="39.943cm" svg:viewBox="0 0 790 790" svg:d="M395 790c105 0 206-42 279-116 74-75 116-175 116-280 0-104-42-205-116-279-73-74-174-115-279-115s-205 41-279 115-116 175-116 279c0 105 42 205 116 280 74 74 174 116 279 116z">
          <text:p/>
        </draw:path>
        <draw:path draw:style-name="gr16" draw:text-style-name="P10" draw:layer="layout" svg:width="0.789cm" svg:height="0.789cm" svg:x="32.079cm" svg:y="35.408cm" svg:viewBox="0 0 790 790" svg:d="M395 790c104 0 205-41 280-115 74-74 115-175 115-280s-41-205-115-279c-75-74-176-116-280-116-105 0-205 42-279 116s-116 174-116 279 42 206 116 280 174 115 279 115z">
          <text:p/>
        </draw:path>
        <draw:path draw:style-name="gr16" draw:text-style-name="P10" draw:layer="layout" svg:width="0.789cm" svg:height="0.789cm" svg:x="34.799cm" svg:y="35.754cm" svg:viewBox="0 0 790 790" svg:d="M396 790c104 0 204-41 278-115s116-175 116-279c0-105-42-205-116-279-74-75-174-117-278-117-105 0-206 42-280 117-74 74-116 174-116 279 0 104 42 205 116 279s175 115 280 115z">
          <text:p/>
        </draw:path>
        <draw:path draw:style-name="gr16" draw:text-style-name="P10" draw:layer="layout" svg:width="0.788cm" svg:height="0.789cm" svg:x="32.072cm" svg:y="35.276cm" svg:viewBox="0 0 789 790" svg:d="M394 790c105 0 205-42 280-116 74-73 115-175 115-279 0-105-41-205-115-279-75-74-175-116-280-116s-205 42-279 116-115 174-115 279c0 104 41 206 115 279 74 74 174 116 279 116z">
          <text:p/>
        </draw:path>
        <draw:path draw:style-name="gr16" draw:text-style-name="P10" draw:layer="layout" svg:width="0.789cm" svg:height="0.789cm" svg:x="36.521cm" svg:y="37.666cm" svg:viewBox="0 0 790 790" svg:d="M395 790c105 0 205-41 279-115s116-176 116-280c0-105-42-205-116-279s-174-116-279-116c-104 0-204 42-279 116-74 74-116 174-116 279 0 104 42 206 116 280 75 74 175 115 279 115z">
          <text:p/>
        </draw:path>
        <draw:path draw:style-name="gr16" draw:text-style-name="P10" draw:layer="layout" svg:width="0.789cm" svg:height="0.789cm" svg:x="32.418cm" svg:y="39.351cm" svg:viewBox="0 0 790 790" svg:d="M396 790c104 0 205-42 278-116 74-74 116-174 116-280 0-104-42-205-116-279-73-73-174-115-278-115-105 0-206 42-280 115-74 74-116 175-116 279 0 106 42 206 116 280s175 116 280 116z">
          <text:p/>
        </draw:path>
        <draw:path draw:style-name="gr16" draw:text-style-name="P10" draw:layer="layout" svg:width="0.788cm" svg:height="0.789cm" svg:x="31.686cm" svg:y="34.281cm" svg:viewBox="0 0 789 790" svg:d="M395 790c105 0 205-43 279-117s115-174 115-278c0-105-41-205-115-279s-174-116-279-116-206 42-280 116-115 174-115 279c0 104 41 204 115 278s175 117 280 117z">
          <text:p/>
        </draw:path>
        <draw:path draw:style-name="gr16" draw:text-style-name="P10" draw:layer="layout" svg:width="0.789cm" svg:height="0.789cm" svg:x="31.506cm" svg:y="39.812cm" svg:viewBox="0 0 790 790" svg:d="M395 790c105 0 206-42 280-116s115-175 115-279c0-105-41-205-115-279s-175-116-280-116-205 42-279 116-116 174-116 279c0 104 42 205 116 279s174 116 279 116z">
          <text:p/>
        </draw:path>
        <draw:path draw:style-name="gr16" draw:text-style-name="P10" draw:layer="layout" svg:width="0.789cm" svg:height="0.789cm" svg:x="33.07cm" svg:y="39.188cm" svg:viewBox="0 0 790 790" svg:d="M394 790c106 0 206-42 280-116 74-75 116-175 116-279 0-105-42-205-116-279s-174-116-280-116c-104 0-204 42-278 116s-116 174-116 279c0 104 42 204 116 279 74 74 174 116 278 116z">
          <text:p/>
        </draw:path>
        <draw:path draw:style-name="gr16" draw:text-style-name="P10" draw:layer="layout" svg:width="0.789cm" svg:height="0.789cm" svg:x="31.835cm" svg:y="37.834cm" svg:viewBox="0 0 790 790" svg:d="M396 790c104 0 205-42 279-116s115-174 115-279-41-206-115-280-175-115-279-115c-105 0-205 41-279 115-75 74-117 175-117 280s42 205 117 279c74 74 174 116 279 116z">
          <text:p/>
        </draw:path>
        <draw:path draw:style-name="gr16" draw:text-style-name="P10" draw:layer="layout" svg:width="0.789cm" svg:height="0.789cm" svg:x="31.757cm" svg:y="40.182cm" svg:viewBox="0 0 790 790" svg:d="M395 790c105 0 205-42 279-116s116-174 116-280c0-104-42-205-116-279s-174-115-279-115c-104 0-205 41-280 115-74 74-115 175-115 279 0 106 41 206 115 280 75 74 176 116 280 116z">
          <text:p/>
        </draw:path>
        <draw:path draw:style-name="gr16" draw:text-style-name="P10" draw:layer="layout" svg:width="0.788cm" svg:height="0.789cm" svg:x="34.908cm" svg:y="37.288cm" svg:viewBox="0 0 789 790" svg:d="M395 790c105 0 205-42 279-116s115-174 115-279c0-104-41-205-115-280-74-74-174-115-279-115s-205 41-280 115c-74 75-115 176-115 280 0 105 41 205 115 279 75 74 175 116 280 116z">
          <text:p/>
        </draw:path>
        <draw:path draw:style-name="gr16" draw:text-style-name="P10" draw:layer="layout" svg:width="0.789cm" svg:height="0.789cm" svg:x="33.45cm" svg:y="36.934cm" svg:viewBox="0 0 790 790" svg:d="M396 790c104 0 205-41 278-115 74-74 116-175 116-280s-42-205-116-279c-73-74-174-116-278-116-105 0-205 42-279 116s-117 174-117 279 43 206 117 280 174 115 279 115z">
          <text:p/>
        </draw:path>
        <draw:path draw:style-name="gr16" draw:text-style-name="P10" draw:layer="layout" svg:width="0.788cm" svg:height="0.789cm" svg:x="31.995cm" svg:y="40.289cm" svg:viewBox="0 0 789 790" svg:d="M394 790c105 0 205-41 279-115 75-74 116-175 116-279 0-106-41-206-116-280-74-74-174-116-279-116s-205 42-279 116-115 174-115 280c0 104 41 205 115 279s174 115 279 115z">
          <text:p/>
        </draw:path>
        <draw:polygon draw:style-name="gr16" draw:text-style-name="P10" draw:layer="layout" svg:width="0.789cm" svg:height="0.789cm" svg:x="25.875cm" svg:y="30.094cm" svg:viewBox="0 0 790 790" draw:points="395,0 0,790 790,790">
          <text:p/>
        </draw:polygon>
        <draw:polygon draw:style-name="gr16" draw:text-style-name="P10" draw:layer="layout" svg:width="0.788cm" svg:height="0.788cm" svg:x="28.555cm" svg:y="32.699cm" svg:viewBox="0 0 789 789" draw:points="395,0 0,789 789,789">
          <text:p/>
        </draw:polygon>
        <draw:polygon draw:style-name="gr16" draw:text-style-name="P10" draw:layer="layout" svg:width="0.789cm" svg:height="0.789cm" svg:x="26.304cm" svg:y="32.213cm" svg:viewBox="0 0 790 790" draw:points="395,0 0,790 790,790">
          <text:p/>
        </draw:polygon>
        <draw:polygon draw:style-name="gr16" draw:text-style-name="P10" draw:layer="layout" svg:width="0.789cm" svg:height="0.789cm" svg:x="24.469cm" svg:y="30.041cm" svg:viewBox="0 0 790 790" draw:points="396,0 0,790 790,790">
          <text:p/>
        </draw:polygon>
        <draw:polygon draw:style-name="gr16" draw:text-style-name="P10" draw:layer="layout" svg:width="0.788cm" svg:height="0.789cm" svg:x="25.137cm" svg:y="33.402cm" svg:viewBox="0 0 789 790" draw:points="394,0 0,790 789,790">
          <text:p/>
        </draw:polygon>
        <draw:polygon draw:style-name="gr16" draw:text-style-name="P10" draw:layer="layout" svg:width="0.789cm" svg:height="0.789cm" svg:x="22.87cm" svg:y="32.001cm" svg:viewBox="0 0 790 790" draw:points="395,0 0,790 790,790">
          <text:p/>
        </draw:polygon>
        <draw:polygon draw:style-name="gr16" draw:text-style-name="P10" draw:layer="layout" svg:width="0.789cm" svg:height="0.789cm" svg:x="25.89cm" svg:y="33.108cm" svg:viewBox="0 0 790 790" draw:points="394,0 0,790 790,790">
          <text:p/>
        </draw:polygon>
        <draw:polygon draw:style-name="gr16" draw:text-style-name="P10" draw:layer="layout" svg:width="0.789cm" svg:height="0.789cm" svg:x="23.227cm" svg:y="33.81cm" svg:viewBox="0 0 790 790" draw:points="396,0 0,790 790,790">
          <text:p/>
        </draw:polygon>
        <draw:polygon draw:style-name="gr17" draw:text-style-name="P10" draw:layer="layout" svg:width="0.788cm" svg:height="0.789cm" svg:x="22.38cm" svg:y="33.591cm" svg:viewBox="0 0 789 790" draw:points="395,0 0,790 789,790">
          <text:p/>
        </draw:polygon>
        <draw:polygon draw:style-name="gr18" draw:text-style-name="P4" draw:layer="layout" svg:width="0.788cm" svg:height="0.789cm" svg:x="22.38cm" svg:y="33.591cm" svg:viewBox="0 0 789 790" draw:points="395,0 0,790 789,790">
          <text:p/>
        </draw:polygon>
        <draw:polygon draw:style-name="gr16" draw:text-style-name="P10" draw:layer="layout" svg:width="0.788cm" svg:height="0.789cm" svg:x="27.108cm" svg:y="32.237cm" svg:viewBox="0 0 789 790" draw:points="395,0 0,790 789,790">
          <text:p/>
        </draw:polygon>
        <draw:polygon draw:style-name="gr16" draw:text-style-name="P10" draw:layer="layout" svg:width="0.789cm" svg:height="0.789cm" svg:x="22.954cm" svg:y="31.021cm" svg:viewBox="0 0 790 790" draw:points="396,0 0,790 790,790">
          <text:p/>
        </draw:polygon>
        <draw:polygon draw:style-name="gr16" draw:text-style-name="P10" draw:layer="layout" svg:width="0.789cm" svg:height="0.789cm" svg:x="24.346cm" svg:y="35.303cm" svg:viewBox="0 0 790 790" draw:points="395,0 0,790 790,790">
          <text:p/>
        </draw:polygon>
        <draw:polygon draw:style-name="gr16" draw:text-style-name="P10" draw:layer="layout" svg:width="0.789cm" svg:height="0.789cm" svg:x="25.078cm" svg:y="33.733cm" svg:viewBox="0 0 790 790" draw:points="395,0 0,790 790,790">
          <text:p/>
        </draw:polygon>
        <draw:polygon draw:style-name="gr17" draw:text-style-name="P10" draw:layer="layout" svg:width="0.788cm" svg:height="0.789cm" svg:x="24.78cm" svg:y="32.971cm" svg:viewBox="0 0 789 790" draw:points="395,0 0,790 789,790">
          <text:p/>
        </draw:polygon>
        <draw:polygon draw:style-name="gr18" draw:text-style-name="P4" draw:layer="layout" svg:width="0.788cm" svg:height="0.789cm" svg:x="24.78cm" svg:y="32.971cm" svg:viewBox="0 0 789 790" draw:points="395,0 0,790 789,790">
          <text:p/>
        </draw:polygon>
        <draw:polygon draw:style-name="gr16" draw:text-style-name="P10" draw:layer="layout" svg:width="0.789cm" svg:height="0.789cm" svg:x="28.025cm" svg:y="32.209cm" svg:viewBox="0 0 790 790" draw:points="394,0 0,790 790,790">
          <text:p/>
        </draw:polygon>
        <draw:polygon draw:style-name="gr16" draw:text-style-name="P10" draw:layer="layout" svg:width="0.789cm" svg:height="0.789cm" svg:x="26.664cm" svg:y="34.66cm" svg:viewBox="0 0 790 790" draw:points="395,0 0,790 790,790">
          <text:p/>
        </draw:polygon>
        <draw:polygon draw:style-name="gr16" draw:text-style-name="P10" draw:layer="layout" svg:width="0.789cm" svg:height="0.789cm" svg:x="23.749cm" svg:y="31.104cm" svg:viewBox="0 0 790 790" draw:points="395,0 0,790 790,790">
          <text:p/>
        </draw:polygon>
        <draw:polygon draw:style-name="gr16" draw:text-style-name="P10" draw:layer="layout" svg:width="0.789cm" svg:height="0.789cm" svg:x="24.328cm" svg:y="35.435cm" svg:viewBox="0 0 790 790" draw:points="394,0 0,790 790,790">
          <text:p/>
        </draw:polygon>
        <draw:polygon draw:style-name="gr16" draw:text-style-name="P10" draw:layer="layout" svg:width="0.789cm" svg:height="0.789cm" svg:x="25.795cm" svg:y="35.417cm" svg:viewBox="0 0 790 790" draw:points="394,0 0,790 790,790">
          <text:p/>
        </draw:polygon>
        <draw:polygon draw:style-name="gr16" draw:text-style-name="P10" draw:layer="layout" svg:width="0.789cm" svg:height="0.788cm" svg:x="24.058cm" svg:y="32.905cm" svg:viewBox="0 0 790 789" draw:points="394,0 0,789 790,789">
          <text:p/>
        </draw:polygon>
        <draw:polygon draw:style-name="gr16" draw:text-style-name="P10" draw:layer="layout" svg:width="0.789cm" svg:height="0.789cm" svg:x="27.735cm" svg:y="31.928cm" svg:viewBox="0 0 790 790" draw:points="396,0 0,790 790,790">
          <text:p/>
        </draw:polygon>
        <draw:polygon draw:style-name="gr16" draw:text-style-name="P10" draw:layer="layout" svg:width="0.789cm" svg:height="0.789cm" svg:x="25.283cm" svg:y="34.861cm" svg:viewBox="0 0 790 790" draw:points="396,0 0,790 790,790">
          <text:p/>
        </draw:polygon>
        <draw:polygon draw:style-name="gr16" draw:text-style-name="P10" draw:layer="layout" svg:width="0.789cm" svg:height="0.789cm" svg:x="22.501cm" svg:y="31.096cm" svg:viewBox="0 0 790 790" draw:points="394,0 0,790 790,790">
          <text:p/>
        </draw:polygon>
        <draw:polygon draw:style-name="gr16" draw:text-style-name="P10" draw:layer="layout" svg:width="0.789cm" svg:height="0.789cm" svg:x="28.349cm" svg:y="33.286cm" svg:viewBox="0 0 790 790" draw:points="394,0 0,790 790,790">
          <text:p/>
        </draw:polygon>
        <draw:polygon draw:style-name="gr16" draw:text-style-name="P10" draw:layer="layout" svg:width="0.789cm" svg:height="0.789cm" svg:x="23.787cm" svg:y="33.783cm" svg:viewBox="0 0 790 790" draw:points="395,0 0,790 790,790">
          <text:p/>
        </draw:polygon>
        <draw:path draw:style-name="gr3" draw:text-style-name="P3" draw:layer="layout" svg:width="0.303cm" svg:height="0.36cm" svg:x="29.158cm" svg:y="41.989cm" svg:viewBox="0 0 304 361" svg:d="M49 40v281h59c49 0 86-12 109-35s34-58 34-107c0-48-11-83-34-106-23-22-60-33-109-33zM0 0h100c70 0 121 14 154 43s50 75 50 136c0 63-18 108-51 138-32 29-84 44-153 44h-100z">
          <text:p/>
        </draw:path>
        <draw:path draw:style-name="gr3" draw:text-style-name="P3" draw:layer="layout" svg:width="0.045cm" svg:height="0.376cm" svg:x="29.536cm" svg:y="41.973cm" svg:viewBox="0 0 46 377" svg:d="M0 105h46v272h-46zM0 0h46v57h-46z">
          <text:p/>
        </draw:path>
        <draw:path draw:style-name="gr3" draw:text-style-name="P3" draw:layer="layout" svg:width="0.394cm" svg:height="0.277cm" svg:x="29.672cm" svg:y="42.072cm" svg:viewBox="0 0 395 278" svg:d="M213 59c11-19 24-34 40-45 15-9 33-14 54-14 28 0 50 10 65 31 15 19 23 48 23 84v163h-44v-162c0-26-5-45-14-58-9-12-23-18-42-18-23 0-41 7-55 23-13 15-20 36-20 62v153h-44v-162c0-26-5-45-14-58-9-12-24-18-42-18-23 0-41 7-56 23-13 15-19 36-19 62v153h-45v-272h45v43c10-16 22-28 37-37 14-8 31-12 51-12 19 0 36 5 49 15 14 11 24 26 31 44z">
          <text:p/>
        </draw:path>
        <draw:polygon draw:style-name="gr3" draw:text-style-name="P3" draw:layer="layout" svg:width="0.214cm" svg:height="0.36cm" svg:x="30.32cm" svg:y="41.989cm" svg:viewBox="0 0 215 361" draw:points="7,320 86,320 86,44 0,61 0,17 86,0 135,0 135,320 215,320 215,361 7,361">
          <text:p/>
        </draw:polygon>
        <draw:path draw:style-name="gr3" draw:text-style-name="P3" draw:layer="layout" svg:width="0.36cm" svg:height="0.303cm" svg:x="20.633cm" svg:y="35.943cm" svg:viewBox="0 0 361 304" svg:d="M40 255h281v-59c0-50-11-86-34-110-23-22-58-34-107-34-48 0-83 12-106 34-23 24-34 60-34 110zM0 304v-100c0-71 14-122 43-155 30-32 76-49 137-49 63 0 108 17 137 50 29 32 44 84 44 154v100z">
          <text:p/>
        </draw:path>
        <draw:path draw:style-name="gr3" draw:text-style-name="P3" draw:layer="layout" svg:width="0.376cm" svg:height="0.045cm" svg:x="20.617cm" svg:y="35.823cm" svg:viewBox="0 0 377 46" svg:d="M106 46v-46h271v46zM0 46v-46h57v46z">
          <text:p/>
        </draw:path>
        <draw:path draw:style-name="gr3" draw:text-style-name="P3" draw:layer="layout" svg:width="0.277cm" svg:height="0.394cm" svg:x="20.716cm" svg:y="35.338cm" svg:viewBox="0 0 278 395" svg:d="M58 182c-19-11-34-24-44-39-9-16-14-34-14-55 0-28 10-50 30-65 19-15 48-23 84-23h164v44h-163c-26 0-45 5-58 14-12 10-18 23-18 42 0 23 8 42 23 55s36 20 63 20h153v44h-163c-26 0-45 5-58 14-12 9-18 24-18 42 0 23 8 41 23 56 15 13 36 20 63 20h153v44h-271v-44h41c-16-10-28-23-36-38-8-14-12-31-12-50 0-20 5-36 15-50s25-24 43-31z">
          <text:p/>
        </draw:path>
        <draw:path draw:style-name="gr3" draw:text-style-name="P3" draw:layer="layout" svg:width="0.367cm" svg:height="0.229cm" svg:x="20.626cm" svg:y="34.874cm" svg:viewBox="0 0 368 230" svg:d="M327 171v-171h41v230h-41c-19-18-45-44-77-76s-53-53-63-61c-17-16-32-27-44-33s-24-9-36-9c-19 0-35 7-47 20-12 14-19 31-19 54 0 15 3 31 8 48 7 17 14 35 25 54h-50c-8-19-14-38-18-54-4-17-6-33-6-47 0-38 10-68 28-90 19-23 45-34 76-34 15 0 29 3 42 8 13 6 29 16 47 31 5 4 18 16 40 38 23 22 54 53 94 92z">
          <text:p/>
        </draw:path>
        <draw:line draw:style-name="gr4" draw:text-style-name="P4" draw:layer="layout" svg:x1="21.36cm" svg:y1="41.709cm" svg:x2="21.36cm" svg:y2="29.41cm">
          <text:p/>
        </draw:line>
        <draw:line draw:style-name="gr4" draw:text-style-name="P4" draw:layer="layout" svg:x1="38.33cm" svg:y1="41.709cm" svg:x2="38.33cm" svg:y2="29.41cm">
          <text:p/>
        </draw:line>
        <draw:line draw:style-name="gr4" draw:text-style-name="P4" draw:layer="layout" svg:x1="21.36cm" svg:y1="41.709cm" svg:x2="38.33cm" svg:y2="41.709cm">
          <text:p/>
        </draw:line>
        <draw:line draw:style-name="gr4" draw:text-style-name="P4" draw:layer="layout" svg:x1="21.36cm" svg:y1="29.41cm" svg:x2="38.33cm" svg:y2="29.41cm">
          <text:p/>
        </draw:line>
        <draw:path draw:style-name="gr3" draw:text-style-name="P3" draw:layer="layout" svg:width="0.2cm" svg:height="0.309cm" svg:x="28.589cm" svg:y="28.89cm" svg:viewBox="0 0 201 310" svg:d="M42 34v116h53c19 0 34-4 45-14 10-11 16-25 16-44 0-18-6-32-16-42-11-11-26-16-45-16zM0 0h95c34 0 60 8 79 24 18 15 27 38 27 68 0 31-9 54-27 69-19 16-45 24-79 24h-53v125h-42z">
          <text:p/>
        </draw:path>
        <draw:path draw:style-name="gr3" draw:text-style-name="P3" draw:layer="layout" svg:width="0.135cm" svg:height="0.237cm" svg:x="28.835cm" svg:y="28.962cm" svg:viewBox="0 0 136 238" svg:d="M136 41c-4-3-9-5-15-6-5-1-10-2-16-2-22 0-39 8-50 22-12 14-17 35-17 61v122h-38v-233h38v36c7-14 18-24 31-31 12-7 28-10 47-10 2 0 5 0 9 0 3 0 7 1 11 2z">
          <text:p/>
        </draw:path>
        <draw:path draw:style-name="gr3" draw:text-style-name="P3" draw:layer="layout" svg:width="0.214cm" svg:height="0.242cm" svg:x="28.985cm" svg:y="28.962cm" svg:viewBox="0 0 215 243" svg:d="M215 111v19h-175c2 26 10 47 24 60 14 15 33 21 59 21 14 0 29-1 42-5 14-3 28-10 41-17v37c-13 6-27 10-42 13-14 2-29 4-43 4-38 0-67-10-88-32-23-22-33-51-33-88s10-67 31-90c20-22 48-33 83-33 31 0 56 10 74 30s27 47 27 81zM177 100c0-20-6-37-17-50-12-12-27-18-46-18-21 0-38 6-50 18-13 12-21 29-22 50z">
          <text:p/>
        </draw:path>
        <draw:path draw:style-name="gr3" draw:text-style-name="P3" draw:layer="layout" svg:width="0.207cm" svg:height="0.327cm" svg:x="29.245cm" svg:y="28.877cm" svg:viewBox="0 0 208 328" svg:d="M170 126v-126h38v323h-38v-35c-8 14-18 24-31 30-12 7-26 10-43 10-28 0-52-11-70-33s-26-51-26-88c0-36 8-65 26-88 18-22 42-33 70-33 17 0 31 3 43 10 13 7 23 17 31 30zM39 207c0 28 6 50 18 66s27 24 48 24c20 0 36-8 47-24 12-16 18-38 18-66s-6-49-18-65c-11-17-27-25-47-25-21 0-36 8-48 25-12 16-18 37-18 65z">
          <text:p/>
        </draw:path>
        <draw:path draw:style-name="gr3" draw:text-style-name="P3" draw:layer="layout" svg:width="0.249cm" svg:height="0.319cm" svg:x="29.649cm" svg:y="28.885cm" svg:viewBox="0 0 250 320" svg:d="M250 29v44c-16-13-31-23-47-29-16-7-32-10-50-10-36 0-63 11-81 32-19 22-28 53-28 94 0 40 9 72 28 93 18 22 45 32 81 32 18 0 34-3 50-9 16-7 31-16 47-30v44c-16 10-32 18-48 23s-33 7-52 7c-46 0-83-14-110-43s-40-67-40-117 13-89 40-118c27-28 64-42 110-42 19 0 36 2 53 7 16 5 31 12 47 22z">
          <text:p/>
        </draw:path>
        <draw:polygon draw:style-name="gr3" draw:text-style-name="P3" draw:layer="layout" svg:width="0.038cm" svg:height="0.322cm" svg:x="29.96cm" svg:y="28.877cm" svg:viewBox="0 0 39 323" draw:points="0,323 39,323 39,0 0,0">
          <text:p/>
        </draw:polygon>
        <draw:path draw:style-name="gr3" draw:text-style-name="P3" draw:layer="layout" svg:width="0.195cm" svg:height="0.242cm" svg:x="30.064cm" svg:y="28.962cm" svg:viewBox="0 0 196 243" svg:d="M120 120c-31 0-52 4-65 11-11 7-17 19-17 36 0 13 4 24 13 33 9 8 22 12 37 12 21 0 38-7 51-24 13-14 19-34 19-59v-9zM196 105v133h-38v-35c-9 14-20 24-33 30-12 7-28 10-47 10-25 0-44-6-58-19s-20-32-20-55c0-25 8-45 26-58 17-14 44-20 79-20h53v-4c0-18-6-31-17-41-12-9-28-14-49-14-13 0-26 1-39 5-13 3-25 8-36 14v-35c13-5 27-10 40-12 14-3 27-4 39-4 34 0 59 9 75 26 17 17 25 43 25 79z">
          <text:p/>
        </draw:path>
        <draw:path draw:style-name="gr3" draw:text-style-name="P3" draw:layer="layout" svg:width="0.177cm" svg:height="0.242cm" svg:x="30.321cm" svg:y="28.962cm" svg:viewBox="0 0 178 243" svg:d="M165 12v36c-11-5-22-9-33-12-12-3-24-5-36-5-19 0-34 3-43 9s-15 15-15 26c0 9 4 16 11 21s21 10 41 14l13 3c27 6 46 15 58 25 11 10 17 25 17 44 0 21-9 39-26 52-17 12-41 18-70 18-13 0-26-1-39-3-15-2-29-6-43-11v-40c14 7 27 14 42 17 14 4 27 6 41 6 17 0 31-3 41-9 9-7 15-16 15-27 0-10-4-18-11-24-7-5-22-11-46-16l-13-3c-24-5-42-13-52-23-11-10-16-24-16-42 0-22 8-39 23-51 16-11 38-17 67-17 14 0 27 1 40 3 12 2 24 5 34 9z">
          <text:p/>
        </draw:path>
        <draw:path draw:style-name="gr3" draw:text-style-name="P3" draw:layer="layout" svg:width="0.177cm" svg:height="0.242cm" svg:x="30.541cm" svg:y="28.962cm" svg:viewBox="0 0 178 243" svg:d="M165 12v36c-11-5-22-9-34-12s-23-5-36-5c-19 0-33 3-42 9-10 6-14 15-14 26 0 9 3 16 10 21s20 10 40 14l14 3c27 6 46 15 57 25s18 25 18 44c0 21-9 39-26 52-17 12-41 18-71 18-12 0-25-1-39-3-13-2-27-6-42-11v-40c14 7 28 14 42 17 13 4 27 6 40 6 18 0 32-3 42-9 9-7 14-16 14-27 0-10-4-18-10-24-7-5-22-11-46-16l-13-3c-24-5-41-13-52-23-10-10-15-24-15-42 0-22 7-39 23-51 15-11 37-17 66-17 14 0 27 1 40 3 12 2 23 5 34 9z">
          <text:p/>
        </draw:path>
        <draw:polygon draw:style-name="gr3" draw:text-style-name="P3" draw:layer="layout" svg:width="0.199cm" svg:height="0.309cm" svg:x="30.908cm" svg:y="28.89cm" svg:viewBox="0 0 200 310" draw:points="0,0 200,0 200,18 88,310 43,310 149,35 0,35">
          <text:p/>
        </draw:polygon>
        <draw:polygon draw:style-name="gr1" draw:text-style-name="P1" draw:layer="layout" svg:width="16.969cm" svg:height="15.583cm" svg:x="41.724cm" svg:y="27.768cm" svg:viewBox="0 0 16970 15584" draw:points="0,15584 16970,15584 16970,0 0,0">
          <text:p/>
        </draw:polygon>
        <draw:path draw:style-name="gr19" draw:text-style-name="P11" draw:layer="layout" svg:width="0.789cm" svg:height="0.789cm" svg:x="52.467cm" svg:y="29.576cm" svg:viewBox="0 0 790 790" svg:d="M394 790c105 0 205-42 279-116 75-74 117-175 117-279 0-105-42-205-117-279-74-74-174-116-279-116-104 0-204 42-278 116s-116 174-116 279c0 104 42 205 116 279s174 116 278 116z">
          <text:p/>
        </draw:path>
        <draw:path draw:style-name="gr19" draw:text-style-name="P11" draw:layer="layout" svg:width="0.789cm" svg:height="0.789cm" svg:x="53.041cm" svg:y="30.518cm" svg:viewBox="0 0 790 790" svg:d="M395 790c105 0 205-42 279-116 74-75 116-175 116-280 0-104-42-205-116-279s-174-115-279-115c-104 0-204 41-279 115-74 74-116 175-116 279 0 105 42 205 116 280 75 74 175 116 279 116z">
          <text:p/>
        </draw:path>
        <draw:path draw:style-name="gr19" draw:text-style-name="P11" draw:layer="layout" svg:width="0.789cm" svg:height="0.789cm" svg:x="56.885cm" svg:y="35.456cm" svg:viewBox="0 0 790 790" svg:d="M395 790c105 0 205-42 279-115 74-74 116-175 116-280s-42-205-116-279-174-116-279-116c-104 0-206 42-280 116s-115 174-115 279 41 206 115 280c74 73 176 115 280 115z">
          <text:p/>
        </draw:path>
        <draw:path draw:style-name="gr19" draw:text-style-name="P11" draw:layer="layout" svg:width="0.788cm" svg:height="0.789cm" svg:x="55.088cm" svg:y="32.452cm" svg:viewBox="0 0 789 790" svg:d="M394 790c106 0 206-41 280-115s115-175 115-279c0-105-41-206-115-280s-174-116-280-116c-105 0-205 42-279 116s-115 175-115 280c0 104 41 205 115 279s174 115 279 115z">
          <text:p/>
        </draw:path>
        <draw:path draw:style-name="gr19" draw:text-style-name="P11" draw:layer="layout" svg:width="0.789cm" svg:height="0.789cm" svg:x="51.775cm" svg:y="29.531cm" svg:viewBox="0 0 790 790" svg:d="M395 790c104 0 205-42 280-116 74-74 115-174 115-279 0-104-41-205-115-279-75-74-176-116-280-116-105 0-205 42-279 116s-116 175-116 279c0 105 42 205 116 279s174 116 279 116z">
          <text:p/>
        </draw:path>
        <draw:path draw:style-name="gr19" draw:text-style-name="P11" draw:layer="layout" svg:width="0.789cm" svg:height="0.789cm" svg:x="50.87cm" svg:y="30.999cm" svg:viewBox="0 0 790 790" svg:d="M394 790c105 0 205-42 279-116 75-74 117-174 117-279 0-104-42-205-117-280-74-74-174-115-279-115-104 0-205 41-279 115-74 75-115 176-115 280 0 105 41 205 115 279s175 116 279 116z">
          <text:p/>
        </draw:path>
        <draw:path draw:style-name="gr19" draw:text-style-name="P11" draw:layer="layout" svg:width="0.789cm" svg:height="0.789cm" svg:x="53.291cm" svg:y="36.823cm" svg:viewBox="0 0 790 790" svg:d="M394 790c105 0 205-41 279-115 75-75 117-176 117-280 0-105-42-205-117-279-74-74-174-116-279-116-104 0-204 42-278 116s-116 174-116 279c0 104 42 205 116 280 74 74 174 115 278 115z">
          <text:p/>
        </draw:path>
        <draw:path draw:style-name="gr19" draw:text-style-name="P11" draw:layer="layout" svg:width="0.789cm" svg:height="0.789cm" svg:x="51.072cm" svg:y="31.43cm" svg:viewBox="0 0 790 790" svg:d="M395 790c104 0 206-42 280-116s115-174 115-280c0-104-41-205-115-279s-176-115-280-115c-105 0-205 41-279 115s-116 175-116 279c0 106 42 206 116 280s174 116 279 116z">
          <text:p/>
        </draw:path>
        <draw:path draw:style-name="gr19" draw:text-style-name="P11" draw:layer="layout" svg:width="0.789cm" svg:height="0.789cm" svg:x="52.864cm" svg:y="37.31cm" svg:viewBox="0 0 790 790" svg:d="M395 790c105 0 205-41 279-115s116-175 116-279c0-105-42-205-116-280-74-74-174-116-279-116s-205 42-279 116c-74 75-116 175-116 280 0 104 42 205 116 279s174 115 279 115z">
          <text:p/>
        </draw:path>
        <draw:path draw:style-name="gr19" draw:text-style-name="P11" draw:layer="layout" svg:width="0.789cm" svg:height="0.789cm" svg:x="54.021cm" svg:y="29.429cm" svg:viewBox="0 0 790 790" svg:d="M395 790c104 0 205-42 278-116 75-74 117-174 117-279 0-104-42-205-117-280-73-74-174-115-278-115-105 0-205 41-279 115-74 75-116 176-116 280 0 105 42 205 116 279s174 116 279 116z">
          <text:p/>
        </draw:path>
        <draw:path draw:style-name="gr19" draw:text-style-name="P11" draw:layer="layout" svg:width="0.789cm" svg:height="0.789cm" svg:x="54.749cm" svg:y="33.409cm" svg:viewBox="0 0 790 790" svg:d="M395 790c105 0 205-41 279-115s116-175 116-279c0-105-42-205-116-279-74-75-174-117-279-117-104 0-205 42-279 117-74 74-116 174-116 279 0 104 42 205 116 279s175 115 279 115z">
          <text:p/>
        </draw:path>
        <draw:path draw:style-name="gr19" draw:text-style-name="P11" draw:layer="layout" svg:width="0.789cm" svg:height="0.789cm" svg:x="49.621cm" svg:y="31.781cm" svg:viewBox="0 0 790 790" svg:d="M395 790c106 0 206-42 280-116s115-174 115-279c0-104-41-205-115-280-74-74-174-115-280-115-105 0-205 41-279 115-74 75-116 176-116 280 0 105 42 205 116 279s174 116 279 116z">
          <text:p/>
        </draw:path>
        <draw:path draw:style-name="gr19" draw:text-style-name="P11" draw:layer="layout" svg:width="0.789cm" svg:height="0.789cm" svg:x="51.937cm" svg:y="35.384cm" svg:viewBox="0 0 790 790" svg:d="M394 790c106 0 206-42 280-116s116-174 116-280c0-104-42-205-116-278-74-74-174-116-280-116-104 0-204 42-278 116-74 73-116 174-116 278 0 106 42 206 116 280s174 116 278 116z">
          <text:p/>
        </draw:path>
        <draw:path draw:style-name="gr19" draw:text-style-name="P11" draw:layer="layout" svg:width="0.789cm" svg:height="0.788cm" svg:x="54.267cm" svg:y="37.137cm" svg:viewBox="0 0 790 789" svg:d="M394 789c106 0 206-41 280-115s116-174 116-279c0-106-42-206-116-280s-174-115-280-115c-104 0-205 41-279 115s-115 174-115 280c0 105 41 205 115 279s175 115 279 115z">
          <text:p/>
        </draw:path>
        <draw:path draw:style-name="gr19" draw:text-style-name="P11" draw:layer="layout" svg:width="0.789cm" svg:height="0.789cm" svg:x="55.539cm" svg:y="31.014cm" svg:viewBox="0 0 790 790" svg:d="M395 790c105 0 205-42 279-116s116-174 116-278c0-105-42-205-116-279-74-75-174-117-279-117-104 0-204 42-278 117-74 74-117 174-117 279 0 104 43 204 117 278s174 116 278 116z">
          <text:p/>
        </draw:path>
        <draw:path draw:style-name="gr19" draw:text-style-name="P11" draw:layer="layout" svg:width="0.789cm" svg:height="0.789cm" svg:x="55.474cm" svg:y="34.222cm" svg:viewBox="0 0 790 790" svg:d="M395 790c105 0 205-42 279-116s116-174 116-279c0-104-42-205-116-279-74-75-174-116-279-116-104 0-205 41-279 116-75 74-116 175-116 279 0 105 41 205 116 279 74 74 175 116 279 116z">
          <text:p/>
        </draw:path>
        <draw:path draw:style-name="gr19" draw:text-style-name="P11" draw:layer="layout" svg:width="0.789cm" svg:height="0.788cm" svg:x="55.988cm" svg:y="34.397cm" svg:viewBox="0 0 790 789" svg:d="M396 789c104 0 205-41 279-115 74-75 115-175 115-280s-41-205-115-279-175-115-279-115c-106 0-206 41-280 115s-116 174-116 279 42 205 116 280c74 74 174 115 280 115z">
          <text:p/>
        </draw:path>
        <draw:path draw:style-name="gr19" draw:text-style-name="P11" draw:layer="layout" svg:width="0.789cm" svg:height="0.788cm" svg:x="54.889cm" svg:y="38.144cm" svg:viewBox="0 0 790 789" svg:d="M394 789c105 0 205-41 280-115 74-74 116-174 116-279s-42-205-116-279c-75-75-175-116-280-116-104 0-205 41-279 116-74 74-115 174-115 279s41 205 115 279 175 115 279 115z">
          <text:p/>
        </draw:path>
        <draw:path draw:style-name="gr19" draw:text-style-name="P11" draw:layer="layout" svg:width="0.789cm" svg:height="0.789cm" svg:x="54.656cm" svg:y="32.874cm" svg:viewBox="0 0 790 790" svg:d="M396 790c104 0 205-42 279-116 73-75 115-175 115-280 0-104-42-205-115-279-74-74-175-115-279-115-105 0-205 41-279 115-75 74-117 175-117 279 0 105 42 205 117 280 74 74 174 116 279 116z">
          <text:p/>
        </draw:path>
        <draw:path draw:style-name="gr19" draw:text-style-name="P11" draw:layer="layout" svg:width="0.789cm" svg:height="0.789cm" svg:x="53.472cm" svg:y="28.672cm" svg:viewBox="0 0 790 790" svg:d="M395 790c104 0 206-41 279-115 74-74 116-175 116-279 0-105-42-205-116-279-73-75-175-117-279-117-105 0-205 42-279 117-74 74-116 174-116 279 0 104 42 205 116 279s174 115 279 115z">
          <text:p/>
        </draw:path>
        <draw:path draw:style-name="gr19" draw:text-style-name="P11" draw:layer="layout" svg:width="0.789cm" svg:height="0.788cm" svg:x="53.497cm" svg:y="34.666cm" svg:viewBox="0 0 790 789" svg:d="M395 789c105 0 206-41 280-115s115-174 115-280c0-105-41-205-115-279s-175-115-280-115-205 41-279 115-116 174-116 279c0 106 42 206 116 280s174 115 279 115z">
          <text:p/>
        </draw:path>
        <draw:path draw:style-name="gr19" draw:text-style-name="P11" draw:layer="layout" svg:width="0.788cm" svg:height="0.788cm" svg:x="52.163cm" svg:y="34.219cm" svg:viewBox="0 0 789 789" svg:d="M395 789c105 0 205-41 279-115s115-174 115-279-41-205-115-279c-74-75-174-116-279-116s-206 41-280 116c-74 74-115 174-115 279s41 205 115 279 175 115 280 115z">
          <text:p/>
        </draw:path>
        <draw:path draw:style-name="gr19" draw:text-style-name="P11" draw:layer="layout" svg:width="0.789cm" svg:height="0.789cm" svg:x="53.824cm" svg:y="33.977cm" svg:viewBox="0 0 790 790" svg:d="M396 790c105 0 205-41 279-115s115-175 115-279c0-106-41-206-115-280s-174-116-279-116-205 42-280 116c-74 74-116 174-116 280 0 104 42 205 116 279 75 74 175 115 280 115z">
          <text:p/>
        </draw:path>
        <draw:path draw:style-name="gr19" draw:text-style-name="P11" draw:layer="layout" svg:width="0.789cm" svg:height="0.789cm" svg:x="52.063cm" svg:y="36.121cm" svg:viewBox="0 0 790 790" svg:d="M395 790c105 0 205-41 279-115s116-176 116-280c0-105-42-205-116-279s-174-116-279-116-206 42-279 116c-74 74-116 174-116 279 0 104 42 206 116 280 73 74 174 115 279 115z">
          <text:p/>
        </draw:path>
        <draw:path draw:style-name="gr19" draw:text-style-name="P11" draw:layer="layout" svg:width="0.789cm" svg:height="0.788cm" svg:x="49.439cm" svg:y="31.067cm" svg:viewBox="0 0 790 789" svg:d="M394 789c105 0 206-41 280-115s116-174 116-279-42-205-116-279c-74-75-175-116-280-116-104 0-205 41-278 116-74 74-116 174-116 279s42 205 116 279c73 74 174 115 278 115z">
          <text:p/>
        </draw:path>
        <draw:polygon draw:style-name="gr19" draw:text-style-name="P11" draw:layer="layout" svg:width="0.788cm" svg:height="0.789cm" svg:x="46.972cm" svg:y="32.479cm" svg:viewBox="0 0 789 790" draw:points="394,0 0,790 789,790">
          <text:p/>
        </draw:polygon>
        <draw:polygon draw:style-name="gr19" draw:text-style-name="P11" draw:layer="layout" svg:width="0.789cm" svg:height="0.79cm" svg:x="44.892cm" svg:y="37.429cm" svg:viewBox="0 0 790 791" draw:points="394,0 0,791 790,791">
          <text:p/>
        </draw:polygon>
        <draw:polygon draw:style-name="gr19" draw:text-style-name="P11" draw:layer="layout" svg:width="0.789cm" svg:height="0.788cm" svg:x="43.556cm" svg:y="37.872cm" svg:viewBox="0 0 790 789" draw:points="396,0 0,789 790,789">
          <text:p/>
        </draw:polygon>
        <draw:polygon draw:style-name="gr19" draw:text-style-name="P11" draw:layer="layout" svg:width="0.789cm" svg:height="0.789cm" svg:x="48.97cm" svg:y="38.192cm" svg:viewBox="0 0 790 790" draw:points="396,0 0,790 790,790">
          <text:p/>
        </draw:polygon>
        <draw:polygon draw:style-name="gr19" draw:text-style-name="P11" draw:layer="layout" svg:width="0.789cm" svg:height="0.789cm" svg:x="49.714cm" svg:y="37.242cm" svg:viewBox="0 0 790 790" draw:points="396,0 0,790 790,790">
          <text:p/>
        </draw:polygon>
        <draw:polygon draw:style-name="gr19" draw:text-style-name="P11" draw:layer="layout" svg:width="0.789cm" svg:height="0.788cm" svg:x="45.324cm" svg:y="33.602cm" svg:viewBox="0 0 790 789" draw:points="395,0 0,789 790,789">
          <text:p/>
        </draw:polygon>
        <draw:polygon draw:style-name="gr19" draw:text-style-name="P11" draw:layer="layout" svg:width="0.789cm" svg:height="0.788cm" svg:x="44.457cm" svg:y="35.225cm" svg:viewBox="0 0 790 789" draw:points="396,0 0,789 790,789">
          <text:p/>
        </draw:polygon>
        <draw:polygon draw:style-name="gr19" draw:text-style-name="P11" draw:layer="layout" svg:width="0.788cm" svg:height="0.789cm" svg:x="48.361cm" svg:y="36.922cm" svg:viewBox="0 0 789 790" draw:points="395,0 0,790 789,790">
          <text:p/>
        </draw:polygon>
        <draw:polygon draw:style-name="gr19" draw:text-style-name="P11" draw:layer="layout" svg:width="0.789cm" svg:height="0.789cm" svg:x="42.743cm" svg:y="36.549cm" svg:viewBox="0 0 790 790" draw:points="396,0 0,790 790,790">
          <text:p/>
        </draw:polygon>
        <draw:polygon draw:style-name="gr19" draw:text-style-name="P11" draw:layer="layout" svg:width="0.789cm" svg:height="0.789cm" svg:x="45.381cm" svg:y="38.728cm" svg:viewBox="0 0 790 790" draw:points="394,0 0,790 790,790">
          <text:p/>
        </draw:polygon>
        <draw:polygon draw:style-name="gr20" draw:text-style-name="P11" draw:layer="layout" svg:width="0.789cm" svg:height="0.789cm" svg:x="48.079cm" svg:y="37.954cm" svg:viewBox="0 0 790 790" draw:points="395,0 0,790 790,790">
          <text:p/>
        </draw:polygon>
        <draw:polygon draw:style-name="gr21" draw:text-style-name="P4" draw:layer="layout" svg:width="0.789cm" svg:height="0.789cm" svg:x="48.079cm" svg:y="37.954cm" svg:viewBox="0 0 790 790" draw:points="395,0 0,790 790,790">
          <text:p/>
        </draw:polygon>
        <draw:polygon draw:style-name="gr19" draw:text-style-name="P11" draw:layer="layout" svg:width="0.789cm" svg:height="0.788cm" svg:x="43.499cm" svg:y="34.563cm" svg:viewBox="0 0 790 789" draw:points="396,0 0,789 790,789">
          <text:p/>
        </draw:polygon>
        <draw:polygon draw:style-name="gr19" draw:text-style-name="P11" draw:layer="layout" svg:width="0.789cm" svg:height="0.789cm" svg:x="47.125cm" svg:y="39.919cm" svg:viewBox="0 0 790 790" draw:points="395,0 0,790 790,790">
          <text:p/>
        </draw:polygon>
        <draw:polygon draw:style-name="gr19" draw:text-style-name="P11" draw:layer="layout" svg:width="0.789cm" svg:height="0.789cm" svg:x="45.077cm" svg:y="39.341cm" svg:viewBox="0 0 790 790" draw:points="395,0 0,790 790,790">
          <text:p/>
        </draw:polygon>
        <draw:polygon draw:style-name="gr19" draw:text-style-name="P11" draw:layer="layout" svg:width="0.789cm" svg:height="0.789cm" svg:x="46.329cm" svg:y="34.289cm" svg:viewBox="0 0 790 790" draw:points="395,0 0,790 790,790">
          <text:p/>
        </draw:polygon>
        <draw:polygon draw:style-name="gr19" draw:text-style-name="P11" draw:layer="layout" svg:width="0.789cm" svg:height="0.789cm" svg:x="43.773cm" svg:y="36.246cm" svg:viewBox="0 0 790 790" draw:points="395,0 0,790 790,790">
          <text:p/>
        </draw:polygon>
        <draw:polygon draw:style-name="gr19" draw:text-style-name="P11" draw:layer="layout" svg:width="0.788cm" svg:height="0.789cm" svg:x="45.275cm" svg:y="40.074cm" svg:viewBox="0 0 789 790" draw:points="395,0 0,790 789,790">
          <text:p/>
        </draw:polygon>
        <draw:polygon draw:style-name="gr19" draw:text-style-name="P11" draw:layer="layout" svg:width="0.789cm" svg:height="0.788cm" svg:x="47.975cm" svg:y="38.103cm" svg:viewBox="0 0 790 789" draw:points="394,0 0,789 790,789">
          <text:p/>
        </draw:polygon>
        <draw:polygon draw:style-name="gr19" draw:text-style-name="P11" draw:layer="layout" svg:width="0.789cm" svg:height="0.789cm" svg:x="46.062cm" svg:y="38.444cm" svg:viewBox="0 0 790 790" draw:points="395,0 0,790 790,790">
          <text:p/>
        </draw:polygon>
        <draw:polygon draw:style-name="gr19" draw:text-style-name="P11" draw:layer="layout" svg:width="0.789cm" svg:height="0.789cm" svg:x="49.133cm" svg:y="39.719cm" svg:viewBox="0 0 790 790" draw:points="396,0 0,790 790,790">
          <text:p/>
        </draw:polygon>
        <draw:polygon draw:style-name="gr19" draw:text-style-name="P11" draw:layer="layout" svg:width="0.789cm" svg:height="0.789cm" svg:x="47.852cm" svg:y="36.189cm" svg:viewBox="0 0 790 790" draw:points="394,0 0,790 790,790">
          <text:p/>
        </draw:polygon>
        <draw:polygon draw:style-name="gr19" draw:text-style-name="P11" draw:layer="layout" svg:width="0.789cm" svg:height="0.788cm" svg:x="48.407cm" svg:y="33.96cm" svg:viewBox="0 0 790 789" draw:points="396,0 0,789 790,789">
          <text:p/>
        </draw:polygon>
        <draw:polygon draw:style-name="gr19" draw:text-style-name="P11" draw:layer="layout" svg:width="0.789cm" svg:height="0.789cm" svg:x="48.374cm" svg:y="41.658cm" svg:viewBox="0 0 790 790" draw:points="395,0 0,790 790,790">
          <text:p/>
        </draw:polygon>
        <draw:polygon draw:style-name="gr19" draw:text-style-name="P11" draw:layer="layout" svg:width="0.789cm" svg:height="0.789cm" svg:x="47.902cm" svg:y="34.592cm" svg:viewBox="0 0 790 790" draw:points="395,0 0,790 790,790">
          <text:p/>
        </draw:polygon>
        <draw:polygon draw:style-name="gr19" draw:text-style-name="P11" draw:layer="layout" svg:width="0.789cm" svg:height="0.789cm" svg:x="45.499cm" svg:y="36.187cm" svg:viewBox="0 0 790 790" draw:points="395,0 0,790 790,790">
          <text:p/>
        </draw:polygon>
        <draw:path draw:style-name="gr3" draw:text-style-name="P3" draw:layer="layout" svg:width="0.303cm" svg:height="0.36cm" svg:x="49.522cm" svg:y="43.631cm" svg:viewBox="0 0 304 361" svg:d="M49 40v281h59c50 0 86-11 110-34 22-23 34-58 34-106 0-49-12-85-34-108-24-22-60-33-110-33zM0 0h100c71 0 122 15 155 43 32 29 49 76 49 138s-17 107-50 136c-32 29-84 44-154 44h-100z">
          <text:p/>
        </draw:path>
        <draw:path draw:style-name="gr3" draw:text-style-name="P3" draw:layer="layout" svg:width="0.045cm" svg:height="0.376cm" svg:x="49.9cm" svg:y="43.615cm" svg:viewBox="0 0 46 377" svg:d="M0 107h46v270h-46zM0 0h46v57h-46z">
          <text:p/>
        </draw:path>
        <draw:path draw:style-name="gr3" draw:text-style-name="P3" draw:layer="layout" svg:width="0.394cm" svg:height="0.277cm" svg:x="50.036cm" svg:y="43.714cm" svg:viewBox="0 0 395 278" svg:d="M213 59c11-19 24-35 39-44 16-10 34-15 55-15 28 0 50 10 65 30 15 21 23 49 23 85v163h-44v-162c0-25-5-45-14-57-10-13-23-19-42-19-23 0-42 8-55 23s-20 36-20 62v153h-45v-162c0-25-5-45-14-57-9-13-24-19-42-19-23 0-41 8-55 23-13 15-20 36-20 62v153h-44v-271h44v43c10-17 23-30 37-38s31-12 50-12c20 0 36 5 50 15s25 26 32 44z">
          <text:p/>
        </draw:path>
        <draw:polygon draw:style-name="gr3" draw:text-style-name="P3" draw:layer="layout" svg:width="0.215cm" svg:height="0.36cm" svg:x="50.683cm" svg:y="43.631cm" svg:viewBox="0 0 216 361" draw:points="7,320 87,320 87,44 0,61 0,17 86,0 135,0 135,320 216,320 216,361 7,361">
          <text:p/>
        </draw:polygon>
        <draw:path draw:style-name="gr3" draw:text-style-name="P3" draw:layer="layout" svg:width="0.36cm" svg:height="0.303cm" svg:x="40.996cm" svg:y="35.943cm" svg:viewBox="0 0 361 304" svg:d="M40 255h281v-59c0-50-10-86-33-110-23-22-58-34-108-34-48 0-83 12-106 34-22 24-34 60-34 110zM0 304v-100c0-71 15-122 44-155 29-32 74-49 136-49 63 0 109 17 138 50 29 32 43 84 43 154v100z">
          <text:p/>
        </draw:path>
        <draw:path draw:style-name="gr3" draw:text-style-name="P3" draw:layer="layout" svg:width="0.375cm" svg:height="0.045cm" svg:x="40.981cm" svg:y="35.823cm" svg:viewBox="0 0 376 46" svg:d="M106 46v-46h270v46zM0 46v-46h56v46z">
          <text:p/>
        </draw:path>
        <draw:path draw:style-name="gr3" draw:text-style-name="P3" draw:layer="layout" svg:width="0.276cm" svg:height="0.394cm" svg:x="41.08cm" svg:y="35.338cm" svg:viewBox="0 0 277 395" svg:d="M58 182c-20-11-34-24-44-39-9-16-14-34-14-55 0-28 10-50 30-65 19-15 47-23 83-23h164v44h-162c-26 0-45 5-58 14-12 10-19 23-19 42 0 23 8 42 24 55 15 13 36 20 62 20h153v44h-162c-26 0-45 5-58 14-12 9-19 24-19 42 0 23 8 41 24 56 15 13 36 20 62 20h153v44h-271v-44h42c-16-10-28-23-36-38-8-14-12-31-12-50 0-20 5-36 15-50s24-24 43-31z">
          <text:p/>
        </draw:path>
        <draw:path draw:style-name="gr3" draw:text-style-name="P3" draw:layer="layout" svg:width="0.366cm" svg:height="0.229cm" svg:x="40.99cm" svg:y="34.874cm" svg:viewBox="0 0 367 230" svg:d="M326 171v-171h41v230h-41c-18-18-44-44-77-76-32-32-52-53-62-61-18-16-33-27-45-33s-24-9-36-9c-19 0-35 7-47 20-12 14-18 31-18 54 0 15 3 31 8 48s13 35 24 54h-49c-8-19-14-38-18-54-4-17-6-33-6-47 0-38 9-68 28-90 19-23 44-34 75-34 15 0 29 3 42 8 13 6 29 16 48 31 5 4 18 16 40 38s53 53 93 92z">
          <text:p/>
        </draw:path>
        <draw:line draw:style-name="gr4" draw:text-style-name="P4" draw:layer="layout" svg:x1="41.724cm" svg:y1="43.351cm" svg:x2="41.724cm" svg:y2="27.768cm">
          <text:p/>
        </draw:line>
        <draw:line draw:style-name="gr4" draw:text-style-name="P4" draw:layer="layout" svg:x1="58.693cm" svg:y1="43.351cm" svg:x2="58.693cm" svg:y2="27.768cm">
          <text:p/>
        </draw:line>
        <draw:line draw:style-name="gr4" draw:text-style-name="P4" draw:layer="layout" svg:x1="41.724cm" svg:y1="43.351cm" svg:x2="58.693cm" svg:y2="43.351cm">
          <text:p/>
        </draw:line>
        <draw:line draw:style-name="gr4" draw:text-style-name="P4" draw:layer="layout" svg:x1="41.724cm" svg:y1="27.768cm" svg:x2="58.693cm" svg:y2="27.768cm">
          <text:p/>
        </draw:line>
        <draw:path draw:style-name="gr3" draw:text-style-name="P3" draw:layer="layout" svg:width="0.2cm" svg:height="0.309cm" svg:x="48.953cm" svg:y="27.248cm" svg:viewBox="0 0 201 310" svg:d="M42 35v116h53c20 0 35-4 46-15 10-10 16-24 16-43 0-18-6-32-16-43-11-10-26-15-46-15zM0 0h95c35 0 61 8 79 25 18 15 27 38 27 68 0 31-9 54-27 69-18 16-44 23-79 23h-53v125h-42z">
          <text:p/>
        </draw:path>
        <draw:path draw:style-name="gr3" draw:text-style-name="P3" draw:layer="layout" svg:width="0.136cm" svg:height="0.238cm" svg:x="49.198cm" svg:y="27.319cm" svg:viewBox="0 0 137 239" svg:d="M137 42c-4-3-9-5-14-6s-11-2-17-2c-21 0-38 8-49 22-12 14-18 34-18 61v122h-39v-233h39v36c8-14 19-25 31-31 13-7 29-11 47-11 3 0 6 1 9 1s7 1 11 2z">
          <text:p/>
        </draw:path>
        <draw:path draw:style-name="gr3" draw:text-style-name="P3" draw:layer="layout" svg:width="0.215cm" svg:height="0.243cm" svg:x="49.348cm" svg:y="27.319cm" svg:viewBox="0 0 216 244" svg:d="M216 112v19h-176c2 27 9 47 24 61 14 13 33 20 59 20 14 0 28-1 42-5 14-3 29-9 42-16v36c-13 6-28 10-43 13-14 2-29 4-43 4-38 0-67-11-89-32-21-21-32-50-32-88s10-68 31-90c20-22 48-34 83-34 31 0 56 11 74 30 19 21 28 48 28 82zM177 101c-1-21-7-37-18-50-11-12-26-18-45-18-21 0-38 6-51 18-12 12-20 29-22 50z">
          <text:p/>
        </draw:path>
        <draw:path draw:style-name="gr3" draw:text-style-name="P3" draw:layer="layout" svg:width="0.207cm" svg:height="0.327cm" svg:x="49.609cm" svg:y="27.235cm" svg:viewBox="0 0 208 328" svg:d="M169 126v-126h39v323h-39v-35c-8 14-19 24-31 30-12 7-27 10-44 10-27 0-50-11-68-33s-26-52-26-88 8-66 26-88 41-34 68-34c17 0 32 4 44 11 12 6 23 17 31 30zM39 207c0 28 6 50 17 66s27 24 47 24c21 0 36-8 48-24s18-38 18-66-6-50-18-66-27-24-48-24c-20 0-36 8-47 24s-17 38-17 66z">
          <text:p/>
        </draw:path>
        <draw:path draw:style-name="gr3" draw:text-style-name="P3" draw:layer="layout" svg:width="0.248cm" svg:height="0.32cm" svg:x="50.013cm" svg:y="27.242cm" svg:viewBox="0 0 249 321" svg:d="M249 30v45c-14-13-29-23-46-30-16-6-32-9-50-9-36 0-63 11-82 32-18 22-27 53-27 93 0 41 9 72 27 94 19 22 46 32 82 32 18 0 34-3 50-10 17-6 32-16 46-29v44c-14 10-30 17-47 22-16 4-34 7-52 7-46 0-83-14-110-42-27-29-40-68-40-118 0-49 13-88 40-117s64-44 110-44c19 0 36 3 52 8 17 5 33 12 47 22z">
          <text:p/>
        </draw:path>
        <draw:polygon draw:style-name="gr3" draw:text-style-name="P3" draw:layer="layout" svg:width="0.038cm" svg:height="0.322cm" svg:x="50.324cm" svg:y="27.235cm" svg:viewBox="0 0 39 323" draw:points="0,323 39,323 39,0 0,0">
          <text:p/>
        </draw:polygon>
        <draw:path draw:style-name="gr3" draw:text-style-name="P3" draw:layer="layout" svg:width="0.196cm" svg:height="0.243cm" svg:x="50.427cm" svg:y="27.319cm" svg:viewBox="0 0 197 244" svg:d="M120 121c-31 0-52 4-64 11s-18 20-18 37c0 13 5 24 14 32s21 12 36 12c21 0 38-8 51-23s19-34 19-60v-9zM197 105v134h-39v-36c-9 15-20 25-33 31-12 7-29 10-47 10-24 0-43-6-57-19-14-14-21-31-21-54 0-27 9-46 27-60 17-13 43-20 78-20h53v-3c0-18-6-31-17-41-12-9-28-14-49-14-13 0-26 1-39 5-12 3-24 8-36 14v-35c14-6 27-10 41-12 13-3 25-5 38-5 34 0 58 9 75 27 18 17 26 43 26 78z">
          <text:p/>
        </draw:path>
        <draw:path draw:style-name="gr3" draw:text-style-name="P3" draw:layer="layout" svg:width="0.177cm" svg:height="0.243cm" svg:x="50.684cm" svg:y="27.319cm" svg:viewBox="0 0 178 244" svg:d="M166 13v36c-11-5-22-10-33-13-12-2-24-4-36-4-20 0-35 3-44 9s-14 14-14 26c0 9 3 16 10 21s20 10 41 14l14 3c27 6 46 14 57 25 11 10 17 26 17 45 0 21-8 38-25 50-17 13-41 19-71 19-13 0-26-1-39-3-14-2-28-6-43-11v-39c14 7 28 13 42 16 13 4 27 6 40 6 19 0 33-3 43-9 9-6 14-15 14-26s-3-19-10-24c-7-7-22-12-47-17l-13-3c-24-5-41-13-51-23-11-10-16-24-16-42 0-22 8-39 23-51s37-18 66-18c15 0 28 2 41 4 12 2 23 5 34 9z">
          <text:p/>
        </draw:path>
        <draw:path draw:style-name="gr3" draw:text-style-name="P3" draw:layer="layout" svg:width="0.177cm" svg:height="0.243cm" svg:x="50.905cm" svg:y="27.319cm" svg:viewBox="0 0 178 244" svg:d="M166 13v36c-11-5-22-10-34-13-12-2-24-4-36-4-19 0-33 3-43 9s-15 14-15 26c0 9 4 16 12 21 6 5 20 10 40 14l13 3c27 6 47 14 58 25 11 10 17 26 17 45 0 21-9 38-26 50-16 13-40 19-70 19-13 0-25-1-40-3-13-2-27-6-42-11v-39c14 7 28 13 41 16 15 4 28 6 42 6 18 0 32-3 42-9 9-6 14-15 14-26s-4-19-11-24c-6-7-22-12-45-17l-14-3c-24-5-42-13-52-23s-15-24-15-42c0-22 7-39 22-51 16-12 39-18 68-18 13 0 27 2 39 4 13 2 24 5 35 9z">
          <text:p/>
        </draw:path>
        <draw:path draw:style-name="gr3" draw:text-style-name="P3" draw:layer="layout" svg:width="0.212cm" svg:height="0.32cm" svg:x="51.266cm" svg:y="27.242cm" svg:viewBox="0 0 213 321" svg:d="M106 169c-20 0-36 6-47 16-12 11-17 25-17 44 0 18 5 33 17 44 11 10 27 15 47 15s36-5 47-16c12-10 18-25 18-43 0-19-6-33-17-44-12-10-27-16-48-16zM64 151c-18-4-32-12-42-25-10-12-15-27-15-45 0-24 9-44 26-59 18-14 42-22 73-22s55 8 73 22c18 15 26 35 26 59 0 18-5 33-15 45-10 13-23 21-41 25 20 5 35 14 47 28 11 13 17 30 17 50 0 30-10 53-28 68-18 16-45 24-80 24-33 0-60-8-78-24-18-15-27-38-27-68 0-20 6-37 17-50 11-14 27-23 47-28zM49 85c0 16 4 29 15 38 10 9 24 13 42 13 19 0 33-4 43-13s15-22 15-38-5-28-15-37-24-14-43-14c-18 0-32 5-42 14-11 9-15 21-15 37z">
          <text:p/>
        </draw:path>
        <draw:polygon draw:style-name="gr1" draw:text-style-name="P1" draw:layer="layout" svg:width="13.805cm" svg:height="17.78cm" svg:x="63.67cm" svg:y="26.67cm" svg:viewBox="0 0 13806 17781" draw:points="0,17781 13806,17781 13806,0 0,0">
          <text:p/>
        </draw:polygon>
        <draw:path draw:style-name="gr22" draw:text-style-name="P12" draw:layer="layout" svg:width="0.789cm" svg:height="0.789cm" svg:x="73.96cm" svg:y="37.043cm" svg:viewBox="0 0 790 790" svg:d="M394 790c105 0 206-42 280-116s116-174 116-279-42-206-116-279c-74-74-175-116-280-116-104 0-205 42-279 116-74 73-115 174-115 279s41 205 115 279 175 116 279 116z">
          <text:p/>
        </draw:path>
        <draw:path draw:style-name="gr22" draw:text-style-name="P12" draw:layer="layout" svg:width="0.788cm" svg:height="0.789cm" svg:x="72.537cm" svg:y="42.573cm" svg:viewBox="0 0 789 790" svg:d="M395 790c105 0 205-41 279-115s115-175 115-279c0-106-41-206-115-280s-174-116-279-116c-106 0-206 42-280 116s-115 174-115 280c0 104 41 205 115 279s174 115 280 115z">
          <text:p/>
        </draw:path>
        <draw:path draw:style-name="gr22" draw:text-style-name="P12" draw:layer="layout" svg:width="0.789cm" svg:height="0.788cm" svg:x="73.784cm" svg:y="42.376cm" svg:viewBox="0 0 790 789" svg:d="M395 789c104 0 205-41 279-115s116-175 116-280-42-205-116-279-175-115-279-115c-105 0-205 41-279 115s-116 174-116 279 42 206 116 280 174 115 279 115z">
          <text:p/>
        </draw:path>
        <draw:path draw:style-name="gr22" draw:text-style-name="P12" draw:layer="layout" svg:width="0.789cm" svg:height="0.788cm" svg:x="71.804cm" svg:y="38.171cm" svg:viewBox="0 0 790 789" svg:d="M395 789c105 0 205-41 279-115s116-174 116-279-42-205-116-279c-74-75-174-116-279-116-106 0-206 41-280 116-74 74-115 174-115 279s41 205 115 279 174 115 280 115z">
          <text:p/>
        </draw:path>
        <draw:path draw:style-name="gr22" draw:text-style-name="P12" draw:layer="layout" svg:width="0.788cm" svg:height="0.789cm" svg:x="72.723cm" svg:y="37.171cm" svg:viewBox="0 0 789 790" svg:d="M395 790c105 0 205-42 279-116s115-174 115-279c0-104-41-206-115-280s-174-115-279-115-205 41-280 115c-74 74-115 176-115 280 0 105 41 205 115 279 75 74 175 116 280 116z">
          <text:p/>
        </draw:path>
        <draw:path draw:style-name="gr22" draw:text-style-name="P12" draw:layer="layout" svg:width="0.788cm" svg:height="0.789cm" svg:x="74.743cm" svg:y="42.483cm" svg:viewBox="0 0 789 790" svg:d="M394 790c105 0 206-42 280-116s115-174 115-279-41-205-115-279-175-116-280-116-205 42-279 116-115 174-115 279 41 205 115 279 174 116 279 116z">
          <text:p/>
        </draw:path>
        <draw:path draw:style-name="gr22" draw:text-style-name="P12" draw:layer="layout" svg:width="0.789cm" svg:height="0.789cm" svg:x="73.699cm" svg:y="41.231cm" svg:viewBox="0 0 790 790" svg:d="M395 790c104 0 205-41 279-115s116-175 116-279c0-105-42-205-116-280-74-74-175-116-279-116-105 0-205 42-279 116-74 75-116 175-116 280 0 104 42 205 116 279s174 115 279 115z">
          <text:p/>
        </draw:path>
        <draw:path draw:style-name="gr22" draw:text-style-name="P12" draw:layer="layout" svg:width="0.789cm" svg:height="0.789cm" svg:x="74.91cm" svg:y="40.556cm" svg:viewBox="0 0 790 790" svg:d="M395 790c105 0 205-41 279-115s116-175 116-279c0-105-42-205-116-279s-174-117-279-117-205 43-279 117-116 174-116 279c0 104 42 205 116 279s174 115 279 115z">
          <text:p/>
        </draw:path>
        <draw:path draw:style-name="gr22" draw:text-style-name="P12" draw:layer="layout" svg:width="0.789cm" svg:height="0.789cm" svg:x="70.689cm" svg:y="40.733cm" svg:viewBox="0 0 790 790" svg:d="M394 790c105 0 205-41 280-115 74-75 116-176 116-280 0-105-42-205-116-279-75-74-175-116-280-116-104 0-205 42-279 116s-115 174-115 279c0 104 41 205 115 280 74 74 175 115 279 115z">
          <text:p/>
        </draw:path>
        <draw:path draw:style-name="gr22" draw:text-style-name="P12" draw:layer="layout" svg:width="0.788cm" svg:height="0.789cm" svg:x="71.016cm" svg:y="39.843cm" svg:viewBox="0 0 789 790" svg:d="M395 790c105 0 205-41 279-116 74-74 115-175 115-279 0-105-41-205-115-279s-174-116-279-116c-106 0-206 42-280 116s-115 174-115 279c0 104 41 205 115 279 74 75 174 116 280 116z">
          <text:p/>
        </draw:path>
        <draw:path draw:style-name="gr22" draw:text-style-name="P12" draw:layer="layout" svg:width="0.788cm" svg:height="0.789cm" svg:x="74.104cm" svg:y="37.459cm" svg:viewBox="0 0 789 790" svg:d="M395 790c105 0 205-43 279-117s115-174 115-279c0-104-41-204-115-278s-174-116-279-116c-106 0-206 42-280 116s-115 174-115 278c0 105 41 205 115 279s174 117 280 117z">
          <text:p/>
        </draw:path>
        <draw:path draw:style-name="gr22" draw:text-style-name="P12" draw:layer="layout" svg:width="0.789cm" svg:height="0.788cm" svg:x="74.182cm" svg:y="41.543cm" svg:viewBox="0 0 790 789" svg:d="M396 789c104 0 205-41 279-115 74-75 115-175 115-280s-41-205-115-279-175-115-279-115c-105 0-206 41-280 115s-116 174-116 279 42 205 116 280c74 74 175 115 280 115z">
          <text:p/>
        </draw:path>
        <draw:path draw:style-name="gr22" draw:text-style-name="P12" draw:layer="layout" svg:width="0.789cm" svg:height="0.789cm" svg:x="73.678cm" svg:y="40.4cm" svg:viewBox="0 0 790 790" svg:d="M394 790c105 0 205-42 279-116s117-174 117-278c0-105-43-205-117-280-74-74-174-116-279-116-104 0-205 42-279 116-74 75-115 175-115 280 0 104 41 204 115 278s175 116 279 116z">
          <text:p/>
        </draw:path>
        <draw:path draw:style-name="gr22" draw:text-style-name="P12" draw:layer="layout" svg:width="0.789cm" svg:height="0.789cm" svg:x="73.496cm" svg:y="41.925cm" svg:viewBox="0 0 790 790" svg:d="M396 790c104 0 205-41 278-115 74-74 116-175 116-279 0-105-42-206-116-280-73-74-174-116-278-116-105 0-205 42-280 116-74 74-116 175-116 280 0 104 42 205 116 279 75 74 175 115 280 115z">
          <text:p/>
        </draw:path>
        <draw:path draw:style-name="gr22" draw:text-style-name="P12" draw:layer="layout" svg:width="0.789cm" svg:height="0.789cm" svg:x="72.179cm" svg:y="40.203cm" svg:viewBox="0 0 790 790" svg:d="M395 790c104 0 204-42 278-116 75-74 117-174 117-279s-42-206-117-280c-74-74-174-115-278-115-105 0-205 41-279 115s-116 175-116 280 42 205 116 279 174 116 279 116z">
          <text:p/>
        </draw:path>
        <draw:path draw:style-name="gr22" draw:text-style-name="P12" draw:layer="layout" svg:width="0.789cm" svg:height="0.789cm" svg:x="72.476cm" svg:y="39.806cm" svg:viewBox="0 0 790 790" svg:d="M395 790c105 0 206-43 280-117 74-73 115-174 115-278 0-105-41-205-115-279s-175-116-280-116-205 42-279 116-116 174-116 279c0 104 42 205 116 278 74 74 174 117 279 117z">
          <text:p/>
        </draw:path>
        <draw:path draw:style-name="gr22" draw:text-style-name="P12" draw:layer="layout" svg:width="0.789cm" svg:height="0.789cm" svg:x="71.484cm" svg:y="39.486cm" svg:viewBox="0 0 790 790" svg:d="M395 790c104 0 205-41 280-115 73-74 115-175 115-279 0-106-42-206-115-280-75-74-176-116-280-116-105 0-205 42-279 116s-116 174-116 280c0 104 42 205 116 279s174 115 279 115z">
          <text:p/>
        </draw:path>
        <draw:path draw:style-name="gr22" draw:text-style-name="P12" draw:layer="layout" svg:width="0.789cm" svg:height="0.789cm" svg:x="71.563cm" svg:y="42.237cm" svg:viewBox="0 0 790 790" svg:d="M394 790c105 0 206-42 280-117 74-74 116-174 116-278 0-105-42-205-116-279s-175-116-280-116c-104 0-205 42-279 116s-115 174-115 279c0 104 41 204 115 278 74 75 175 117 279 117z">
          <text:p/>
        </draw:path>
        <draw:path draw:style-name="gr22" draw:text-style-name="P12" draw:layer="layout" svg:width="0.789cm" svg:height="0.789cm" svg:x="72.801cm" svg:y="37.987cm" svg:viewBox="0 0 790 790" svg:d="M395 790c105 0 205-42 279-116s116-174 116-279c0-104-42-206-116-280s-174-115-279-115c-104 0-205 41-279 115-75 74-116 176-116 280 0 105 41 205 116 279 74 74 175 116 279 116z">
          <text:p/>
        </draw:path>
        <draw:path draw:style-name="gr22" draw:text-style-name="P12" draw:layer="layout" svg:width="0.789cm" svg:height="0.789cm" svg:x="75.276cm" svg:y="38.177cm" svg:viewBox="0 0 790 790" svg:d="M395 790c104 0 205-42 279-116s116-174 116-279c0-104-42-205-116-279s-175-116-279-116c-105 0-205 42-279 116s-116 175-116 279c0 105 42 205 116 279s174 116 279 116z">
          <text:p/>
        </draw:path>
        <draw:path draw:style-name="gr22" draw:text-style-name="P12" draw:layer="layout" svg:width="0.788cm" svg:height="0.788cm" svg:x="72.274cm" svg:y="41.634cm" svg:viewBox="0 0 789 789" svg:d="M394 789c105 0 205-41 280-115 74-74 115-175 115-280s-41-205-115-279c-75-74-175-115-280-115s-205 41-279 115-115 174-115 279 41 206 115 280 174 115 279 115z">
          <text:p/>
        </draw:path>
        <draw:path draw:style-name="gr22" draw:text-style-name="P12" draw:layer="layout" svg:width="0.789cm" svg:height="0.789cm" svg:x="75.93cm" svg:y="39.653cm" svg:viewBox="0 0 790 790" svg:d="M395 790c105 0 205-42 279-116s116-174 116-279c0-104-42-205-116-280-74-74-174-115-279-115-104 0-205 41-278 115-75 75-117 176-117 280 0 105 42 205 117 279 73 74 174 116 278 116z">
          <text:p/>
        </draw:path>
        <draw:path draw:style-name="gr22" draw:text-style-name="P12" draw:layer="layout" svg:width="0.789cm" svg:height="0.789cm" svg:x="72.823cm" svg:y="39.041cm" svg:viewBox="0 0 790 790" svg:d="M396 790c104 0 205-43 279-117s115-174 115-279c0-104-41-205-115-279s-175-115-279-115c-105 0-205 41-279 115-75 74-117 175-117 279 0 105 42 205 117 279 74 74 174 117 279 117z">
          <text:p/>
        </draw:path>
        <draw:path draw:style-name="gr22" draw:text-style-name="P12" draw:layer="layout" svg:width="0.789cm" svg:height="0.789cm" svg:x="73.22cm" svg:y="38.891cm" svg:viewBox="0 0 790 790" svg:d="M394 790c106 0 206-41 280-115s116-175 116-279c0-105-42-205-116-279-74-75-174-117-280-117-105 0-205 42-279 117-74 74-115 174-115 279 0 104 41 205 115 279s174 115 279 115z">
          <text:p/>
        </draw:path>
        <draw:path draw:style-name="gr22" draw:text-style-name="P12" draw:layer="layout" svg:width="0.789cm" svg:height="0.789cm" svg:x="74.713cm" svg:y="37.956cm" svg:viewBox="0 0 790 790" svg:d="M394 790c105 0 206-42 280-116 74-73 116-174 116-278 0-105-42-206-116-280s-175-116-280-116c-104 0-205 42-278 116-74 74-116 175-116 280 0 104 42 205 116 278 73 74 174 116 278 116z">
          <text:p/>
        </draw:path>
        <draw:polygon draw:style-name="gr22" draw:text-style-name="P12" draw:layer="layout" svg:width="0.789cm" svg:height="0.789cm" svg:x="64.426cm" svg:y="29.521cm" svg:viewBox="0 0 790 790" draw:points="394,0 0,790 790,790">
          <text:p/>
        </draw:polygon>
        <draw:polygon draw:style-name="gr22" draw:text-style-name="P12" draw:layer="layout" svg:width="0.789cm" svg:height="0.789cm" svg:x="66.781cm" svg:y="28.201cm" svg:viewBox="0 0 790 790" draw:points="394,0 0,790 790,790">
          <text:p/>
        </draw:polygon>
        <draw:polygon draw:style-name="gr22" draw:text-style-name="P12" draw:layer="layout" svg:width="0.789cm" svg:height="0.789cm" svg:x="66.334cm" svg:y="28.955cm" svg:viewBox="0 0 790 790" draw:points="396,0 0,790 790,790">
          <text:p/>
        </draw:polygon>
        <draw:polygon draw:style-name="gr22" draw:text-style-name="P12" draw:layer="layout" svg:width="0.789cm" svg:height="0.789cm" svg:x="68.061cm" svg:y="27.757cm" svg:viewBox="0 0 790 790" draw:points="395,0 0,790 790,790">
          <text:p/>
        </draw:polygon>
        <draw:polygon draw:style-name="gr22" draw:text-style-name="P12" draw:layer="layout" svg:width="0.789cm" svg:height="0.789cm" svg:x="66.98cm" svg:y="31.059cm" svg:viewBox="0 0 790 790" draw:points="396,0 0,790 790,790">
          <text:p/>
        </draw:polygon>
        <draw:polygon draw:style-name="gr22" draw:text-style-name="P12" draw:layer="layout" svg:width="0.789cm" svg:height="0.788cm" svg:x="67.947cm" svg:y="30.346cm" svg:viewBox="0 0 790 789" draw:points="396,0 0,789 790,789">
          <text:p/>
        </draw:polygon>
        <draw:polygon draw:style-name="gr22" draw:text-style-name="P12" draw:layer="layout" svg:width="0.789cm" svg:height="0.789cm" svg:x="65.562cm" svg:y="31.174cm" svg:viewBox="0 0 790 790" draw:points="396,0 0,790 790,790">
          <text:p/>
        </draw:polygon>
        <draw:polygon draw:style-name="gr22" draw:text-style-name="P12" draw:layer="layout" svg:width="0.789cm" svg:height="0.789cm" svg:x="66.141cm" svg:y="31.826cm" svg:viewBox="0 0 790 790" draw:points="394,0 0,790 790,790">
          <text:p/>
        </draw:polygon>
        <draw:polygon draw:style-name="gr22" draw:text-style-name="P12" draw:layer="layout" svg:width="0.789cm" svg:height="0.789cm" svg:x="69.214cm" svg:y="29.26cm" svg:viewBox="0 0 790 790" draw:points="394,0 0,790 790,790">
          <text:p/>
        </draw:polygon>
        <draw:polygon draw:style-name="gr22" draw:text-style-name="P12" draw:layer="layout" svg:width="0.789cm" svg:height="0.789cm" svg:x="68.221cm" svg:y="32.218cm" svg:viewBox="0 0 790 790" draw:points="395,0 0,790 790,790">
          <text:p/>
        </draw:polygon>
        <draw:polygon draw:style-name="gr22" draw:text-style-name="P12" draw:layer="layout" svg:width="0.788cm" svg:height="0.789cm" svg:x="66.237cm" svg:y="28.764cm" svg:viewBox="0 0 789 790" draw:points="395,0 0,790 789,790">
          <text:p/>
        </draw:polygon>
        <draw:polygon draw:style-name="gr22" draw:text-style-name="P12" draw:layer="layout" svg:width="0.789cm" svg:height="0.789cm" svg:x="67.507cm" svg:y="31.691cm" svg:viewBox="0 0 790 790" draw:points="394,0 0,790 790,790">
          <text:p/>
        </draw:polygon>
        <draw:polygon draw:style-name="gr22" draw:text-style-name="P12" draw:layer="layout" svg:width="0.788cm" svg:height="0.789cm" svg:x="64.789cm" svg:y="29.91cm" svg:viewBox="0 0 789 790" draw:points="395,0 0,790 789,790">
          <text:p/>
        </draw:polygon>
        <draw:polygon draw:style-name="gr22" draw:text-style-name="P12" draw:layer="layout" svg:width="0.789cm" svg:height="0.789cm" svg:x="64.568cm" svg:y="30.635cm" svg:viewBox="0 0 790 790" draw:points="394,0 0,790 790,790">
          <text:p/>
        </draw:polygon>
        <draw:polygon draw:style-name="gr22" draw:text-style-name="P12" draw:layer="layout" svg:width="0.789cm" svg:height="0.789cm" svg:x="68.824cm" svg:y="32.66cm" svg:viewBox="0 0 790 790" draw:points="395,0 0,790 790,790">
          <text:p/>
        </draw:polygon>
        <draw:polygon draw:style-name="gr22" draw:text-style-name="P12" draw:layer="layout" svg:width="0.789cm" svg:height="0.789cm" svg:x="67.118cm" svg:y="32.8cm" svg:viewBox="0 0 790 790" draw:points="395,0 0,790 790,790">
          <text:p/>
        </draw:polygon>
        <draw:polygon draw:style-name="gr22" draw:text-style-name="P12" draw:layer="layout" svg:width="0.789cm" svg:height="0.789cm" svg:x="66.829cm" svg:y="27.978cm" svg:viewBox="0 0 790 790" draw:points="394,0 0,790 790,790">
          <text:p/>
        </draw:polygon>
        <draw:polygon draw:style-name="gr22" draw:text-style-name="P12" draw:layer="layout" svg:width="0.789cm" svg:height="0.789cm" svg:x="65.559cm" svg:y="32.754cm" svg:viewBox="0 0 790 790" draw:points="395,0 0,790 790,790">
          <text:p/>
        </draw:polygon>
        <draw:polygon draw:style-name="gr22" draw:text-style-name="P12" draw:layer="layout" svg:width="0.789cm" svg:height="0.788cm" svg:x="65.475cm" svg:y="30.658cm" svg:viewBox="0 0 790 789" draw:points="395,0 0,789 790,789">
          <text:p/>
        </draw:polygon>
        <draw:polygon draw:style-name="gr22" draw:text-style-name="P12" draw:layer="layout" svg:width="0.789cm" svg:height="0.789cm" svg:x="67.977cm" svg:y="27.813cm" svg:viewBox="0 0 790 790" draw:points="396,0 0,790 790,790">
          <text:p/>
        </draw:polygon>
        <draw:polygon draw:style-name="gr22" draw:text-style-name="P12" draw:layer="layout" svg:width="0.789cm" svg:height="0.789cm" svg:x="69.11cm" svg:y="29.448cm" svg:viewBox="0 0 790 790" draw:points="395,0 0,790 790,790">
          <text:p/>
        </draw:polygon>
        <draw:polygon draw:style-name="gr22" draw:text-style-name="P12" draw:layer="layout" svg:width="0.789cm" svg:height="0.788cm" svg:x="67.859cm" svg:y="30.953cm" svg:viewBox="0 0 790 789" draw:points="396,0 0,789 790,789">
          <text:p/>
        </draw:polygon>
        <draw:polygon draw:style-name="gr22" draw:text-style-name="P12" draw:layer="layout" svg:width="0.789cm" svg:height="0.789cm" svg:x="66.254cm" svg:y="29.621cm" svg:viewBox="0 0 790 790" draw:points="395,0 0,790 790,790">
          <text:p/>
        </draw:polygon>
        <draw:polygon draw:style-name="gr22" draw:text-style-name="P12" draw:layer="layout" svg:width="0.789cm" svg:height="0.789cm" svg:x="68.671cm" svg:y="29.591cm" svg:viewBox="0 0 790 790" draw:points="396,0 0,790 790,790">
          <text:p/>
        </draw:polygon>
        <draw:polygon draw:style-name="gr22" draw:text-style-name="P12" draw:layer="layout" svg:width="0.789cm" svg:height="0.789cm" svg:x="68.071cm" svg:y="32.654cm" svg:viewBox="0 0 790 790" draw:points="395,0 0,790 790,790">
          <text:p/>
        </draw:polygon>
        <draw:path draw:style-name="gr3" draw:text-style-name="P3" draw:layer="layout" svg:width="0.302cm" svg:height="0.36cm" svg:x="69.886cm" svg:y="44.729cm" svg:viewBox="0 0 303 361" svg:d="M50 40v281h58c50 0 86-10 109-33s35-58 35-107c0-48-12-83-35-107-23-22-59-34-109-34zM0 0h101c70 0 121 15 153 44 33 29 49 75 49 137s-16 108-49 137-84 43-153 43h-101z">
          <text:p/>
        </draw:path>
        <draw:path draw:style-name="gr3" draw:text-style-name="P3" draw:layer="layout" svg:width="0.044cm" svg:height="0.375cm" svg:x="70.264cm" svg:y="44.714cm" svg:viewBox="0 0 45 376" svg:d="M0 106h45v270h-45zM0 0h45v56h-45z">
          <text:p/>
        </draw:path>
        <draw:path draw:style-name="gr3" draw:text-style-name="P3" draw:layer="layout" svg:width="0.394cm" svg:height="0.276cm" svg:x="70.4cm" svg:y="44.813cm" svg:viewBox="0 0 395 277" svg:d="M212 59c11-20 24-35 39-45 15-9 34-14 55-14 29 0 50 10 66 30 15 20 23 48 23 84v163h-45v-161c0-26-5-45-13-58-10-12-25-19-43-19-24 0-42 8-55 24-14 15-20 36-20 62v152h-44v-161c0-26-5-45-14-58-10-12-24-19-43-19-22 0-41 8-54 24-13 15-20 36-20 62v152h-44v-271h44v43c10-17 22-29 37-37 14-8 30-12 50-12s36 5 50 15 24 25 31 44z">
          <text:p/>
        </draw:path>
        <draw:polygon draw:style-name="gr3" draw:text-style-name="P3" draw:layer="layout" svg:width="0.215cm" svg:height="0.36cm" svg:x="71.047cm" svg:y="44.729cm" svg:viewBox="0 0 216 361" draw:points="7,320 87,320 87,45 0,62 0,18 86,0 136,0 136,320 216,320 216,361 7,361">
          <text:p/>
        </draw:polygon>
        <draw:path draw:style-name="gr3" draw:text-style-name="P3" draw:layer="layout" svg:width="0.36cm" svg:height="0.303cm" svg:x="62.943cm" svg:y="35.943cm" svg:viewBox="0 0 361 304" svg:d="M40 255h281v-59c0-50-11-86-34-110-23-22-59-34-108-34-48 0-83 12-106 34-22 24-33 60-33 110zM0 304v-100c0-71 14-122 43-155 29-32 75-49 136-49 64 0 109 17 138 50 29 32 44 84 44 154v100z">
          <text:p/>
        </draw:path>
        <draw:path draw:style-name="gr3" draw:text-style-name="P3" draw:layer="layout" svg:width="0.376cm" svg:height="0.045cm" svg:x="62.927cm" svg:y="35.823cm" svg:viewBox="0 0 377 46" svg:d="M105 46v-46h272v46zM0 46v-46h57v46z">
          <text:p/>
        </draw:path>
        <draw:path draw:style-name="gr3" draw:text-style-name="P3" draw:layer="layout" svg:width="0.277cm" svg:height="0.394cm" svg:x="63.026cm" svg:y="35.338cm" svg:viewBox="0 0 278 395" svg:d="M59 182c-20-11-35-24-45-39-9-16-14-34-14-55 0-28 10-50 30-65s49-23 85-23h163v44h-162c-26 0-45 5-58 14-12 10-19 23-19 42 0 23 8 42 24 55 15 13 36 20 62 20h153v44h-162c-26 0-45 5-58 14-12 9-19 24-19 42 0 23 8 41 24 56 15 13 36 20 62 20h153v44h-272v-44h43c-17-10-29-23-37-38-8-14-12-31-12-50 0-20 5-36 15-50s26-24 44-31z">
          <text:p/>
        </draw:path>
        <draw:path draw:style-name="gr3" draw:text-style-name="P3" draw:layer="layout" svg:width="0.367cm" svg:height="0.229cm" svg:x="62.936cm" svg:y="34.874cm" svg:viewBox="0 0 368 230" svg:d="M327 171v-171h41v230h-41c-19-18-45-44-77-76-33-32-54-53-64-61-17-16-32-27-44-33s-24-9-36-9c-19 0-35 7-47 20-11 14-18 31-18 54 0 15 3 31 8 48s13 35 24 54h-49c-8-19-14-38-18-54-4-17-6-33-6-47 0-38 10-68 28-90 19-23 44-34 75-34 15 0 29 3 42 8 13 6 29 16 47 31 5 4 19 16 41 38 23 22 54 53 94 92z">
          <text:p/>
        </draw:path>
        <draw:line draw:style-name="gr4" draw:text-style-name="P4" draw:layer="layout" svg:x1="63.67cm" svg:y1="44.45cm" svg:x2="63.67cm" svg:y2="26.67cm">
          <text:p/>
        </draw:line>
        <draw:line draw:style-name="gr4" draw:text-style-name="P4" draw:layer="layout" svg:x1="77.475cm" svg:y1="44.45cm" svg:x2="77.475cm" svg:y2="26.67cm">
          <text:p/>
        </draw:line>
        <draw:line draw:style-name="gr4" draw:text-style-name="P4" draw:layer="layout" svg:x1="63.67cm" svg:y1="44.45cm" svg:x2="77.475cm" svg:y2="44.45cm">
          <text:p/>
        </draw:line>
        <draw:line draw:style-name="gr4" draw:text-style-name="P4" draw:layer="layout" svg:x1="63.67cm" svg:y1="26.67cm" svg:x2="77.475cm" svg:y2="26.67cm">
          <text:p/>
        </draw:line>
        <draw:path draw:style-name="gr3" draw:text-style-name="P3" draw:layer="layout" svg:width="0.199cm" svg:height="0.309cm" svg:x="69.317cm" svg:y="26.149cm" svg:viewBox="0 0 200 310" svg:d="M43 35v116h52c20 0 35-5 45-15 11-10 16-25 16-43 0-19-5-33-16-43-10-10-25-15-45-15zM0 0h95c35 0 61 8 79 24s26 38 26 69c0 30-8 53-26 69-18 15-44 24-79 24h-52v124h-43z">
          <text:p/>
        </draw:path>
        <draw:path draw:style-name="gr3" draw:text-style-name="P3" draw:layer="layout" svg:width="0.136cm" svg:height="0.237cm" svg:x="69.562cm" svg:y="26.221cm" svg:viewBox="0 0 137 238" svg:d="M137 41c-5-3-9-4-14-6-5-1-11-1-17-1-21 0-38 7-49 21-12 14-18 34-18 60v123h-39v-233h39v36c8-14 18-24 31-31s29-10 47-10c3 0 6 0 9 0 3 1 6 1 11 2z">
          <text:p/>
        </draw:path>
        <draw:path draw:style-name="gr3" draw:text-style-name="P3" draw:layer="layout" svg:width="0.215cm" svg:height="0.242cm" svg:x="69.712cm" svg:y="26.221cm" svg:viewBox="0 0 216 243" svg:d="M216 113v18h-176c2 26 9 47 24 60 14 14 33 21 58 21 15 0 29-2 44-5 13-4 27-9 41-17v36c-14 6-28 11-42 13-15 3-30 4-45 4-37 0-66-10-88-31-21-22-32-51-32-88s10-67 31-91c20-22 48-33 83-33 31 0 56 10 75 30 17 21 27 48 27 83zM178 102c-1-21-7-38-18-50-12-13-27-20-46-20-21 0-38 7-51 19s-20 29-22 51z">
          <text:p/>
        </draw:path>
        <draw:path draw:style-name="gr3" draw:text-style-name="P3" draw:layer="layout" svg:width="0.207cm" svg:height="0.327cm" svg:x="69.972cm" svg:y="26.136cm" svg:viewBox="0 0 208 328" svg:d="M170 125v-125h38v323h-38v-35c-8 14-18 24-30 31-12 6-27 9-45 9-28 0-51-11-68-33-18-22-27-51-27-88s9-66 27-89c17-22 40-33 68-33 18 0 33 3 45 10s22 17 30 30zM40 207c0 28 5 50 17 66 11 16 27 24 48 24 20 0 36-8 48-24 11-16 17-38 17-66 0-29-6-50-17-66-12-16-28-24-48-24-21 0-37 8-48 24-12 16-17 37-17 66z">
          <text:p/>
        </draw:path>
        <draw:path draw:style-name="gr3" draw:text-style-name="P3" draw:layer="layout" svg:width="0.249cm" svg:height="0.319cm" svg:x="70.376cm" svg:y="26.144cm" svg:viewBox="0 0 250 320" svg:d="M250 29v44c-14-13-29-22-45-29s-34-10-51-10c-36 0-63 11-82 33-18 21-28 52-28 93s10 73 28 94c19 22 46 32 82 32 17 0 35-2 51-9s31-16 45-29v43c-15 10-30 17-46 22s-35 7-53 7c-47 0-83-14-110-42-28-28-41-67-41-118 0-50 13-89 41-118 27-28 63-42 110-42 19 0 37 2 53 7s32 12 46 22z">
          <text:p/>
        </draw:path>
        <draw:polygon draw:style-name="gr3" draw:text-style-name="P3" draw:layer="layout" svg:width="0.038cm" svg:height="0.322cm" svg:x="70.688cm" svg:y="26.136cm" svg:viewBox="0 0 39 323" draw:points="0,323 39,323 39,0 0,0">
          <text:p/>
        </draw:polygon>
        <draw:path draw:style-name="gr3" draw:text-style-name="P3" draw:layer="layout" svg:width="0.196cm" svg:height="0.242cm" svg:x="70.791cm" svg:y="26.221cm" svg:viewBox="0 0 197 243" svg:d="M121 121c-32 0-53 4-65 11s-18 19-18 36c0 14 5 25 13 32 9 8 22 12 37 12 22 0 39-7 52-22 12-15 19-35 19-60v-9zM197 106v132h-38v-35c-9 14-20 24-33 31-13 6-29 9-48 9-24 0-43-6-57-19s-21-31-21-53c0-26 9-46 26-59 18-13 44-20 79-20h54v-4c0-17-6-31-18-41-11-9-27-15-48-15-15 0-27 2-40 6-13 3-24 8-36 14v-36c14-5 27-9 40-12s26-4 40-4c33 0 58 9 75 26 16 18 25 45 25 80z">
          <text:p/>
        </draw:path>
        <draw:path draw:style-name="gr3" draw:text-style-name="P3" draw:layer="layout" svg:width="0.177cm" svg:height="0.242cm" svg:x="71.048cm" svg:y="26.221cm" svg:viewBox="0 0 178 243" svg:d="M166 12v37c-11-5-23-9-35-12-11-4-23-5-36-5-19 0-33 2-42 9-10 6-14 15-14 26 0 9 3 16 10 21s20 10 40 14l14 3c27 6 47 15 58 25s17 25 17 44c0 22-8 38-25 51-18 12-42 18-72 18-12 0-25-1-39-3-13-2-27-6-42-11v-39c14 8 28 13 42 17 13 3 27 5 40 5 18 0 32-3 42-9 9-6 14-15 14-26 0-10-4-18-10-24-7-5-22-11-46-16l-13-3c-24-5-41-13-52-23-10-10-15-24-15-42 0-22 7-40 23-51 15-12 37-18 66-18 14 0 27 1 40 3 12 2 24 5 35 9z">
          <text:p/>
        </draw:path>
        <draw:path draw:style-name="gr3" draw:text-style-name="P3" draw:layer="layout" svg:width="0.177cm" svg:height="0.242cm" svg:x="71.269cm" svg:y="26.221cm" svg:viewBox="0 0 178 243" svg:d="M165 12v37c-11-5-22-9-33-12-12-4-24-5-37-5-19 0-34 2-43 9-9 6-14 15-14 26 0 9 4 16 10 21 7 5 21 10 41 14l14 3c27 6 46 15 58 25 11 10 17 25 17 44 0 22-9 38-26 51-17 12-40 18-71 18-13 0-25-1-39-3s-27-6-42-11v-39c14 8 28 13 41 17 14 3 27 5 41 5 19 0 33-3 42-9 10-6 15-15 15-26 0-10-4-18-11-24-7-5-22-11-47-16l-13-3c-23-5-41-13-51-23-11-10-16-24-16-42 0-22 8-40 23-51 15-12 37-18 66-18 15 0 28 1 41 3 12 2 24 5 34 9z">
          <text:p/>
        </draw:path>
        <draw:path draw:style-name="gr3" draw:text-style-name="P3" draw:layer="layout" svg:width="0.213cm" svg:height="0.319cm" svg:x="71.628cm" svg:y="26.144cm" svg:viewBox="0 0 214 320" svg:d="M20 308v-38c10 5 20 9 31 12 11 2 21 4 32 4 27 0 48-9 64-28 14-19 23-46 25-86-8 13-19 23-30 29-14 6-27 9-42 9-31 0-56-9-74-28-17-19-26-45-26-77s9-57 28-76c18-20 43-29 75-29 36 0 64 14 82 41 19 27 29 67 29 119 0 50-12 88-35 117s-55 43-94 43c-11 0-21-1-32-3-11-1-22-4-33-9zM103 178c18 0 34-8 45-20 11-13 17-31 17-53s-6-40-17-53c-11-12-27-19-45-19-19 0-34 7-45 19-11 13-16 31-16 53s5 40 16 53c11 12 26 20 45 20z">
          <text:p/>
        </draw:path>
        <draw:polygon draw:style-name="gr1" draw:text-style-name="P1" draw:layer="layout" svg:width="16.97cm" svg:height="17.739cm" svg:x="82.451cm" svg:y="26.69cm" svg:viewBox="0 0 16971 17740" draw:points="0,17740 16971,17740 16971,0 0,0">
          <text:p/>
        </draw:polygon>
        <draw:path draw:style-name="gr23" draw:text-style-name="P13" draw:layer="layout" svg:width="0.788cm" svg:height="0.789cm" svg:x="85.74cm" svg:y="35.454cm" svg:viewBox="0 0 789 790" svg:d="M394 790c105 0 206-41 280-115s115-175 115-280-41-205-115-279-175-116-280-116-205 42-279 116-115 174-115 279 41 206 115 280 174 115 279 115z">
          <text:p/>
        </draw:path>
        <draw:path draw:style-name="gr23" draw:text-style-name="P13" draw:layer="layout" svg:width="0.789cm" svg:height="0.789cm" svg:x="86.152cm" svg:y="28.331cm" svg:viewBox="0 0 790 790" svg:d="M395 790c105 0 205-42 279-116s116-174 116-280c0-104-42-205-116-279s-174-115-279-115c-104 0-205 41-280 115-73 74-115 175-115 279 0 106 42 206 115 280 75 74 176 116 280 116z">
          <text:p/>
        </draw:path>
        <draw:path draw:style-name="gr23" draw:text-style-name="P13" draw:layer="layout" svg:width="0.789cm" svg:height="0.789cm" svg:x="86.149cm" svg:y="31.028cm" svg:viewBox="0 0 790 790" svg:d="M395 790c105 0 205-41 279-115s116-175 116-279c0-105-42-205-116-279-74-75-174-117-279-117-104 0-205 42-280 117-73 74-115 174-115 279 0 104 42 205 115 279 75 74 176 115 280 115z">
          <text:p/>
        </draw:path>
        <draw:path draw:style-name="gr23" draw:text-style-name="P13" draw:layer="layout" svg:width="0.789cm" svg:height="0.789cm" svg:x="84.61cm" svg:y="37.351cm" svg:viewBox="0 0 790 790" svg:d="M395 790c105 0 205-41 279-115s116-175 116-279c0-105-42-205-116-279-74-75-174-117-279-117-104 0-204 42-278 117-75 74-117 174-117 279 0 104 42 205 117 279 74 74 174 115 278 115z">
          <text:p/>
        </draw:path>
        <draw:path draw:style-name="gr23" draw:text-style-name="P13" draw:layer="layout" svg:width="0.789cm" svg:height="0.789cm" svg:x="88.176cm" svg:y="34.036cm" svg:viewBox="0 0 790 790" svg:d="M394 790c106 0 206-41 280-115s116-175 116-279c0-105-42-206-116-280s-174-116-280-116c-104 0-205 42-278 116-74 74-116 175-116 280 0 104 42 205 116 279 73 74 174 115 278 115z">
          <text:p/>
        </draw:path>
        <draw:path draw:style-name="gr23" draw:text-style-name="P13" draw:layer="layout" svg:width="0.789cm" svg:height="0.788cm" svg:x="90.775cm" svg:y="31.9cm" svg:viewBox="0 0 790 789" svg:d="M396 789c104 0 205-41 279-115s115-174 115-279-41-205-115-279-175-116-279-116c-105 0-206 42-280 116s-116 174-116 279 42 205 116 279 175 115 280 115z">
          <text:p/>
        </draw:path>
        <draw:path draw:style-name="gr23" draw:text-style-name="P13" draw:layer="layout" svg:width="0.789cm" svg:height="0.789cm" svg:x="85.287cm" svg:y="27.774cm" svg:viewBox="0 0 790 790" svg:d="M395 790c105 0 205-41 279-115s116-175 116-279c0-105-42-206-116-280s-174-116-279-116c-104 0-206 42-280 116-73 74-115 175-115 280 0 104 42 205 115 279 74 74 176 115 280 115z">
          <text:p/>
        </draw:path>
        <draw:path draw:style-name="gr23" draw:text-style-name="P13" draw:layer="layout" svg:width="0.789cm" svg:height="0.789cm" svg:x="86.912cm" svg:y="34.758cm" svg:viewBox="0 0 790 790" svg:d="M396 790c104 0 205-42 279-116s115-174 115-278c0-106-41-206-115-280s-175-116-279-116c-105 0-205 42-280 116-74 74-116 174-116 280 0 104 42 204 116 278 75 74 175 116 280 116z">
          <text:p/>
        </draw:path>
        <draw:path draw:style-name="gr23" draw:text-style-name="P13" draw:layer="layout" svg:width="0.788cm" svg:height="0.788cm" svg:x="89.435cm" svg:y="34.385cm" svg:viewBox="0 0 789 789" svg:d="M395 789c105 0 205-41 279-116 74-74 115-174 115-279s-41-205-115-279-174-115-279-115-205 41-279 115-116 174-116 279 42 205 116 279c74 75 174 116 279 116z">
          <text:p/>
        </draw:path>
        <draw:path draw:style-name="gr23" draw:text-style-name="P13" draw:layer="layout" svg:width="0.788cm" svg:height="0.788cm" svg:x="90.751cm" svg:y="29.851cm" svg:viewBox="0 0 789 789" svg:d="M395 789c105 0 205-41 279-115s115-174 115-280c0-105-41-205-115-279s-174-115-279-115-206 41-280 115-115 174-115 279c0 106 41 206 115 280s175 115 280 115z">
          <text:p/>
        </draw:path>
        <draw:path draw:style-name="gr23" draw:text-style-name="P13" draw:layer="layout" svg:width="0.789cm" svg:height="0.789cm" svg:x="83.471cm" svg:y="31.852cm" svg:viewBox="0 0 790 790" svg:d="M394 790c106 0 206-42 280-116s116-174 116-279c0-104-42-205-116-279-74-75-174-116-280-116-104 0-205 41-279 116-74 74-115 175-115 279 0 105 41 205 115 279s175 116 279 116z">
          <text:p/>
        </draw:path>
        <draw:path draw:style-name="gr23" draw:text-style-name="P13" draw:layer="layout" svg:width="0.789cm" svg:height="0.789cm" svg:x="84.905cm" svg:y="29.774cm" svg:viewBox="0 0 790 790" svg:d="M394 790c105 0 206-42 280-116s116-175 116-280c0-104-42-205-116-279s-175-115-280-115c-104 0-205 41-279 115s-115 175-115 279c0 105 41 206 115 280s175 116 279 116z">
          <text:p/>
        </draw:path>
        <draw:path draw:style-name="gr23" draw:text-style-name="P13" draw:layer="layout" svg:width="0.789cm" svg:height="0.789cm" svg:x="90.442cm" svg:y="35.159cm" svg:viewBox="0 0 790 790" svg:d="M394 790c105 0 206-41 280-116 74-74 116-175 116-279 0-105-42-205-116-279s-175-116-280-116c-104 0-204 42-278 116s-116 174-116 279c0 104 42 205 116 279 74 75 174 116 278 116z">
          <text:p/>
        </draw:path>
        <draw:path draw:style-name="gr23" draw:text-style-name="P13" draw:layer="layout" svg:width="0.789cm" svg:height="0.788cm" svg:x="84.653cm" svg:y="31.716cm" svg:viewBox="0 0 790 789" svg:d="M395 789c105 0 205-41 279-115s116-174 116-279-42-206-116-280-174-115-279-115c-104 0-205 41-278 115-75 74-117 175-117 280s42 205 117 279c73 74 174 115 278 115z">
          <text:p/>
        </draw:path>
        <draw:path draw:style-name="gr23" draw:text-style-name="P13" draw:layer="layout" svg:width="0.788cm" svg:height="0.788cm" svg:x="85.697cm" svg:y="38.707cm" svg:viewBox="0 0 789 789" svg:d="M394 789c105 0 206-41 280-115s115-174 115-279c0-106-41-206-115-280s-175-115-280-115-205 41-279 115-115 174-115 280c0 105 41 205 115 279s174 115 279 115z">
          <text:p/>
        </draw:path>
        <draw:path draw:style-name="gr23" draw:text-style-name="P13" draw:layer="layout" svg:width="0.789cm" svg:height="0.788cm" svg:x="88.701cm" svg:y="33.193cm" svg:viewBox="0 0 790 789" svg:d="M394 789c105 0 205-41 279-115 75-74 117-174 117-279 0-106-42-206-117-280-74-74-174-115-279-115-104 0-205 41-279 115s-115 174-115 280c0 105 41 205 115 279s175 115 279 115z">
          <text:p/>
        </draw:path>
        <draw:path draw:style-name="gr23" draw:text-style-name="P13" draw:layer="layout" svg:width="0.789cm" svg:height="0.788cm" svg:x="94.11cm" svg:y="32.45cm" svg:viewBox="0 0 790 789" svg:d="M395 789c105 0 205-41 279-115s116-174 116-279-42-206-116-280-174-115-279-115c-104 0-205 41-279 115-75 74-116 175-116 280s41 205 116 279c74 74 175 115 279 115z">
          <text:p/>
        </draw:path>
        <draw:path draw:style-name="gr23" draw:text-style-name="P13" draw:layer="layout" svg:width="0.789cm" svg:height="0.789cm" svg:x="87.83cm" svg:y="29.634cm" svg:viewBox="0 0 790 790" svg:d="M396 790c104 0 205-42 279-117 74-74 115-174 115-279 0-104-41-205-115-278-74-74-175-116-279-116-105 0-205 42-279 116-74 73-117 174-117 278 0 105 43 205 117 279 74 75 174 117 279 117z">
          <text:p/>
        </draw:path>
        <draw:path draw:style-name="gr23" draw:text-style-name="P13" draw:layer="layout" svg:width="0.788cm" svg:height="0.789cm" svg:x="83.979cm" svg:y="33.847cm" svg:viewBox="0 0 789 790" svg:d="M394 790c105 0 205-42 279-116 75-74 116-174 116-280 0-104-41-205-116-278-74-74-174-116-279-116s-205 42-279 116c-74 73-115 174-115 278 0 106 41 206 115 280s174 116 279 116z">
          <text:p/>
        </draw:path>
        <draw:path draw:style-name="gr23" draw:text-style-name="P13" draw:layer="layout" svg:width="0.789cm" svg:height="0.789cm" svg:x="85.561cm" svg:y="31.002cm" svg:viewBox="0 0 790 790" svg:d="M395 790c104 0 205-41 279-115 75-74 116-175 116-279 0-105-41-205-116-280-74-74-175-116-279-116-105 0-205 42-279 116-74 75-116 175-116 280 0 104 42 205 116 279s174 115 279 115z">
          <text:p/>
        </draw:path>
        <draw:path draw:style-name="gr23" draw:text-style-name="P13" draw:layer="layout" svg:width="0.789cm" svg:height="0.789cm" svg:x="92.145cm" svg:y="31.598cm" svg:viewBox="0 0 790 790" svg:d="M394 790c106 0 206-42 280-116s116-174 116-279-42-206-116-280-174-115-280-115c-104 0-205 41-279 115s-115 175-115 280 41 205 115 279 175 116 279 116z">
          <text:p/>
        </draw:path>
        <draw:path draw:style-name="gr23" draw:text-style-name="P13" draw:layer="layout" svg:width="0.789cm" svg:height="0.788cm" svg:x="89.719cm" svg:y="32.39cm" svg:viewBox="0 0 790 789" svg:d="M395 789c104 0 205-41 279-115s116-174 116-279c0-106-42-206-116-280s-175-115-279-115c-105 0-205 41-279 115s-116 174-116 280c0 105 42 205 116 279s174 115 279 115z">
          <text:p/>
        </draw:path>
        <draw:path draw:style-name="gr23" draw:text-style-name="P13" draw:layer="layout" svg:width="0.788cm" svg:height="0.789cm" svg:x="87.162cm" svg:y="36.102cm" svg:viewBox="0 0 789 790" svg:d="M394 790c105 0 205-41 279-115 75-74 116-176 116-280 0-105-41-205-116-279-74-74-174-116-279-116s-205 42-279 116-115 174-115 279c0 104 41 206 115 280s174 115 279 115z">
          <text:p/>
        </draw:path>
        <draw:path draw:style-name="gr23" draw:text-style-name="P13" draw:layer="layout" svg:width="0.789cm" svg:height="0.789cm" svg:x="86.027cm" svg:y="33.418cm" svg:viewBox="0 0 790 790" svg:d="M396 790c104 0 205-42 278-116 74-74 116-174 116-279 0-104-42-205-116-278-73-75-174-117-278-117-105 0-206 42-280 117-74 73-116 174-116 278 0 105 42 205 116 279s175 116 280 116z">
          <text:p/>
        </draw:path>
        <draw:path draw:style-name="gr23" draw:text-style-name="P13" draw:layer="layout" svg:width="0.789cm" svg:height="0.789cm" svg:x="85.857cm" svg:y="37.829cm" svg:viewBox="0 0 790 790" svg:d="M394 790c106 0 206-41 280-115s116-175 116-279c0-106-42-206-116-280s-174-116-280-116c-104 0-205 42-279 116s-115 174-115 280c0 104 41 205 115 279s175 115 279 115z">
          <text:p/>
        </draw:path>
        <draw:polygon draw:style-name="gr23" draw:text-style-name="P13" draw:layer="layout" svg:width="0.789cm" svg:height="0.788cm" svg:x="95.623cm" svg:y="42.039cm" svg:viewBox="0 0 790 789" draw:points="396,0 0,789 790,789">
          <text:p/>
        </draw:polygon>
        <draw:polygon draw:style-name="gr23" draw:text-style-name="P13" draw:layer="layout" svg:width="0.788cm" svg:height="0.789cm" svg:x="94.313cm" svg:y="41.802cm" svg:viewBox="0 0 789 790" draw:points="394,0 0,790 789,790">
          <text:p/>
        </draw:polygon>
        <draw:polygon draw:style-name="gr23" draw:text-style-name="P13" draw:layer="layout" svg:width="0.789cm" svg:height="0.789cm" svg:x="94.501cm" svg:y="35.898cm" svg:viewBox="0 0 790 790" draw:points="395,0 0,790 790,790">
          <text:p/>
        </draw:polygon>
        <draw:polygon draw:style-name="gr23" draw:text-style-name="P13" draw:layer="layout" svg:width="0.789cm" svg:height="0.789cm" svg:x="89.792cm" svg:y="37.556cm" svg:viewBox="0 0 790 790" draw:points="394,0 0,790 790,790">
          <text:p/>
        </draw:polygon>
        <draw:polygon draw:style-name="gr23" draw:text-style-name="P13" draw:layer="layout" svg:width="0.789cm" svg:height="0.789cm" svg:x="91.144cm" svg:y="40.999cm" svg:viewBox="0 0 790 790" draw:points="395,0 0,790 790,790">
          <text:p/>
        </draw:polygon>
        <draw:polygon draw:style-name="gr23" draw:text-style-name="P13" draw:layer="layout" svg:width="0.789cm" svg:height="0.789cm" svg:x="93.347cm" svg:y="39.17cm" svg:viewBox="0 0 790 790" draw:points="396,0 0,790 790,790">
          <text:p/>
        </draw:polygon>
        <draw:polygon draw:style-name="gr23" draw:text-style-name="P13" draw:layer="layout" svg:width="0.789cm" svg:height="0.789cm" svg:x="97.361cm" svg:y="38.747cm" svg:viewBox="0 0 790 790" draw:points="394,0 0,790 790,790">
          <text:p/>
        </draw:polygon>
        <draw:polygon draw:style-name="gr23" draw:text-style-name="P13" draw:layer="layout" svg:width="0.789cm" svg:height="0.789cm" svg:x="91.095cm" svg:y="37.715cm" svg:viewBox="0 0 790 790" draw:points="394,0 0,790 790,790">
          <text:p/>
        </draw:polygon>
        <draw:polygon draw:style-name="gr23" draw:text-style-name="P13" draw:layer="layout" svg:width="0.789cm" svg:height="0.789cm" svg:x="94.329cm" svg:y="39.157cm" svg:viewBox="0 0 790 790" draw:points="395,0 0,790 790,790">
          <text:p/>
        </draw:polygon>
        <draw:polygon draw:style-name="gr23" draw:text-style-name="P13" draw:layer="layout" svg:width="0.788cm" svg:height="0.789cm" svg:x="95.61cm" svg:y="36.113cm" svg:viewBox="0 0 789 790" draw:points="395,0 0,790 789,790">
          <text:p/>
        </draw:polygon>
        <draw:polygon draw:style-name="gr23" draw:text-style-name="P13" draw:layer="layout" svg:width="0.789cm" svg:height="0.789cm" svg:x="93.777cm" svg:y="38.212cm" svg:viewBox="0 0 790 790" draw:points="395,0 0,790 790,790">
          <text:p/>
        </draw:polygon>
        <draw:polygon draw:style-name="gr23" draw:text-style-name="P13" draw:layer="layout" svg:width="0.789cm" svg:height="0.789cm" svg:x="94.974cm" svg:y="34.168cm" svg:viewBox="0 0 790 790" draw:points="395,0 0,790 790,790">
          <text:p/>
        </draw:polygon>
        <draw:polygon draw:style-name="gr23" draw:text-style-name="P13" draw:layer="layout" svg:width="0.789cm" svg:height="0.789cm" svg:x="92.478cm" svg:y="41.104cm" svg:viewBox="0 0 790 790" draw:points="395,0 0,790 790,790">
          <text:p/>
        </draw:polygon>
        <draw:polygon draw:style-name="gr23" draw:text-style-name="P13" draw:layer="layout" svg:width="0.789cm" svg:height="0.789cm" svg:x="93.495cm" svg:y="33.572cm" svg:viewBox="0 0 790 790" draw:points="395,0 0,790 790,790">
          <text:p/>
        </draw:polygon>
        <draw:polygon draw:style-name="gr23" draw:text-style-name="P13" draw:layer="layout" svg:width="0.789cm" svg:height="0.788cm" svg:x="95.322cm" svg:y="36.866cm" svg:viewBox="0 0 790 789" draw:points="395,0 0,789 790,789">
          <text:p/>
        </draw:polygon>
        <draw:polygon draw:style-name="gr23" draw:text-style-name="P13" draw:layer="layout" svg:width="0.788cm" svg:height="0.789cm" svg:x="87.936cm" svg:y="39.954cm" svg:viewBox="0 0 789 790" draw:points="394,0 0,790 789,790">
          <text:p/>
        </draw:polygon>
        <draw:polygon draw:style-name="gr23" draw:text-style-name="P13" draw:layer="layout" svg:width="0.789cm" svg:height="0.789cm" svg:x="96.168cm" svg:y="34.824cm" svg:viewBox="0 0 790 790" draw:points="396,0 0,790 790,790">
          <text:p/>
        </draw:polygon>
        <draw:polygon draw:style-name="gr23" draw:text-style-name="P13" draw:layer="layout" svg:width="0.789cm" svg:height="0.789cm" svg:x="97.612cm" svg:y="36.945cm" svg:viewBox="0 0 790 790" draw:points="395,0 0,790 790,790">
          <text:p/>
        </draw:polygon>
        <draw:polygon draw:style-name="gr23" draw:text-style-name="P13" draw:layer="layout" svg:width="0.789cm" svg:height="0.789cm" svg:x="91.095cm" svg:y="39.893cm" svg:viewBox="0 0 790 790" draw:points="394,0 0,790 790,790">
          <text:p/>
        </draw:polygon>
        <draw:polygon draw:style-name="gr23" draw:text-style-name="P13" draw:layer="layout" svg:width="0.789cm" svg:height="0.789cm" svg:x="93.218cm" svg:y="34.968cm" svg:viewBox="0 0 790 790" draw:points="396,0 0,790 790,790">
          <text:p/>
        </draw:polygon>
        <draw:polygon draw:style-name="gr23" draw:text-style-name="P13" draw:layer="layout" svg:width="0.789cm" svg:height="0.789cm" svg:x="89.606cm" svg:y="39.14cm" svg:viewBox="0 0 790 790" draw:points="395,0 0,790 790,790">
          <text:p/>
        </draw:polygon>
        <draw:polygon draw:style-name="gr23" draw:text-style-name="P13" draw:layer="layout" svg:width="0.789cm" svg:height="0.788cm" svg:x="96.018cm" svg:y="36.922cm" svg:viewBox="0 0 790 789" draw:points="394,0 0,789 790,789">
          <text:p/>
        </draw:polygon>
        <draw:polygon draw:style-name="gr23" draw:text-style-name="P13" draw:layer="layout" svg:width="0.789cm" svg:height="0.788cm" svg:x="91.497cm" svg:y="39.333cm" svg:viewBox="0 0 790 789" draw:points="396,0 0,789 790,789">
          <text:p/>
        </draw:polygon>
        <draw:polygon draw:style-name="gr23" draw:text-style-name="P13" draw:layer="layout" svg:width="0.789cm" svg:height="0.789cm" svg:x="93.727cm" svg:y="38.314cm" svg:viewBox="0 0 790 790" draw:points="395,0 0,790 790,790">
          <text:p/>
        </draw:polygon>
        <draw:polygon draw:style-name="gr23" draw:text-style-name="P13" draw:layer="layout" svg:width="0.789cm" svg:height="0.789cm" svg:x="95.237cm" svg:y="42.556cm" svg:viewBox="0 0 790 790" draw:points="394,0 0,790 790,790">
          <text:p/>
        </draw:polygon>
        <draw:path draw:style-name="gr3" draw:text-style-name="P3" draw:layer="layout" svg:width="0.303cm" svg:height="0.36cm" svg:x="90.249cm" svg:y="44.708cm" svg:viewBox="0 0 304 361" svg:d="M49 40v281h59c49 0 86-10 110-33 23-23 35-58 35-107 0-48-12-84-35-107-24-22-61-34-110-34zM0 0h101c69 0 122 15 154 44 33 29 49 75 49 137s-17 108-49 137c-33 29-85 43-154 43h-101z">
          <text:p/>
        </draw:path>
        <draw:path draw:style-name="gr3" draw:text-style-name="P3" draw:layer="layout" svg:width="0.044cm" svg:height="0.375cm" svg:x="90.628cm" svg:y="44.693cm" svg:viewBox="0 0 45 376" svg:d="M0 105h45v271h-45zM0 0h45v56h-45z">
          <text:p/>
        </draw:path>
        <draw:path draw:style-name="gr3" draw:text-style-name="P3" draw:layer="layout" svg:width="0.394cm" svg:height="0.276cm" svg:x="90.764cm" svg:y="44.792cm" svg:viewBox="0 0 395 277" svg:d="M212 59c11-21 25-35 40-45 15-9 34-14 55-14 27 0 49 10 64 30 16 19 24 48 24 84v163h-45v-161c0-26-5-45-14-59-9-12-23-19-42-19-23 0-41 8-54 25-14 15-20 36-20 62v152h-45v-161c0-26-5-45-13-59-10-12-24-19-43-19-23 0-41 8-54 25-15 15-21 36-21 62v152h-44v-271h44v42c11-16 23-28 38-36 13-8 30-12 50-12s36 5 50 15 24 24 30 44z">
          <text:p/>
        </draw:path>
        <draw:polygon draw:style-name="gr3" draw:text-style-name="P3" draw:layer="layout" svg:width="0.214cm" svg:height="0.36cm" svg:x="91.411cm" svg:y="44.708cm" svg:viewBox="0 0 215 361" draw:points="7,320 87,320 87,45 0,62 0,18 87,0 136,0 136,320 215,320 215,361 7,361">
          <text:p/>
        </draw:polygon>
        <draw:path draw:style-name="gr3" draw:text-style-name="P3" draw:layer="layout" svg:width="0.36cm" svg:height="0.303cm" svg:x="81.724cm" svg:y="35.943cm" svg:viewBox="0 0 361 304" svg:d="M40 255h281v-59c0-50-11-86-34-110-22-22-58-34-106-34-50 0-85 12-107 34-23 24-34 60-34 110zM0 304v-100c0-71 15-122 43-155 30-32 75-49 138-49 62 0 107 17 137 50 29 32 43 84 43 154v100z">
          <text:p/>
        </draw:path>
        <draw:path draw:style-name="gr3" draw:text-style-name="P3" draw:layer="layout" svg:width="0.375cm" svg:height="0.045cm" svg:x="81.709cm" svg:y="35.823cm" svg:viewBox="0 0 376 46" svg:d="M105 46v-46h271v46zM0 46v-46h56v46z">
          <text:p/>
        </draw:path>
        <draw:path draw:style-name="gr3" draw:text-style-name="P3" draw:layer="layout" svg:width="0.277cm" svg:height="0.394cm" svg:x="81.807cm" svg:y="35.338cm" svg:viewBox="0 0 278 395" svg:d="M60 182c-20-11-35-24-45-39-10-16-15-34-15-55 0-28 10-50 31-65 20-15 48-23 84-23h163v44h-161c-26 0-45 5-58 14-13 10-19 23-19 42 0 23 8 42 23 55 16 13 36 20 62 20h153v44h-161c-26 0-45 5-58 14s-19 24-19 42c0 23 8 41 23 56 16 13 36 20 62 20h153v44h-271v-44h43c-16-10-30-23-38-38-8-14-12-31-12-50 0-20 5-36 15-50s26-24 45-31z">
          <text:p/>
        </draw:path>
        <draw:path draw:style-name="gr3" draw:text-style-name="P3" draw:layer="layout" svg:width="0.366cm" svg:height="0.229cm" svg:x="81.718cm" svg:y="34.874cm" svg:viewBox="0 0 367 230" svg:d="M326 171v-171h41v230h-41c-19-18-44-44-77-76-32-32-53-53-62-61-18-16-32-27-45-33-12-6-24-9-36-9-18 0-35 7-47 20-12 14-18 31-18 54 0 15 3 31 7 48 6 17 14 35 25 54h-50c-8-19-14-38-17-54-4-17-6-33-6-47 0-38 9-68 28-90 18-23 43-34 75-34 15 0 29 3 42 8 14 6 29 16 47 31 5 4 18 16 41 38 22 22 53 53 93 92z">
          <text:p/>
        </draw:path>
        <draw:line draw:style-name="gr4" draw:text-style-name="P4" draw:layer="layout" svg:x1="82.451cm" svg:y1="44.429cm" svg:x2="82.451cm" svg:y2="26.69cm">
          <text:p/>
        </draw:line>
        <draw:line draw:style-name="gr4" draw:text-style-name="P4" draw:layer="layout" svg:x1="99.421cm" svg:y1="44.429cm" svg:x2="99.421cm" svg:y2="26.69cm">
          <text:p/>
        </draw:line>
        <draw:line draw:style-name="gr4" draw:text-style-name="P4" draw:layer="layout" svg:x1="82.451cm" svg:y1="44.429cm" svg:x2="99.421cm" svg:y2="44.429cm">
          <text:p/>
        </draw:line>
        <draw:line draw:style-name="gr4" draw:text-style-name="P4" draw:layer="layout" svg:x1="82.451cm" svg:y1="26.69cm" svg:x2="99.421cm" svg:y2="26.69cm">
          <text:p/>
        </draw:line>
        <draw:path draw:style-name="gr3" draw:text-style-name="P3" draw:layer="layout" svg:width="0.199cm" svg:height="0.309cm" svg:x="89.546cm" svg:y="26.17cm" svg:viewBox="0 0 200 310" svg:d="M42 35v116h52c21 0 36-5 46-15 11-10 16-25 16-43 0-19-5-33-16-43-10-10-25-15-46-15zM0 0h94c36 0 62 8 80 24s26 38 26 69c0 30-8 53-26 69s-44 24-80 24h-52v124h-42z">
          <text:p/>
        </draw:path>
        <draw:path draw:style-name="gr3" draw:text-style-name="P3" draw:layer="layout" svg:width="0.136cm" svg:height="0.237cm" svg:x="89.791cm" svg:y="26.242cm" svg:viewBox="0 0 137 238" svg:d="M137 41c-5-3-9-4-14-6-5-1-11-1-17-1-21 0-38 7-49 21-13 14-19 34-19 60v123h-38v-233h38v36c8-14 19-24 32-31s29-10 47-10c3 0 6 0 9 0 3 1 6 1 11 2z">
          <text:p/>
        </draw:path>
        <draw:path draw:style-name="gr3" draw:text-style-name="P3" draw:layer="layout" svg:width="0.215cm" svg:height="0.242cm" svg:x="89.941cm" svg:y="26.242cm" svg:viewBox="0 0 216 243" svg:d="M216 113v18h-176c2 26 10 47 25 60 14 14 33 21 58 21 15 0 29-2 43-5 13-4 27-9 41-17v36c-14 6-28 11-42 13-14 3-29 4-44 4-37 0-66-10-89-31-21-22-32-51-32-88s10-67 31-90 49-34 84-34c31 0 55 10 74 31 17 20 27 47 27 82zM178 102c-1-21-7-38-18-50-11-13-26-19-45-19-21 0-38 6-51 18s-21 29-23 51z">
          <text:p/>
        </draw:path>
        <draw:path draw:style-name="gr3" draw:text-style-name="P3" draw:layer="layout" svg:width="0.207cm" svg:height="0.327cm" svg:x="90.201cm" svg:y="26.157cm" svg:viewBox="0 0 208 328" svg:d="M170 125v-125h38v323h-38v-35c-8 14-19 24-31 31-12 6-27 9-44 9-28 0-51-11-68-33-18-22-27-51-27-88 0-36 9-66 27-89 17-22 40-33 68-33 17 0 32 3 44 10s23 17 31 30zM40 207c0 28 5 50 17 66 11 16 27 24 47 24s36-8 48-24 18-38 18-66-6-50-18-66-28-24-48-24-36 8-47 24c-12 16-17 38-17 66z">
          <text:p/>
        </draw:path>
        <draw:path draw:style-name="gr3" draw:text-style-name="P3" draw:layer="layout" svg:width="0.249cm" svg:height="0.319cm" svg:x="90.605cm" svg:y="26.165cm" svg:viewBox="0 0 250 320" svg:d="M250 29v44c-14-13-29-22-45-29s-33-10-50-10c-36 0-63 11-82 33-18 21-28 52-28 94 0 40 10 72 28 93 19 22 46 32 82 32 17 0 34-2 50-9s31-16 45-29v43c-15 10-30 17-46 22s-34 7-52 7c-47 0-83-14-110-42-29-28-42-67-42-117 0-51 13-90 42-119 27-28 63-42 110-42 19 0 36 2 52 7s32 12 46 22z">
          <text:p/>
        </draw:path>
        <draw:polygon draw:style-name="gr3" draw:text-style-name="P3" draw:layer="layout" svg:width="0.038cm" svg:height="0.322cm" svg:x="90.917cm" svg:y="26.157cm" svg:viewBox="0 0 39 323" draw:points="0,323 39,323 39,0 0,0">
          <text:p/>
        </draw:polygon>
        <draw:path draw:style-name="gr3" draw:text-style-name="P3" draw:layer="layout" svg:width="0.196cm" svg:height="0.242cm" svg:x="91.02cm" svg:y="26.242cm" svg:viewBox="0 0 197 243" svg:d="M120 121c-31 0-52 4-64 11s-18 19-18 36c0 14 5 25 13 32 9 8 22 12 37 12 21 0 38-7 51-22s20-35 20-60v-9zM197 106v132h-38v-35c-9 14-21 24-34 31-13 6-29 9-47 9-24 0-43-6-57-19s-21-31-21-53c0-26 9-46 26-59 18-13 44-20 78-20h55v-4c0-17-6-31-19-41-11-9-27-14-48-14-13 0-26 2-39 5s-24 8-36 14v-35c14-6 27-10 40-13s26-4 39-4c33 0 59 9 76 27 16 17 25 44 25 79z">
          <text:p/>
        </draw:path>
        <draw:path draw:style-name="gr3" draw:text-style-name="P3" draw:layer="layout" svg:width="0.177cm" svg:height="0.242cm" svg:x="91.277cm" svg:y="26.242cm" svg:viewBox="0 0 178 243" svg:d="M166 12v37c-12-5-23-9-35-12-11-3-23-4-36-4-19 0-33 2-42 8-10 6-14 15-14 26 0 9 3 16 10 21s20 10 40 14l14 3c27 6 46 15 58 25 11 10 17 25 17 44 0 21-8 38-26 51-17 12-41 18-71 18-12 0-25-1-39-3-13-2-27-6-42-11v-39c14 8 28 13 42 17 13 3 27 5 40 5 18 0 32-3 42-9 9-6 14-15 14-26 0-10-4-18-10-24-7-5-22-11-46-16l-13-3c-24-5-41-13-51-23-11-10-16-24-16-42 0-22 7-39 23-50 15-13 37-19 66-19 14 0 27 1 40 3 12 2 23 5 35 9z">
          <text:p/>
        </draw:path>
        <draw:path draw:style-name="gr3" draw:text-style-name="P3" draw:layer="layout" svg:width="0.177cm" svg:height="0.242cm" svg:x="91.498cm" svg:y="26.242cm" svg:viewBox="0 0 178 243" svg:d="M165 12v37c-11-5-22-9-33-12-12-3-25-4-37-4-19 0-33 2-43 8-9 6-14 15-14 26 0 9 4 16 10 21 7 5 21 10 41 14l13 3c28 6 47 15 59 25 11 10 17 25 17 44 0 21-9 38-26 51-17 12-40 18-71 18-13 0-25-1-39-3s-27-6-42-11v-39c14 8 28 13 41 17 14 3 27 5 41 5 18 0 33-3 42-9 10-6 15-15 15-26 0-10-4-18-11-24-7-5-23-11-47-16l-13-3c-23-5-41-13-51-23-11-10-16-24-16-42 0-22 8-39 23-50 16-13 38-19 66-19 14 0 28 1 41 3 12 2 24 5 34 9z">
          <text:p/>
        </draw:path>
        <draw:polygon draw:style-name="gr3" draw:text-style-name="P3" draw:layer="layout" svg:width="0.183cm" svg:height="0.309cm" svg:x="91.877cm" svg:y="26.17cm" svg:viewBox="0 0 184 310" draw:points="6,275 74,275 74,38 0,53 0,15 73,0 116,0 116,275 184,275 184,310 6,310">
          <text:p/>
        </draw:polygon>
        <draw:path draw:style-name="gr3" draw:text-style-name="P3" draw:layer="layout" svg:width="0.214cm" svg:height="0.319cm" svg:x="92.127cm" svg:y="26.165cm" svg:viewBox="0 0 215 320" svg:d="M107 33c-22 0-38 10-49 31-11 22-16 53-16 97 0 42 5 74 16 95s27 32 49 32c21 0 38-11 49-32 10-21 16-53 16-95 0-44-6-75-16-97-11-21-28-31-49-31zM107 0c34 0 60 14 79 41 18 27 29 67 29 120 0 52-11 92-29 119-19 27-45 40-80 40-34 0-60-13-79-40-18-27-27-67-27-119 0-53 9-93 27-120 19-27 45-41 80-41z">
          <text:p/>
        </draw:path>
        <draw:path draw:style-name="gr3" draw:text-style-name="P3" draw:layer="layout" svg:width="0.338cm" svg:height="0.237cm" svg:x="46.558cm" svg:y="0.338cm" svg:viewBox="0 0 339 238" svg:d="M182 51c10-17 21-29 34-38 13-8 29-13 47-13 24 0 43 9 56 27 13 17 20 41 20 72v139h-39v-138c0-22-4-39-11-50-8-10-20-16-36-16-20 0-36 7-47 20-12 13-17 31-17 54v130h-38v-138c0-22-5-39-12-50-8-10-21-16-38-16-19 0-35 7-46 20-12 13-17 31-17 54v130h-38v-232h38v37c8-14 19-26 31-32 12-7 26-11 43-11 18 0 32 5 44 13 12 10 20 22 26 38z">
          <text:p/>
        </draw:path>
        <draw:path draw:style-name="gr3" draw:text-style-name="P3" draw:layer="layout" svg:width="0.214cm" svg:height="0.243cm" svg:x="46.955cm" svg:y="0.338cm" svg:viewBox="0 0 215 244" svg:d="M215 113v19h-174c1 26 9 46 23 60 14 13 34 20 59 20 15 0 29-2 42-5 14-3 28-9 42-16v36c-14 5-28 10-42 13-15 2-30 4-44 4-37 0-66-11-88-32-23-21-33-50-33-87 0-38 10-68 31-90 21-23 49-35 83-35 32 0 56 11 74 31 18 21 27 48 27 82zM177 102c0-21-6-37-17-50-11-12-27-18-45-18-21 0-38 6-51 18s-20 29-22 50z">
          <text:p/>
        </draw:path>
        <draw:path draw:style-name="gr3" draw:text-style-name="P3" draw:layer="layout" svg:width="0.145cm" svg:height="0.297cm" svg:x="47.203cm" svg:y="0.278cm" svg:viewBox="0 0 146 298" svg:d="M66 0v66h80v29h-80v127c0 19 3 32 8 37s16 8 33 8h39v31h-39c-31 0-51-5-62-16s-17-31-17-60v-127h-28v-29h28v-66z">
          <text:p/>
        </draw:path>
        <draw:path draw:style-name="gr3" draw:text-style-name="P3" draw:layer="layout" svg:width="0.194cm" svg:height="0.321cm" svg:x="47.396cm" svg:y="0.254cm" svg:viewBox="0 0 195 322" svg:d="M195 182v140h-39v-139c0-22-5-38-13-49s-21-17-38-17c-21 0-37 7-49 20s-18 31-18 54v131h-38v-322h38v126c9-14 20-24 33-31 12-7 26-11 42-11 27 0 47 9 61 25 14 17 21 41 21 73z">
          <text:p/>
        </draw:path>
        <draw:path draw:style-name="gr3" draw:text-style-name="P3" draw:layer="layout" svg:width="0.212cm" svg:height="0.243cm" svg:x="47.65cm" svg:y="0.338cm" svg:viewBox="0 0 213 244" svg:d="M106 34c-21 0-37 8-48 24-12 16-18 37-18 65s5 49 17 65c12 17 28 24 49 24 20 0 36-7 48-24 13-16 19-37 19-65 0-27-6-49-19-65-12-16-28-24-48-24zM106 0c33 0 60 11 79 34 18 21 28 51 28 89s-10 68-28 89c-19 21-46 32-79 32-34 0-60-11-79-32-18-21-27-51-27-89s9-68 27-89c19-23 45-34 79-34z">
          <text:p/>
        </draw:path>
        <draw:path draw:style-name="gr3" draw:text-style-name="P3" draw:layer="layout" svg:width="0.207cm" svg:height="0.327cm" svg:x="47.909cm" svg:y="0.254cm" svg:viewBox="0 0 208 328" svg:d="M170 125v-125h38v322h-38v-34c-9 14-19 24-31 30-12 7-27 10-44 10-28 0-50-11-68-33-19-22-27-52-27-89s8-66 27-88c18-22 40-34 68-34 17 0 32 4 44 11 12 6 22 16 31 30zM40 206c0 28 5 51 17 67 11 16 27 24 47 24 21 0 36-8 48-24s18-39 18-67-6-50-18-66-27-24-48-24c-20 0-36 8-47 24-12 16-17 38-17 66z">
          <text:p/>
        </draw:path>
        <draw:path draw:style-name="gr3" draw:text-style-name="P3" draw:layer="layout" svg:width="0.265cm" svg:height="0.12cm" svg:x="48.334cm" svg:y="0.383cm" svg:viewBox="0 0 266 121" svg:d="M0 0h266v36h-266zM0 85h266v36h-266z">
          <text:p/>
        </draw:path>
        <draw:path draw:style-name="gr3" draw:text-style-name="P3" draw:layer="layout" svg:width="0.194cm" svg:height="0.243cm" svg:x="48.814cm" svg:y="0.338cm" svg:viewBox="0 0 195 244" svg:d="M0 147v-141h38v140c0 22 4 38 13 49 8 11 21 16 38 16 21 0 38-6 50-19s18-31 18-54v-132h38v232h-38v-35c-9 14-20 24-32 31-14 7-28 10-44 10-26 0-47-8-60-25-14-16-21-40-21-72zM96 0z">
          <text:p/>
        </draw:path>
        <draw:path draw:style-name="gr3" draw:text-style-name="P3" draw:layer="layout" svg:width="0.338cm" svg:height="0.237cm" svg:x="49.085cm" svg:y="0.338cm" svg:viewBox="0 0 339 238" svg:d="M182 51c9-17 20-29 34-38 13-8 28-13 47-13 24 0 43 9 56 27 13 17 20 41 20 72v139h-38v-138c0-22-4-39-12-50-9-10-21-16-37-16-20 0-36 7-47 20-12 13-17 31-17 54v130h-38v-138c0-22-4-39-12-50-8-10-20-16-36-16-20 0-36 7-47 20s-17 31-17 54v130h-38v-232h38v37c9-14 19-26 31-32 12-7 27-11 44-11s31 5 42 13c12 10 21 22 27 38z">
          <text:p/>
        </draw:path>
        <draw:path draw:style-name="gr3" draw:text-style-name="P3" draw:layer="layout" svg:width="0.196cm" svg:height="0.243cm" svg:x="49.484cm" svg:y="0.338cm" svg:viewBox="0 0 197 244" svg:d="M120 122c-31 0-52 4-64 11s-18 19-18 36c0 13 5 24 13 32 9 8 22 12 37 12 21 0 38-8 51-23s20-35 20-60v-8zM197 106v132h-38v-35c-9 15-21 25-34 31-13 7-29 10-47 10-24 0-43-6-57-20-14-13-21-30-21-53 0-26 9-45 26-59 18-13 44-20 78-20h55v-3c0-18-6-31-19-41-11-9-27-14-48-14-13 0-26 1-39 5-13 3-24 8-36 14v-37c14-5 27-9 40-11 14-3 26-5 39-5 33 0 59 9 76 28 16 17 25 43 25 78z">
          <text:p/>
        </draw:path>
        <draw:path draw:style-name="gr3" draw:text-style-name="P3" draw:layer="layout" svg:width="0.207cm" svg:height="0.325cm" svg:x="49.757cm" svg:y="0.338cm" svg:viewBox="0 0 208 326" svg:d="M39 204v122h-39v-320h39v35c8-14 18-24 30-30 12-7 27-11 44-11 28 0 51 12 69 34 17 22 26 51 26 88s-9 67-26 89c-18 22-41 33-69 33-17 0-32-3-44-10-12-6-22-16-30-30zM169 122c0-28-6-50-18-66s-27-24-47-24c-21 0-36 8-48 24s-17 38-17 66c0 29 5 51 17 67s27 24 48 24c20 0 35-8 47-24s18-38 18-67z">
          <text:p/>
        </draw:path>
        <draw:path draw:style-name="gr3" draw:text-style-name="P3" draw:layer="layout" svg:width="0.095cm" svg:height="0.377cm" svg:x="50.158cm" svg:y="0.254cm" svg:viewBox="0 0 96 378" svg:d="M96 0c-20 32-33 64-42 95-9 30-14 62-14 93 0 33 5 64 14 95 9 32 22 63 42 95h-34c-21-33-36-64-47-96-10-32-15-63-15-94 0-30 5-61 15-92 11-32 26-63 47-96z">
          <text:p/>
        </draw:path>
        <draw:polygon draw:style-name="gr3" draw:text-style-name="P3" draw:layer="layout" svg:width="0.184cm" svg:height="0.308cm" svg:x="50.333cm" svg:y="0.267cm" svg:viewBox="0 0 185 309" draw:points="6,274 75,274 75,38 0,53 0,15 74,0 117,0 117,274 185,274 185,309 6,309">
          <text:p/>
        </draw:polygon>
        <draw:path draw:style-name="gr3" draw:text-style-name="P3" draw:layer="layout" svg:width="0.095cm" svg:height="0.377cm" svg:x="50.59cm" svg:y="0.254cm" svg:viewBox="0 0 96 378" svg:d="M0 0h34c20 33 36 64 46 96 10 31 16 62 16 92 0 31-6 62-16 94s-26 63-46 96h-34c18-32 33-63 42-95 9-31 14-62 14-95 0-31-5-63-14-93-9-31-24-63-42-95z">
          <text:p/>
        </draw:path>
      </draw:page>
      <draw:page draw:name="page2" draw:style-name="dp1" draw:master-page-name="master-page3">
        <draw:g>
          <draw:path draw:style-name="gr2" draw:text-style-name="P2" draw:layer="layout" svg:width="0.789cm" svg:height="0.789cm" svg:x="2.016cm" svg:y="10.527cm" svg:viewBox="0 0 790 790" svg:d="M394 790c105 0 205-42 279-116 75-74 117-174 117-279 0-104-42-205-117-278-74-75-174-117-279-117-104 0-205 42-279 117-74 73-115 174-115 278 0 105 41 205 115 279s175 116 279 116z">
            <text:p/>
          </draw:path>
          <draw:path draw:style-name="gr2" draw:text-style-name="P2" draw:layer="layout" svg:width="0.789cm" svg:height="0.789cm" svg:x="8.105cm" svg:y="12.762cm" svg:viewBox="0 0 790 790" svg:d="M396 790c104 0 205-42 279-116s115-174 115-279c0-104-41-206-115-280s-175-115-279-115c-105 0-205 41-280 115-74 74-116 176-116 280 0 105 42 205 116 279 75 74 175 116 280 116z">
            <text:p/>
          </draw:path>
          <draw:path draw:style-name="gr2" draw:text-style-name="P2" draw:layer="layout" svg:width="0.789cm" svg:height="0.789cm" svg:x="4.674cm" svg:y="9.47cm" svg:viewBox="0 0 790 790" svg:d="M395 790c105 0 206-42 280-116s115-174 115-279-41-206-115-280-175-115-280-115-205 41-279 115-116 175-116 280 42 205 116 279 174 116 279 116z">
            <text:p/>
          </draw:path>
          <draw:path draw:style-name="gr2" draw:text-style-name="P2" draw:layer="layout" svg:width="0.789cm" svg:height="0.789cm" svg:x="7.103cm" svg:y="12.248cm" svg:viewBox="0 0 790 790" svg:d="M396 790c104 0 205-42 278-116 74-74 116-175 116-279 0-105-42-205-116-279-73-74-174-116-278-116-106 0-206 42-280 116s-116 174-116 279c0 104 42 205 116 279s174 116 280 116z">
            <text:p/>
          </draw:path>
          <draw:path draw:style-name="gr2" draw:text-style-name="P2" draw:layer="layout" svg:width="0.789cm" svg:height="0.789cm" svg:x="4.557cm" svg:y="12.805cm" svg:viewBox="0 0 790 790" svg:d="M394 790c105 0 206-41 280-115s116-175 116-279c0-105-42-206-116-280s-175-116-280-116c-104 0-205 42-279 116s-115 175-115 280c0 104 41 205 115 279s175 115 279 115z">
            <text:p/>
          </draw:path>
          <draw:path draw:style-name="gr2" draw:text-style-name="P2" draw:layer="layout" svg:width="0.789cm" svg:height="0.789cm" svg:x="2.82cm" svg:y="10.403cm" svg:viewBox="0 0 790 790" svg:d="M395 790c104 0 205-41 278-115 75-74 117-175 117-279 0-105-42-206-117-280-73-74-174-116-278-116-105 0-205 42-279 116s-116 175-116 280c0 104 42 205 116 279s174 115 279 115z">
            <text:p/>
          </draw:path>
          <draw:path draw:style-name="gr2" draw:text-style-name="P2" draw:layer="layout" svg:width="0.789cm" svg:height="0.789cm" svg:x="7.835cm" svg:y="12.511cm" svg:viewBox="0 0 790 790" svg:d="M394 790c106 0 206-42 280-116s116-174 116-280c0-104-42-205-116-279s-174-115-280-115c-104 0-205 41-279 115s-115 175-115 279c0 106 41 206 115 280s175 116 279 116z">
            <text:p/>
          </draw:path>
          <draw:path draw:style-name="gr2" draw:text-style-name="P2" draw:layer="layout" svg:width="0.789cm" svg:height="0.789cm" svg:x="4.167cm" svg:y="9.448cm" svg:viewBox="0 0 790 790" svg:d="M395 790c105 0 205-42 279-116s116-174 116-280c0-104-42-204-116-278s-174-116-279-116c-104 0-205 42-280 116-74 74-115 174-115 278 0 106 41 206 115 280 75 74 176 116 280 116z">
            <text:p/>
          </draw:path>
          <draw:path draw:style-name="gr2" draw:text-style-name="P2" draw:layer="layout" svg:width="0.788cm" svg:height="0.789cm" svg:x="4.207cm" svg:y="10.613cm" svg:viewBox="0 0 789 790" svg:d="M395 790c105 0 205-42 279-116s115-174 115-279c0-104-41-205-115-279s-174-116-279-116-205 42-280 116c-74 74-115 175-115 279 0 105 41 205 115 279 75 74 175 116 280 116z">
            <text:p/>
          </draw:path>
          <draw:path draw:style-name="gr2" draw:text-style-name="P2" draw:layer="layout" svg:width="0.789cm" svg:height="0.789cm" svg:x="8.013cm" svg:y="12.843cm" svg:viewBox="0 0 790 790" svg:d="M396 790c104 0 204-42 278-116s116-174 116-278c0-105-42-205-116-280-74-74-174-116-278-116-105 0-206 42-280 116-74 75-116 175-116 280 0 104 42 204 116 278s175 116 280 116z">
            <text:p/>
          </draw:path>
          <draw:path draw:style-name="gr2" draw:text-style-name="P2" draw:layer="layout" svg:width="0.789cm" svg:height="0.788cm" svg:x="5.972cm" svg:y="10.325cm" svg:viewBox="0 0 790 789" svg:d="M395 789c104 0 205-41 279-115 75-74 116-174 116-279 0-106-41-206-116-280-74-74-175-115-279-115-105 0-205 41-279 115s-116 174-116 280c0 105 42 205 116 279s174 115 279 115z">
            <text:p/>
          </draw:path>
          <draw:path draw:style-name="gr2" draw:text-style-name="P2" draw:layer="layout" svg:width="0.789cm" svg:height="0.789cm" svg:x="6.416cm" svg:y="12.384cm" svg:viewBox="0 0 790 790" svg:d="M395 790c105 0 205-41 279-115 74-75 116-176 116-280 0-105-42-205-116-279s-174-116-279-116c-104 0-206 42-280 116s-115 174-115 279c0 104 41 205 115 280 74 74 176 115 280 115z">
            <text:p/>
          </draw:path>
          <draw:path draw:style-name="gr2" draw:text-style-name="P2" draw:layer="layout" svg:width="0.788cm" svg:height="0.789cm" svg:x="8.568cm" svg:y="11.95cm" svg:viewBox="0 0 789 790" svg:d="M394 790c106 0 206-42 280-116s115-174 115-279c0-104-41-206-115-280s-174-115-280-115c-105 0-205 41-279 115s-115 176-115 280c0 105 41 205 115 279s174 116 279 116z">
            <text:p/>
          </draw:path>
          <draw:path draw:style-name="gr2" draw:text-style-name="P2" draw:layer="layout" svg:width="0.789cm" svg:height="0.789cm" svg:x="4.07cm" svg:y="10.324cm" svg:viewBox="0 0 790 790" svg:d="M396 790c104 0 205-42 279-116s115-174 115-279-41-206-115-280c-74-73-175-115-279-115-105 0-206 42-280 115-74 74-116 175-116 280s42 205 116 279 175 116 280 116z">
            <text:p/>
          </draw:path>
          <draw:path draw:style-name="gr2" draw:text-style-name="P2" draw:layer="layout" svg:width="0.789cm" svg:height="0.789cm" svg:x="9.026cm" svg:y="11.547cm" svg:viewBox="0 0 790 790" svg:d="M395 790c105 0 205-41 279-115 74-75 116-176 116-280 0-105-42-205-116-279s-174-116-279-116c-104 0-205 42-279 116s-116 174-116 279c0 104 42 205 116 280 74 74 175 115 279 115z">
            <text:p/>
          </draw:path>
          <draw:path draw:style-name="gr2" draw:text-style-name="P2" draw:layer="layout" svg:width="0.789cm" svg:height="0.789cm" svg:x="6.008cm" svg:y="13.025cm" svg:viewBox="0 0 790 790" svg:d="M394 790c105 0 205-43 279-117 75-74 117-174 117-279 0-104-42-205-117-279-74-74-174-115-279-115-104 0-205 41-279 115-73 74-115 175-115 279 0 105 42 205 115 279 74 74 175 117 279 117z">
            <text:p/>
          </draw:path>
          <draw:path draw:style-name="gr2" draw:text-style-name="P2" draw:layer="layout" svg:width="0.789cm" svg:height="0.789cm" svg:x="6.527cm" svg:y="8.97cm" svg:viewBox="0 0 790 790" svg:d="M395 790c105 0 205-42 279-116s116-174 116-279c0-104-42-204-116-278-74-75-174-117-279-117-104 0-204 42-279 117-74 74-116 174-116 278 0 105 42 205 116 279 75 74 175 116 279 116z">
            <text:p/>
          </draw:path>
          <draw:path draw:style-name="gr2" draw:text-style-name="P2" draw:layer="layout" svg:width="0.789cm" svg:height="0.789cm" svg:x="8.583cm" svg:y="10.033cm" svg:viewBox="0 0 790 790" svg:d="M395 790c105 0 206-41 280-115 74-75 115-176 115-280 0-105-41-205-115-279s-175-116-280-116-205 42-279 116-116 174-116 279c0 104 42 205 116 280 74 74 174 115 279 115z">
            <text:p/>
          </draw:path>
          <draw:path draw:style-name="gr2" draw:text-style-name="P2" draw:layer="layout" svg:width="0.789cm" svg:height="0.789cm" svg:x="5.063cm" svg:y="11.449cm" svg:viewBox="0 0 790 790" svg:d="M395 790c105 0 205-43 279-117s116-174 116-278c0-105-42-205-116-279s-174-116-279-116c-104 0-205 42-279 116-75 74-116 174-116 279 0 104 41 204 116 278 74 74 175 117 279 117z">
            <text:p/>
          </draw:path>
          <draw:path draw:style-name="gr2" draw:text-style-name="P2" draw:layer="layout" svg:width="0.789cm" svg:height="0.789cm" svg:x="6.503cm" svg:y="13.297cm" svg:viewBox="0 0 790 790" svg:d="M396 790c104 0 205-41 279-115s115-175 115-280-41-205-115-279-175-116-279-116c-105 0-206 42-280 116s-116 174-116 279 42 206 116 280 175 115 280 115z">
            <text:p/>
          </draw:path>
          <draw:path draw:style-name="gr2" draw:text-style-name="P2" draw:layer="layout" svg:width="0.789cm" svg:height="0.789cm" svg:x="7.453cm" svg:y="10.377cm" svg:viewBox="0 0 790 790" svg:d="M396 790c104 0 204-41 278-115s116-175 116-279c0-105-42-206-116-280s-174-116-278-116c-105 0-205 42-279 116s-117 175-117 280c0 104 43 205 117 279s174 115 279 115z">
            <text:p/>
          </draw:path>
          <draw:path draw:style-name="gr2" draw:text-style-name="P2" draw:layer="layout" svg:width="0.789cm" svg:height="0.789cm" svg:x="9.002cm" svg:y="10.769cm" svg:viewBox="0 0 790 790" svg:d="M396 790c104 0 205-42 278-116 74-75 116-175 116-279 0-105-42-205-116-279-73-74-174-116-278-116-105 0-205 42-279 116-75 74-117 174-117 279 0 104 42 204 117 279 74 74 174 116 279 116z">
            <text:p/>
          </draw:path>
          <draw:path draw:style-name="gr2" draw:text-style-name="P2" draw:layer="layout" svg:width="0.788cm" svg:height="0.789cm" svg:x="4.008cm" svg:y="12.34cm" svg:viewBox="0 0 789 790" svg:d="M395 790c105 0 205-42 279-116 74-75 115-175 115-280 0-104-41-205-115-279s-174-115-279-115c-106 0-206 41-280 115s-115 175-115 279c0 105 41 205 115 280 74 74 174 116 280 116z">
            <text:p/>
          </draw:path>
          <draw:path draw:style-name="gr2" draw:text-style-name="P2" draw:layer="layout" svg:width="0.789cm" svg:height="0.789cm" svg:x="5.718cm" svg:y="10.907cm" svg:viewBox="0 0 790 790" svg:d="M396 790c104 0 205-42 279-116s115-175 115-280c0-104-41-205-115-279s-175-115-279-115c-105 0-206 41-280 115s-116 175-116 279c0 105 42 206 116 280s175 116 280 116z">
            <text:p/>
          </draw:path>
          <draw:path draw:style-name="gr2" draw:text-style-name="P2" draw:layer="layout" svg:width="0.789cm" svg:height="0.789cm" svg:x="3.905cm" svg:y="11.534cm" svg:viewBox="0 0 790 790" svg:d="M395 790c105 0 206-42 280-116 73-74 115-175 115-279 0-105-42-205-115-279-74-74-175-116-280-116s-205 42-279 116-116 174-116 279c0 104 42 205 116 279s174 116 279 116z">
            <text:p/>
          </draw:path>
          <draw:polygon draw:style-name="gr2" draw:text-style-name="P2" draw:layer="layout" svg:width="0.789cm" svg:height="0.789cm" svg:x="12.617cm" svg:y="14.179cm" svg:viewBox="0 0 790 790" draw:points="396,0 0,790 790,790">
            <text:p/>
          </draw:polygon>
          <draw:polygon draw:style-name="gr2" draw:text-style-name="P2" draw:layer="layout" svg:width="0.789cm" svg:height="0.789cm" svg:x="11.181cm" svg:y="18.173cm" svg:viewBox="0 0 790 790" draw:points="396,0 0,790 790,790">
            <text:p/>
          </draw:polygon>
          <draw:polygon draw:style-name="gr2" draw:text-style-name="P2" draw:layer="layout" svg:width="0.789cm" svg:height="0.788cm" svg:x="14.235cm" svg:y="17.147cm" svg:viewBox="0 0 790 789" draw:points="396,0 0,789 790,789">
            <text:p/>
          </draw:polygon>
          <draw:polygon draw:style-name="gr2" draw:text-style-name="P2" draw:layer="layout" svg:width="0.789cm" svg:height="0.789cm" svg:x="16.157cm" svg:y="13.647cm" svg:viewBox="0 0 790 790" draw:points="395,0 0,790 790,790">
            <text:p/>
          </draw:polygon>
          <draw:polygon draw:style-name="gr2" draw:text-style-name="P2" draw:layer="layout" svg:width="0.789cm" svg:height="0.789cm" svg:x="11.014cm" svg:y="18.688cm" svg:viewBox="0 0 790 790" draw:points="395,0 0,790 790,790">
            <text:p/>
          </draw:polygon>
          <draw:polygon draw:style-name="gr2" draw:text-style-name="P2" draw:layer="layout" svg:width="0.789cm" svg:height="0.788cm" svg:x="15.945cm" svg:y="14.949cm" svg:viewBox="0 0 790 789" draw:points="396,0 0,789 790,789">
            <text:p/>
          </draw:polygon>
          <draw:polygon draw:style-name="gr2" draw:text-style-name="P2" draw:layer="layout" svg:width="0.789cm" svg:height="0.789cm" svg:x="15.275cm" svg:y="15.284cm" svg:viewBox="0 0 790 790" draw:points="395,0 0,790 790,790">
            <text:p/>
          </draw:polygon>
          <draw:polygon draw:style-name="gr2" draw:text-style-name="P2" draw:layer="layout" svg:width="0.789cm" svg:height="0.789cm" svg:x="11.087cm" svg:y="14.225cm" svg:viewBox="0 0 790 790" draw:points="395,0 0,790 790,790">
            <text:p/>
          </draw:polygon>
          <draw:polygon draw:style-name="gr2" draw:text-style-name="P2" draw:layer="layout" svg:width="0.789cm" svg:height="0.789cm" svg:x="15.275cm" svg:y="16.934cm" svg:viewBox="0 0 790 790" draw:points="396,0 0,790 790,790">
            <text:p/>
          </draw:polygon>
          <draw:polygon draw:style-name="gr2" draw:text-style-name="P2" draw:layer="layout" svg:width="0.789cm" svg:height="0.789cm" svg:x="9.338cm" svg:y="17.444cm" svg:viewBox="0 0 790 790" draw:points="394,0 0,790 790,790">
            <text:p/>
          </draw:polygon>
          <draw:polygon draw:style-name="gr2" draw:text-style-name="P2" draw:layer="layout" svg:width="0.789cm" svg:height="0.789cm" svg:x="11.988cm" svg:y="16.129cm" svg:viewBox="0 0 790 790" draw:points="396,0 0,790 790,790">
            <text:p/>
          </draw:polygon>
          <draw:polygon draw:style-name="gr2" draw:text-style-name="P2" draw:layer="layout" svg:width="0.789cm" svg:height="0.789cm" svg:x="16.042cm" svg:y="14.935cm" svg:viewBox="0 0 790 790" draw:points="395,0 0,790 790,790">
            <text:p/>
          </draw:polygon>
          <draw:polygon draw:style-name="gr2" draw:text-style-name="P2" draw:layer="layout" svg:width="0.789cm" svg:height="0.788cm" svg:x="10.57cm" svg:y="16.119cm" svg:viewBox="0 0 790 789" draw:points="396,0 0,789 790,789">
            <text:p/>
          </draw:polygon>
          <draw:polygon draw:style-name="gr2" draw:text-style-name="P2" draw:layer="layout" svg:width="0.789cm" svg:height="0.789cm" svg:x="9.285cm" svg:y="15.551cm" svg:viewBox="0 0 790 790" draw:points="394,0 0,790 790,790">
            <text:p/>
          </draw:polygon>
          <draw:polygon draw:style-name="gr2" draw:text-style-name="P2" draw:layer="layout" svg:width="0.789cm" svg:height="0.788cm" svg:x="12.787cm" svg:y="15.005cm" svg:viewBox="0 0 790 789" draw:points="396,0 0,789 790,789">
            <text:p/>
          </draw:polygon>
          <draw:polygon draw:style-name="gr2" draw:text-style-name="P2" draw:layer="layout" svg:width="0.789cm" svg:height="0.788cm" svg:x="11.882cm" svg:y="18.173cm" svg:viewBox="0 0 790 789" draw:points="395,0 0,789 790,789">
            <text:p/>
          </draw:polygon>
          <draw:polygon draw:style-name="gr2" draw:text-style-name="P2" draw:layer="layout" svg:width="0.789cm" svg:height="0.789cm" svg:x="13.259cm" svg:y="13.971cm" svg:viewBox="0 0 790 790" draw:points="394,0 0,790 790,790">
            <text:p/>
          </draw:polygon>
          <draw:polygon draw:style-name="gr2" draw:text-style-name="P2" draw:layer="layout" svg:width="0.789cm" svg:height="0.789cm" svg:x="9.766cm" svg:y="16.074cm" svg:viewBox="0 0 790 790" draw:points="395,0 0,790 790,790">
            <text:p/>
          </draw:polygon>
          <draw:polygon draw:style-name="gr2" draw:text-style-name="P2" draw:layer="layout" svg:width="0.789cm" svg:height="0.789cm" svg:x="9.764cm" svg:y="17.351cm" svg:viewBox="0 0 790 790" draw:points="396,0 0,790 790,790">
            <text:p/>
          </draw:polygon>
          <draw:polygon draw:style-name="gr2" draw:text-style-name="P2" draw:layer="layout" svg:width="0.789cm" svg:height="0.789cm" svg:x="12.672cm" svg:y="16.106cm" svg:viewBox="0 0 790 790" draw:points="396,0 0,790 790,790">
            <text:p/>
          </draw:polygon>
          <draw:polygon draw:style-name="gr2" draw:text-style-name="P2" draw:layer="layout" svg:width="0.789cm" svg:height="0.789cm" svg:x="14.221cm" svg:y="15.99cm" svg:viewBox="0 0 790 790" draw:points="396,0 0,790 790,790">
            <text:p/>
          </draw:polygon>
          <draw:polygon draw:style-name="gr2" draw:text-style-name="P2" draw:layer="layout" svg:width="0.789cm" svg:height="0.789cm" svg:x="11.333cm" svg:y="15.234cm" svg:viewBox="0 0 790 790" draw:points="395,0 0,790 790,790">
            <text:p/>
          </draw:polygon>
          <draw:polygon draw:style-name="gr2" draw:text-style-name="P2" draw:layer="layout" svg:width="0.789cm" svg:height="0.789cm" svg:x="11.695cm" svg:y="18.243cm" svg:viewBox="0 0 790 790" draw:points="395,0 0,790 790,790">
            <text:p/>
          </draw:polygon>
          <draw:polygon draw:style-name="gr2" draw:text-style-name="P2" draw:layer="layout" svg:width="0.788cm" svg:height="0.789cm" svg:x="14.072cm" svg:y="16.051cm" svg:viewBox="0 0 789 790" draw:points="394,0 0,790 789,790">
            <text:p/>
          </draw:polygon>
          <draw:polygon draw:style-name="gr2" draw:text-style-name="P2" draw:layer="layout" svg:width="0.789cm" svg:height="0.789cm" svg:x="14.339cm" svg:y="13.029cm" svg:viewBox="0 0 790 790" draw:points="396,0 0,790 790,790">
            <text:p/>
          </draw:polygon>
          <draw:path draw:style-name="gr6" draw:text-style-name="P6" draw:layer="layout" svg:width="0.788cm" svg:height="0.788cm" svg:x="45.817cm" svg:y="11.864cm" svg:viewBox="0 0 789 789" svg:d="M395 789c105 0 205-41 279-115s115-174 115-279c0-106-41-206-115-280s-174-115-279-115-206 41-280 115-115 174-115 280c0 105 41 205 115 279s175 115 280 115z">
            <text:p/>
          </draw:path>
          <draw:path draw:style-name="gr6" draw:text-style-name="P6" draw:layer="layout" svg:width="0.789cm" svg:height="0.788cm" svg:x="46.904cm" svg:y="6.784cm" svg:viewBox="0 0 790 789" svg:d="M394 789c105 0 205-41 279-116 74-74 117-174 117-279s-43-205-117-279-174-115-279-115c-104 0-205 41-279 115s-115 174-115 279 41 205 115 279c74 75 175 116 279 116z">
            <text:p/>
          </draw:path>
          <draw:path draw:style-name="gr6" draw:text-style-name="P6" draw:layer="layout" svg:width="0.789cm" svg:height="0.789cm" svg:x="50.4cm" svg:y="11.123cm" svg:viewBox="0 0 790 790" svg:d="M395 790c105 0 206-42 280-116s115-174 115-279-41-206-115-280-175-115-280-115-205 41-279 115-116 175-116 280 42 205 116 279 174 116 279 116z">
            <text:p/>
          </draw:path>
          <draw:path draw:style-name="gr6" draw:text-style-name="P6" draw:layer="layout" svg:width="0.789cm" svg:height="0.789cm" svg:x="46.026cm" svg:y="9.848cm" svg:viewBox="0 0 790 790" svg:d="M396 790c104 0 205-42 278-116 74-74 116-174 116-279 0-104-42-205-116-279-73-74-174-116-278-116-105 0-205 42-279 116-75 74-117 175-117 279 0 105 42 205 117 279 74 74 174 116 279 116z">
            <text:p/>
          </draw:path>
          <draw:path draw:style-name="gr6" draw:text-style-name="P6" draw:layer="layout" svg:width="0.788cm" svg:height="0.789cm" svg:x="49.003cm" svg:y="11.419cm" svg:viewBox="0 0 789 790" svg:d="M395 790c105 0 205-41 279-115s115-175 115-279c0-105-41-205-115-279s-174-117-279-117-206 43-280 117-115 174-115 279c0 104 41 205 115 279s175 115 280 115z">
            <text:p/>
          </draw:path>
          <draw:path draw:style-name="gr6" draw:text-style-name="P6" draw:layer="layout" svg:width="0.789cm" svg:height="0.789cm" svg:x="43.351cm" svg:y="11.811cm" svg:viewBox="0 0 790 790" svg:d="M395 790c105 0 205-42 279-116s116-174 116-280c0-104-42-205-116-279s-174-115-279-115-206 41-280 115-115 175-115 279c0 106 41 206 115 280s175 116 280 116z">
            <text:p/>
          </draw:path>
          <draw:path draw:style-name="gr6" draw:text-style-name="P6" draw:layer="layout" svg:width="0.789cm" svg:height="0.789cm" svg:x="46.481cm" svg:y="13.901cm" svg:viewBox="0 0 790 790" svg:d="M394 790c106 0 206-42 280-116s116-175 116-279c0-105-42-205-116-279s-174-116-280-116c-104 0-204 42-278 116s-116 174-116 279c0 104 42 205 116 279s174 116 278 116z">
            <text:p/>
          </draw:path>
          <draw:path draw:style-name="gr6" draw:text-style-name="P6" draw:layer="layout" svg:width="0.789cm" svg:height="0.788cm" svg:x="48.246cm" svg:y="11.861cm" svg:viewBox="0 0 790 789" svg:d="M396 789c104 0 205-41 279-115s115-174 115-279c0-106-41-206-115-280s-175-115-279-115c-105 0-206 41-280 115s-116 174-116 280c0 105 42 205 116 279s175 115 280 115z">
            <text:p/>
          </draw:path>
          <draw:path draw:style-name="gr6" draw:text-style-name="P6" draw:layer="layout" svg:width="0.789cm" svg:height="0.789cm" svg:x="48.099cm" svg:y="7.26cm" svg:viewBox="0 0 790 790" svg:d="M395 790c105 0 205-42 279-116s116-174 116-278c0-105-42-206-116-280s-174-116-279-116-206 42-280 116-115 175-115 280c0 104 41 204 115 278s175 116 280 116z">
            <text:p/>
          </draw:path>
          <draw:path draw:style-name="gr6" draw:text-style-name="P6" draw:layer="layout" svg:width="0.789cm" svg:height="0.789cm" svg:x="44.923cm" svg:y="9.055cm" svg:viewBox="0 0 790 790" svg:d="M395 790c105 0 205-42 279-116s116-174 116-278c0-105-42-205-116-279s-174-117-279-117-206 43-280 117-115 174-115 279c0 104 41 204 115 278s175 116 280 116z">
            <text:p/>
          </draw:path>
          <draw:path draw:style-name="gr6" draw:text-style-name="P6" draw:layer="layout" svg:width="0.789cm" svg:height="0.789cm" svg:x="46.142cm" svg:y="15.479cm" svg:viewBox="0 0 790 790" svg:d="M395 790c104 0 205-42 279-117 75-74 116-174 116-279 0-104-41-205-116-278-74-74-175-116-279-116-105 0-205 42-279 116-74 73-116 174-116 278 0 105 42 205 116 279 74 75 174 117 279 117z">
            <text:p/>
          </draw:path>
          <draw:path draw:style-name="gr6" draw:text-style-name="P6" draw:layer="layout" svg:width="0.788cm" svg:height="0.789cm" svg:x="44.31cm" svg:y="16.224cm" svg:viewBox="0 0 789 790" svg:d="M395 790c105 0 205-41 279-116 74-74 115-175 115-279 0-105-41-205-115-279s-174-116-279-116-206 42-280 116-115 174-115 279c0 104 41 205 115 279 74 75 175 116 280 116z">
            <text:p/>
          </draw:path>
          <draw:path draw:style-name="gr6" draw:text-style-name="P6" draw:layer="layout" svg:width="0.789cm" svg:height="0.788cm" svg:x="45.359cm" svg:y="13.366cm" svg:viewBox="0 0 790 789" svg:d="M394 789c105 0 205-41 279-115 75-74 117-174 117-280 0-105-42-205-117-279-74-74-174-115-279-115s-205 41-279 115-115 174-115 279c0 106 41 206 115 280s174 115 279 115z">
            <text:p/>
          </draw:path>
          <draw:path draw:style-name="gr6" draw:text-style-name="P6" draw:layer="layout" svg:width="0.788cm" svg:height="0.789cm" svg:x="46.815cm" svg:y="8.671cm" svg:viewBox="0 0 789 790" svg:d="M395 790c105 0 205-42 279-116s115-174 115-278c0-106-41-206-115-280s-174-116-279-116-205 42-279 116c-75 74-116 174-116 280 0 104 41 204 116 278 74 74 174 116 279 116z">
            <text:p/>
          </draw:path>
          <draw:path draw:style-name="gr6" draw:text-style-name="P6" draw:layer="layout" svg:width="0.789cm" svg:height="0.789cm" svg:x="46.1cm" svg:y="6.421cm" svg:viewBox="0 0 790 790" svg:d="M394 790c105 0 205-42 279-116s117-174 117-279c0-104-43-206-117-280s-174-115-279-115c-104 0-204 41-278 115s-116 176-116 280c0 105 42 205 116 279s174 116 278 116z">
            <text:p/>
          </draw:path>
          <draw:path draw:style-name="gr6" draw:text-style-name="P6" draw:layer="layout" svg:width="0.789cm" svg:height="0.789cm" svg:x="46.511cm" svg:y="16.412cm" svg:viewBox="0 0 790 790" svg:d="M396 790c104 0 205-42 278-116 74-74 116-175 116-279 0-105-42-205-116-279-73-74-174-116-278-116-106 0-206 42-280 116s-116 174-116 279c0 104 42 205 116 279s174 116 280 116z">
            <text:p/>
          </draw:path>
          <draw:path draw:style-name="gr6" draw:text-style-name="P6" draw:layer="layout" svg:width="0.789cm" svg:height="0.789cm" svg:x="51.36cm" svg:y="10.456cm" svg:viewBox="0 0 790 790" svg:d="M396 790c104 0 205-42 279-116s115-174 115-278c0-105-41-205-115-280-74-74-175-116-279-116-105 0-206 42-280 116-74 75-116 175-116 280 0 104 42 204 116 278s175 116 280 116z">
            <text:p/>
          </draw:path>
          <draw:path draw:style-name="gr6" draw:text-style-name="P6" draw:layer="layout" svg:width="0.789cm" svg:height="0.789cm" svg:x="45.179cm" svg:y="15.244cm" svg:viewBox="0 0 790 790" svg:d="M396 790c104 0 204-42 278-116s116-174 116-279c0-104-42-205-116-280-74-74-174-115-278-115-105 0-205 41-280 115-74 75-116 176-116 280 0 105 42 205 116 279 75 74 175 116 280 116z">
            <text:p/>
          </draw:path>
          <draw:path draw:style-name="gr6" draw:text-style-name="P6" draw:layer="layout" svg:width="0.789cm" svg:height="0.789cm" svg:x="44.997cm" svg:y="10.604cm" svg:viewBox="0 0 790 790" svg:d="M395 790c105 0 205-41 279-115s116-175 116-279c0-105-42-205-116-279s-174-117-279-117-206 43-280 117-115 174-115 279c0 104 41 205 115 279s175 115 280 115z">
            <text:p/>
          </draw:path>
          <draw:path draw:style-name="gr6" draw:text-style-name="P6" draw:layer="layout" svg:width="0.789cm" svg:height="0.788cm" svg:x="49.395cm" svg:y="9.675cm" svg:viewBox="0 0 790 789" svg:d="M395 789c104 0 205-41 280-115 74-74 115-174 115-279s-41-205-115-280c-75-74-176-115-280-115-105 0-205 41-279 115-74 75-116 175-116 280s42 205 116 279 174 115 279 115z">
            <text:p/>
          </draw:path>
          <draw:path draw:style-name="gr6" draw:text-style-name="P6" draw:layer="layout" svg:width="0.789cm" svg:height="0.789cm" svg:x="48.55cm" svg:y="14.039cm" svg:viewBox="0 0 790 790" svg:d="M395 790c104 0 205-42 279-116 75-74 116-175 116-280 0-104-41-205-116-279-74-74-175-115-279-115-105 0-205 41-279 115s-116 175-116 279c0 105 42 206 116 280s174 116 279 116z">
            <text:p/>
          </draw:path>
          <draw:path draw:style-name="gr6" draw:text-style-name="P6" draw:layer="layout" svg:width="0.788cm" svg:height="0.789cm" svg:x="51.469cm" svg:y="11.471cm" svg:viewBox="0 0 789 790" svg:d="M395 790c105 0 205-42 279-117 74-74 115-174 115-278 0-105-41-205-115-279s-174-116-279-116-205 42-280 116c-74 74-115 174-115 279 0 104 41 204 115 278 75 75 175 117 280 117z">
            <text:p/>
          </draw:path>
          <draw:path draw:style-name="gr6" draw:text-style-name="P6" draw:layer="layout" svg:width="0.789cm" svg:height="0.789cm" svg:x="49.228cm" svg:y="12.062cm" svg:viewBox="0 0 790 790" svg:d="M395 790c105 0 205-41 279-115s116-175 116-279c0-105-42-205-116-280-74-74-174-116-279-116-104 0-204 42-278 116-74 75-117 175-117 280 0 104 43 205 117 279s174 115 278 115z">
            <text:p/>
          </draw:path>
          <draw:path draw:style-name="gr6" draw:text-style-name="P6" draw:layer="layout" svg:width="0.789cm" svg:height="0.789cm" svg:x="49.928cm" svg:y="10.986cm" svg:viewBox="0 0 790 790" svg:d="M395 790c105 0 205-42 279-116s116-174 116-279-42-205-116-279-174-116-279-116c-104 0-205 42-279 116-75 74-116 174-116 279s41 205 116 279c74 74 175 116 279 116z">
            <text:p/>
          </draw:path>
          <draw:path draw:style-name="gr6" draw:text-style-name="P6" draw:layer="layout" svg:width="0.789cm" svg:height="0.789cm" svg:x="47.587cm" svg:y="7.957cm" svg:viewBox="0 0 790 790" svg:d="M396 790c104 0 205-41 279-115s115-175 115-279c0-106-41-206-115-280s-175-116-279-116c-105 0-205 42-279 116-75 74-117 174-117 280 0 104 42 205 117 279 74 74 174 115 279 115z">
            <text:p/>
          </draw:path>
          <draw:polygon draw:style-name="gr6" draw:text-style-name="P6" draw:layer="layout" svg:width="0.789cm" svg:height="0.789cm" svg:x="50.205cm" svg:y="19.765cm" svg:viewBox="0 0 790 790" draw:points="395,0 0,790 790,790">
            <text:p/>
          </draw:polygon>
          <draw:polygon draw:style-name="gr6" draw:text-style-name="P6" draw:layer="layout" svg:width="0.788cm" svg:height="0.789cm" svg:x="49.404cm" svg:y="19.461cm" svg:viewBox="0 0 789 790" draw:points="394,0 0,790 789,790">
            <text:p/>
          </draw:polygon>
          <draw:polygon draw:style-name="gr6" draw:text-style-name="P6" draw:layer="layout" svg:width="0.789cm" svg:height="0.789cm" svg:x="50.292cm" svg:y="18.695cm" svg:viewBox="0 0 790 790" draw:points="394,0 0,790 790,790">
            <text:p/>
          </draw:polygon>
          <draw:polygon draw:style-name="gr6" draw:text-style-name="P6" draw:layer="layout" svg:width="0.789cm" svg:height="0.789cm" svg:x="49.127cm" svg:y="20.382cm" svg:viewBox="0 0 790 790" draw:points="395,0 0,790 790,790">
            <text:p/>
          </draw:polygon>
          <draw:polygon draw:style-name="gr6" draw:text-style-name="P6" draw:layer="layout" svg:width="0.789cm" svg:height="0.789cm" svg:x="54.22cm" svg:y="14.743cm" svg:viewBox="0 0 790 790" draw:points="395,0 0,790 790,790">
            <text:p/>
          </draw:polygon>
          <draw:polygon draw:style-name="gr6" draw:text-style-name="P6" draw:layer="layout" svg:width="0.788cm" svg:height="0.789cm" svg:x="53.611cm" svg:y="19.874cm" svg:viewBox="0 0 789 790" draw:points="395,0 0,790 789,790">
            <text:p/>
          </draw:polygon>
          <draw:polygon draw:style-name="gr7" draw:text-style-name="P6" draw:layer="layout" svg:width="0.789cm" svg:height="0.789cm" svg:x="52.62cm" svg:y="16.711cm" svg:viewBox="0 0 790 790" draw:points="395,0 0,790 790,790">
            <text:p/>
          </draw:polygon>
          <draw:polygon draw:style-name="gr8" draw:text-style-name="P4" draw:layer="layout" svg:width="0.789cm" svg:height="0.789cm" svg:x="52.62cm" svg:y="16.711cm" svg:viewBox="0 0 790 790" draw:points="395,0 0,790 790,790">
            <text:p/>
          </draw:polygon>
          <draw:polygon draw:style-name="gr6" draw:text-style-name="P6" draw:layer="layout" svg:width="0.789cm" svg:height="0.788cm" svg:x="53.374cm" svg:y="14.068cm" svg:viewBox="0 0 790 789" draw:points="394,0 0,789 790,789">
            <text:p/>
          </draw:polygon>
          <draw:polygon draw:style-name="gr6" draw:text-style-name="P6" draw:layer="layout" svg:width="0.789cm" svg:height="0.789cm" svg:x="53.488cm" svg:y="14.049cm" svg:viewBox="0 0 790 790" draw:points="394,0 0,790 790,790">
            <text:p/>
          </draw:polygon>
          <draw:polygon draw:style-name="gr6" draw:text-style-name="P6" draw:layer="layout" svg:width="0.788cm" svg:height="0.789cm" svg:x="54.735cm" svg:y="15.363cm" svg:viewBox="0 0 789 790" draw:points="395,0 0,790 789,790">
            <text:p/>
          </draw:polygon>
          <draw:polygon draw:style-name="gr6" draw:text-style-name="P6" draw:layer="layout" svg:width="0.789cm" svg:height="0.789cm" svg:x="54.873cm" svg:y="17.295cm" svg:viewBox="0 0 790 790" draw:points="394,0 0,790 790,790">
            <text:p/>
          </draw:polygon>
          <draw:polygon draw:style-name="gr6" draw:text-style-name="P6" draw:layer="layout" svg:width="0.789cm" svg:height="0.788cm" svg:x="50.666cm" svg:y="16.182cm" svg:viewBox="0 0 790 789" draw:points="395,0 0,789 790,789">
            <text:p/>
          </draw:polygon>
          <draw:polygon draw:style-name="gr6" draw:text-style-name="P6" draw:layer="layout" svg:width="0.788cm" svg:height="0.789cm" svg:x="56.265cm" svg:y="18.609cm" svg:viewBox="0 0 789 790" draw:points="395,0 0,790 789,790">
            <text:p/>
          </draw:polygon>
          <draw:polygon draw:style-name="gr6" draw:text-style-name="P6" draw:layer="layout" svg:width="0.788cm" svg:height="0.789cm" svg:x="52.347cm" svg:y="20.574cm" svg:viewBox="0 0 789 790" draw:points="395,0 0,790 789,790">
            <text:p/>
          </draw:polygon>
          <draw:polygon draw:style-name="gr6" draw:text-style-name="P6" draw:layer="layout" svg:width="0.789cm" svg:height="0.789cm" svg:x="50.614cm" svg:y="16.69cm" svg:viewBox="0 0 790 790" draw:points="395,0 0,790 790,790">
            <text:p/>
          </draw:polygon>
          <draw:polygon draw:style-name="gr6" draw:text-style-name="P6" draw:layer="layout" svg:width="0.789cm" svg:height="0.789cm" svg:x="56.277cm" svg:y="19.57cm" svg:viewBox="0 0 790 790" draw:points="396,0 0,790 790,790">
            <text:p/>
          </draw:polygon>
          <draw:polygon draw:style-name="gr6" draw:text-style-name="P6" draw:layer="layout" svg:width="0.789cm" svg:height="0.788cm" svg:x="56.235cm" svg:y="16.683cm" svg:viewBox="0 0 790 789" draw:points="395,0 0,789 790,789">
            <text:p/>
          </draw:polygon>
          <draw:polygon draw:style-name="gr6" draw:text-style-name="P6" draw:layer="layout" svg:width="0.789cm" svg:height="0.789cm" svg:x="50.75cm" svg:y="20.502cm" svg:viewBox="0 0 790 790" draw:points="395,0 0,790 790,790">
            <text:p/>
          </draw:polygon>
          <draw:polygon draw:style-name="gr6" draw:text-style-name="P6" draw:layer="layout" svg:width="0.788cm" svg:height="0.789cm" svg:x="52.412cm" svg:y="18.473cm" svg:viewBox="0 0 789 790" draw:points="394,0 0,790 789,790">
            <text:p/>
          </draw:polygon>
          <draw:polygon draw:style-name="gr6" draw:text-style-name="P6" draw:layer="layout" svg:width="0.789cm" svg:height="0.789cm" svg:x="51.406cm" svg:y="19.968cm" svg:viewBox="0 0 790 790" draw:points="396,0 0,790 790,790">
            <text:p/>
          </draw:polygon>
          <draw:polygon draw:style-name="gr6" draw:text-style-name="P6" draw:layer="layout" svg:width="0.789cm" svg:height="0.789cm" svg:x="51.656cm" svg:y="17.223cm" svg:viewBox="0 0 790 790" draw:points="394,0 0,790 790,790">
            <text:p/>
          </draw:polygon>
          <draw:polygon draw:style-name="gr6" draw:text-style-name="P6" draw:layer="layout" svg:width="0.789cm" svg:height="0.789cm" svg:x="54.563cm" svg:y="18.021cm" svg:viewBox="0 0 790 790" draw:points="396,0 0,790 790,790">
            <text:p/>
          </draw:polygon>
          <draw:polygon draw:style-name="gr6" draw:text-style-name="P6" draw:layer="layout" svg:width="0.789cm" svg:height="0.789cm" svg:x="53.343cm" svg:y="15.968cm" svg:viewBox="0 0 790 790" draw:points="395,0 0,790 790,790">
            <text:p/>
          </draw:polygon>
          <draw:polygon draw:style-name="gr6" draw:text-style-name="P6" draw:layer="layout" svg:width="0.789cm" svg:height="0.789cm" svg:x="53.101cm" svg:y="21.237cm" svg:viewBox="0 0 790 790" draw:points="395,0 0,790 790,790">
            <text:p/>
          </draw:polygon>
          <draw:polygon draw:style-name="gr6" draw:text-style-name="P6" draw:layer="layout" svg:width="0.789cm" svg:height="0.789cm" svg:x="53.82cm" svg:y="14.825cm" svg:viewBox="0 0 790 790" draw:points="395,0 0,790 790,790">
            <text:p/>
          </draw:polygon>
          <draw:path draw:style-name="gr9" draw:text-style-name="P7" draw:layer="layout" svg:width="0.789cm" svg:height="0.789cm" svg:x="65.753cm" svg:y="9.327cm" svg:viewBox="0 0 790 790" svg:d="M396 790c104 0 205-41 279-115 73-74 115-176 115-280 0-105-42-205-115-279-74-74-175-116-279-116-105 0-205 42-279 116-75 74-117 174-117 279 0 104 42 206 117 280 74 74 174 115 279 115z">
            <text:p/>
          </draw:path>
          <draw:path draw:style-name="gr9" draw:text-style-name="P7" draw:layer="layout" svg:width="0.789cm" svg:height="0.789cm" svg:x="69.583cm" svg:y="12.885cm" svg:viewBox="0 0 790 790" svg:d="M396 790c104 0 205-42 279-115 74-74 115-175 115-279 0-105-41-205-115-280-74-74-175-116-279-116-105 0-205 42-280 116-74 75-116 175-116 280 0 104 42 205 116 279 75 73 175 115 280 115z">
            <text:p/>
          </draw:path>
          <draw:path draw:style-name="gr9" draw:text-style-name="P7" draw:layer="layout" svg:width="0.789cm" svg:height="0.789cm" svg:x="67.53cm" svg:y="10.396cm" svg:viewBox="0 0 790 790" svg:d="M394 790c105 0 205-42 280-116 74-74 116-174 116-278 0-105-42-206-116-280-75-74-175-116-280-116-104 0-205 42-279 116s-115 175-115 280c0 104 41 204 115 278s175 116 279 116z">
            <text:p/>
          </draw:path>
          <draw:path draw:style-name="gr9" draw:text-style-name="P7" draw:layer="layout" svg:width="0.789cm" svg:height="0.789cm" svg:x="67.146cm" svg:y="13.85cm" svg:viewBox="0 0 790 790" svg:d="M396 790c104 0 205-42 279-117 74-74 115-174 115-279 0-104-41-205-115-279s-175-115-279-115c-105 0-206 41-280 115s-116 175-116 279c0 105 42 205 116 279 74 75 175 117 280 117z">
            <text:p/>
          </draw:path>
          <draw:path draw:style-name="gr9" draw:text-style-name="P7" draw:layer="layout" svg:width="0.789cm" svg:height="0.788cm" svg:x="66.458cm" svg:y="13.493cm" svg:viewBox="0 0 790 789" svg:d="M396 789c104 0 205-41 278-115 74-74 116-174 116-279 0-106-42-206-116-280-73-74-174-115-278-115-105 0-205 41-280 115-74 74-116 174-116 280 0 105 42 205 116 279 75 74 175 115 280 115z">
            <text:p/>
          </draw:path>
          <draw:path draw:style-name="gr9" draw:text-style-name="P7" draw:layer="layout" svg:width="0.789cm" svg:height="0.789cm" svg:x="64.007cm" svg:y="11.558cm" svg:viewBox="0 0 790 790" svg:d="M395 790c105 0 205-41 279-115 74-75 116-176 116-280 0-105-42-205-116-279s-174-116-279-116c-104 0-206 42-280 116-73 74-115 174-115 279 0 104 42 205 115 280 74 74 176 115 280 115z">
            <text:p/>
          </draw:path>
          <draw:path draw:style-name="gr9" draw:text-style-name="P7" draw:layer="layout" svg:width="0.789cm" svg:height="0.789cm" svg:x="65.661cm" svg:y="13.551cm" svg:viewBox="0 0 790 790" svg:d="M395 790c105 0 205-41 279-115s116-175 116-279c0-105-42-206-116-280s-174-116-279-116c-104 0-205 42-280 116-74 74-115 175-115 280 0 104 41 205 115 279 75 74 176 115 280 115z">
            <text:p/>
          </draw:path>
          <draw:path draw:style-name="gr9" draw:text-style-name="P7" draw:layer="layout" svg:width="0.789cm" svg:height="0.789cm" svg:x="64.964cm" svg:y="9.6cm" svg:viewBox="0 0 790 790" svg:d="M395 790c105 0 205-41 279-115s116-175 116-279c0-105-42-206-116-280s-174-116-279-116c-104 0-205 42-279 116-75 74-116 175-116 280 0 104 41 205 116 279 74 74 175 115 279 115z">
            <text:p/>
          </draw:path>
          <draw:path draw:style-name="gr9" draw:text-style-name="P7" draw:layer="layout" svg:width="0.788cm" svg:height="0.788cm" svg:x="68.179cm" svg:y="14.141cm" svg:viewBox="0 0 789 789" svg:d="M394 789c105 0 205-41 279-115s116-174 116-280c0-105-42-205-116-279s-174-115-279-115-205 41-279 115-115 174-115 279c0 106 41 206 115 280s174 115 279 115z">
            <text:p/>
          </draw:path>
          <draw:path draw:style-name="gr9" draw:text-style-name="P7" draw:layer="layout" svg:width="0.788cm" svg:height="0.789cm" svg:x="67.146cm" svg:y="9.501cm" svg:viewBox="0 0 789 790" svg:d="M395 790c105 0 205-42 279-116s115-174 115-279-41-206-115-279c-74-74-174-116-279-116s-206 42-280 116c-74 73-115 174-115 279s41 205 115 279 175 116 280 116z">
            <text:p/>
          </draw:path>
          <draw:path draw:style-name="gr9" draw:text-style-name="P7" draw:layer="layout" svg:width="0.789cm" svg:height="0.789cm" svg:x="65.084cm" svg:y="12.08cm" svg:viewBox="0 0 790 790" svg:d="M394 790c105 0 205-42 279-116 75-74 117-174 117-279 0-104-42-205-117-280-74-74-174-115-279-115-104 0-204 41-278 115-74 75-116 176-116 280 0 105 42 205 116 279s174 116 278 116z">
            <text:p/>
          </draw:path>
          <draw:path draw:style-name="gr9" draw:text-style-name="P7" draw:layer="layout" svg:width="0.789cm" svg:height="0.789cm" svg:x="64.344cm" svg:y="9.757cm" svg:viewBox="0 0 790 790" svg:d="M394 790c105 0 205-42 280-116 74-74 116-174 116-279 0-104-42-205-116-279-75-75-175-116-280-116-104 0-205 41-279 116-74 74-115 175-115 279 0 105 41 205 115 279s175 116 279 116z">
            <text:p/>
          </draw:path>
          <draw:path draw:style-name="gr9" draw:text-style-name="P7" draw:layer="layout" svg:width="0.789cm" svg:height="0.789cm" svg:x="68.412cm" svg:y="9.297cm" svg:viewBox="0 0 790 790" svg:d="M395 790c104 0 206-41 280-115s115-176 115-280c0-105-41-205-115-279s-176-116-280-116c-105 0-205 42-279 116s-116 174-116 279c0 104 42 206 116 280s174 115 279 115z">
            <text:p/>
          </draw:path>
          <draw:path draw:style-name="gr9" draw:text-style-name="P7" draw:layer="layout" svg:width="0.789cm" svg:height="0.789cm" svg:x="67.233cm" svg:y="10.297cm" svg:viewBox="0 0 790 790" svg:d="M395 790c105 0 205-42 279-116s116-174 116-279-42-206-116-280-174-115-279-115c-104 0-205 41-280 115-73 74-115 175-115 280s42 205 115 279c75 74 176 116 280 116z">
            <text:p/>
          </draw:path>
          <draw:path draw:style-name="gr9" draw:text-style-name="P7" draw:layer="layout" svg:width="0.789cm" svg:height="0.788cm" svg:x="64.919cm" svg:y="10.903cm" svg:viewBox="0 0 790 789" svg:d="M396 789c104 0 205-41 279-115s115-175 115-280-41-205-115-279-175-115-279-115c-105 0-205 41-279 115-75 74-117 174-117 279s42 206 117 280c74 74 174 115 279 115z">
            <text:p/>
          </draw:path>
          <draw:path draw:style-name="gr9" draw:text-style-name="P7" draw:layer="layout" svg:width="0.789cm" svg:height="0.789cm" svg:x="68.38cm" svg:y="11.473cm" svg:viewBox="0 0 790 790" svg:d="M394 790c105 0 206-42 280-116s116-175 116-279c0-105-42-205-116-279s-175-116-280-116c-104 0-204 42-278 116s-116 174-116 279c0 104 42 205 116 279s174 116 278 116z">
            <text:p/>
          </draw:path>
          <draw:path draw:style-name="gr9" draw:text-style-name="P7" draw:layer="layout" svg:width="0.788cm" svg:height="0.789cm" svg:x="67.716cm" svg:y="9.229cm" svg:viewBox="0 0 789 790" svg:d="M394 790c106 0 206-42 280-116 74-75 115-175 115-279 0-105-41-205-115-279s-174-116-280-116c-105 0-205 42-279 116s-115 174-115 279c0 104 41 204 115 279 74 74 174 116 279 116z">
            <text:p/>
          </draw:path>
          <draw:path draw:style-name="gr9" draw:text-style-name="P7" draw:layer="layout" svg:width="0.789cm" svg:height="0.788cm" svg:x="64.974cm" svg:y="10.906cm" svg:viewBox="0 0 790 789" svg:d="M396 789c104 0 205-41 279-115s115-175 115-280-41-205-115-279-175-115-279-115c-105 0-205 41-279 115s-117 174-117 279 43 206 117 280 174 115 279 115z">
            <text:p/>
          </draw:path>
          <draw:path draw:style-name="gr9" draw:text-style-name="P7" draw:layer="layout" svg:width="0.789cm" svg:height="0.789cm" svg:x="65.302cm" svg:y="11.55cm" svg:viewBox="0 0 790 790" svg:d="M395 790c105 0 206-42 280-116 74-75 115-175 115-280 0-104-41-205-115-279s-175-115-280-115-205 41-279 115-116 175-116 279c0 105 42 205 116 280 74 74 174 116 279 116z">
            <text:p/>
          </draw:path>
          <draw:path draw:style-name="gr9" draw:text-style-name="P7" draw:layer="layout" svg:width="0.789cm" svg:height="0.789cm" svg:x="63.107cm" svg:y="13.35cm" svg:viewBox="0 0 790 790" svg:d="M396 790c104 0 204-41 278-115s116-175 116-280-42-205-116-279-174-116-278-116c-106 0-206 42-280 116s-116 174-116 279 42 206 116 280 174 115 280 115z">
            <text:p/>
          </draw:path>
          <draw:path draw:style-name="gr9" draw:text-style-name="P7" draw:layer="layout" svg:width="0.789cm" svg:height="0.789cm" svg:x="68.972cm" svg:y="10.846cm" svg:viewBox="0 0 790 790" svg:d="M394 790c105 0 205-42 279-116s117-175 117-280c0-104-43-205-117-279s-174-115-279-115c-104 0-205 41-279 115s-115 175-115 279c0 105 41 206 115 280s175 116 279 116z">
            <text:p/>
          </draw:path>
          <draw:path draw:style-name="gr9" draw:text-style-name="P7" draw:layer="layout" svg:width="0.789cm" svg:height="0.789cm" svg:x="67.408cm" svg:y="12.36cm" svg:viewBox="0 0 790 790" svg:d="M394 790c105 0 205-42 279-116 74-75 117-175 117-280 0-104-43-205-117-279s-174-115-279-115c-104 0-205 41-279 115-73 74-115 175-115 279 0 105 42 205 115 280 74 74 175 116 279 116z">
            <text:p/>
          </draw:path>
          <draw:path draw:style-name="gr9" draw:text-style-name="P7" draw:layer="layout" svg:width="0.789cm" svg:height="0.789cm" svg:x="67.669cm" svg:y="12.095cm" svg:viewBox="0 0 790 790" svg:d="M394 790c106 0 206-42 280-116s116-174 116-279c0-104-42-205-116-279s-174-116-280-116c-105 0-205 42-279 116s-115 175-115 279c0 105 41 205 115 279s174 116 279 116z">
            <text:p/>
          </draw:path>
          <draw:path draw:style-name="gr9" draw:text-style-name="P7" draw:layer="layout" svg:width="0.789cm" svg:height="0.789cm" svg:x="66.227cm" svg:y="11.259cm" svg:viewBox="0 0 790 790" svg:d="M396 790c104 0 205-41 279-115s115-175 115-279c0-105-41-205-115-280-74-74-175-116-279-116-106 0-206 42-280 116-74 75-116 175-116 280 0 104 42 205 116 279s174 115 280 115z">
            <text:p/>
          </draw:path>
          <draw:path draw:style-name="gr9" draw:text-style-name="P7" draw:layer="layout" svg:width="0.789cm" svg:height="0.789cm" svg:x="69.079cm" svg:y="12.456cm" svg:viewBox="0 0 790 790" svg:d="M395 790c105 0 205-41 280-115 74-74 115-176 115-280 0-105-41-205-115-279-75-74-175-116-280-116s-205 42-279 116-116 174-116 279c0 104 42 206 116 280s174 115 279 115z">
            <text:p/>
          </draw:path>
          <draw:polygon draw:style-name="gr9" draw:text-style-name="P7" draw:layer="layout" svg:width="0.789cm" svg:height="0.789cm" svg:x="76.339cm" svg:y="16.332cm" svg:viewBox="0 0 790 790" draw:points="394,0 0,790 790,790">
            <text:p/>
          </draw:polygon>
          <draw:polygon draw:style-name="gr9" draw:text-style-name="P7" draw:layer="layout" svg:width="0.788cm" svg:height="0.789cm" svg:x="73.735cm" svg:y="17.845cm" svg:viewBox="0 0 789 790" draw:points="394,0 0,790 789,790">
            <text:p/>
          </draw:polygon>
          <draw:polygon draw:style-name="gr9" draw:text-style-name="P7" draw:layer="layout" svg:width="0.788cm" svg:height="0.789cm" svg:x="72.944cm" svg:y="17.853cm" svg:viewBox="0 0 789 790" draw:points="394,0 0,790 789,790">
            <text:p/>
          </draw:polygon>
          <draw:polygon draw:style-name="gr9" draw:text-style-name="P7" draw:layer="layout" svg:width="0.788cm" svg:height="0.789cm" svg:x="73.658cm" svg:y="13.225cm" svg:viewBox="0 0 789 790" draw:points="395,0 0,790 789,790">
            <text:p/>
          </draw:polygon>
          <draw:polygon draw:style-name="gr9" draw:text-style-name="P7" draw:layer="layout" svg:width="0.789cm" svg:height="0.789cm" svg:x="76.868cm" svg:y="15.573cm" svg:viewBox="0 0 790 790" draw:points="394,0 0,790 790,790">
            <text:p/>
          </draw:polygon>
          <draw:polygon draw:style-name="gr9" draw:text-style-name="P7" draw:layer="layout" svg:width="0.789cm" svg:height="0.788cm" svg:x="72.193cm" svg:y="16.059cm" svg:viewBox="0 0 790 789" draw:points="394,0 0,789 790,789">
            <text:p/>
          </draw:polygon>
          <draw:polygon draw:style-name="gr9" draw:text-style-name="P7" draw:layer="layout" svg:width="0.789cm" svg:height="0.789cm" svg:x="71.978cm" svg:y="15.18cm" svg:viewBox="0 0 790 790" draw:points="396,0 0,790 790,790">
            <text:p/>
          </draw:polygon>
          <draw:polygon draw:style-name="gr9" draw:text-style-name="P7" draw:layer="layout" svg:width="0.789cm" svg:height="0.789cm" svg:x="74.605cm" svg:y="13.812cm" svg:viewBox="0 0 790 790" draw:points="395,0 0,790 790,790">
            <text:p/>
          </draw:polygon>
          <draw:polygon draw:style-name="gr9" draw:text-style-name="P7" draw:layer="layout" svg:width="0.788cm" svg:height="0.789cm" svg:x="77.249cm" svg:y="17.806cm" svg:viewBox="0 0 789 790" draw:points="395,0 0,790 789,790">
            <text:p/>
          </draw:polygon>
          <draw:polygon draw:style-name="gr9" draw:text-style-name="P7" draw:layer="layout" svg:width="0.789cm" svg:height="0.789cm" svg:x="73.042cm" svg:y="14.474cm" svg:viewBox="0 0 790 790" draw:points="394,0 0,790 790,790">
            <text:p/>
          </draw:polygon>
          <draw:polygon draw:style-name="gr9" draw:text-style-name="P7" draw:layer="layout" svg:width="0.789cm" svg:height="0.789cm" svg:x="72.514cm" svg:y="13.502cm" svg:viewBox="0 0 790 790" draw:points="396,0 0,790 790,790">
            <text:p/>
          </draw:polygon>
          <draw:polygon draw:style-name="gr9" draw:text-style-name="P7" draw:layer="layout" svg:width="0.789cm" svg:height="0.789cm" svg:x="70.619cm" svg:y="16.247cm" svg:viewBox="0 0 790 790" draw:points="395,0 0,790 790,790">
            <text:p/>
          </draw:polygon>
          <draw:polygon draw:style-name="gr9" draw:text-style-name="P7" draw:layer="layout" svg:width="0.789cm" svg:height="0.789cm" svg:x="76.395cm" svg:y="15.379cm" svg:viewBox="0 0 790 790" draw:points="394,0 0,790 790,790">
            <text:p/>
          </draw:polygon>
          <draw:polygon draw:style-name="gr9" draw:text-style-name="P7" draw:layer="layout" svg:width="0.789cm" svg:height="0.789cm" svg:x="76.174cm" svg:y="16.681cm" svg:viewBox="0 0 790 790" draw:points="395,0 0,790 790,790">
            <text:p/>
          </draw:polygon>
          <draw:polygon draw:style-name="gr9" draw:text-style-name="P7" draw:layer="layout" svg:width="0.789cm" svg:height="0.788cm" svg:x="71.933cm" svg:y="14.412cm" svg:viewBox="0 0 790 789" draw:points="396,0 0,789 790,789">
            <text:p/>
          </draw:polygon>
          <draw:polygon draw:style-name="gr9" draw:text-style-name="P7" draw:layer="layout" svg:width="0.789cm" svg:height="0.789cm" svg:x="73.957cm" svg:y="13.446cm" svg:viewBox="0 0 790 790" draw:points="394,0 0,790 790,790">
            <text:p/>
          </draw:polygon>
          <draw:polygon draw:style-name="gr9" draw:text-style-name="P7" draw:layer="layout" svg:width="0.789cm" svg:height="0.789cm" svg:x="71.925cm" svg:y="13.437cm" svg:viewBox="0 0 790 790" draw:points="396,0 0,790 790,790">
            <text:p/>
          </draw:polygon>
          <draw:polygon draw:style-name="gr9" draw:text-style-name="P7" draw:layer="layout" svg:width="0.789cm" svg:height="0.789cm" svg:x="74.923cm" svg:y="18.255cm" svg:viewBox="0 0 790 790" draw:points="395,0 0,790 790,790">
            <text:p/>
          </draw:polygon>
          <draw:polygon draw:style-name="gr9" draw:text-style-name="P7" draw:layer="layout" svg:width="0.789cm" svg:height="0.789cm" svg:x="76.42cm" svg:y="18.429cm" svg:viewBox="0 0 790 790" draw:points="394,0 0,790 790,790">
            <text:p/>
          </draw:polygon>
          <draw:polygon draw:style-name="gr9" draw:text-style-name="P7" draw:layer="layout" svg:width="0.789cm" svg:height="0.789cm" svg:x="72.909cm" svg:y="12.509cm" svg:viewBox="0 0 790 790" draw:points="394,0 0,790 790,790">
            <text:p/>
          </draw:polygon>
          <draw:polygon draw:style-name="gr9" draw:text-style-name="P7" draw:layer="layout" svg:width="0.788cm" svg:height="0.789cm" svg:x="74.31cm" svg:y="15.222cm" svg:viewBox="0 0 789 790" draw:points="395,0 0,790 789,790">
            <text:p/>
          </draw:polygon>
          <draw:polygon draw:style-name="gr9" draw:text-style-name="P7" draw:layer="layout" svg:width="0.788cm" svg:height="0.789cm" svg:x="74.482cm" svg:y="15.52cm" svg:viewBox="0 0 789 790" draw:points="394,0 0,790 789,790">
            <text:p/>
          </draw:polygon>
          <draw:polygon draw:style-name="gr9" draw:text-style-name="P7" draw:layer="layout" svg:width="0.789cm" svg:height="0.789cm" svg:x="72.717cm" svg:y="16.318cm" svg:viewBox="0 0 790 790" draw:points="396,0 0,790 790,790">
            <text:p/>
          </draw:polygon>
          <draw:polygon draw:style-name="gr9" draw:text-style-name="P7" draw:layer="layout" svg:width="0.789cm" svg:height="0.789cm" svg:x="71.944cm" svg:y="14.971cm" svg:viewBox="0 0 790 790" draw:points="396,0 0,790 790,790">
            <text:p/>
          </draw:polygon>
          <draw:polygon draw:style-name="gr9" draw:text-style-name="P7" draw:layer="layout" svg:width="0.789cm" svg:height="0.789cm" svg:x="73.121cm" svg:y="18.274cm" svg:viewBox="0 0 790 790" draw:points="394,0 0,790 790,790">
            <text:p/>
          </draw:polygon>
          <draw:polygon draw:style-name="gr1" draw:text-style-name="P1" draw:layer="layout" svg:width="16.97cm" svg:height="12.613cm" svg:x="82.451cm" svg:y="7.917cm" svg:viewBox="0 0 16971 12614" draw:points="0,12614 16971,12614 16971,0 0,0">
            <text:p/>
          </draw:polygon>
          <draw:path draw:style-name="gr10" draw:text-style-name="P8" draw:layer="layout" svg:width="0.789cm" svg:height="0.788cm" svg:x="96.847cm" svg:y="11.738cm" svg:viewBox="0 0 790 789" svg:d="M395 789c105 0 206-41 280-115s115-174 115-280c0-105-41-205-115-279s-175-115-280-115-205 41-279 115-116 174-116 279c0 106 42 206 116 280s174 115 279 115z">
            <text:p/>
          </draw:path>
          <draw:path draw:style-name="gr10" draw:text-style-name="P8" draw:layer="layout" svg:width="0.789cm" svg:height="0.789cm" svg:x="97.612cm" svg:y="11.374cm" svg:viewBox="0 0 790 790" svg:d="M395 790c105 0 206-41 280-115s115-175 115-279c0-105-41-205-115-279-74-75-175-117-280-117s-205 42-279 117c-74 74-116 174-116 279 0 104 42 205 116 279s174 115 279 115z">
            <text:p/>
          </draw:path>
          <draw:path draw:style-name="gr10" draw:text-style-name="P8" draw:layer="layout" svg:width="0.789cm" svg:height="0.788cm" svg:x="97.302cm" svg:y="10.273cm" svg:viewBox="0 0 790 789" svg:d="M396 789c104 0 205-41 279-115s115-174 115-279c0-106-41-206-115-280s-175-115-279-115c-105 0-205 41-279 115s-117 174-117 280c0 105 43 205 117 279s174 115 279 115z">
            <text:p/>
          </draw:path>
          <draw:path draw:style-name="gr10" draw:text-style-name="P8" draw:layer="layout" svg:width="0.789cm" svg:height="0.789cm" svg:x="96.394cm" svg:y="11.84cm" svg:viewBox="0 0 790 790" svg:d="M395 790c105 0 205-42 279-116s116-174 116-279-42-206-116-280c-74-73-174-115-279-115-104 0-205 42-280 115-74 74-115 175-115 280s41 205 115 279c75 74 176 116 280 116z">
            <text:p/>
          </draw:path>
          <draw:path draw:style-name="gr10" draw:text-style-name="P8" draw:layer="layout" svg:width="0.788cm" svg:height="0.789cm" svg:x="97.224cm" svg:y="10.827cm" svg:viewBox="0 0 789 790" svg:d="M395 790c105 0 205-42 279-116s115-175 115-280c0-104-41-204-115-278s-174-116-279-116-205 42-279 116c-75 74-116 174-116 278 0 105 41 206 116 280 74 74 174 116 279 116z">
            <text:p/>
          </draw:path>
          <draw:path draw:style-name="gr10" draw:text-style-name="P8" draw:layer="layout" svg:width="0.788cm" svg:height="0.789cm" svg:x="97.025cm" svg:y="8.874cm" svg:viewBox="0 0 789 790" svg:d="M395 790c105 0 205-42 279-116s115-174 115-279c0-104-41-205-115-280-74-74-174-115-279-115-106 0-206 41-280 115-74 75-115 176-115 280 0 105 41 205 115 279s174 116 280 116z">
            <text:p/>
          </draw:path>
          <draw:path draw:style-name="gr10" draw:text-style-name="P8" draw:layer="layout" svg:width="0.789cm" svg:height="0.789cm" svg:x="95.732cm" svg:y="13.015cm" svg:viewBox="0 0 790 790" svg:d="M396 790c104 0 205-42 279-116 73-74 115-175 115-279 0-105-42-205-115-279-74-74-175-116-279-116-105 0-205 42-279 116s-117 174-117 279c0 104 43 205 117 279s174 116 279 116z">
            <text:p/>
          </draw:path>
          <draw:path draw:style-name="gr10" draw:text-style-name="P8" draw:layer="layout" svg:width="0.788cm" svg:height="0.789cm" svg:x="96.533cm" svg:y="8.781cm" svg:viewBox="0 0 789 790" svg:d="M394 790c105 0 205-42 279-116s116-174 116-279c0-104-42-206-116-279-74-74-174-116-279-116s-205 42-279 116c-74 73-115 175-115 279 0 105 41 205 115 279s174 116 279 116z">
            <text:p/>
          </draw:path>
          <draw:path draw:style-name="gr10" draw:text-style-name="P8" draw:layer="layout" svg:width="0.788cm" svg:height="0.789cm" svg:x="94.432cm" svg:y="10.587cm" svg:viewBox="0 0 789 790" svg:d="M394 790c105 0 206-41 280-115s115-175 115-279c0-105-41-205-115-279-74-75-175-117-280-117s-205 42-279 117c-74 74-115 174-115 279 0 104 41 205 115 279s174 115 279 115z">
            <text:p/>
          </draw:path>
          <draw:path draw:style-name="gr10" draw:text-style-name="P8" draw:layer="layout" svg:width="0.789cm" svg:height="0.788cm" svg:x="97.375cm" svg:y="9.574cm" svg:viewBox="0 0 790 789" svg:d="M394 789c105 0 205-41 279-115 75-74 117-174 117-279s-42-206-117-280c-74-74-174-115-279-115-104 0-205 41-278 115-74 74-116 175-116 280s42 205 116 279c73 74 174 115 278 115z">
            <text:p/>
          </draw:path>
          <draw:path draw:style-name="gr10" draw:text-style-name="P8" draw:layer="layout" svg:width="0.788cm" svg:height="0.789cm" svg:x="96.863cm" svg:y="10.154cm" svg:viewBox="0 0 789 790" svg:d="M394 790c106 0 206-42 280-116 74-73 115-174 115-279s-41-205-115-279-174-116-280-116c-105 0-205 42-279 116s-115 174-115 279 41 206 115 279c74 74 174 116 279 116z">
            <text:p/>
          </draw:path>
          <draw:path draw:style-name="gr10" draw:text-style-name="P8" draw:layer="layout" svg:width="0.789cm" svg:height="0.789cm" svg:x="96.069cm" svg:y="12.783cm" svg:viewBox="0 0 790 790" svg:d="M394 790c106 0 206-41 280-115s116-175 116-279c0-105-42-206-116-280s-174-116-280-116c-104 0-205 42-278 116-74 74-116 175-116 280 0 104 42 205 116 279 73 74 174 115 278 115z">
            <text:p/>
          </draw:path>
          <draw:path draw:style-name="gr10" draw:text-style-name="P8" draw:layer="layout" svg:width="0.789cm" svg:height="0.789cm" svg:x="95.582cm" svg:y="12.22cm" svg:viewBox="0 0 790 790" svg:d="M396 790c104 0 205-43 279-117s115-174 115-279c0-104-41-205-115-278-74-74-175-116-279-116-105 0-205 42-280 116-74 73-116 174-116 278 0 105 42 205 116 279 75 74 175 117 280 117z">
            <text:p/>
          </draw:path>
          <draw:path draw:style-name="gr10" draw:text-style-name="P8" draw:layer="layout" svg:width="0.788cm" svg:height="0.789cm" svg:x="95.978cm" svg:y="8.825cm" svg:viewBox="0 0 789 790" svg:d="M394 790c105 0 206-42 280-116s115-174 115-279c0-104-41-206-115-280s-175-115-280-115-205 41-279 115-115 176-115 280c0 105 41 205 115 279s174 116 279 116z">
            <text:p/>
          </draw:path>
          <draw:path draw:style-name="gr10" draw:text-style-name="P8" draw:layer="layout" svg:width="0.789cm" svg:height="0.789cm" svg:x="95.735cm" svg:y="12.583cm" svg:viewBox="0 0 790 790" svg:d="M396 790c104 0 205-41 279-115s115-175 115-280-41-205-115-279-175-116-279-116c-105 0-205 42-279 116s-117 174-117 279 43 206 117 280 174 115 279 115z">
            <text:p/>
          </draw:path>
          <draw:path draw:style-name="gr10" draw:text-style-name="P8" draw:layer="layout" svg:width="0.789cm" svg:height="0.788cm" svg:x="96.879cm" svg:y="10.647cm" svg:viewBox="0 0 790 789" svg:d="M395 789c105 0 206-42 280-116s115-174 115-279-41-205-115-279-175-115-280-115-205 41-279 115-116 174-116 279 42 205 116 279 174 116 279 116z">
            <text:p/>
          </draw:path>
          <draw:path draw:style-name="gr10" draw:text-style-name="P8" draw:layer="layout" svg:width="0.789cm" svg:height="0.789cm" svg:x="94.177cm" svg:y="10.405cm" svg:viewBox="0 0 790 790" svg:d="M395 790c104 0 205-42 279-116 74-73 116-174 116-278 0-105-42-206-116-280s-175-116-279-116c-105 0-205 42-279 116s-116 175-116 280c0 104 42 205 116 278 74 74 174 116 279 116z">
            <text:p/>
          </draw:path>
          <draw:path draw:style-name="gr10" draw:text-style-name="P8" draw:layer="layout" svg:width="0.789cm" svg:height="0.789cm" svg:x="94.623cm" svg:y="11.952cm" svg:viewBox="0 0 790 790" svg:d="M396 790c104 0 205-42 279-116s115-174 115-279c0-104-41-205-115-279s-175-116-279-116c-106 0-206 42-280 116s-116 175-116 279c0 105 42 205 116 279s174 116 280 116z">
            <text:p/>
          </draw:path>
          <draw:path draw:style-name="gr10" draw:text-style-name="P8" draw:layer="layout" svg:width="0.789cm" svg:height="0.788cm" svg:x="96.267cm" svg:y="10.334cm" svg:viewBox="0 0 790 789" svg:d="M395 789c105 0 205-41 279-115s116-174 116-279c0-106-42-206-116-280s-174-115-279-115c-104 0-205 41-279 115s-116 174-116 280c0 105 42 205 116 279s175 115 279 115z">
            <text:p/>
          </draw:path>
          <draw:path draw:style-name="gr10" draw:text-style-name="P8" draw:layer="layout" svg:width="0.789cm" svg:height="0.789cm" svg:x="96.245cm" svg:y="8.574cm" svg:viewBox="0 0 790 790" svg:d="M395 790c105 0 205-42 279-116s116-174 116-280c0-104-42-205-116-279s-174-115-279-115c-104 0-205 41-279 115s-116 175-116 279c0 106 42 206 116 280s175 116 279 116z">
            <text:p/>
          </draw:path>
          <draw:path draw:style-name="gr10" draw:text-style-name="P8" draw:layer="layout" svg:width="0.789cm" svg:height="0.789cm" svg:x="95.014cm" svg:y="12.162cm" svg:viewBox="0 0 790 790" svg:d="M395 790c104 0 205-41 279-115 75-74 116-175 116-279 0-105-41-205-116-279-74-75-175-117-279-117-105 0-205 42-279 117-74 74-116 174-116 279 0 104 42 205 116 279s174 115 279 115z">
            <text:p/>
          </draw:path>
          <draw:path draw:style-name="gr10" draw:text-style-name="P8" draw:layer="layout" svg:width="0.788cm" svg:height="0.789cm" svg:x="95.465cm" svg:y="9.855cm" svg:viewBox="0 0 789 790" svg:d="M395 790c105 0 205-42 279-116s115-175 115-279c0-105-41-205-115-279s-174-116-279-116-206 42-280 116-115 174-115 279c0 104 41 205 115 279s175 116 280 116z">
            <text:p/>
          </draw:path>
          <draw:path draw:style-name="gr10" draw:text-style-name="P8" draw:layer="layout" svg:width="0.788cm" svg:height="0.789cm" svg:x="95.817cm" svg:y="9.45cm" svg:viewBox="0 0 789 790" svg:d="M394 790c105 0 205-42 279-116 75-74 116-174 116-280 0-104-41-205-116-279-74-74-174-115-279-115s-205 41-279 115-115 175-115 279c0 106 41 206 115 280s174 116 279 116z">
            <text:p/>
          </draw:path>
          <draw:path draw:style-name="gr10" draw:text-style-name="P8" draw:layer="layout" svg:width="0.789cm" svg:height="0.789cm" svg:x="94.907cm" svg:y="10.323cm" svg:viewBox="0 0 790 790" svg:d="M395 790c105 0 205-41 279-115s116-175 116-279c0-106-42-206-116-280s-174-116-279-116c-104 0-205 42-279 116-75 74-116 174-116 280 0 104 41 205 116 279 74 74 175 115 279 115z">
            <text:p/>
          </draw:path>
          <draw:path draw:style-name="gr10" draw:text-style-name="P8" draw:layer="layout" svg:width="0.789cm" svg:height="0.788cm" svg:x="95.067cm" svg:y="9.908cm" svg:viewBox="0 0 790 789" svg:d="M395 789c104 0 205-41 279-116 75-74 116-174 116-279s-41-205-116-279c-74-74-175-115-279-115-105 0-205 41-279 115s-116 174-116 279 42 205 116 279c74 75 174 116 279 116z">
            <text:p/>
          </draw:path>
          <draw:polygon draw:style-name="gr11" draw:text-style-name="P8" draw:layer="layout" svg:width="0.789cm" svg:height="0.789cm" svg:x="85.079cm" svg:y="16.074cm" svg:viewBox="0 0 790 790" draw:points="395,0 0,790 790,790">
            <text:p/>
          </draw:polygon>
          <draw:polygon draw:style-name="gr12" draw:text-style-name="P4" draw:layer="layout" svg:width="0.789cm" svg:height="0.789cm" svg:x="85.079cm" svg:y="16.074cm" svg:viewBox="0 0 790 790" draw:points="395,0 0,790 790,790">
            <text:p/>
          </draw:polygon>
          <draw:polygon draw:style-name="gr10" draw:text-style-name="P8" draw:layer="layout" svg:width="0.789cm" svg:height="0.789cm" svg:x="84.335cm" svg:y="15.997cm" svg:viewBox="0 0 790 790" draw:points="396,0 0,790 790,790">
            <text:p/>
          </draw:polygon>
          <draw:polygon draw:style-name="gr10" draw:text-style-name="P8" draw:layer="layout" svg:width="0.789cm" svg:height="0.789cm" svg:x="85.549cm" svg:y="17.317cm" svg:viewBox="0 0 790 790" draw:points="395,0 0,790 790,790">
            <text:p/>
          </draw:polygon>
          <draw:polygon draw:style-name="gr10" draw:text-style-name="P8" draw:layer="layout" svg:width="0.789cm" svg:height="0.789cm" svg:x="84.637cm" svg:y="16.706cm" svg:viewBox="0 0 790 790" draw:points="396,0 0,790 790,790">
            <text:p/>
          </draw:polygon>
          <draw:polygon draw:style-name="gr10" draw:text-style-name="P8" draw:layer="layout" svg:width="0.789cm" svg:height="0.789cm" svg:x="83.99cm" svg:y="18.222cm" svg:viewBox="0 0 790 790" draw:points="394,0 0,790 790,790">
            <text:p/>
          </draw:polygon>
          <draw:polygon draw:style-name="gr10" draw:text-style-name="P8" draw:layer="layout" svg:width="0.789cm" svg:height="0.789cm" svg:x="83.471cm" svg:y="17.735cm" svg:viewBox="0 0 790 790" draw:points="394,0 0,790 790,790">
            <text:p/>
          </draw:polygon>
          <draw:polygon draw:style-name="gr10" draw:text-style-name="P8" draw:layer="layout" svg:width="0.789cm" svg:height="0.789cm" svg:x="83.589cm" svg:y="17.141cm" svg:viewBox="0 0 790 790" draw:points="395,0 0,790 790,790">
            <text:p/>
          </draw:polygon>
          <draw:polygon draw:style-name="gr10" draw:text-style-name="P8" draw:layer="layout" svg:width="0.789cm" svg:height="0.789cm" svg:x="84.387cm" svg:y="16.108cm" svg:viewBox="0 0 790 790" draw:points="396,0 0,790 790,790">
            <text:p/>
          </draw:polygon>
          <draw:polygon draw:style-name="gr10" draw:text-style-name="P8" draw:layer="layout" svg:width="0.788cm" svg:height="0.789cm" svg:x="87.739cm" svg:y="18.179cm" svg:viewBox="0 0 789 790" draw:points="395,0 0,790 789,790">
            <text:p/>
          </draw:polygon>
          <draw:polygon draw:style-name="gr10" draw:text-style-name="P8" draw:layer="layout" svg:width="0.789cm" svg:height="0.789cm" svg:x="85.327cm" svg:y="16.027cm" svg:viewBox="0 0 790 790" draw:points="396,0 0,790 790,790">
            <text:p/>
          </draw:polygon>
          <draw:polygon draw:style-name="gr10" draw:text-style-name="P8" draw:layer="layout" svg:width="0.789cm" svg:height="0.789cm" svg:x="85.787cm" svg:y="17.726cm" svg:viewBox="0 0 790 790" draw:points="395,0 0,790 790,790">
            <text:p/>
          </draw:polygon>
          <draw:polygon draw:style-name="gr10" draw:text-style-name="P8" draw:layer="layout" svg:width="0.789cm" svg:height="0.788cm" svg:x="84.574cm" svg:y="16.311cm" svg:viewBox="0 0 790 789" draw:points="395,0 0,789 790,789">
            <text:p/>
          </draw:polygon>
          <draw:polygon draw:style-name="gr10" draw:text-style-name="P8" draw:layer="layout" svg:width="0.789cm" svg:height="0.789cm" svg:x="88.106cm" svg:y="19.084cm" svg:viewBox="0 0 790 790" draw:points="394,0 0,790 790,790">
            <text:p/>
          </draw:polygon>
          <draw:polygon draw:style-name="gr10" draw:text-style-name="P8" draw:layer="layout" svg:width="0.789cm" svg:height="0.789cm" svg:x="85.022cm" svg:y="18.737cm" svg:viewBox="0 0 790 790" draw:points="394,0 0,790 790,790">
            <text:p/>
          </draw:polygon>
          <draw:polygon draw:style-name="gr10" draw:text-style-name="P8" draw:layer="layout" svg:width="0.789cm" svg:height="0.789cm" svg:x="86.175cm" svg:y="17.041cm" svg:viewBox="0 0 790 790" draw:points="395,0 0,790 790,790">
            <text:p/>
          </draw:polygon>
          <draw:polygon draw:style-name="gr10" draw:text-style-name="P8" draw:layer="layout" svg:width="0.789cm" svg:height="0.789cm" svg:x="86.48cm" svg:y="17.101cm" svg:viewBox="0 0 790 790" draw:points="394,0 0,790 790,790">
            <text:p/>
          </draw:polygon>
          <draw:polygon draw:style-name="gr10" draw:text-style-name="P8" draw:layer="layout" svg:width="0.789cm" svg:height="0.789cm" svg:x="87.144cm" svg:y="18.73cm" svg:viewBox="0 0 790 790" draw:points="394,0 0,790 790,790">
            <text:p/>
          </draw:polygon>
          <draw:polygon draw:style-name="gr10" draw:text-style-name="P8" draw:layer="layout" svg:width="0.789cm" svg:height="0.789cm" svg:x="83.986cm" svg:y="17.097cm" svg:viewBox="0 0 790 790" draw:points="394,0 0,790 790,790">
            <text:p/>
          </draw:polygon>
          <draw:polygon draw:style-name="gr10" draw:text-style-name="P8" draw:layer="layout" svg:width="0.789cm" svg:height="0.789cm" svg:x="86.102cm" svg:y="18.174cm" svg:viewBox="0 0 790 790" draw:points="396,0 0,790 790,790">
            <text:p/>
          </draw:polygon>
          <draw:polygon draw:style-name="gr10" draw:text-style-name="P8" draw:layer="layout" svg:width="0.789cm" svg:height="0.789cm" svg:x="85.903cm" svg:y="18.473cm" svg:viewBox="0 0 790 790" draw:points="396,0 0,790 790,790">
            <text:p/>
          </draw:polygon>
          <draw:polygon draw:style-name="gr10" draw:text-style-name="P8" draw:layer="layout" svg:width="0.789cm" svg:height="0.789cm" svg:x="87.432cm" svg:y="17.679cm" svg:viewBox="0 0 790 790" draw:points="395,0 0,790 790,790">
            <text:p/>
          </draw:polygon>
          <draw:polygon draw:style-name="gr10" draw:text-style-name="P8" draw:layer="layout" svg:width="0.789cm" svg:height="0.789cm" svg:x="87.64cm" svg:y="17.405cm" svg:viewBox="0 0 790 790" draw:points="396,0 0,790 790,790">
            <text:p/>
          </draw:polygon>
          <draw:polygon draw:style-name="gr10" draw:text-style-name="P8" draw:layer="layout" svg:width="0.789cm" svg:height="0.789cm" svg:x="86.501cm" svg:y="16.743cm" svg:viewBox="0 0 790 790" draw:points="395,0 0,790 790,790">
            <text:p/>
          </draw:polygon>
          <draw:polygon draw:style-name="gr10" draw:text-style-name="P8" draw:layer="layout" svg:width="0.789cm" svg:height="0.788cm" svg:x="84.57cm" svg:y="17.89cm" svg:viewBox="0 0 790 789" draw:points="396,0 0,789 790,789">
            <text:p/>
          </draw:polygon>
          <draw:polygon draw:style-name="gr10" draw:text-style-name="P8" draw:layer="layout" svg:width="0.789cm" svg:height="0.789cm" svg:x="84.782cm" svg:y="15.291cm" svg:viewBox="0 0 790 790" draw:points="394,0 0,790 790,790">
            <text:p/>
          </draw:polygon>
          <draw:path draw:style-name="gr13" draw:text-style-name="P9" draw:layer="layout" svg:width="0.789cm" svg:height="0.789cm" svg:x="2.385cm" svg:y="38.995cm" svg:viewBox="0 0 790 790" svg:d="M395 790c105 0 205-42 279-116s116-174 116-279c0-104-42-204-116-278s-174-117-279-117-206 43-280 117-115 174-115 278c0 105 41 205 115 279s175 116 280 116z">
            <text:p/>
          </draw:path>
          <draw:path draw:style-name="gr13" draw:text-style-name="P9" draw:layer="layout" svg:width="0.789cm" svg:height="0.788cm" svg:x="3.277cm" svg:y="39.938cm" svg:viewBox="0 0 790 789" svg:d="M395 789c105 0 205-41 279-115 74-75 116-175 116-280s-42-205-116-279-174-115-279-115c-104 0-206 41-280 115s-115 174-115 279 41 205 115 280c74 74 176 115 280 115z">
            <text:p/>
          </draw:path>
          <draw:path draw:style-name="gr13" draw:text-style-name="P9" draw:layer="layout" svg:width="0.789cm" svg:height="0.789cm" svg:x="3.149cm" svg:y="38.154cm" svg:viewBox="0 0 790 790" svg:d="M395 790c105 0 206-42 279-116 74-74 116-174 116-279 0-104-42-204-116-278-73-75-174-117-279-117s-205 42-279 117c-74 74-116 174-116 278 0 105 42 205 116 279s174 116 279 116z">
            <text:p/>
          </draw:path>
          <draw:path draw:style-name="gr13" draw:text-style-name="P9" draw:layer="layout" svg:width="0.789cm" svg:height="0.789cm" svg:x="3.26cm" svg:y="37.065cm" svg:viewBox="0 0 790 790" svg:d="M396 790c104 0 205-41 279-115s115-175 115-279c0-106-41-206-115-280s-175-116-279-116c-105 0-206 42-280 116s-116 174-116 280c0 104 42 205 116 279s175 115 280 115z">
            <text:p/>
          </draw:path>
          <draw:path draw:style-name="gr13" draw:text-style-name="P9" draw:layer="layout" svg:width="0.789cm" svg:height="0.789cm" svg:x="3.46cm" svg:y="39.21cm" svg:viewBox="0 0 790 790" svg:d="M396 790c104 0 205-42 279-116s115-175 115-279c0-105-41-205-115-279s-175-116-279-116c-105 0-205 42-279 116-75 74-117 174-117 279 0 104 42 205 117 279 74 74 174 116 279 116z">
            <text:p/>
          </draw:path>
          <draw:path draw:style-name="gr13" draw:text-style-name="P9" draw:layer="layout" svg:width="0.789cm" svg:height="0.789cm" svg:x="4.343cm" svg:y="38.459cm" svg:viewBox="0 0 790 790" svg:d="M394 790c105 0 205-42 279-116s117-175 117-280c0-104-43-205-117-279s-174-115-279-115c-104 0-204 41-278 115s-116 175-116 279c0 105 42 206 116 280s174 116 278 116z">
            <text:p/>
          </draw:path>
          <draw:path draw:style-name="gr13" draw:text-style-name="P9" draw:layer="layout" svg:width="0.789cm" svg:height="0.789cm" svg:x="5.184cm" svg:y="38.867cm" svg:viewBox="0 0 790 790" svg:d="M394 790c105 0 205-41 279-115 75-74 117-175 117-279 0-105-42-205-117-280-74-74-174-116-279-116-104 0-205 42-279 116-73 75-115 175-115 280 0 104 42 205 115 279 74 74 175 115 279 115z">
            <text:p/>
          </draw:path>
          <draw:path draw:style-name="gr13" draw:text-style-name="P9" draw:layer="layout" svg:width="0.789cm" svg:height="0.789cm" svg:x="4.173cm" svg:y="38.924cm" svg:viewBox="0 0 790 790" svg:d="M395 790c105 0 205-41 279-115s116-175 116-279c0-105-42-205-116-279-74-75-174-117-279-117-104 0-205 42-280 117-74 74-115 174-115 279 0 104 41 205 115 279 75 74 176 115 280 115z">
            <text:p/>
          </draw:path>
          <draw:path draw:style-name="gr13" draw:text-style-name="P9" draw:layer="layout" svg:width="0.789cm" svg:height="0.789cm" svg:x="4.458cm" svg:y="37.724cm" svg:viewBox="0 0 790 790" svg:d="M395 790c104 0 205-42 280-116 74-74 115-174 115-280 0-104-41-204-115-278-75-74-176-116-280-116-105 0-205 42-279 116s-116 174-116 278c0 106 42 206 116 280s174 116 279 116z">
            <text:p/>
          </draw:path>
          <draw:path draw:style-name="gr13" draw:text-style-name="P9" draw:layer="layout" svg:width="0.789cm" svg:height="0.789cm" svg:x="2.428cm" svg:y="38.833cm" svg:viewBox="0 0 790 790" svg:d="M395 790c105 0 205-41 279-115s116-175 116-279c0-105-42-205-116-280-74-74-174-116-279-116s-205 42-279 116c-74 75-116 175-116 280 0 104 42 205 116 279s174 115 279 115z">
            <text:p/>
          </draw:path>
          <draw:path draw:style-name="gr13" draw:text-style-name="P9" draw:layer="layout" svg:width="0.789cm" svg:height="0.788cm" svg:x="2.796cm" svg:y="38.687cm" svg:viewBox="0 0 790 789" svg:d="M394 789c105 0 205-41 279-115s117-174 117-279c0-106-43-206-117-280s-174-115-279-115c-104 0-205 41-279 115s-115 174-115 280c0 105 41 205 115 279s175 115 279 115z">
            <text:p/>
          </draw:path>
          <draw:path draw:style-name="gr13" draw:text-style-name="P9" draw:layer="layout" svg:width="0.789cm" svg:height="0.789cm" svg:x="2.016cm" svg:y="38.117cm" svg:viewBox="0 0 790 790" svg:d="M394 790c105 0 205-42 279-116 75-74 117-174 117-278 0-105-42-205-117-279-74-75-174-117-279-117-104 0-205 42-279 117-74 74-115 174-115 279 0 104 41 204 115 278s175 116 279 116z">
            <text:p/>
          </draw:path>
          <draw:path draw:style-name="gr13" draw:text-style-name="P9" draw:layer="layout" svg:width="0.789cm" svg:height="0.789cm" svg:x="4.191cm" svg:y="37.115cm" svg:viewBox="0 0 790 790" svg:d="M395 790c105 0 205-42 279-116s116-174 116-278c0-106-42-206-116-280s-174-116-279-116c-104 0-205 42-280 116-73 74-115 174-115 280 0 104 42 204 115 278 75 74 176 116 280 116z">
            <text:p/>
          </draw:path>
          <draw:path draw:style-name="gr13" draw:text-style-name="P9" draw:layer="layout" svg:width="0.789cm" svg:height="0.789cm" svg:x="2.921cm" svg:y="37.567cm" svg:viewBox="0 0 790 790" svg:d="M395 790c104 0 205-41 280-115 74-75 115-176 115-280 0-105-41-205-115-279-75-74-176-116-280-116-105 0-205 42-279 116s-116 174-116 279c0 104 42 205 116 280 74 74 174 115 279 115z">
            <text:p/>
          </draw:path>
          <draw:path draw:style-name="gr13" draw:text-style-name="P9" draw:layer="layout" svg:width="0.788cm" svg:height="0.789cm" svg:x="4.527cm" svg:y="39.295cm" svg:viewBox="0 0 789 790" svg:d="M394 790c105 0 206-42 280-116s115-174 115-279-41-205-115-279-175-116-280-116-205 42-279 116-115 174-115 279 41 205 115 279 174 116 279 116z">
            <text:p/>
          </draw:path>
          <draw:path draw:style-name="gr13" draw:text-style-name="P9" draw:layer="layout" svg:width="0.789cm" svg:height="0.789cm" svg:x="4.166cm" svg:y="39.521cm" svg:viewBox="0 0 790 790" svg:d="M395 790c105 0 205-41 279-115s116-175 116-279c0-105-42-206-116-280s-174-116-279-116c-104 0-205 42-280 116-74 74-115 175-115 280 0 104 41 205 115 279 75 74 176 115 280 115z">
            <text:p/>
          </draw:path>
          <draw:path draw:style-name="gr13" draw:text-style-name="P9" draw:layer="layout" svg:width="0.789cm" svg:height="0.789cm" svg:x="5.03cm" svg:y="38.48cm" svg:viewBox="0 0 790 790" svg:d="M396 790c104 0 205-42 279-116s115-175 115-280c0-104-41-205-115-279-74-73-175-115-279-115-105 0-205 42-279 115-75 74-117 175-117 279 0 105 42 206 117 280 74 74 174 116 279 116z">
            <text:p/>
          </draw:path>
          <draw:path draw:style-name="gr13" draw:text-style-name="P9" draw:layer="layout" svg:width="0.789cm" svg:height="0.788cm" svg:x="4.407cm" svg:y="38.736cm" svg:viewBox="0 0 790 789" svg:d="M395 789c104 0 205-41 279-115 75-74 116-174 116-279s-41-206-116-280c-74-74-175-115-279-115-105 0-205 41-279 115s-116 175-116 280 42 205 116 279 174 115 279 115z">
            <text:p/>
          </draw:path>
          <draw:path draw:style-name="gr13" draw:text-style-name="P9" draw:layer="layout" svg:width="0.788cm" svg:height="0.788cm" svg:x="5.33cm" svg:y="37.771cm" svg:viewBox="0 0 789 789" svg:d="M394 789c105 0 206-41 280-115s115-174 115-280c0-105-41-205-115-279s-175-115-280-115-205 41-279 115-115 174-115 279c0 106 41 206 115 280s174 115 279 115z">
            <text:p/>
          </draw:path>
          <draw:path draw:style-name="gr13" draw:text-style-name="P9" draw:layer="layout" svg:width="0.789cm" svg:height="0.789cm" svg:x="3.448cm" svg:y="37.423cm" svg:viewBox="0 0 790 790" svg:d="M395 790c105 0 205-42 279-116s116-174 116-278c0-105-42-205-116-279s-174-117-279-117c-104 0-205 43-279 117-75 74-116 174-116 279 0 104 41 204 116 278 74 74 175 116 279 116z">
            <text:p/>
          </draw:path>
          <draw:path draw:style-name="gr13" draw:text-style-name="P9" draw:layer="layout" svg:width="0.789cm" svg:height="0.789cm" svg:x="4.994cm" svg:y="38.268cm" svg:viewBox="0 0 790 790" svg:d="M396 790c104 0 205-41 279-116 74-74 115-174 115-279s-41-205-115-279-175-116-279-116c-105 0-205 42-280 116-74 74-116 174-116 279s42 205 116 279c75 75 175 116 280 116z">
            <text:p/>
          </draw:path>
          <draw:path draw:style-name="gr13" draw:text-style-name="P9" draw:layer="layout" svg:width="0.789cm" svg:height="0.788cm" svg:x="3.837cm" svg:y="37.409cm" svg:viewBox="0 0 790 789" svg:d="M394 789c106 0 206-41 280-115s116-174 116-279-42-205-116-279-174-116-280-116c-104 0-205 42-279 116s-115 174-115 279 41 205 115 279 175 115 279 115z">
            <text:p/>
          </draw:path>
          <draw:path draw:style-name="gr13" draw:text-style-name="P9" draw:layer="layout" svg:width="0.789cm" svg:height="0.789cm" svg:x="2.908cm" svg:y="37.924cm" svg:viewBox="0 0 790 790" svg:d="M395 790c104 0 205-42 280-116 74-74 115-174 115-279s-41-206-115-280c-75-74-176-115-280-115-105 0-205 41-279 115s-116 175-116 280 42 205 116 279 174 116 279 116z">
            <text:p/>
          </draw:path>
          <draw:path draw:style-name="gr13" draw:text-style-name="P9" draw:layer="layout" svg:width="0.789cm" svg:height="0.788cm" svg:x="4.905cm" svg:y="38.827cm" svg:viewBox="0 0 790 789" svg:d="M396 789c105 0 205-41 279-115s115-174 115-279-41-205-115-280c-74-74-174-115-279-115s-206 41-280 115c-74 75-116 175-116 280s42 205 116 279 175 115 280 115z">
            <text:p/>
          </draw:path>
          <draw:path draw:style-name="gr13" draw:text-style-name="P9" draw:layer="layout" svg:width="0.789cm" svg:height="0.789cm" svg:x="3.231cm" svg:y="39.989cm" svg:viewBox="0 0 790 790" svg:d="M395 790c105 0 205-42 279-115 74-74 116-176 116-280 0-105-42-205-116-279s-174-116-279-116-206 42-280 116-115 174-115 279c0 104 41 206 115 280 74 73 175 115 280 115z">
            <text:p/>
          </draw:path>
          <draw:polygon draw:style-name="gr13" draw:text-style-name="P9" draw:layer="layout" svg:width="0.789cm" svg:height="0.789cm" svg:x="13.812cm" svg:y="31.885cm" svg:viewBox="0 0 790 790" draw:points="394,0 0,790 790,790">
            <text:p/>
          </draw:polygon>
          <draw:polygon draw:style-name="gr13" draw:text-style-name="P9" draw:layer="layout" svg:width="0.789cm" svg:height="0.789cm" svg:x="15.856cm" svg:y="32.038cm" svg:viewBox="0 0 790 790" draw:points="395,0 0,790 790,790">
            <text:p/>
          </draw:polygon>
          <draw:polygon draw:style-name="gr13" draw:text-style-name="P9" draw:layer="layout" svg:width="0.789cm" svg:height="0.789cm" svg:x="14.454cm" svg:y="31.563cm" svg:viewBox="0 0 790 790" draw:points="395,0 0,790 790,790">
            <text:p/>
          </draw:polygon>
          <draw:polygon draw:style-name="gr13" draw:text-style-name="P9" draw:layer="layout" svg:width="0.789cm" svg:height="0.789cm" svg:x="14.922cm" svg:y="30.92cm" svg:viewBox="0 0 790 790" draw:points="395,0 0,790 790,790">
            <text:p/>
          </draw:polygon>
          <draw:polygon draw:style-name="gr13" draw:text-style-name="P9" draw:layer="layout" svg:width="0.789cm" svg:height="0.789cm" svg:x="15.799cm" svg:y="31.831cm" svg:viewBox="0 0 790 790" draw:points="395,0 0,790 790,790">
            <text:p/>
          </draw:polygon>
          <draw:polygon draw:style-name="gr13" draw:text-style-name="P9" draw:layer="layout" svg:width="0.789cm" svg:height="0.789cm" svg:x="14.667cm" svg:y="30.89cm" svg:viewBox="0 0 790 790" draw:points="395,0 0,790 790,790">
            <text:p/>
          </draw:polygon>
          <draw:polygon draw:style-name="gr13" draw:text-style-name="P9" draw:layer="layout" svg:width="0.789cm" svg:height="0.788cm" svg:x="14.043cm" svg:y="31.001cm" svg:viewBox="0 0 790 789" draw:points="394,0 0,789 790,789">
            <text:p/>
          </draw:polygon>
          <draw:polygon draw:style-name="gr13" draw:text-style-name="P9" draw:layer="layout" svg:width="0.788cm" svg:height="0.789cm" svg:x="15.009cm" svg:y="32.627cm" svg:viewBox="0 0 789 790" draw:points="395,0 0,790 789,790">
            <text:p/>
          </draw:polygon>
          <draw:polygon draw:style-name="gr13" draw:text-style-name="P9" draw:layer="layout" svg:width="0.789cm" svg:height="0.789cm" svg:x="15.627cm" svg:y="30.341cm" svg:viewBox="0 0 790 790" draw:points="394,0 0,790 790,790">
            <text:p/>
          </draw:polygon>
          <draw:polygon draw:style-name="gr13" draw:text-style-name="P9" draw:layer="layout" svg:width="0.788cm" svg:height="0.789cm" svg:x="14.345cm" svg:y="32.259cm" svg:viewBox="0 0 789 790" draw:points="395,0 0,790 789,790">
            <text:p/>
          </draw:polygon>
          <draw:polygon draw:style-name="gr13" draw:text-style-name="P9" draw:layer="layout" svg:width="0.789cm" svg:height="0.789cm" svg:x="14.505cm" svg:y="30.44cm" svg:viewBox="0 0 790 790" draw:points="395,0 0,790 790,790">
            <text:p/>
          </draw:polygon>
          <draw:polygon draw:style-name="gr13" draw:text-style-name="P9" draw:layer="layout" svg:width="0.789cm" svg:height="0.788cm" svg:x="14.603cm" svg:y="32.385cm" svg:viewBox="0 0 790 789" draw:points="395,0 0,789 790,789">
            <text:p/>
          </draw:polygon>
          <draw:polygon draw:style-name="gr13" draw:text-style-name="P9" draw:layer="layout" svg:width="0.789cm" svg:height="0.789cm" svg:x="12.764cm" svg:y="31.737cm" svg:viewBox="0 0 790 790" draw:points="395,0 0,790 790,790">
            <text:p/>
          </draw:polygon>
          <draw:polygon draw:style-name="gr13" draw:text-style-name="P9" draw:layer="layout" svg:width="0.789cm" svg:height="0.789cm" svg:x="14.931cm" svg:y="30.468cm" svg:viewBox="0 0 790 790" draw:points="394,0 0,790 790,790">
            <text:p/>
          </draw:polygon>
          <draw:polygon draw:style-name="gr13" draw:text-style-name="P9" draw:layer="layout" svg:width="0.789cm" svg:height="0.789cm" svg:x="15.326cm" svg:y="32.244cm" svg:viewBox="0 0 790 790" draw:points="395,0 0,790 790,790">
            <text:p/>
          </draw:polygon>
          <draw:polygon draw:style-name="gr13" draw:text-style-name="P9" draw:layer="layout" svg:width="0.789cm" svg:height="0.789cm" svg:x="16.157cm" svg:y="31.736cm" svg:viewBox="0 0 790 790" draw:points="395,0 0,790 790,790">
            <text:p/>
          </draw:polygon>
          <draw:polygon draw:style-name="gr14" draw:text-style-name="P9" draw:layer="layout" svg:width="0.789cm" svg:height="0.789cm" svg:x="15.168cm" svg:y="32.337cm" svg:viewBox="0 0 790 790" draw:points="395,0 0,790 790,790">
            <text:p/>
          </draw:polygon>
          <draw:polygon draw:style-name="gr15" draw:text-style-name="P4" draw:layer="layout" svg:width="0.789cm" svg:height="0.789cm" svg:x="15.168cm" svg:y="32.337cm" svg:viewBox="0 0 790 790" draw:points="395,0 0,790 790,790">
            <text:p/>
          </draw:polygon>
          <draw:polygon draw:style-name="gr13" draw:text-style-name="P9" draw:layer="layout" svg:width="0.788cm" svg:height="0.788cm" svg:x="14.674cm" svg:y="31.952cm" svg:viewBox="0 0 789 789" draw:points="394,0 0,789 789,789">
            <text:p/>
          </draw:polygon>
          <draw:polygon draw:style-name="gr13" draw:text-style-name="P9" draw:layer="layout" svg:width="0.789cm" svg:height="0.788cm" svg:x="13.79cm" svg:y="31.332cm" svg:viewBox="0 0 790 789" draw:points="394,0 0,789 790,789">
            <text:p/>
          </draw:polygon>
          <draw:polygon draw:style-name="gr13" draw:text-style-name="P9" draw:layer="layout" svg:width="0.789cm" svg:height="0.788cm" svg:x="13.392cm" svg:y="31.211cm" svg:viewBox="0 0 790 789" draw:points="394,0 0,789 790,789">
            <text:p/>
          </draw:polygon>
          <draw:polygon draw:style-name="gr13" draw:text-style-name="P9" draw:layer="layout" svg:width="0.789cm" svg:height="0.789cm" svg:x="13.282cm" svg:y="30.945cm" svg:viewBox="0 0 790 790" draw:points="394,0 0,790 790,790">
            <text:p/>
          </draw:polygon>
          <draw:polygon draw:style-name="gr13" draw:text-style-name="P9" draw:layer="layout" svg:width="0.788cm" svg:height="0.789cm" svg:x="15.62cm" svg:y="32.626cm" svg:viewBox="0 0 789 790" draw:points="394,0 0,790 789,790">
            <text:p/>
          </draw:polygon>
          <draw:polygon draw:style-name="gr13" draw:text-style-name="P9" draw:layer="layout" svg:width="0.789cm" svg:height="0.789cm" svg:x="13.907cm" svg:y="32.277cm" svg:viewBox="0 0 790 790" draw:points="395,0 0,790 790,790">
            <text:p/>
          </draw:polygon>
          <draw:polygon draw:style-name="gr13" draw:text-style-name="P9" draw:layer="layout" svg:width="0.789cm" svg:height="0.789cm" svg:x="12.925cm" svg:y="31.617cm" svg:viewBox="0 0 790 790" draw:points="396,0 0,790 790,790">
            <text:p/>
          </draw:polygon>
          <draw:polygon draw:style-name="gr13" draw:text-style-name="P9" draw:layer="layout" svg:width="0.789cm" svg:height="0.789cm" svg:x="15.67cm" svg:y="31.026cm" svg:viewBox="0 0 790 790" draw:points="394,0 0,790 790,790">
            <text:p/>
          </draw:polygon>
          <draw:path draw:style-name="gr16" draw:text-style-name="P10" draw:layer="layout" svg:width="0.789cm" svg:height="0.789cm" svg:x="36.043cm" svg:y="34.861cm" svg:viewBox="0 0 790 790" svg:d="M395 790c104 0 206-42 280-116s115-174 115-279c0-104-41-206-115-280s-176-115-280-115c-105 0-205 41-279 115s-116 176-116 280c0 105 42 205 116 279s174 116 279 116z">
            <text:p/>
          </draw:path>
          <draw:path draw:style-name="gr16" draw:text-style-name="P10" draw:layer="layout" svg:width="0.789cm" svg:height="0.789cm" svg:x="36.026cm" svg:y="36.337cm" svg:viewBox="0 0 790 790" svg:d="M394 790c105 0 205-42 280-116 74-74 116-174 116-279 0-106-42-206-116-280-75-74-175-115-280-115-104 0-205 41-279 115s-115 174-115 280c0 105 41 205 115 279s175 116 279 116z">
            <text:p/>
          </draw:path>
          <draw:path draw:style-name="gr16" draw:text-style-name="P10" draw:layer="layout" svg:width="0.789cm" svg:height="0.788cm" svg:x="33.671cm" svg:y="34.549cm" svg:viewBox="0 0 790 789" svg:d="M395 789c104 0 205-41 280-115 74-74 115-175 115-280s-41-205-115-279c-75-74-176-115-280-115-105 0-205 41-279 115s-116 174-116 279 42 206 116 280 174 115 279 115z">
            <text:p/>
          </draw:path>
          <draw:path draw:style-name="gr16" draw:text-style-name="P10" draw:layer="layout" svg:width="0.788cm" svg:height="0.789cm" svg:x="35.855cm" svg:y="38.104cm" svg:viewBox="0 0 789 790" svg:d="M394 790c105 0 205-42 279-116s116-174 116-279c0-104-42-205-116-279-74-75-174-116-279-116s-205 41-279 116c-74 74-115 175-115 279 0 105 41 205 115 279s174 116 279 116z">
            <text:p/>
          </draw:path>
          <draw:path draw:style-name="gr16" draw:text-style-name="P10" draw:layer="layout" svg:width="0.789cm" svg:height="0.789cm" svg:x="32.287cm" svg:y="34.486cm" svg:viewBox="0 0 790 790" svg:d="M395 790c105 0 206-42 280-116 73-74 115-175 115-280 0-104-42-205-115-279-74-74-175-115-280-115s-205 41-279 115-116 175-116 279c0 105 42 206 116 280s174 116 279 116z">
            <text:p/>
          </draw:path>
          <draw:path draw:style-name="gr16" draw:text-style-name="P10" draw:layer="layout" svg:width="0.789cm" svg:height="0.789cm" svg:x="33.861cm" svg:y="38.378cm" svg:viewBox="0 0 790 790" svg:d="M394 790c106 0 206-41 280-115 74-75 116-176 116-280 0-105-42-205-116-279s-174-116-280-116c-104 0-205 42-279 116-73 74-115 174-115 279 0 104 42 205 115 280 74 74 175 115 279 115z">
            <text:p/>
          </draw:path>
          <draw:path draw:style-name="gr16" draw:text-style-name="P10" draw:layer="layout" svg:width="0.789cm" svg:height="0.789cm" svg:x="31.703cm" svg:y="36.872cm" svg:viewBox="0 0 790 790" svg:d="M395 790c105 0 205-41 279-115s116-176 116-280c0-105-42-205-116-279s-174-116-279-116c-104 0-206 42-280 116-73 74-115 174-115 279 0 104 42 206 115 280 74 74 176 115 280 115z">
            <text:p/>
          </draw:path>
          <draw:path draw:style-name="gr16" draw:text-style-name="P10" draw:layer="layout" svg:width="0.789cm" svg:height="0.789cm" svg:x="34.132cm" svg:y="36.666cm" svg:viewBox="0 0 790 790" svg:d="M396 790c104 0 204-43 278-117s116-174 116-279c0-104-42-205-116-279s-174-115-278-115c-105 0-205 41-280 115-74 74-116 175-116 279 0 105 42 205 116 279 75 74 175 117 280 117z">
            <text:p/>
          </draw:path>
          <draw:path draw:style-name="gr16" draw:text-style-name="P10" draw:layer="layout" svg:width="0.789cm" svg:height="0.789cm" svg:x="30.775cm" svg:y="34.804cm" svg:viewBox="0 0 790 790" svg:d="M396 790c104 0 205-42 279-116 74-73 115-174 115-278 0-105-41-206-115-280s-175-116-279-116c-106 0-206 42-280 116s-116 175-116 280c0 104 42 205 116 278 74 74 174 116 280 116z">
            <text:p/>
          </draw:path>
          <draw:path draw:style-name="gr16" draw:text-style-name="P10" draw:layer="layout" svg:width="0.788cm" svg:height="0.789cm" svg:x="32.717cm" svg:y="35.557cm" svg:viewBox="0 0 789 790" svg:d="M394 790c105 0 205-41 279-115s116-174 116-279c0-106-42-206-116-280s-174-116-279-116-205 42-279 116-115 174-115 280c0 105 41 205 115 279s174 115 279 115z">
            <text:p/>
          </draw:path>
          <draw:path draw:style-name="gr16" draw:text-style-name="P10" draw:layer="layout" svg:width="0.789cm" svg:height="0.789cm" svg:x="33.791cm" svg:y="33.464cm" svg:viewBox="0 0 790 790" svg:d="M394 790c106 0 206-41 280-115s116-175 116-279c0-105-42-205-116-279s-174-117-280-117c-104 0-205 43-279 117s-115 174-115 279c0 104 41 205 115 279s175 115 279 115z">
            <text:p/>
          </draw:path>
          <draw:path draw:style-name="gr16" draw:text-style-name="P10" draw:layer="layout" svg:width="0.789cm" svg:height="0.789cm" svg:x="33.075cm" svg:y="39.943cm" svg:viewBox="0 0 790 790" svg:d="M395 790c105 0 206-42 279-116 74-75 116-175 116-280 0-104-42-205-116-279-73-74-174-115-279-115s-205 41-279 115-116 175-116 279c0 105 42 205 116 280 74 74 174 116 279 116z">
            <text:p/>
          </draw:path>
          <draw:path draw:style-name="gr16" draw:text-style-name="P10" draw:layer="layout" svg:width="0.789cm" svg:height="0.789cm" svg:x="32.079cm" svg:y="35.408cm" svg:viewBox="0 0 790 790" svg:d="M395 790c104 0 205-41 280-115 74-74 115-175 115-280s-41-205-115-279c-75-74-176-116-280-116-105 0-205 42-279 116s-116 174-116 279 42 206 116 280 174 115 279 115z">
            <text:p/>
          </draw:path>
          <draw:path draw:style-name="gr16" draw:text-style-name="P10" draw:layer="layout" svg:width="0.789cm" svg:height="0.789cm" svg:x="34.799cm" svg:y="35.754cm" svg:viewBox="0 0 790 790" svg:d="M396 790c104 0 204-41 278-115s116-175 116-279c0-105-42-205-116-279-74-75-174-117-278-117-105 0-206 42-280 117-74 74-116 174-116 279 0 104 42 205 116 279s175 115 280 115z">
            <text:p/>
          </draw:path>
          <draw:path draw:style-name="gr16" draw:text-style-name="P10" draw:layer="layout" svg:width="0.788cm" svg:height="0.789cm" svg:x="32.072cm" svg:y="35.276cm" svg:viewBox="0 0 789 790" svg:d="M394 790c105 0 205-42 280-116 74-73 115-175 115-279 0-105-41-205-115-279-75-74-175-116-280-116s-205 42-279 116-115 174-115 279c0 104 41 206 115 279 74 74 174 116 279 116z">
            <text:p/>
          </draw:path>
          <draw:path draw:style-name="gr16" draw:text-style-name="P10" draw:layer="layout" svg:width="0.789cm" svg:height="0.789cm" svg:x="36.521cm" svg:y="37.666cm" svg:viewBox="0 0 790 790" svg:d="M395 790c105 0 205-41 279-115s116-176 116-280c0-105-42-205-116-279s-174-116-279-116c-104 0-204 42-279 116-74 74-116 174-116 279 0 104 42 206 116 280 75 74 175 115 279 115z">
            <text:p/>
          </draw:path>
          <draw:path draw:style-name="gr16" draw:text-style-name="P10" draw:layer="layout" svg:width="0.789cm" svg:height="0.789cm" svg:x="32.418cm" svg:y="39.351cm" svg:viewBox="0 0 790 790" svg:d="M396 790c104 0 205-42 278-116 74-74 116-174 116-280 0-104-42-205-116-279-73-73-174-115-278-115-105 0-206 42-280 115-74 74-116 175-116 279 0 106 42 206 116 280s175 116 280 116z">
            <text:p/>
          </draw:path>
          <draw:path draw:style-name="gr16" draw:text-style-name="P10" draw:layer="layout" svg:width="0.788cm" svg:height="0.789cm" svg:x="31.686cm" svg:y="34.281cm" svg:viewBox="0 0 789 790" svg:d="M395 790c105 0 205-43 279-117s115-174 115-278c0-105-41-205-115-279s-174-116-279-116-206 42-280 116-115 174-115 279c0 104 41 204 115 278s175 117 280 117z">
            <text:p/>
          </draw:path>
          <draw:path draw:style-name="gr16" draw:text-style-name="P10" draw:layer="layout" svg:width="0.789cm" svg:height="0.789cm" svg:x="31.506cm" svg:y="39.812cm" svg:viewBox="0 0 790 790" svg:d="M395 790c105 0 206-42 280-116s115-175 115-279c0-105-41-205-115-279s-175-116-280-116-205 42-279 116-116 174-116 279c0 104 42 205 116 279s174 116 279 116z">
            <text:p/>
          </draw:path>
          <draw:path draw:style-name="gr16" draw:text-style-name="P10" draw:layer="layout" svg:width="0.789cm" svg:height="0.789cm" svg:x="33.07cm" svg:y="39.188cm" svg:viewBox="0 0 790 790" svg:d="M394 790c106 0 206-42 280-116 74-75 116-175 116-279 0-105-42-205-116-279s-174-116-280-116c-104 0-204 42-278 116s-116 174-116 279c0 104 42 204 116 279 74 74 174 116 278 116z">
            <text:p/>
          </draw:path>
          <draw:path draw:style-name="gr16" draw:text-style-name="P10" draw:layer="layout" svg:width="0.789cm" svg:height="0.789cm" svg:x="31.835cm" svg:y="37.834cm" svg:viewBox="0 0 790 790" svg:d="M396 790c104 0 205-42 279-116s115-174 115-279-41-206-115-280-175-115-279-115c-105 0-205 41-279 115-75 74-117 175-117 280s42 205 117 279c74 74 174 116 279 116z">
            <text:p/>
          </draw:path>
          <draw:path draw:style-name="gr16" draw:text-style-name="P10" draw:layer="layout" svg:width="0.789cm" svg:height="0.789cm" svg:x="31.757cm" svg:y="40.182cm" svg:viewBox="0 0 790 790" svg:d="M395 790c105 0 205-42 279-116s116-174 116-280c0-104-42-205-116-279s-174-115-279-115c-104 0-205 41-280 115-74 74-115 175-115 279 0 106 41 206 115 280 75 74 176 116 280 116z">
            <text:p/>
          </draw:path>
          <draw:path draw:style-name="gr16" draw:text-style-name="P10" draw:layer="layout" svg:width="0.788cm" svg:height="0.789cm" svg:x="34.908cm" svg:y="37.288cm" svg:viewBox="0 0 789 790" svg:d="M395 790c105 0 205-42 279-116s115-174 115-279c0-104-41-205-115-280-74-74-174-115-279-115s-205 41-280 115c-74 75-115 176-115 280 0 105 41 205 115 279 75 74 175 116 280 116z">
            <text:p/>
          </draw:path>
          <draw:path draw:style-name="gr16" draw:text-style-name="P10" draw:layer="layout" svg:width="0.789cm" svg:height="0.789cm" svg:x="33.45cm" svg:y="36.934cm" svg:viewBox="0 0 790 790" svg:d="M396 790c104 0 205-41 278-115 74-74 116-175 116-280s-42-205-116-279c-73-74-174-116-278-116-105 0-205 42-279 116s-117 174-117 279 43 206 117 280 174 115 279 115z">
            <text:p/>
          </draw:path>
          <draw:path draw:style-name="gr16" draw:text-style-name="P10" draw:layer="layout" svg:width="0.788cm" svg:height="0.789cm" svg:x="31.995cm" svg:y="40.289cm" svg:viewBox="0 0 789 790" svg:d="M394 790c105 0 205-41 279-115 75-74 116-175 116-279 0-106-41-206-116-280-74-74-174-116-279-116s-205 42-279 116-115 174-115 280c0 104 41 205 115 279s174 115 279 115z">
            <text:p/>
          </draw:path>
          <draw:polygon draw:style-name="gr16" draw:text-style-name="P10" draw:layer="layout" svg:width="0.789cm" svg:height="0.789cm" svg:x="25.875cm" svg:y="30.094cm" svg:viewBox="0 0 790 790" draw:points="395,0 0,790 790,790">
            <text:p/>
          </draw:polygon>
          <draw:polygon draw:style-name="gr16" draw:text-style-name="P10" draw:layer="layout" svg:width="0.788cm" svg:height="0.788cm" svg:x="28.555cm" svg:y="32.699cm" svg:viewBox="0 0 789 789" draw:points="395,0 0,789 789,789">
            <text:p/>
          </draw:polygon>
          <draw:polygon draw:style-name="gr16" draw:text-style-name="P10" draw:layer="layout" svg:width="0.789cm" svg:height="0.789cm" svg:x="26.304cm" svg:y="32.213cm" svg:viewBox="0 0 790 790" draw:points="395,0 0,790 790,790">
            <text:p/>
          </draw:polygon>
          <draw:polygon draw:style-name="gr16" draw:text-style-name="P10" draw:layer="layout" svg:width="0.789cm" svg:height="0.789cm" svg:x="24.469cm" svg:y="30.041cm" svg:viewBox="0 0 790 790" draw:points="396,0 0,790 790,790">
            <text:p/>
          </draw:polygon>
          <draw:polygon draw:style-name="gr16" draw:text-style-name="P10" draw:layer="layout" svg:width="0.788cm" svg:height="0.789cm" svg:x="25.137cm" svg:y="33.402cm" svg:viewBox="0 0 789 790" draw:points="394,0 0,790 789,790">
            <text:p/>
          </draw:polygon>
          <draw:polygon draw:style-name="gr16" draw:text-style-name="P10" draw:layer="layout" svg:width="0.789cm" svg:height="0.789cm" svg:x="22.87cm" svg:y="32.001cm" svg:viewBox="0 0 790 790" draw:points="395,0 0,790 790,790">
            <text:p/>
          </draw:polygon>
          <draw:polygon draw:style-name="gr16" draw:text-style-name="P10" draw:layer="layout" svg:width="0.789cm" svg:height="0.789cm" svg:x="25.89cm" svg:y="33.108cm" svg:viewBox="0 0 790 790" draw:points="394,0 0,790 790,790">
            <text:p/>
          </draw:polygon>
          <draw:polygon draw:style-name="gr16" draw:text-style-name="P10" draw:layer="layout" svg:width="0.789cm" svg:height="0.789cm" svg:x="23.227cm" svg:y="33.81cm" svg:viewBox="0 0 790 790" draw:points="396,0 0,790 790,790">
            <text:p/>
          </draw:polygon>
          <draw:polygon draw:style-name="gr17" draw:text-style-name="P10" draw:layer="layout" svg:width="0.788cm" svg:height="0.789cm" svg:x="22.38cm" svg:y="33.591cm" svg:viewBox="0 0 789 790" draw:points="395,0 0,790 789,790">
            <text:p/>
          </draw:polygon>
          <draw:polygon draw:style-name="gr18" draw:text-style-name="P4" draw:layer="layout" svg:width="0.788cm" svg:height="0.789cm" svg:x="22.38cm" svg:y="33.591cm" svg:viewBox="0 0 789 790" draw:points="395,0 0,790 789,790">
            <text:p/>
          </draw:polygon>
          <draw:polygon draw:style-name="gr16" draw:text-style-name="P10" draw:layer="layout" svg:width="0.788cm" svg:height="0.789cm" svg:x="27.108cm" svg:y="32.237cm" svg:viewBox="0 0 789 790" draw:points="395,0 0,790 789,790">
            <text:p/>
          </draw:polygon>
          <draw:polygon draw:style-name="gr16" draw:text-style-name="P10" draw:layer="layout" svg:width="0.789cm" svg:height="0.789cm" svg:x="22.954cm" svg:y="31.021cm" svg:viewBox="0 0 790 790" draw:points="396,0 0,790 790,790">
            <text:p/>
          </draw:polygon>
          <draw:polygon draw:style-name="gr16" draw:text-style-name="P10" draw:layer="layout" svg:width="0.789cm" svg:height="0.789cm" svg:x="24.346cm" svg:y="35.303cm" svg:viewBox="0 0 790 790" draw:points="395,0 0,790 790,790">
            <text:p/>
          </draw:polygon>
          <draw:polygon draw:style-name="gr16" draw:text-style-name="P10" draw:layer="layout" svg:width="0.789cm" svg:height="0.789cm" svg:x="25.078cm" svg:y="33.733cm" svg:viewBox="0 0 790 790" draw:points="395,0 0,790 790,790">
            <text:p/>
          </draw:polygon>
          <draw:polygon draw:style-name="gr17" draw:text-style-name="P10" draw:layer="layout" svg:width="0.788cm" svg:height="0.789cm" svg:x="24.78cm" svg:y="32.971cm" svg:viewBox="0 0 789 790" draw:points="395,0 0,790 789,790">
            <text:p/>
          </draw:polygon>
          <draw:polygon draw:style-name="gr18" draw:text-style-name="P4" draw:layer="layout" svg:width="0.788cm" svg:height="0.789cm" svg:x="24.78cm" svg:y="32.971cm" svg:viewBox="0 0 789 790" draw:points="395,0 0,790 789,790">
            <text:p/>
          </draw:polygon>
          <draw:polygon draw:style-name="gr16" draw:text-style-name="P10" draw:layer="layout" svg:width="0.789cm" svg:height="0.789cm" svg:x="28.025cm" svg:y="32.209cm" svg:viewBox="0 0 790 790" draw:points="394,0 0,790 790,790">
            <text:p/>
          </draw:polygon>
          <draw:polygon draw:style-name="gr16" draw:text-style-name="P10" draw:layer="layout" svg:width="0.789cm" svg:height="0.789cm" svg:x="26.664cm" svg:y="34.66cm" svg:viewBox="0 0 790 790" draw:points="395,0 0,790 790,790">
            <text:p/>
          </draw:polygon>
          <draw:polygon draw:style-name="gr16" draw:text-style-name="P10" draw:layer="layout" svg:width="0.789cm" svg:height="0.789cm" svg:x="23.749cm" svg:y="31.104cm" svg:viewBox="0 0 790 790" draw:points="395,0 0,790 790,790">
            <text:p/>
          </draw:polygon>
          <draw:polygon draw:style-name="gr16" draw:text-style-name="P10" draw:layer="layout" svg:width="0.789cm" svg:height="0.789cm" svg:x="24.328cm" svg:y="35.435cm" svg:viewBox="0 0 790 790" draw:points="394,0 0,790 790,790">
            <text:p/>
          </draw:polygon>
          <draw:polygon draw:style-name="gr16" draw:text-style-name="P10" draw:layer="layout" svg:width="0.789cm" svg:height="0.789cm" svg:x="25.795cm" svg:y="35.417cm" svg:viewBox="0 0 790 790" draw:points="394,0 0,790 790,790">
            <text:p/>
          </draw:polygon>
          <draw:polygon draw:style-name="gr16" draw:text-style-name="P10" draw:layer="layout" svg:width="0.789cm" svg:height="0.788cm" svg:x="24.058cm" svg:y="32.905cm" svg:viewBox="0 0 790 789" draw:points="394,0 0,789 790,789">
            <text:p/>
          </draw:polygon>
          <draw:polygon draw:style-name="gr16" draw:text-style-name="P10" draw:layer="layout" svg:width="0.789cm" svg:height="0.789cm" svg:x="27.735cm" svg:y="31.928cm" svg:viewBox="0 0 790 790" draw:points="396,0 0,790 790,790">
            <text:p/>
          </draw:polygon>
          <draw:polygon draw:style-name="gr16" draw:text-style-name="P10" draw:layer="layout" svg:width="0.789cm" svg:height="0.789cm" svg:x="25.283cm" svg:y="34.861cm" svg:viewBox="0 0 790 790" draw:points="396,0 0,790 790,790">
            <text:p/>
          </draw:polygon>
          <draw:polygon draw:style-name="gr16" draw:text-style-name="P10" draw:layer="layout" svg:width="0.789cm" svg:height="0.789cm" svg:x="22.501cm" svg:y="31.096cm" svg:viewBox="0 0 790 790" draw:points="394,0 0,790 790,790">
            <text:p/>
          </draw:polygon>
          <draw:polygon draw:style-name="gr16" draw:text-style-name="P10" draw:layer="layout" svg:width="0.789cm" svg:height="0.789cm" svg:x="28.349cm" svg:y="33.286cm" svg:viewBox="0 0 790 790" draw:points="394,0 0,790 790,790">
            <text:p/>
          </draw:polygon>
          <draw:polygon draw:style-name="gr16" draw:text-style-name="P10" draw:layer="layout" svg:width="0.789cm" svg:height="0.789cm" svg:x="23.787cm" svg:y="33.783cm" svg:viewBox="0 0 790 790" draw:points="395,0 0,790 790,790">
            <text:p/>
          </draw:polygon>
          <draw:path draw:style-name="gr19" draw:text-style-name="P11" draw:layer="layout" svg:width="0.789cm" svg:height="0.789cm" svg:x="52.467cm" svg:y="29.576cm" svg:viewBox="0 0 790 790" svg:d="M394 790c105 0 205-42 279-116 75-74 117-175 117-279 0-105-42-205-117-279-74-74-174-116-279-116-104 0-204 42-278 116s-116 174-116 279c0 104 42 205 116 279s174 116 278 116z">
            <text:p/>
          </draw:path>
          <draw:path draw:style-name="gr19" draw:text-style-name="P11" draw:layer="layout" svg:width="0.789cm" svg:height="0.789cm" svg:x="53.041cm" svg:y="30.518cm" svg:viewBox="0 0 790 790" svg:d="M395 790c105 0 205-42 279-116 74-75 116-175 116-280 0-104-42-205-116-279s-174-115-279-115c-104 0-204 41-279 115-74 74-116 175-116 279 0 105 42 205 116 280 75 74 175 116 279 116z">
            <text:p/>
          </draw:path>
          <draw:path draw:style-name="gr19" draw:text-style-name="P11" draw:layer="layout" svg:width="0.789cm" svg:height="0.789cm" svg:x="56.885cm" svg:y="35.456cm" svg:viewBox="0 0 790 790" svg:d="M395 790c105 0 205-42 279-115 74-74 116-175 116-280s-42-205-116-279-174-116-279-116c-104 0-206 42-280 116s-115 174-115 279 41 206 115 280c74 73 176 115 280 115z">
            <text:p/>
          </draw:path>
          <draw:path draw:style-name="gr19" draw:text-style-name="P11" draw:layer="layout" svg:width="0.788cm" svg:height="0.789cm" svg:x="55.088cm" svg:y="32.452cm" svg:viewBox="0 0 789 790" svg:d="M394 790c106 0 206-41 280-115s115-175 115-279c0-105-41-206-115-280s-174-116-280-116c-105 0-205 42-279 116s-115 175-115 280c0 104 41 205 115 279s174 115 279 115z">
            <text:p/>
          </draw:path>
          <draw:path draw:style-name="gr19" draw:text-style-name="P11" draw:layer="layout" svg:width="0.789cm" svg:height="0.789cm" svg:x="51.775cm" svg:y="29.531cm" svg:viewBox="0 0 790 790" svg:d="M395 790c104 0 205-42 280-116 74-74 115-174 115-279 0-104-41-205-115-279-75-74-176-116-280-116-105 0-205 42-279 116s-116 175-116 279c0 105 42 205 116 279s174 116 279 116z">
            <text:p/>
          </draw:path>
          <draw:path draw:style-name="gr19" draw:text-style-name="P11" draw:layer="layout" svg:width="0.789cm" svg:height="0.789cm" svg:x="50.87cm" svg:y="30.999cm" svg:viewBox="0 0 790 790" svg:d="M394 790c105 0 205-42 279-116 75-74 117-174 117-279 0-104-42-205-117-280-74-74-174-115-279-115-104 0-205 41-279 115-74 75-115 176-115 280 0 105 41 205 115 279s175 116 279 116z">
            <text:p/>
          </draw:path>
          <draw:path draw:style-name="gr19" draw:text-style-name="P11" draw:layer="layout" svg:width="0.789cm" svg:height="0.789cm" svg:x="53.291cm" svg:y="36.823cm" svg:viewBox="0 0 790 790" svg:d="M394 790c105 0 205-41 279-115 75-75 117-176 117-280 0-105-42-205-117-279-74-74-174-116-279-116-104 0-204 42-278 116s-116 174-116 279c0 104 42 205 116 280 74 74 174 115 278 115z">
            <text:p/>
          </draw:path>
          <draw:path draw:style-name="gr19" draw:text-style-name="P11" draw:layer="layout" svg:width="0.789cm" svg:height="0.789cm" svg:x="51.072cm" svg:y="31.43cm" svg:viewBox="0 0 790 790" svg:d="M395 790c104 0 206-42 280-116s115-174 115-280c0-104-41-205-115-279s-176-115-280-115c-105 0-205 41-279 115s-116 175-116 279c0 106 42 206 116 280s174 116 279 116z">
            <text:p/>
          </draw:path>
          <draw:path draw:style-name="gr19" draw:text-style-name="P11" draw:layer="layout" svg:width="0.789cm" svg:height="0.789cm" svg:x="52.864cm" svg:y="37.31cm" svg:viewBox="0 0 790 790" svg:d="M395 790c105 0 205-41 279-115s116-175 116-279c0-105-42-205-116-280-74-74-174-116-279-116s-205 42-279 116c-74 75-116 175-116 280 0 104 42 205 116 279s174 115 279 115z">
            <text:p/>
          </draw:path>
          <draw:path draw:style-name="gr19" draw:text-style-name="P11" draw:layer="layout" svg:width="0.789cm" svg:height="0.789cm" svg:x="54.021cm" svg:y="29.429cm" svg:viewBox="0 0 790 790" svg:d="M395 790c104 0 205-42 278-116 75-74 117-174 117-279 0-104-42-205-117-280-73-74-174-115-278-115-105 0-205 41-279 115-74 75-116 176-116 280 0 105 42 205 116 279s174 116 279 116z">
            <text:p/>
          </draw:path>
          <draw:path draw:style-name="gr19" draw:text-style-name="P11" draw:layer="layout" svg:width="0.789cm" svg:height="0.789cm" svg:x="54.749cm" svg:y="33.409cm" svg:viewBox="0 0 790 790" svg:d="M395 790c105 0 205-41 279-115s116-175 116-279c0-105-42-205-116-279-74-75-174-117-279-117-104 0-205 42-279 117-74 74-116 174-116 279 0 104 42 205 116 279s175 115 279 115z">
            <text:p/>
          </draw:path>
          <draw:path draw:style-name="gr19" draw:text-style-name="P11" draw:layer="layout" svg:width="0.789cm" svg:height="0.789cm" svg:x="49.621cm" svg:y="31.781cm" svg:viewBox="0 0 790 790" svg:d="M395 790c106 0 206-42 280-116s115-174 115-279c0-104-41-205-115-280-74-74-174-115-280-115-105 0-205 41-279 115-74 75-116 176-116 280 0 105 42 205 116 279s174 116 279 116z">
            <text:p/>
          </draw:path>
          <draw:path draw:style-name="gr19" draw:text-style-name="P11" draw:layer="layout" svg:width="0.789cm" svg:height="0.789cm" svg:x="51.937cm" svg:y="35.384cm" svg:viewBox="0 0 790 790" svg:d="M394 790c106 0 206-42 280-116s116-174 116-280c0-104-42-205-116-278-74-74-174-116-280-116-104 0-204 42-278 116-74 73-116 174-116 278 0 106 42 206 116 280s174 116 278 116z">
            <text:p/>
          </draw:path>
          <draw:path draw:style-name="gr19" draw:text-style-name="P11" draw:layer="layout" svg:width="0.789cm" svg:height="0.788cm" svg:x="54.267cm" svg:y="37.137cm" svg:viewBox="0 0 790 789" svg:d="M394 789c106 0 206-41 280-115s116-174 116-279c0-106-42-206-116-280s-174-115-280-115c-104 0-205 41-279 115s-115 174-115 280c0 105 41 205 115 279s175 115 279 115z">
            <text:p/>
          </draw:path>
          <draw:path draw:style-name="gr19" draw:text-style-name="P11" draw:layer="layout" svg:width="0.789cm" svg:height="0.789cm" svg:x="55.539cm" svg:y="31.014cm" svg:viewBox="0 0 790 790" svg:d="M395 790c105 0 205-42 279-116s116-174 116-278c0-105-42-205-116-279-74-75-174-117-279-117-104 0-204 42-278 117-74 74-117 174-117 279 0 104 43 204 117 278s174 116 278 116z">
            <text:p/>
          </draw:path>
          <draw:path draw:style-name="gr19" draw:text-style-name="P11" draw:layer="layout" svg:width="0.789cm" svg:height="0.789cm" svg:x="55.474cm" svg:y="34.222cm" svg:viewBox="0 0 790 790" svg:d="M395 790c105 0 205-42 279-116s116-174 116-279c0-104-42-205-116-279-74-75-174-116-279-116-104 0-205 41-279 116-75 74-116 175-116 279 0 105 41 205 116 279 74 74 175 116 279 116z">
            <text:p/>
          </draw:path>
          <draw:path draw:style-name="gr19" draw:text-style-name="P11" draw:layer="layout" svg:width="0.789cm" svg:height="0.788cm" svg:x="55.988cm" svg:y="34.397cm" svg:viewBox="0 0 790 789" svg:d="M396 789c104 0 205-41 279-115 74-75 115-175 115-280s-41-205-115-279-175-115-279-115c-106 0-206 41-280 115s-116 174-116 279 42 205 116 280c74 74 174 115 280 115z">
            <text:p/>
          </draw:path>
          <draw:path draw:style-name="gr19" draw:text-style-name="P11" draw:layer="layout" svg:width="0.789cm" svg:height="0.788cm" svg:x="54.889cm" svg:y="38.144cm" svg:viewBox="0 0 790 789" svg:d="M394 789c105 0 205-41 280-115 74-74 116-174 116-279s-42-205-116-279c-75-75-175-116-280-116-104 0-205 41-279 116-74 74-115 174-115 279s41 205 115 279 175 115 279 115z">
            <text:p/>
          </draw:path>
          <draw:path draw:style-name="gr19" draw:text-style-name="P11" draw:layer="layout" svg:width="0.789cm" svg:height="0.789cm" svg:x="54.656cm" svg:y="32.874cm" svg:viewBox="0 0 790 790" svg:d="M396 790c104 0 205-42 279-116 73-75 115-175 115-280 0-104-42-205-115-279-74-74-175-115-279-115-105 0-205 41-279 115-75 74-117 175-117 279 0 105 42 205 117 280 74 74 174 116 279 116z">
            <text:p/>
          </draw:path>
          <draw:path draw:style-name="gr19" draw:text-style-name="P11" draw:layer="layout" svg:width="0.789cm" svg:height="0.789cm" svg:x="53.472cm" svg:y="28.672cm" svg:viewBox="0 0 790 790" svg:d="M395 790c104 0 206-41 279-115 74-74 116-175 116-279 0-105-42-205-116-279-73-75-175-117-279-117-105 0-205 42-279 117-74 74-116 174-116 279 0 104 42 205 116 279s174 115 279 115z">
            <text:p/>
          </draw:path>
          <draw:path draw:style-name="gr19" draw:text-style-name="P11" draw:layer="layout" svg:width="0.789cm" svg:height="0.788cm" svg:x="53.497cm" svg:y="34.666cm" svg:viewBox="0 0 790 789" svg:d="M395 789c105 0 206-41 280-115s115-174 115-280c0-105-41-205-115-279s-175-115-280-115-205 41-279 115-116 174-116 279c0 106 42 206 116 280s174 115 279 115z">
            <text:p/>
          </draw:path>
          <draw:path draw:style-name="gr19" draw:text-style-name="P11" draw:layer="layout" svg:width="0.788cm" svg:height="0.788cm" svg:x="52.163cm" svg:y="34.219cm" svg:viewBox="0 0 789 789" svg:d="M395 789c105 0 205-41 279-115s115-174 115-279-41-205-115-279c-74-75-174-116-279-116s-206 41-280 116c-74 74-115 174-115 279s41 205 115 279 175 115 280 115z">
            <text:p/>
          </draw:path>
          <draw:path draw:style-name="gr19" draw:text-style-name="P11" draw:layer="layout" svg:width="0.789cm" svg:height="0.789cm" svg:x="53.824cm" svg:y="33.977cm" svg:viewBox="0 0 790 790" svg:d="M396 790c105 0 205-41 279-115s115-175 115-279c0-106-41-206-115-280s-174-116-279-116-205 42-280 116c-74 74-116 174-116 280 0 104 42 205 116 279 75 74 175 115 280 115z">
            <text:p/>
          </draw:path>
          <draw:path draw:style-name="gr19" draw:text-style-name="P11" draw:layer="layout" svg:width="0.789cm" svg:height="0.789cm" svg:x="52.063cm" svg:y="36.121cm" svg:viewBox="0 0 790 790" svg:d="M395 790c105 0 205-41 279-115s116-176 116-280c0-105-42-205-116-279s-174-116-279-116-206 42-279 116c-74 74-116 174-116 279 0 104 42 206 116 280 73 74 174 115 279 115z">
            <text:p/>
          </draw:path>
          <draw:path draw:style-name="gr19" draw:text-style-name="P11" draw:layer="layout" svg:width="0.789cm" svg:height="0.788cm" svg:x="49.439cm" svg:y="31.067cm" svg:viewBox="0 0 790 789" svg:d="M394 789c105 0 206-41 280-115s116-174 116-279-42-205-116-279c-74-75-175-116-280-116-104 0-205 41-278 116-74 74-116 174-116 279s42 205 116 279c73 74 174 115 278 115z">
            <text:p/>
          </draw:path>
          <draw:polygon draw:style-name="gr19" draw:text-style-name="P11" draw:layer="layout" svg:width="0.788cm" svg:height="0.789cm" svg:x="46.972cm" svg:y="32.479cm" svg:viewBox="0 0 789 790" draw:points="394,0 0,790 789,790">
            <text:p/>
          </draw:polygon>
          <draw:polygon draw:style-name="gr19" draw:text-style-name="P11" draw:layer="layout" svg:width="0.789cm" svg:height="0.79cm" svg:x="44.892cm" svg:y="37.429cm" svg:viewBox="0 0 790 791" draw:points="394,0 0,791 790,791">
            <text:p/>
          </draw:polygon>
          <draw:polygon draw:style-name="gr19" draw:text-style-name="P11" draw:layer="layout" svg:width="0.789cm" svg:height="0.788cm" svg:x="43.556cm" svg:y="37.872cm" svg:viewBox="0 0 790 789" draw:points="396,0 0,789 790,789">
            <text:p/>
          </draw:polygon>
          <draw:polygon draw:style-name="gr19" draw:text-style-name="P11" draw:layer="layout" svg:width="0.789cm" svg:height="0.789cm" svg:x="48.97cm" svg:y="38.192cm" svg:viewBox="0 0 790 790" draw:points="396,0 0,790 790,790">
            <text:p/>
          </draw:polygon>
          <draw:polygon draw:style-name="gr19" draw:text-style-name="P11" draw:layer="layout" svg:width="0.789cm" svg:height="0.789cm" svg:x="49.714cm" svg:y="37.242cm" svg:viewBox="0 0 790 790" draw:points="396,0 0,790 790,790">
            <text:p/>
          </draw:polygon>
          <draw:polygon draw:style-name="gr19" draw:text-style-name="P11" draw:layer="layout" svg:width="0.789cm" svg:height="0.788cm" svg:x="45.324cm" svg:y="33.602cm" svg:viewBox="0 0 790 789" draw:points="395,0 0,789 790,789">
            <text:p/>
          </draw:polygon>
          <draw:polygon draw:style-name="gr19" draw:text-style-name="P11" draw:layer="layout" svg:width="0.789cm" svg:height="0.788cm" svg:x="44.457cm" svg:y="35.225cm" svg:viewBox="0 0 790 789" draw:points="396,0 0,789 790,789">
            <text:p/>
          </draw:polygon>
          <draw:polygon draw:style-name="gr19" draw:text-style-name="P11" draw:layer="layout" svg:width="0.788cm" svg:height="0.789cm" svg:x="48.361cm" svg:y="36.922cm" svg:viewBox="0 0 789 790" draw:points="395,0 0,790 789,790">
            <text:p/>
          </draw:polygon>
          <draw:polygon draw:style-name="gr19" draw:text-style-name="P11" draw:layer="layout" svg:width="0.789cm" svg:height="0.789cm" svg:x="42.743cm" svg:y="36.549cm" svg:viewBox="0 0 790 790" draw:points="396,0 0,790 790,790">
            <text:p/>
          </draw:polygon>
          <draw:polygon draw:style-name="gr19" draw:text-style-name="P11" draw:layer="layout" svg:width="0.789cm" svg:height="0.789cm" svg:x="45.381cm" svg:y="38.728cm" svg:viewBox="0 0 790 790" draw:points="394,0 0,790 790,790">
            <text:p/>
          </draw:polygon>
          <draw:polygon draw:style-name="gr20" draw:text-style-name="P11" draw:layer="layout" svg:width="0.789cm" svg:height="0.789cm" svg:x="48.079cm" svg:y="37.954cm" svg:viewBox="0 0 790 790" draw:points="395,0 0,790 790,790">
            <text:p/>
          </draw:polygon>
          <draw:polygon draw:style-name="gr21" draw:text-style-name="P4" draw:layer="layout" svg:width="0.789cm" svg:height="0.789cm" svg:x="48.079cm" svg:y="37.954cm" svg:viewBox="0 0 790 790" draw:points="395,0 0,790 790,790">
            <text:p/>
          </draw:polygon>
          <draw:polygon draw:style-name="gr19" draw:text-style-name="P11" draw:layer="layout" svg:width="0.789cm" svg:height="0.788cm" svg:x="43.499cm" svg:y="34.563cm" svg:viewBox="0 0 790 789" draw:points="396,0 0,789 790,789">
            <text:p/>
          </draw:polygon>
          <draw:polygon draw:style-name="gr19" draw:text-style-name="P11" draw:layer="layout" svg:width="0.789cm" svg:height="0.789cm" svg:x="47.125cm" svg:y="39.919cm" svg:viewBox="0 0 790 790" draw:points="395,0 0,790 790,790">
            <text:p/>
          </draw:polygon>
          <draw:polygon draw:style-name="gr19" draw:text-style-name="P11" draw:layer="layout" svg:width="0.789cm" svg:height="0.789cm" svg:x="45.077cm" svg:y="39.341cm" svg:viewBox="0 0 790 790" draw:points="395,0 0,790 790,790">
            <text:p/>
          </draw:polygon>
          <draw:polygon draw:style-name="gr19" draw:text-style-name="P11" draw:layer="layout" svg:width="0.789cm" svg:height="0.789cm" svg:x="46.329cm" svg:y="34.289cm" svg:viewBox="0 0 790 790" draw:points="395,0 0,790 790,790">
            <text:p/>
          </draw:polygon>
          <draw:polygon draw:style-name="gr19" draw:text-style-name="P11" draw:layer="layout" svg:width="0.789cm" svg:height="0.789cm" svg:x="43.773cm" svg:y="36.246cm" svg:viewBox="0 0 790 790" draw:points="395,0 0,790 790,790">
            <text:p/>
          </draw:polygon>
          <draw:polygon draw:style-name="gr19" draw:text-style-name="P11" draw:layer="layout" svg:width="0.788cm" svg:height="0.789cm" svg:x="45.275cm" svg:y="40.074cm" svg:viewBox="0 0 789 790" draw:points="395,0 0,790 789,790">
            <text:p/>
          </draw:polygon>
          <draw:polygon draw:style-name="gr19" draw:text-style-name="P11" draw:layer="layout" svg:width="0.789cm" svg:height="0.788cm" svg:x="47.975cm" svg:y="38.103cm" svg:viewBox="0 0 790 789" draw:points="394,0 0,789 790,789">
            <text:p/>
          </draw:polygon>
          <draw:polygon draw:style-name="gr19" draw:text-style-name="P11" draw:layer="layout" svg:width="0.789cm" svg:height="0.789cm" svg:x="46.062cm" svg:y="38.444cm" svg:viewBox="0 0 790 790" draw:points="395,0 0,790 790,790">
            <text:p/>
          </draw:polygon>
          <draw:polygon draw:style-name="gr19" draw:text-style-name="P11" draw:layer="layout" svg:width="0.789cm" svg:height="0.789cm" svg:x="49.133cm" svg:y="39.719cm" svg:viewBox="0 0 790 790" draw:points="396,0 0,790 790,790">
            <text:p/>
          </draw:polygon>
          <draw:polygon draw:style-name="gr19" draw:text-style-name="P11" draw:layer="layout" svg:width="0.789cm" svg:height="0.789cm" svg:x="47.852cm" svg:y="36.189cm" svg:viewBox="0 0 790 790" draw:points="394,0 0,790 790,790">
            <text:p/>
          </draw:polygon>
          <draw:polygon draw:style-name="gr19" draw:text-style-name="P11" draw:layer="layout" svg:width="0.789cm" svg:height="0.788cm" svg:x="48.407cm" svg:y="33.96cm" svg:viewBox="0 0 790 789" draw:points="396,0 0,789 790,789">
            <text:p/>
          </draw:polygon>
          <draw:polygon draw:style-name="gr19" draw:text-style-name="P11" draw:layer="layout" svg:width="0.789cm" svg:height="0.789cm" svg:x="48.374cm" svg:y="41.658cm" svg:viewBox="0 0 790 790" draw:points="395,0 0,790 790,790">
            <text:p/>
          </draw:polygon>
          <draw:polygon draw:style-name="gr19" draw:text-style-name="P11" draw:layer="layout" svg:width="0.789cm" svg:height="0.789cm" svg:x="47.902cm" svg:y="34.592cm" svg:viewBox="0 0 790 790" draw:points="395,0 0,790 790,790">
            <text:p/>
          </draw:polygon>
          <draw:polygon draw:style-name="gr19" draw:text-style-name="P11" draw:layer="layout" svg:width="0.789cm" svg:height="0.789cm" svg:x="45.499cm" svg:y="36.187cm" svg:viewBox="0 0 790 790" draw:points="395,0 0,790 790,790">
            <text:p/>
          </draw:polygon>
          <draw:path draw:style-name="gr22" draw:text-style-name="P12" draw:layer="layout" svg:width="0.789cm" svg:height="0.789cm" svg:x="73.96cm" svg:y="37.043cm" svg:viewBox="0 0 790 790" svg:d="M394 790c105 0 206-42 280-116s116-174 116-279-42-206-116-279c-74-74-175-116-280-116-104 0-205 42-279 116-74 73-115 174-115 279s41 205 115 279 175 116 279 116z">
            <text:p/>
          </draw:path>
          <draw:path draw:style-name="gr22" draw:text-style-name="P12" draw:layer="layout" svg:width="0.788cm" svg:height="0.789cm" svg:x="72.537cm" svg:y="42.573cm" svg:viewBox="0 0 789 790" svg:d="M395 790c105 0 205-41 279-115s115-175 115-279c0-106-41-206-115-280s-174-116-279-116c-106 0-206 42-280 116s-115 174-115 280c0 104 41 205 115 279s174 115 280 115z">
            <text:p/>
          </draw:path>
          <draw:path draw:style-name="gr22" draw:text-style-name="P12" draw:layer="layout" svg:width="0.789cm" svg:height="0.788cm" svg:x="73.784cm" svg:y="42.376cm" svg:viewBox="0 0 790 789" svg:d="M395 789c104 0 205-41 279-115s116-175 116-280-42-205-116-279-175-115-279-115c-105 0-205 41-279 115s-116 174-116 279 42 206 116 280 174 115 279 115z">
            <text:p/>
          </draw:path>
          <draw:path draw:style-name="gr22" draw:text-style-name="P12" draw:layer="layout" svg:width="0.789cm" svg:height="0.788cm" svg:x="71.804cm" svg:y="38.171cm" svg:viewBox="0 0 790 789" svg:d="M395 789c105 0 205-41 279-115s116-174 116-279-42-205-116-279c-74-75-174-116-279-116-106 0-206 41-280 116-74 74-115 174-115 279s41 205 115 279 174 115 280 115z">
            <text:p/>
          </draw:path>
          <draw:path draw:style-name="gr22" draw:text-style-name="P12" draw:layer="layout" svg:width="0.788cm" svg:height="0.789cm" svg:x="72.723cm" svg:y="37.171cm" svg:viewBox="0 0 789 790" svg:d="M395 790c105 0 205-42 279-116s115-174 115-279c0-104-41-206-115-280s-174-115-279-115-205 41-280 115c-74 74-115 176-115 280 0 105 41 205 115 279 75 74 175 116 280 116z">
            <text:p/>
          </draw:path>
          <draw:path draw:style-name="gr22" draw:text-style-name="P12" draw:layer="layout" svg:width="0.788cm" svg:height="0.789cm" svg:x="74.743cm" svg:y="42.483cm" svg:viewBox="0 0 789 790" svg:d="M394 790c105 0 206-42 280-116s115-174 115-279-41-205-115-279-175-116-280-116-205 42-279 116-115 174-115 279 41 205 115 279 174 116 279 116z">
            <text:p/>
          </draw:path>
          <draw:path draw:style-name="gr22" draw:text-style-name="P12" draw:layer="layout" svg:width="0.789cm" svg:height="0.789cm" svg:x="73.699cm" svg:y="41.231cm" svg:viewBox="0 0 790 790" svg:d="M395 790c104 0 205-41 279-115s116-175 116-279c0-105-42-205-116-280-74-74-175-116-279-116-105 0-205 42-279 116-74 75-116 175-116 280 0 104 42 205 116 279s174 115 279 115z">
            <text:p/>
          </draw:path>
          <draw:path draw:style-name="gr22" draw:text-style-name="P12" draw:layer="layout" svg:width="0.789cm" svg:height="0.789cm" svg:x="74.91cm" svg:y="40.556cm" svg:viewBox="0 0 790 790" svg:d="M395 790c105 0 205-41 279-115s116-175 116-279c0-105-42-205-116-279s-174-117-279-117-205 43-279 117-116 174-116 279c0 104 42 205 116 279s174 115 279 115z">
            <text:p/>
          </draw:path>
          <draw:path draw:style-name="gr22" draw:text-style-name="P12" draw:layer="layout" svg:width="0.789cm" svg:height="0.789cm" svg:x="70.689cm" svg:y="40.733cm" svg:viewBox="0 0 790 790" svg:d="M394 790c105 0 205-41 280-115 74-75 116-176 116-280 0-105-42-205-116-279-75-74-175-116-280-116-104 0-205 42-279 116s-115 174-115 279c0 104 41 205 115 280 74 74 175 115 279 115z">
            <text:p/>
          </draw:path>
          <draw:path draw:style-name="gr22" draw:text-style-name="P12" draw:layer="layout" svg:width="0.788cm" svg:height="0.789cm" svg:x="71.016cm" svg:y="39.843cm" svg:viewBox="0 0 789 790" svg:d="M395 790c105 0 205-41 279-116 74-74 115-175 115-279 0-105-41-205-115-279s-174-116-279-116c-106 0-206 42-280 116s-115 174-115 279c0 104 41 205 115 279 74 75 174 116 280 116z">
            <text:p/>
          </draw:path>
          <draw:path draw:style-name="gr22" draw:text-style-name="P12" draw:layer="layout" svg:width="0.788cm" svg:height="0.789cm" svg:x="74.104cm" svg:y="37.459cm" svg:viewBox="0 0 789 790" svg:d="M395 790c105 0 205-43 279-117s115-174 115-279c0-104-41-204-115-278s-174-116-279-116c-106 0-206 42-280 116s-115 174-115 278c0 105 41 205 115 279s174 117 280 117z">
            <text:p/>
          </draw:path>
          <draw:path draw:style-name="gr22" draw:text-style-name="P12" draw:layer="layout" svg:width="0.789cm" svg:height="0.788cm" svg:x="74.182cm" svg:y="41.543cm" svg:viewBox="0 0 790 789" svg:d="M396 789c104 0 205-41 279-115 74-75 115-175 115-280s-41-205-115-279-175-115-279-115c-105 0-206 41-280 115s-116 174-116 279 42 205 116 280c74 74 175 115 280 115z">
            <text:p/>
          </draw:path>
          <draw:path draw:style-name="gr22" draw:text-style-name="P12" draw:layer="layout" svg:width="0.789cm" svg:height="0.789cm" svg:x="73.678cm" svg:y="40.4cm" svg:viewBox="0 0 790 790" svg:d="M394 790c105 0 205-42 279-116s117-174 117-278c0-105-43-205-117-280-74-74-174-116-279-116-104 0-205 42-279 116-74 75-115 175-115 280 0 104 41 204 115 278s175 116 279 116z">
            <text:p/>
          </draw:path>
          <draw:path draw:style-name="gr22" draw:text-style-name="P12" draw:layer="layout" svg:width="0.789cm" svg:height="0.789cm" svg:x="73.496cm" svg:y="41.925cm" svg:viewBox="0 0 790 790" svg:d="M396 790c104 0 205-41 278-115 74-74 116-175 116-279 0-105-42-206-116-280-73-74-174-116-278-116-105 0-205 42-280 116-74 74-116 175-116 280 0 104 42 205 116 279 75 74 175 115 280 115z">
            <text:p/>
          </draw:path>
          <draw:path draw:style-name="gr22" draw:text-style-name="P12" draw:layer="layout" svg:width="0.789cm" svg:height="0.789cm" svg:x="72.179cm" svg:y="40.203cm" svg:viewBox="0 0 790 790" svg:d="M395 790c104 0 204-42 278-116 75-74 117-174 117-279s-42-206-117-280c-74-74-174-115-278-115-105 0-205 41-279 115s-116 175-116 280 42 205 116 279 174 116 279 116z">
            <text:p/>
          </draw:path>
          <draw:path draw:style-name="gr22" draw:text-style-name="P12" draw:layer="layout" svg:width="0.789cm" svg:height="0.789cm" svg:x="72.476cm" svg:y="39.806cm" svg:viewBox="0 0 790 790" svg:d="M395 790c105 0 206-43 280-117 74-73 115-174 115-278 0-105-41-205-115-279s-175-116-280-116-205 42-279 116-116 174-116 279c0 104 42 205 116 278 74 74 174 117 279 117z">
            <text:p/>
          </draw:path>
          <draw:path draw:style-name="gr22" draw:text-style-name="P12" draw:layer="layout" svg:width="0.789cm" svg:height="0.789cm" svg:x="71.484cm" svg:y="39.486cm" svg:viewBox="0 0 790 790" svg:d="M395 790c104 0 205-41 280-115 73-74 115-175 115-279 0-106-42-206-115-280-75-74-176-116-280-116-105 0-205 42-279 116s-116 174-116 280c0 104 42 205 116 279s174 115 279 115z">
            <text:p/>
          </draw:path>
          <draw:path draw:style-name="gr22" draw:text-style-name="P12" draw:layer="layout" svg:width="0.789cm" svg:height="0.789cm" svg:x="71.563cm" svg:y="42.237cm" svg:viewBox="0 0 790 790" svg:d="M394 790c105 0 206-42 280-117 74-74 116-174 116-278 0-105-42-205-116-279s-175-116-280-116c-104 0-205 42-279 116s-115 174-115 279c0 104 41 204 115 278 74 75 175 117 279 117z">
            <text:p/>
          </draw:path>
          <draw:path draw:style-name="gr22" draw:text-style-name="P12" draw:layer="layout" svg:width="0.789cm" svg:height="0.789cm" svg:x="72.801cm" svg:y="37.987cm" svg:viewBox="0 0 790 790" svg:d="M395 790c105 0 205-42 279-116s116-174 116-279c0-104-42-206-116-280s-174-115-279-115c-104 0-205 41-279 115-75 74-116 176-116 280 0 105 41 205 116 279 74 74 175 116 279 116z">
            <text:p/>
          </draw:path>
          <draw:path draw:style-name="gr22" draw:text-style-name="P12" draw:layer="layout" svg:width="0.789cm" svg:height="0.789cm" svg:x="75.276cm" svg:y="38.177cm" svg:viewBox="0 0 790 790" svg:d="M395 790c104 0 205-42 279-116s116-174 116-279c0-104-42-205-116-279s-175-116-279-116c-105 0-205 42-279 116s-116 175-116 279c0 105 42 205 116 279s174 116 279 116z">
            <text:p/>
          </draw:path>
          <draw:path draw:style-name="gr22" draw:text-style-name="P12" draw:layer="layout" svg:width="0.788cm" svg:height="0.788cm" svg:x="72.274cm" svg:y="41.634cm" svg:viewBox="0 0 789 789" svg:d="M394 789c105 0 205-41 280-115 74-74 115-175 115-280s-41-205-115-279c-75-74-175-115-280-115s-205 41-279 115-115 174-115 279 41 206 115 280 174 115 279 115z">
            <text:p/>
          </draw:path>
          <draw:path draw:style-name="gr22" draw:text-style-name="P12" draw:layer="layout" svg:width="0.789cm" svg:height="0.789cm" svg:x="75.93cm" svg:y="39.653cm" svg:viewBox="0 0 790 790" svg:d="M395 790c105 0 205-42 279-116s116-174 116-279c0-104-42-205-116-280-74-74-174-115-279-115-104 0-205 41-278 115-75 75-117 176-117 280 0 105 42 205 117 279 73 74 174 116 278 116z">
            <text:p/>
          </draw:path>
          <draw:path draw:style-name="gr22" draw:text-style-name="P12" draw:layer="layout" svg:width="0.789cm" svg:height="0.789cm" svg:x="72.823cm" svg:y="39.041cm" svg:viewBox="0 0 790 790" svg:d="M396 790c104 0 205-43 279-117s115-174 115-279c0-104-41-205-115-279s-175-115-279-115c-105 0-205 41-279 115-75 74-117 175-117 279 0 105 42 205 117 279 74 74 174 117 279 117z">
            <text:p/>
          </draw:path>
          <draw:path draw:style-name="gr22" draw:text-style-name="P12" draw:layer="layout" svg:width="0.789cm" svg:height="0.789cm" svg:x="73.22cm" svg:y="38.891cm" svg:viewBox="0 0 790 790" svg:d="M394 790c106 0 206-41 280-115s116-175 116-279c0-105-42-205-116-279-74-75-174-117-280-117-105 0-205 42-279 117-74 74-115 174-115 279 0 104 41 205 115 279s174 115 279 115z">
            <text:p/>
          </draw:path>
          <draw:path draw:style-name="gr22" draw:text-style-name="P12" draw:layer="layout" svg:width="0.789cm" svg:height="0.789cm" svg:x="74.713cm" svg:y="37.956cm" svg:viewBox="0 0 790 790" svg:d="M394 790c105 0 206-42 280-116 74-73 116-174 116-278 0-105-42-206-116-280s-175-116-280-116c-104 0-205 42-278 116-74 74-116 175-116 280 0 104 42 205 116 278 73 74 174 116 278 116z">
            <text:p/>
          </draw:path>
          <draw:polygon draw:style-name="gr22" draw:text-style-name="P12" draw:layer="layout" svg:width="0.789cm" svg:height="0.789cm" svg:x="64.426cm" svg:y="29.521cm" svg:viewBox="0 0 790 790" draw:points="394,0 0,790 790,790">
            <text:p/>
          </draw:polygon>
          <draw:polygon draw:style-name="gr22" draw:text-style-name="P12" draw:layer="layout" svg:width="0.789cm" svg:height="0.789cm" svg:x="66.781cm" svg:y="28.201cm" svg:viewBox="0 0 790 790" draw:points="394,0 0,790 790,790">
            <text:p/>
          </draw:polygon>
          <draw:polygon draw:style-name="gr22" draw:text-style-name="P12" draw:layer="layout" svg:width="0.789cm" svg:height="0.789cm" svg:x="66.334cm" svg:y="28.955cm" svg:viewBox="0 0 790 790" draw:points="396,0 0,790 790,790">
            <text:p/>
          </draw:polygon>
          <draw:polygon draw:style-name="gr22" draw:text-style-name="P12" draw:layer="layout" svg:width="0.789cm" svg:height="0.789cm" svg:x="68.061cm" svg:y="27.757cm" svg:viewBox="0 0 790 790" draw:points="395,0 0,790 790,790">
            <text:p/>
          </draw:polygon>
          <draw:polygon draw:style-name="gr22" draw:text-style-name="P12" draw:layer="layout" svg:width="0.789cm" svg:height="0.789cm" svg:x="66.98cm" svg:y="31.059cm" svg:viewBox="0 0 790 790" draw:points="396,0 0,790 790,790">
            <text:p/>
          </draw:polygon>
          <draw:polygon draw:style-name="gr22" draw:text-style-name="P12" draw:layer="layout" svg:width="0.789cm" svg:height="0.788cm" svg:x="67.947cm" svg:y="30.346cm" svg:viewBox="0 0 790 789" draw:points="396,0 0,789 790,789">
            <text:p/>
          </draw:polygon>
          <draw:polygon draw:style-name="gr22" draw:text-style-name="P12" draw:layer="layout" svg:width="0.789cm" svg:height="0.789cm" svg:x="65.562cm" svg:y="31.174cm" svg:viewBox="0 0 790 790" draw:points="396,0 0,790 790,790">
            <text:p/>
          </draw:polygon>
          <draw:polygon draw:style-name="gr22" draw:text-style-name="P12" draw:layer="layout" svg:width="0.789cm" svg:height="0.789cm" svg:x="66.141cm" svg:y="31.826cm" svg:viewBox="0 0 790 790" draw:points="394,0 0,790 790,790">
            <text:p/>
          </draw:polygon>
          <draw:polygon draw:style-name="gr22" draw:text-style-name="P12" draw:layer="layout" svg:width="0.789cm" svg:height="0.789cm" svg:x="69.214cm" svg:y="29.26cm" svg:viewBox="0 0 790 790" draw:points="394,0 0,790 790,790">
            <text:p/>
          </draw:polygon>
          <draw:polygon draw:style-name="gr22" draw:text-style-name="P12" draw:layer="layout" svg:width="0.789cm" svg:height="0.789cm" svg:x="68.221cm" svg:y="32.218cm" svg:viewBox="0 0 790 790" draw:points="395,0 0,790 790,790">
            <text:p/>
          </draw:polygon>
          <draw:polygon draw:style-name="gr22" draw:text-style-name="P12" draw:layer="layout" svg:width="0.788cm" svg:height="0.789cm" svg:x="66.237cm" svg:y="28.764cm" svg:viewBox="0 0 789 790" draw:points="395,0 0,790 789,790">
            <text:p/>
          </draw:polygon>
          <draw:polygon draw:style-name="gr22" draw:text-style-name="P12" draw:layer="layout" svg:width="0.789cm" svg:height="0.789cm" svg:x="67.507cm" svg:y="31.691cm" svg:viewBox="0 0 790 790" draw:points="394,0 0,790 790,790">
            <text:p/>
          </draw:polygon>
          <draw:polygon draw:style-name="gr22" draw:text-style-name="P12" draw:layer="layout" svg:width="0.788cm" svg:height="0.789cm" svg:x="64.789cm" svg:y="29.91cm" svg:viewBox="0 0 789 790" draw:points="395,0 0,790 789,790">
            <text:p/>
          </draw:polygon>
          <draw:polygon draw:style-name="gr22" draw:text-style-name="P12" draw:layer="layout" svg:width="0.789cm" svg:height="0.789cm" svg:x="64.568cm" svg:y="30.635cm" svg:viewBox="0 0 790 790" draw:points="394,0 0,790 790,790">
            <text:p/>
          </draw:polygon>
          <draw:polygon draw:style-name="gr22" draw:text-style-name="P12" draw:layer="layout" svg:width="0.789cm" svg:height="0.789cm" svg:x="68.824cm" svg:y="32.66cm" svg:viewBox="0 0 790 790" draw:points="395,0 0,790 790,790">
            <text:p/>
          </draw:polygon>
          <draw:polygon draw:style-name="gr22" draw:text-style-name="P12" draw:layer="layout" svg:width="0.789cm" svg:height="0.789cm" svg:x="67.118cm" svg:y="32.8cm" svg:viewBox="0 0 790 790" draw:points="395,0 0,790 790,790">
            <text:p/>
          </draw:polygon>
          <draw:polygon draw:style-name="gr22" draw:text-style-name="P12" draw:layer="layout" svg:width="0.789cm" svg:height="0.789cm" svg:x="66.829cm" svg:y="27.978cm" svg:viewBox="0 0 790 790" draw:points="394,0 0,790 790,790">
            <text:p/>
          </draw:polygon>
          <draw:polygon draw:style-name="gr22" draw:text-style-name="P12" draw:layer="layout" svg:width="0.789cm" svg:height="0.789cm" svg:x="65.559cm" svg:y="32.754cm" svg:viewBox="0 0 790 790" draw:points="395,0 0,790 790,790">
            <text:p/>
          </draw:polygon>
          <draw:polygon draw:style-name="gr22" draw:text-style-name="P12" draw:layer="layout" svg:width="0.789cm" svg:height="0.788cm" svg:x="65.475cm" svg:y="30.658cm" svg:viewBox="0 0 790 789" draw:points="395,0 0,789 790,789">
            <text:p/>
          </draw:polygon>
          <draw:polygon draw:style-name="gr22" draw:text-style-name="P12" draw:layer="layout" svg:width="0.789cm" svg:height="0.789cm" svg:x="67.977cm" svg:y="27.813cm" svg:viewBox="0 0 790 790" draw:points="396,0 0,790 790,790">
            <text:p/>
          </draw:polygon>
          <draw:polygon draw:style-name="gr22" draw:text-style-name="P12" draw:layer="layout" svg:width="0.789cm" svg:height="0.789cm" svg:x="69.11cm" svg:y="29.448cm" svg:viewBox="0 0 790 790" draw:points="395,0 0,790 790,790">
            <text:p/>
          </draw:polygon>
          <draw:polygon draw:style-name="gr22" draw:text-style-name="P12" draw:layer="layout" svg:width="0.789cm" svg:height="0.788cm" svg:x="67.859cm" svg:y="30.953cm" svg:viewBox="0 0 790 789" draw:points="396,0 0,789 790,789">
            <text:p/>
          </draw:polygon>
          <draw:polygon draw:style-name="gr22" draw:text-style-name="P12" draw:layer="layout" svg:width="0.789cm" svg:height="0.789cm" svg:x="66.254cm" svg:y="29.621cm" svg:viewBox="0 0 790 790" draw:points="395,0 0,790 790,790">
            <text:p/>
          </draw:polygon>
          <draw:polygon draw:style-name="gr22" draw:text-style-name="P12" draw:layer="layout" svg:width="0.789cm" svg:height="0.789cm" svg:x="68.671cm" svg:y="29.591cm" svg:viewBox="0 0 790 790" draw:points="396,0 0,790 790,790">
            <text:p/>
          </draw:polygon>
          <draw:polygon draw:style-name="gr22" draw:text-style-name="P12" draw:layer="layout" svg:width="0.789cm" svg:height="0.789cm" svg:x="68.071cm" svg:y="32.654cm" svg:viewBox="0 0 790 790" draw:points="395,0 0,790 790,790">
            <text:p/>
          </draw:polygon>
          <draw:path draw:style-name="gr23" draw:text-style-name="P13" draw:layer="layout" svg:width="0.788cm" svg:height="0.789cm" svg:x="85.74cm" svg:y="35.454cm" svg:viewBox="0 0 789 790" svg:d="M394 790c105 0 206-41 280-115s115-175 115-280-41-205-115-279-175-116-280-116-205 42-279 116-115 174-115 279 41 206 115 280 174 115 279 115z">
            <text:p/>
          </draw:path>
          <draw:path draw:style-name="gr23" draw:text-style-name="P13" draw:layer="layout" svg:width="0.789cm" svg:height="0.789cm" svg:x="86.152cm" svg:y="28.331cm" svg:viewBox="0 0 790 790" svg:d="M395 790c105 0 205-42 279-116s116-174 116-280c0-104-42-205-116-279s-174-115-279-115c-104 0-205 41-280 115-73 74-115 175-115 279 0 106 42 206 115 280 75 74 176 116 280 116z">
            <text:p/>
          </draw:path>
          <draw:path draw:style-name="gr23" draw:text-style-name="P13" draw:layer="layout" svg:width="0.789cm" svg:height="0.789cm" svg:x="86.149cm" svg:y="31.028cm" svg:viewBox="0 0 790 790" svg:d="M395 790c105 0 205-41 279-115s116-175 116-279c0-105-42-205-116-279-74-75-174-117-279-117-104 0-205 42-280 117-73 74-115 174-115 279 0 104 42 205 115 279 75 74 176 115 280 115z">
            <text:p/>
          </draw:path>
          <draw:path draw:style-name="gr23" draw:text-style-name="P13" draw:layer="layout" svg:width="0.789cm" svg:height="0.789cm" svg:x="84.61cm" svg:y="37.351cm" svg:viewBox="0 0 790 790" svg:d="M395 790c105 0 205-41 279-115s116-175 116-279c0-105-42-205-116-279-74-75-174-117-279-117-104 0-204 42-278 117-75 74-117 174-117 279 0 104 42 205 117 279 74 74 174 115 278 115z">
            <text:p/>
          </draw:path>
          <draw:path draw:style-name="gr23" draw:text-style-name="P13" draw:layer="layout" svg:width="0.789cm" svg:height="0.789cm" svg:x="88.176cm" svg:y="34.036cm" svg:viewBox="0 0 790 790" svg:d="M394 790c106 0 206-41 280-115s116-175 116-279c0-105-42-206-116-280s-174-116-280-116c-104 0-205 42-278 116-74 74-116 175-116 280 0 104 42 205 116 279 73 74 174 115 278 115z">
            <text:p/>
          </draw:path>
          <draw:path draw:style-name="gr23" draw:text-style-name="P13" draw:layer="layout" svg:width="0.789cm" svg:height="0.788cm" svg:x="90.775cm" svg:y="31.9cm" svg:viewBox="0 0 790 789" svg:d="M396 789c104 0 205-41 279-115s115-174 115-279-41-205-115-279-175-116-279-116c-105 0-206 42-280 116s-116 174-116 279 42 205 116 279 175 115 280 115z">
            <text:p/>
          </draw:path>
          <draw:path draw:style-name="gr23" draw:text-style-name="P13" draw:layer="layout" svg:width="0.789cm" svg:height="0.789cm" svg:x="85.287cm" svg:y="27.774cm" svg:viewBox="0 0 790 790" svg:d="M395 790c105 0 205-41 279-115s116-175 116-279c0-105-42-206-116-280s-174-116-279-116c-104 0-206 42-280 116-73 74-115 175-115 280 0 104 42 205 115 279 74 74 176 115 280 115z">
            <text:p/>
          </draw:path>
          <draw:path draw:style-name="gr23" draw:text-style-name="P13" draw:layer="layout" svg:width="0.789cm" svg:height="0.789cm" svg:x="86.912cm" svg:y="34.758cm" svg:viewBox="0 0 790 790" svg:d="M396 790c104 0 205-42 279-116s115-174 115-278c0-106-41-206-115-280s-175-116-279-116c-105 0-205 42-280 116-74 74-116 174-116 280 0 104 42 204 116 278 75 74 175 116 280 116z">
            <text:p/>
          </draw:path>
          <draw:path draw:style-name="gr23" draw:text-style-name="P13" draw:layer="layout" svg:width="0.788cm" svg:height="0.788cm" svg:x="89.435cm" svg:y="34.385cm" svg:viewBox="0 0 789 789" svg:d="M395 789c105 0 205-41 279-116 74-74 115-174 115-279s-41-205-115-279-174-115-279-115-205 41-279 115-116 174-116 279 42 205 116 279c74 75 174 116 279 116z">
            <text:p/>
          </draw:path>
          <draw:path draw:style-name="gr23" draw:text-style-name="P13" draw:layer="layout" svg:width="0.788cm" svg:height="0.788cm" svg:x="90.751cm" svg:y="29.851cm" svg:viewBox="0 0 789 789" svg:d="M395 789c105 0 205-41 279-115s115-174 115-280c0-105-41-205-115-279s-174-115-279-115-206 41-280 115-115 174-115 279c0 106 41 206 115 280s175 115 280 115z">
            <text:p/>
          </draw:path>
          <draw:path draw:style-name="gr23" draw:text-style-name="P13" draw:layer="layout" svg:width="0.789cm" svg:height="0.789cm" svg:x="83.471cm" svg:y="31.852cm" svg:viewBox="0 0 790 790" svg:d="M394 790c106 0 206-42 280-116s116-174 116-279c0-104-42-205-116-279-74-75-174-116-280-116-104 0-205 41-279 116-74 74-115 175-115 279 0 105 41 205 115 279s175 116 279 116z">
            <text:p/>
          </draw:path>
          <draw:path draw:style-name="gr23" draw:text-style-name="P13" draw:layer="layout" svg:width="0.789cm" svg:height="0.789cm" svg:x="84.905cm" svg:y="29.774cm" svg:viewBox="0 0 790 790" svg:d="M394 790c105 0 206-42 280-116s116-175 116-280c0-104-42-205-116-279s-175-115-280-115c-104 0-205 41-279 115s-115 175-115 279c0 105 41 206 115 280s175 116 279 116z">
            <text:p/>
          </draw:path>
          <draw:path draw:style-name="gr23" draw:text-style-name="P13" draw:layer="layout" svg:width="0.789cm" svg:height="0.789cm" svg:x="90.442cm" svg:y="35.159cm" svg:viewBox="0 0 790 790" svg:d="M394 790c105 0 206-41 280-116 74-74 116-175 116-279 0-105-42-205-116-279s-175-116-280-116c-104 0-204 42-278 116s-116 174-116 279c0 104 42 205 116 279 74 75 174 116 278 116z">
            <text:p/>
          </draw:path>
          <draw:path draw:style-name="gr23" draw:text-style-name="P13" draw:layer="layout" svg:width="0.789cm" svg:height="0.788cm" svg:x="84.653cm" svg:y="31.716cm" svg:viewBox="0 0 790 789" svg:d="M395 789c105 0 205-41 279-115s116-174 116-279-42-206-116-280-174-115-279-115c-104 0-205 41-278 115-75 74-117 175-117 280s42 205 117 279c73 74 174 115 278 115z">
            <text:p/>
          </draw:path>
          <draw:path draw:style-name="gr23" draw:text-style-name="P13" draw:layer="layout" svg:width="0.788cm" svg:height="0.788cm" svg:x="85.697cm" svg:y="38.707cm" svg:viewBox="0 0 789 789" svg:d="M394 789c105 0 206-41 280-115s115-174 115-279c0-106-41-206-115-280s-175-115-280-115-205 41-279 115-115 174-115 280c0 105 41 205 115 279s174 115 279 115z">
            <text:p/>
          </draw:path>
          <draw:path draw:style-name="gr23" draw:text-style-name="P13" draw:layer="layout" svg:width="0.789cm" svg:height="0.788cm" svg:x="88.701cm" svg:y="33.193cm" svg:viewBox="0 0 790 789" svg:d="M394 789c105 0 205-41 279-115 75-74 117-174 117-279 0-106-42-206-117-280-74-74-174-115-279-115-104 0-205 41-279 115s-115 174-115 280c0 105 41 205 115 279s175 115 279 115z">
            <text:p/>
          </draw:path>
          <draw:path draw:style-name="gr23" draw:text-style-name="P13" draw:layer="layout" svg:width="0.789cm" svg:height="0.788cm" svg:x="94.11cm" svg:y="32.45cm" svg:viewBox="0 0 790 789" svg:d="M395 789c105 0 205-41 279-115s116-174 116-279-42-206-116-280-174-115-279-115c-104 0-205 41-279 115-75 74-116 175-116 280s41 205 116 279c74 74 175 115 279 115z">
            <text:p/>
          </draw:path>
          <draw:path draw:style-name="gr23" draw:text-style-name="P13" draw:layer="layout" svg:width="0.789cm" svg:height="0.789cm" svg:x="87.83cm" svg:y="29.634cm" svg:viewBox="0 0 790 790" svg:d="M396 790c104 0 205-42 279-117 74-74 115-174 115-279 0-104-41-205-115-278-74-74-175-116-279-116-105 0-205 42-279 116-74 73-117 174-117 278 0 105 43 205 117 279 74 75 174 117 279 117z">
            <text:p/>
          </draw:path>
          <draw:path draw:style-name="gr23" draw:text-style-name="P13" draw:layer="layout" svg:width="0.788cm" svg:height="0.789cm" svg:x="83.979cm" svg:y="33.847cm" svg:viewBox="0 0 789 790" svg:d="M394 790c105 0 205-42 279-116 75-74 116-174 116-280 0-104-41-205-116-278-74-74-174-116-279-116s-205 42-279 116c-74 73-115 174-115 278 0 106 41 206 115 280s174 116 279 116z">
            <text:p/>
          </draw:path>
          <draw:path draw:style-name="gr23" draw:text-style-name="P13" draw:layer="layout" svg:width="0.789cm" svg:height="0.789cm" svg:x="85.561cm" svg:y="31.002cm" svg:viewBox="0 0 790 790" svg:d="M395 790c104 0 205-41 279-115 75-74 116-175 116-279 0-105-41-205-116-280-74-74-175-116-279-116-105 0-205 42-279 116-74 75-116 175-116 280 0 104 42 205 116 279s174 115 279 115z">
            <text:p/>
          </draw:path>
          <draw:path draw:style-name="gr23" draw:text-style-name="P13" draw:layer="layout" svg:width="0.789cm" svg:height="0.789cm" svg:x="92.145cm" svg:y="31.598cm" svg:viewBox="0 0 790 790" svg:d="M394 790c106 0 206-42 280-116s116-174 116-279-42-206-116-280-174-115-280-115c-104 0-205 41-279 115s-115 175-115 280 41 205 115 279 175 116 279 116z">
            <text:p/>
          </draw:path>
          <draw:path draw:style-name="gr23" draw:text-style-name="P13" draw:layer="layout" svg:width="0.789cm" svg:height="0.788cm" svg:x="89.719cm" svg:y="32.39cm" svg:viewBox="0 0 790 789" svg:d="M395 789c104 0 205-41 279-115s116-174 116-279c0-106-42-206-116-280s-175-115-279-115c-105 0-205 41-279 115s-116 174-116 280c0 105 42 205 116 279s174 115 279 115z">
            <text:p/>
          </draw:path>
          <draw:path draw:style-name="gr23" draw:text-style-name="P13" draw:layer="layout" svg:width="0.788cm" svg:height="0.789cm" svg:x="87.162cm" svg:y="36.102cm" svg:viewBox="0 0 789 790" svg:d="M394 790c105 0 205-41 279-115 75-74 116-176 116-280 0-105-41-205-116-279-74-74-174-116-279-116s-205 42-279 116-115 174-115 279c0 104 41 206 115 280s174 115 279 115z">
            <text:p/>
          </draw:path>
          <draw:path draw:style-name="gr23" draw:text-style-name="P13" draw:layer="layout" svg:width="0.789cm" svg:height="0.789cm" svg:x="86.027cm" svg:y="33.418cm" svg:viewBox="0 0 790 790" svg:d="M396 790c104 0 205-42 278-116 74-74 116-174 116-279 0-104-42-205-116-278-73-75-174-117-278-117-105 0-206 42-280 117-74 73-116 174-116 278 0 105 42 205 116 279s175 116 280 116z">
            <text:p/>
          </draw:path>
          <draw:path draw:style-name="gr23" draw:text-style-name="P13" draw:layer="layout" svg:width="0.789cm" svg:height="0.789cm" svg:x="85.857cm" svg:y="37.829cm" svg:viewBox="0 0 790 790" svg:d="M394 790c106 0 206-41 280-115s116-175 116-279c0-106-42-206-116-280s-174-116-280-116c-104 0-205 42-279 116s-115 174-115 280c0 104 41 205 115 279s175 115 279 115z">
            <text:p/>
          </draw:path>
          <draw:polygon draw:style-name="gr23" draw:text-style-name="P13" draw:layer="layout" svg:width="0.789cm" svg:height="0.788cm" svg:x="95.623cm" svg:y="42.039cm" svg:viewBox="0 0 790 789" draw:points="396,0 0,789 790,789">
            <text:p/>
          </draw:polygon>
          <draw:polygon draw:style-name="gr23" draw:text-style-name="P13" draw:layer="layout" svg:width="0.788cm" svg:height="0.789cm" svg:x="94.313cm" svg:y="41.802cm" svg:viewBox="0 0 789 790" draw:points="394,0 0,790 789,790">
            <text:p/>
          </draw:polygon>
          <draw:polygon draw:style-name="gr23" draw:text-style-name="P13" draw:layer="layout" svg:width="0.789cm" svg:height="0.789cm" svg:x="94.501cm" svg:y="35.898cm" svg:viewBox="0 0 790 790" draw:points="395,0 0,790 790,790">
            <text:p/>
          </draw:polygon>
          <draw:polygon draw:style-name="gr23" draw:text-style-name="P13" draw:layer="layout" svg:width="0.789cm" svg:height="0.789cm" svg:x="89.792cm" svg:y="37.556cm" svg:viewBox="0 0 790 790" draw:points="394,0 0,790 790,790">
            <text:p/>
          </draw:polygon>
          <draw:polygon draw:style-name="gr23" draw:text-style-name="P13" draw:layer="layout" svg:width="0.789cm" svg:height="0.789cm" svg:x="91.144cm" svg:y="40.999cm" svg:viewBox="0 0 790 790" draw:points="395,0 0,790 790,790">
            <text:p/>
          </draw:polygon>
          <draw:polygon draw:style-name="gr23" draw:text-style-name="P13" draw:layer="layout" svg:width="0.789cm" svg:height="0.789cm" svg:x="93.347cm" svg:y="39.17cm" svg:viewBox="0 0 790 790" draw:points="396,0 0,790 790,790">
            <text:p/>
          </draw:polygon>
          <draw:polygon draw:style-name="gr23" draw:text-style-name="P13" draw:layer="layout" svg:width="0.789cm" svg:height="0.789cm" svg:x="97.361cm" svg:y="38.747cm" svg:viewBox="0 0 790 790" draw:points="394,0 0,790 790,790">
            <text:p/>
          </draw:polygon>
          <draw:polygon draw:style-name="gr23" draw:text-style-name="P13" draw:layer="layout" svg:width="0.789cm" svg:height="0.789cm" svg:x="91.095cm" svg:y="37.715cm" svg:viewBox="0 0 790 790" draw:points="394,0 0,790 790,790">
            <text:p/>
          </draw:polygon>
          <draw:polygon draw:style-name="gr23" draw:text-style-name="P13" draw:layer="layout" svg:width="0.789cm" svg:height="0.789cm" svg:x="94.329cm" svg:y="39.157cm" svg:viewBox="0 0 790 790" draw:points="395,0 0,790 790,790">
            <text:p/>
          </draw:polygon>
          <draw:polygon draw:style-name="gr23" draw:text-style-name="P13" draw:layer="layout" svg:width="0.788cm" svg:height="0.789cm" svg:x="95.61cm" svg:y="36.113cm" svg:viewBox="0 0 789 790" draw:points="395,0 0,790 789,790">
            <text:p/>
          </draw:polygon>
          <draw:polygon draw:style-name="gr23" draw:text-style-name="P13" draw:layer="layout" svg:width="0.789cm" svg:height="0.789cm" svg:x="93.777cm" svg:y="38.212cm" svg:viewBox="0 0 790 790" draw:points="395,0 0,790 790,790">
            <text:p/>
          </draw:polygon>
          <draw:polygon draw:style-name="gr23" draw:text-style-name="P13" draw:layer="layout" svg:width="0.789cm" svg:height="0.789cm" svg:x="94.974cm" svg:y="34.168cm" svg:viewBox="0 0 790 790" draw:points="395,0 0,790 790,790">
            <text:p/>
          </draw:polygon>
          <draw:polygon draw:style-name="gr23" draw:text-style-name="P13" draw:layer="layout" svg:width="0.789cm" svg:height="0.789cm" svg:x="92.478cm" svg:y="41.104cm" svg:viewBox="0 0 790 790" draw:points="395,0 0,790 790,790">
            <text:p/>
          </draw:polygon>
          <draw:polygon draw:style-name="gr23" draw:text-style-name="P13" draw:layer="layout" svg:width="0.789cm" svg:height="0.789cm" svg:x="93.495cm" svg:y="33.572cm" svg:viewBox="0 0 790 790" draw:points="395,0 0,790 790,790">
            <text:p/>
          </draw:polygon>
          <draw:polygon draw:style-name="gr23" draw:text-style-name="P13" draw:layer="layout" svg:width="0.789cm" svg:height="0.788cm" svg:x="95.322cm" svg:y="36.866cm" svg:viewBox="0 0 790 789" draw:points="395,0 0,789 790,789">
            <text:p/>
          </draw:polygon>
          <draw:polygon draw:style-name="gr23" draw:text-style-name="P13" draw:layer="layout" svg:width="0.788cm" svg:height="0.789cm" svg:x="87.936cm" svg:y="39.954cm" svg:viewBox="0 0 789 790" draw:points="394,0 0,790 789,790">
            <text:p/>
          </draw:polygon>
          <draw:polygon draw:style-name="gr23" draw:text-style-name="P13" draw:layer="layout" svg:width="0.789cm" svg:height="0.789cm" svg:x="96.168cm" svg:y="34.824cm" svg:viewBox="0 0 790 790" draw:points="396,0 0,790 790,790">
            <text:p/>
          </draw:polygon>
          <draw:polygon draw:style-name="gr23" draw:text-style-name="P13" draw:layer="layout" svg:width="0.789cm" svg:height="0.789cm" svg:x="97.612cm" svg:y="36.945cm" svg:viewBox="0 0 790 790" draw:points="395,0 0,790 790,790">
            <text:p/>
          </draw:polygon>
          <draw:polygon draw:style-name="gr23" draw:text-style-name="P13" draw:layer="layout" svg:width="0.789cm" svg:height="0.789cm" svg:x="91.095cm" svg:y="39.893cm" svg:viewBox="0 0 790 790" draw:points="394,0 0,790 790,790">
            <text:p/>
          </draw:polygon>
          <draw:polygon draw:style-name="gr23" draw:text-style-name="P13" draw:layer="layout" svg:width="0.789cm" svg:height="0.789cm" svg:x="93.218cm" svg:y="34.968cm" svg:viewBox="0 0 790 790" draw:points="396,0 0,790 790,790">
            <text:p/>
          </draw:polygon>
          <draw:polygon draw:style-name="gr23" draw:text-style-name="P13" draw:layer="layout" svg:width="0.789cm" svg:height="0.789cm" svg:x="89.606cm" svg:y="39.14cm" svg:viewBox="0 0 790 790" draw:points="395,0 0,790 790,790">
            <text:p/>
          </draw:polygon>
          <draw:polygon draw:style-name="gr23" draw:text-style-name="P13" draw:layer="layout" svg:width="0.789cm" svg:height="0.788cm" svg:x="96.018cm" svg:y="36.922cm" svg:viewBox="0 0 790 789" draw:points="394,0 0,789 790,789">
            <text:p/>
          </draw:polygon>
          <draw:polygon draw:style-name="gr23" draw:text-style-name="P13" draw:layer="layout" svg:width="0.789cm" svg:height="0.788cm" svg:x="91.497cm" svg:y="39.333cm" svg:viewBox="0 0 790 789" draw:points="396,0 0,789 790,789">
            <text:p/>
          </draw:polygon>
          <draw:polygon draw:style-name="gr23" draw:text-style-name="P13" draw:layer="layout" svg:width="0.789cm" svg:height="0.789cm" svg:x="93.727cm" svg:y="38.314cm" svg:viewBox="0 0 790 790" draw:points="395,0 0,790 790,790">
            <text:p/>
          </draw:polygon>
          <draw:polygon draw:style-name="gr23" draw:text-style-name="P13" draw:layer="layout" svg:width="0.789cm" svg:height="0.789cm" svg:x="95.237cm" svg:y="42.556cm" svg:viewBox="0 0 790 790" draw:points="394,0 0,790 790,790">
            <text:p/>
          </draw:polygon>
          <draw:custom-shape draw:style-name="gr24" draw:text-style-name="P14" draw:layer="layout" svg:width="16.813cm" svg:height="18cm" svg:x="1.375cm" svg:y="4.7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16.815cm" svg:height="18.009cm" svg:x="1.3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6.815cm" svg:height="18.009cm" svg:x="21.3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" draw:text-style-name="P5" draw:layer="layout" svg:width="0.789cm" svg:height="0.789cm" svg:x="32.399cm" svg:y="9.801cm" svg:viewBox="0 0 790 790" svg:d="M396 790c104 0 205-42 279-116s115-174 115-280c0-104-41-204-115-278s-175-116-279-116c-106 0-206 42-280 116s-116 174-116 278c0 106 42 206 116 280s174 116 280 116z">
            <text:p/>
          </draw:path>
          <draw:path draw:style-name="gr5" draw:text-style-name="P5" draw:layer="layout" svg:width="0.789cm" svg:height="0.789cm" svg:x="27.227cm" svg:y="7.08cm" svg:viewBox="0 0 790 790" svg:d="M394 790c105 0 205-41 279-115 75-74 117-175 117-279 0-105-42-205-117-279-74-74-174-117-279-117-104 0-205 43-279 117s-115 174-115 279c0 104 41 205 115 279s175 115 279 115z">
            <text:p/>
          </draw:path>
          <draw:path draw:style-name="gr5" draw:text-style-name="P5" draw:layer="layout" svg:width="0.789cm" svg:height="0.789cm" svg:x="30.892cm" svg:y="6.021cm" svg:viewBox="0 0 790 790" svg:d="M395 790c105 0 205-42 279-116s116-174 116-279c0-104-42-206-116-280s-174-115-279-115c-104 0-206 41-280 115s-115 176-115 280c0 105 41 205 115 279s176 116 280 116z">
            <text:p/>
          </draw:path>
          <draw:path draw:style-name="gr5" draw:text-style-name="P5" draw:layer="layout" svg:width="0.789cm" svg:height="0.789cm" svg:x="28.813cm" svg:y="10.35cm" svg:viewBox="0 0 790 790" svg:d="M394 790c105 0 205-41 279-116 75-74 117-175 117-279 0-105-42-205-117-279-74-74-174-116-279-116-104 0-205 42-279 116s-115 174-115 279c0 104 41 205 115 279 74 75 175 116 279 116z">
            <text:p/>
          </draw:path>
          <draw:path draw:style-name="gr5" draw:text-style-name="P5" draw:layer="layout" svg:width="0.789cm" svg:height="0.788cm" svg:x="31.686cm" svg:y="9.006cm" svg:viewBox="0 0 790 789" svg:d="M396 789c105 0 205-41 279-115s115-174 115-280c0-105-41-205-115-279s-174-115-279-115-206 41-280 115-116 174-116 279c0 106 42 206 116 280s175 115 280 115z">
            <text:p/>
          </draw:path>
          <draw:path draw:style-name="gr5" draw:text-style-name="P5" draw:layer="layout" svg:width="0.789cm" svg:height="0.789cm" svg:x="29.711cm" svg:y="10.927cm" svg:viewBox="0 0 790 790" svg:d="M395 790c104 0 205-41 280-115 74-74 115-175 115-279 0-105-41-205-115-279-75-75-176-117-280-117-105 0-205 42-279 117-74 74-116 174-116 279 0 104 42 205 116 279s174 115 279 115z">
            <text:p/>
          </draw:path>
          <draw:path draw:style-name="gr5" draw:text-style-name="P5" draw:layer="layout" svg:width="0.789cm" svg:height="0.788cm" svg:x="29.004cm" svg:y="6.872cm" svg:viewBox="0 0 790 789" svg:d="M394 789c105 0 206-41 280-115s116-174 116-279-42-206-116-280-175-115-280-115c-104 0-205 41-279 115s-115 175-115 280 41 205 115 279 175 115 279 115z">
            <text:p/>
          </draw:path>
          <draw:path draw:style-name="gr5" draw:text-style-name="P5" draw:layer="layout" svg:width="0.789cm" svg:height="0.789cm" svg:x="26.124cm" svg:y="9.438cm" svg:viewBox="0 0 790 790" svg:d="M396 790c104 0 205-42 279-116s115-174 115-278c0-105-41-205-115-279s-175-117-279-117c-105 0-206 43-280 117s-116 174-116 279c0 104 42 204 116 278s175 116 280 116z">
            <text:p/>
          </draw:path>
          <draw:path draw:style-name="gr5" draw:text-style-name="P5" draw:layer="layout" svg:width="0.788cm" svg:height="0.789cm" svg:x="29.262cm" svg:y="8.651cm" svg:viewBox="0 0 789 790" svg:d="M395 790c105 0 205-42 279-116s115-174 115-278c0-105-41-205-115-279s-174-117-279-117-206 43-280 117-115 174-115 279c0 104 41 204 115 278s175 116 280 116z">
            <text:p/>
          </draw:path>
          <draw:path draw:style-name="gr5" draw:text-style-name="P5" draw:layer="layout" svg:width="0.788cm" svg:height="0.789cm" svg:x="29.741cm" svg:y="7.225cm" svg:viewBox="0 0 789 790" svg:d="M394 790c105 0 206-42 280-116s115-175 115-279c0-105-41-205-115-279s-175-116-280-116-205 42-279 116-115 174-115 279c0 104 41 205 115 279s174 116 279 116z">
            <text:p/>
          </draw:path>
          <draw:path draw:style-name="gr5" draw:text-style-name="P5" draw:layer="layout" svg:width="0.789cm" svg:height="0.788cm" svg:x="27.635cm" svg:y="11.88cm" svg:viewBox="0 0 790 789" svg:d="M395 789c105 0 205-41 279-116 74-74 116-174 116-279s-42-205-116-279-174-115-279-115-206 41-280 115-115 174-115 279 41 205 115 279c74 75 175 116 280 116z">
            <text:p/>
          </draw:path>
          <draw:path draw:style-name="gr5" draw:text-style-name="P5" draw:layer="layout" svg:width="0.789cm" svg:height="0.789cm" svg:x="26.207cm" svg:y="11.18cm" svg:viewBox="0 0 790 790" svg:d="M396 790c104 0 205-42 278-116 74-75 116-175 116-280 0-104-42-205-116-279-73-74-174-115-278-115-105 0-206 41-280 115s-116 175-116 279c0 105 42 205 116 280 74 74 175 116 280 116z">
            <text:p/>
          </draw:path>
          <draw:path draw:style-name="gr5" draw:text-style-name="P5" draw:layer="layout" svg:width="0.789cm" svg:height="0.789cm" svg:x="27.314cm" svg:y="10.73cm" svg:viewBox="0 0 790 790" svg:d="M394 790c105 0 205-42 280-116 74-74 116-174 116-279s-42-206-116-280c-75-74-175-115-280-115-104 0-205 41-279 115s-115 175-115 280 41 205 115 279 175 116 279 116z">
            <text:p/>
          </draw:path>
          <draw:path draw:style-name="gr5" draw:text-style-name="P5" draw:layer="layout" svg:width="0.789cm" svg:height="0.788cm" svg:x="30.819cm" svg:y="7.315cm" svg:viewBox="0 0 790 789" svg:d="M396 789c104 0 205-41 279-115 73-74 115-175 115-280s-42-205-115-279c-74-74-175-115-279-115-106 0-206 41-280 115s-116 174-116 279 42 206 116 280 174 115 280 115z">
            <text:p/>
          </draw:path>
          <draw:path draw:style-name="gr5" draw:text-style-name="P5" draw:layer="layout" svg:width="0.789cm" svg:height="0.789cm" svg:x="27.144cm" svg:y="9.378cm" svg:viewBox="0 0 790 790" svg:d="M396 790c104 0 205-42 279-116s115-174 115-278c0-105-41-205-115-279-74-75-175-117-279-117-105 0-205 42-279 117-74 74-117 174-117 279 0 104 43 204 117 278s174 116 279 116z">
            <text:p/>
          </draw:path>
          <draw:path draw:style-name="gr5" draw:text-style-name="P5" draw:layer="layout" svg:width="0.789cm" svg:height="0.788cm" svg:x="30.417cm" svg:y="12.386cm" svg:viewBox="0 0 790 789" svg:d="M395 789c104 0 205-41 279-115 75-74 116-174 116-279s-41-206-116-280c-74-74-175-115-279-115-105 0-205 41-279 115s-116 175-116 280 42 205 116 279 174 115 279 115z">
            <text:p/>
          </draw:path>
          <draw:path draw:style-name="gr5" draw:text-style-name="P5" draw:layer="layout" svg:width="0.789cm" svg:height="0.789cm" svg:x="27.157cm" svg:y="13.157cm" svg:viewBox="0 0 790 790" svg:d="M396 790c104 0 205-41 279-115s115-175 115-279c0-105-41-206-115-280s-175-116-279-116c-105 0-205 42-279 116s-117 175-117 280c0 104 43 205 117 279s174 115 279 115z">
            <text:p/>
          </draw:path>
          <draw:path draw:style-name="gr5" draw:text-style-name="P5" draw:layer="layout" svg:width="0.789cm" svg:height="0.789cm" svg:x="29.498cm" svg:y="14.186cm" svg:viewBox="0 0 790 790" svg:d="M396 790c104 0 205-43 279-117 73-74 115-174 115-279 0-104-42-205-115-279-74-74-175-115-279-115-105 0-205 41-279 115-75 74-117 175-117 279 0 105 42 205 117 279 74 74 174 117 279 117z">
            <text:p/>
          </draw:path>
          <draw:path draw:style-name="gr5" draw:text-style-name="P5" draw:layer="layout" svg:width="0.789cm" svg:height="0.788cm" svg:x="29.414cm" svg:y="11.012cm" svg:viewBox="0 0 790 789" svg:d="M396 789c104 0 205-41 279-115s115-174 115-279-41-205-115-279-175-116-279-116c-105 0-205 42-280 116-74 74-116 174-116 279s42 205 116 279c75 74 175 115 280 115z">
            <text:p/>
          </draw:path>
          <draw:path draw:style-name="gr5" draw:text-style-name="P5" draw:layer="layout" svg:width="0.788cm" svg:height="0.789cm" svg:x="31.348cm" svg:y="8.553cm" svg:viewBox="0 0 789 790" svg:d="M394 790c105 0 206-42 280-116s115-174 115-279c0-104-41-205-115-279-74-75-175-116-280-116s-205 41-279 116c-74 74-115 175-115 279 0 105 41 205 115 279s174 116 279 116z">
            <text:p/>
          </draw:path>
          <draw:path draw:style-name="gr5" draw:text-style-name="P5" draw:layer="layout" svg:width="0.789cm" svg:height="0.788cm" svg:x="29.434cm" svg:y="12.776cm" svg:viewBox="0 0 790 789" svg:d="M396 789c104 0 205-41 279-115 74-75 115-175 115-280s-41-205-115-279-175-115-279-115c-105 0-205 41-279 115-75 74-117 174-117 279s42 205 117 280c74 74 174 115 279 115z">
            <text:p/>
          </draw:path>
          <draw:path draw:style-name="gr5" draw:text-style-name="P5" draw:layer="layout" svg:width="0.789cm" svg:height="0.788cm" svg:x="30.385cm" svg:y="11.401cm" svg:viewBox="0 0 790 789" svg:d="M395 789c104 0 205-41 279-115 75-74 116-174 116-280 0-105-41-205-116-279-74-74-175-115-279-115-105 0-205 41-279 115s-116 174-116 279c0 106 42 206 116 280s174 115 279 115z">
            <text:p/>
          </draw:path>
          <draw:path draw:style-name="gr5" draw:text-style-name="P5" draw:layer="layout" svg:width="0.789cm" svg:height="0.789cm" svg:x="30.845cm" svg:y="9.128cm" svg:viewBox="0 0 790 790" svg:d="M395 790c105 0 205-42 279-116s116-174 116-279-42-206-116-280-174-115-279-115c-104 0-205 41-279 115s-116 175-116 280 42 205 116 279 175 116 279 116z">
            <text:p/>
          </draw:path>
          <draw:path draw:style-name="gr5" draw:text-style-name="P5" draw:layer="layout" svg:width="0.788cm" svg:height="0.789cm" svg:x="27.954cm" svg:y="9.152cm" svg:viewBox="0 0 789 790" svg:d="M395 790c105 0 205-42 279-116s115-174 115-279-41-206-115-280-174-115-279-115-205 41-279 115-116 175-116 280 42 205 116 279 174 116 279 116z">
            <text:p/>
          </draw:path>
          <draw:path draw:style-name="gr5" draw:text-style-name="P5" draw:layer="layout" svg:width="0.789cm" svg:height="0.789cm" svg:x="31.386cm" svg:y="11.558cm" svg:viewBox="0 0 790 790" svg:d="M394 790c105 0 206-42 280-116s116-174 116-279c0-104-42-206-116-280s-175-115-280-115c-104 0-204 41-278 115s-116 176-116 280c0 105 42 205 116 279s174 116 278 116z">
            <text:p/>
          </draw:path>
          <draw:polygon draw:style-name="gr5" draw:text-style-name="P5" draw:layer="layout" svg:width="0.789cm" svg:height="0.789cm" svg:x="31.217cm" svg:y="14.087cm" svg:viewBox="0 0 790 790" draw:points="394,0 0,790 790,790">
            <text:p/>
          </draw:polygon>
          <draw:polygon draw:style-name="gr5" draw:text-style-name="P5" draw:layer="layout" svg:width="0.789cm" svg:height="0.789cm" svg:x="32.696cm" svg:y="13.94cm" svg:viewBox="0 0 790 790" draw:points="395,0 0,790 790,790">
            <text:p/>
          </draw:polygon>
          <draw:polygon draw:style-name="gr5" draw:text-style-name="P5" draw:layer="layout" svg:width="0.789cm" svg:height="0.789cm" svg:x="31.391cm" svg:y="19.68cm" svg:viewBox="0 0 790 790" draw:points="395,0 0,790 790,790">
            <text:p/>
          </draw:polygon>
          <draw:polygon draw:style-name="gr5" draw:text-style-name="P5" draw:layer="layout" svg:width="0.789cm" svg:height="0.789cm" svg:x="32.648cm" svg:y="16.843cm" svg:viewBox="0 0 790 790" draw:points="396,0 0,790 790,790">
            <text:p/>
          </draw:polygon>
          <draw:polygon draw:style-name="gr5" draw:text-style-name="P5" draw:layer="layout" svg:width="0.789cm" svg:height="0.789cm" svg:x="30.411cm" svg:y="18.635cm" svg:viewBox="0 0 790 790" draw:points="395,0 0,790 790,790">
            <text:p/>
          </draw:polygon>
          <draw:polygon draw:style-name="gr5" draw:text-style-name="P5" draw:layer="layout" svg:width="0.789cm" svg:height="0.789cm" svg:x="30.237cm" svg:y="17.407cm" svg:viewBox="0 0 790 790" draw:points="396,0 0,790 790,790">
            <text:p/>
          </draw:polygon>
          <draw:polygon draw:style-name="gr5" draw:text-style-name="P5" draw:layer="layout" svg:width="0.789cm" svg:height="0.789cm" svg:x="30.669cm" svg:y="14.81cm" svg:viewBox="0 0 790 790" draw:points="394,0 0,790 790,790">
            <text:p/>
          </draw:polygon>
          <draw:polygon draw:style-name="gr5" draw:text-style-name="P5" draw:layer="layout" svg:width="0.789cm" svg:height="0.789cm" svg:x="28.725cm" svg:y="17.99cm" svg:viewBox="0 0 790 790" draw:points="395,0 0,790 790,790">
            <text:p/>
          </draw:polygon>
          <draw:polygon draw:style-name="gr5" draw:text-style-name="P5" draw:layer="layout" svg:width="0.789cm" svg:height="0.788cm" svg:x="28.349cm" svg:y="18.495cm" svg:viewBox="0 0 790 789" draw:points="395,0 0,789 790,789">
            <text:p/>
          </draw:polygon>
          <draw:polygon draw:style-name="gr5" draw:text-style-name="P5" draw:layer="layout" svg:width="0.789cm" svg:height="0.789cm" svg:x="29.009cm" svg:y="20.465cm" svg:viewBox="0 0 790 790" draw:points="394,0 0,790 790,790">
            <text:p/>
          </draw:polygon>
          <draw:polygon draw:style-name="gr5" draw:text-style-name="P5" draw:layer="layout" svg:width="0.789cm" svg:height="0.789cm" svg:x="32.487cm" svg:y="16.345cm" svg:viewBox="0 0 790 790" draw:points="396,0 0,790 790,790">
            <text:p/>
          </draw:polygon>
          <draw:polygon draw:style-name="gr5" draw:text-style-name="P5" draw:layer="layout" svg:width="0.789cm" svg:height="0.789cm" svg:x="31.565cm" svg:y="19.973cm" svg:viewBox="0 0 790 790" draw:points="396,0 0,790 790,790">
            <text:p/>
          </draw:polygon>
          <draw:polygon draw:style-name="gr5" draw:text-style-name="P5" draw:layer="layout" svg:width="0.789cm" svg:height="0.789cm" svg:x="29.885cm" svg:y="19.227cm" svg:viewBox="0 0 790 790" draw:points="395,0 0,790 790,790">
            <text:p/>
          </draw:polygon>
          <draw:polygon draw:style-name="gr5" draw:text-style-name="P5" draw:layer="layout" svg:width="0.789cm" svg:height="0.789cm" svg:x="28.957cm" svg:y="19.131cm" svg:viewBox="0 0 790 790" draw:points="395,0 0,790 790,790">
            <text:p/>
          </draw:polygon>
          <draw:polygon draw:style-name="gr5" draw:text-style-name="P5" draw:layer="layout" svg:width="0.788cm" svg:height="0.789cm" svg:x="29.898cm" svg:y="17.926cm" svg:viewBox="0 0 789 790" draw:points="394,0 0,790 789,790">
            <text:p/>
          </draw:polygon>
          <draw:polygon draw:style-name="gr5" draw:text-style-name="P5" draw:layer="layout" svg:width="0.789cm" svg:height="0.789cm" svg:x="29.197cm" svg:y="20.837cm" svg:viewBox="0 0 790 790" draw:points="396,0 0,790 790,790">
            <text:p/>
          </draw:polygon>
          <draw:polygon draw:style-name="gr5" draw:text-style-name="P5" draw:layer="layout" svg:width="0.789cm" svg:height="0.789cm" svg:x="31.563cm" svg:y="15.448cm" svg:viewBox="0 0 790 790" draw:points="395,0 0,790 790,790">
            <text:p/>
          </draw:polygon>
          <draw:polygon draw:style-name="gr5" draw:text-style-name="P5" draw:layer="layout" svg:width="0.788cm" svg:height="0.789cm" svg:x="28.569cm" svg:y="15.87cm" svg:viewBox="0 0 789 790" draw:points="395,0 0,790 789,790">
            <text:p/>
          </draw:polygon>
          <draw:polygon draw:style-name="gr5" draw:text-style-name="P5" draw:layer="layout" svg:width="0.789cm" svg:height="0.789cm" svg:x="28.238cm" svg:y="17.196cm" svg:viewBox="0 0 790 790" draw:points="395,0 0,790 790,790">
            <text:p/>
          </draw:polygon>
          <draw:polygon draw:style-name="gr5" draw:text-style-name="P5" draw:layer="layout" svg:width="0.789cm" svg:height="0.789cm" svg:x="30.547cm" svg:y="14.967cm" svg:viewBox="0 0 790 790" draw:points="394,0 0,790 790,790">
            <text:p/>
          </draw:polygon>
          <draw:polygon draw:style-name="gr5" draw:text-style-name="P5" draw:layer="layout" svg:width="0.789cm" svg:height="0.789cm" svg:x="30.625cm" svg:y="15.92cm" svg:viewBox="0 0 790 790" draw:points="394,0 0,790 790,790">
            <text:p/>
          </draw:polygon>
          <draw:polygon draw:style-name="gr5" draw:text-style-name="P5" draw:layer="layout" svg:width="0.789cm" svg:height="0.789cm" svg:x="31.206cm" svg:y="18.221cm" svg:viewBox="0 0 790 790" draw:points="394,0 0,790 790,790">
            <text:p/>
          </draw:polygon>
          <draw:polygon draw:style-name="gr5" draw:text-style-name="P5" draw:layer="layout" svg:width="0.789cm" svg:height="0.789cm" svg:x="28.163cm" svg:y="18.77cm" svg:viewBox="0 0 790 790" draw:points="395,0 0,790 790,790">
            <text:p/>
          </draw:polygon>
          <draw:polygon draw:style-name="gr5" draw:text-style-name="P5" draw:layer="layout" svg:width="0.789cm" svg:height="0.789cm" svg:x="30.311cm" svg:y="20.09cm" svg:viewBox="0 0 790 790" draw:points="395,0 0,790 790,790">
            <text:p/>
          </draw:polygon>
          <draw:polygon draw:style-name="gr5" draw:text-style-name="P5" draw:layer="layout" svg:width="0.789cm" svg:height="0.789cm" svg:x="32.776cm" svg:y="19.757cm" svg:viewBox="0 0 790 790" draw:points="395,0 0,790 790,790">
            <text:p/>
          </draw:polygon>
          <draw:custom-shape draw:style-name="gr25" draw:text-style-name="P14" draw:layer="layout" svg:width="16.815cm" svg:height="18.009cm" svg:x="21.275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5" draw:layer="layout" svg:width="16.815cm" svg:height="18.009cm" svg:x="41.975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4" draw:layer="layout" svg:width="16.815cm" svg:height="18.009cm" svg:x="41.9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5" draw:layer="layout" svg:width="16.815cm" svg:height="18.009cm" svg:x="62.275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5" draw:layer="layout" svg:width="16.815cm" svg:height="18.009cm" svg:x="62.2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5" draw:layer="layout" svg:width="16.815cm" svg:height="18.009cm" svg:x="82.3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5" draw:layer="layout" svg:width="16.815cm" svg:height="18.009cm" svg:x="82.375cm" svg:y="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master-page3">
        <draw:g>
          <draw:path draw:style-name="gr13" draw:text-style-name="P9" draw:layer="layout" svg:width="0.789cm" svg:height="0.789cm" svg:x="2.385cm" svg:y="38.995cm" svg:viewBox="0 0 790 790" svg:d="M395 790c105 0 205-42 279-116s116-174 116-279c0-104-42-204-116-278s-174-117-279-117-206 43-280 117-115 174-115 278c0 105 41 205 115 279s175 116 280 116z">
            <text:p/>
          </draw:path>
          <draw:path draw:style-name="gr13" draw:text-style-name="P9" draw:layer="layout" svg:width="0.789cm" svg:height="0.788cm" svg:x="3.277cm" svg:y="39.938cm" svg:viewBox="0 0 790 789" svg:d="M395 789c105 0 205-41 279-115 74-75 116-175 116-280s-42-205-116-279-174-115-279-115c-104 0-206 41-280 115s-115 174-115 279 41 205 115 280c74 74 176 115 280 115z">
            <text:p/>
          </draw:path>
          <draw:path draw:style-name="gr13" draw:text-style-name="P9" draw:layer="layout" svg:width="0.789cm" svg:height="0.789cm" svg:x="3.149cm" svg:y="38.154cm" svg:viewBox="0 0 790 790" svg:d="M395 790c105 0 206-42 279-116 74-74 116-174 116-279 0-104-42-204-116-278-73-75-174-117-279-117s-205 42-279 117c-74 74-116 174-116 278 0 105 42 205 116 279s174 116 279 116z">
            <text:p/>
          </draw:path>
          <draw:path draw:style-name="gr13" draw:text-style-name="P9" draw:layer="layout" svg:width="0.789cm" svg:height="0.789cm" svg:x="3.26cm" svg:y="37.065cm" svg:viewBox="0 0 790 790" svg:d="M396 790c104 0 205-41 279-115s115-175 115-279c0-106-41-206-115-280s-175-116-279-116c-105 0-206 42-280 116s-116 174-116 280c0 104 42 205 116 279s175 115 280 115z">
            <text:p/>
          </draw:path>
          <draw:path draw:style-name="gr13" draw:text-style-name="P9" draw:layer="layout" svg:width="0.789cm" svg:height="0.789cm" svg:x="3.46cm" svg:y="39.21cm" svg:viewBox="0 0 790 790" svg:d="M396 790c104 0 205-42 279-116s115-175 115-279c0-105-41-205-115-279s-175-116-279-116c-105 0-205 42-279 116-75 74-117 174-117 279 0 104 42 205 117 279 74 74 174 116 279 116z">
            <text:p/>
          </draw:path>
          <draw:path draw:style-name="gr13" draw:text-style-name="P9" draw:layer="layout" svg:width="0.789cm" svg:height="0.789cm" svg:x="4.343cm" svg:y="38.459cm" svg:viewBox="0 0 790 790" svg:d="M394 790c105 0 205-42 279-116s117-175 117-280c0-104-43-205-117-279s-174-115-279-115c-104 0-204 41-278 115s-116 175-116 279c0 105 42 206 116 280s174 116 278 116z">
            <text:p/>
          </draw:path>
          <draw:path draw:style-name="gr13" draw:text-style-name="P9" draw:layer="layout" svg:width="0.789cm" svg:height="0.789cm" svg:x="5.184cm" svg:y="38.867cm" svg:viewBox="0 0 790 790" svg:d="M394 790c105 0 205-41 279-115 75-74 117-175 117-279 0-105-42-205-117-280-74-74-174-116-279-116-104 0-205 42-279 116-73 75-115 175-115 280 0 104 42 205 115 279 74 74 175 115 279 115z">
            <text:p/>
          </draw:path>
          <draw:path draw:style-name="gr13" draw:text-style-name="P9" draw:layer="layout" svg:width="0.789cm" svg:height="0.789cm" svg:x="4.173cm" svg:y="38.924cm" svg:viewBox="0 0 790 790" svg:d="M395 790c105 0 205-41 279-115s116-175 116-279c0-105-42-205-116-279-74-75-174-117-279-117-104 0-205 42-280 117-74 74-115 174-115 279 0 104 41 205 115 279 75 74 176 115 280 115z">
            <text:p/>
          </draw:path>
          <draw:path draw:style-name="gr13" draw:text-style-name="P9" draw:layer="layout" svg:width="0.789cm" svg:height="0.789cm" svg:x="4.458cm" svg:y="37.724cm" svg:viewBox="0 0 790 790" svg:d="M395 790c104 0 205-42 280-116 74-74 115-174 115-280 0-104-41-204-115-278-75-74-176-116-280-116-105 0-205 42-279 116s-116 174-116 278c0 106 42 206 116 280s174 116 279 116z">
            <text:p/>
          </draw:path>
          <draw:path draw:style-name="gr13" draw:text-style-name="P9" draw:layer="layout" svg:width="0.789cm" svg:height="0.789cm" svg:x="2.428cm" svg:y="38.833cm" svg:viewBox="0 0 790 790" svg:d="M395 790c105 0 205-41 279-115s116-175 116-279c0-105-42-205-116-280-74-74-174-116-279-116s-205 42-279 116c-74 75-116 175-116 280 0 104 42 205 116 279s174 115 279 115z">
            <text:p/>
          </draw:path>
          <draw:path draw:style-name="gr13" draw:text-style-name="P9" draw:layer="layout" svg:width="0.789cm" svg:height="0.788cm" svg:x="2.796cm" svg:y="38.687cm" svg:viewBox="0 0 790 789" svg:d="M394 789c105 0 205-41 279-115s117-174 117-279c0-106-43-206-117-280s-174-115-279-115c-104 0-205 41-279 115s-115 174-115 280c0 105 41 205 115 279s175 115 279 115z">
            <text:p/>
          </draw:path>
          <draw:path draw:style-name="gr13" draw:text-style-name="P9" draw:layer="layout" svg:width="0.789cm" svg:height="0.789cm" svg:x="2.016cm" svg:y="38.117cm" svg:viewBox="0 0 790 790" svg:d="M394 790c105 0 205-42 279-116 75-74 117-174 117-278 0-105-42-205-117-279-74-75-174-117-279-117-104 0-205 42-279 117-74 74-115 174-115 279 0 104 41 204 115 278s175 116 279 116z">
            <text:p/>
          </draw:path>
          <draw:path draw:style-name="gr13" draw:text-style-name="P9" draw:layer="layout" svg:width="0.789cm" svg:height="0.789cm" svg:x="4.191cm" svg:y="37.115cm" svg:viewBox="0 0 790 790" svg:d="M395 790c105 0 205-42 279-116s116-174 116-278c0-106-42-206-116-280s-174-116-279-116c-104 0-205 42-280 116-73 74-115 174-115 280 0 104 42 204 115 278 75 74 176 116 280 116z">
            <text:p/>
          </draw:path>
          <draw:path draw:style-name="gr13" draw:text-style-name="P9" draw:layer="layout" svg:width="0.789cm" svg:height="0.789cm" svg:x="2.921cm" svg:y="37.567cm" svg:viewBox="0 0 790 790" svg:d="M395 790c104 0 205-41 280-115 74-75 115-176 115-280 0-105-41-205-115-279-75-74-176-116-280-116-105 0-205 42-279 116s-116 174-116 279c0 104 42 205 116 280 74 74 174 115 279 115z">
            <text:p/>
          </draw:path>
          <draw:path draw:style-name="gr13" draw:text-style-name="P9" draw:layer="layout" svg:width="0.788cm" svg:height="0.789cm" svg:x="4.527cm" svg:y="39.295cm" svg:viewBox="0 0 789 790" svg:d="M394 790c105 0 206-42 280-116s115-174 115-279-41-205-115-279-175-116-280-116-205 42-279 116-115 174-115 279 41 205 115 279 174 116 279 116z">
            <text:p/>
          </draw:path>
          <draw:path draw:style-name="gr13" draw:text-style-name="P9" draw:layer="layout" svg:width="0.789cm" svg:height="0.789cm" svg:x="4.166cm" svg:y="39.521cm" svg:viewBox="0 0 790 790" svg:d="M395 790c105 0 205-41 279-115s116-175 116-279c0-105-42-206-116-280s-174-116-279-116c-104 0-205 42-280 116-74 74-115 175-115 280 0 104 41 205 115 279 75 74 176 115 280 115z">
            <text:p/>
          </draw:path>
          <draw:path draw:style-name="gr13" draw:text-style-name="P9" draw:layer="layout" svg:width="0.789cm" svg:height="0.789cm" svg:x="5.03cm" svg:y="38.48cm" svg:viewBox="0 0 790 790" svg:d="M396 790c104 0 205-42 279-116s115-175 115-280c0-104-41-205-115-279-74-73-175-115-279-115-105 0-205 42-279 115-75 74-117 175-117 279 0 105 42 206 117 280 74 74 174 116 279 116z">
            <text:p/>
          </draw:path>
          <draw:path draw:style-name="gr13" draw:text-style-name="P9" draw:layer="layout" svg:width="0.789cm" svg:height="0.788cm" svg:x="4.407cm" svg:y="38.736cm" svg:viewBox="0 0 790 789" svg:d="M395 789c104 0 205-41 279-115 75-74 116-174 116-279s-41-206-116-280c-74-74-175-115-279-115-105 0-205 41-279 115s-116 175-116 280 42 205 116 279 174 115 279 115z">
            <text:p/>
          </draw:path>
          <draw:path draw:style-name="gr13" draw:text-style-name="P9" draw:layer="layout" svg:width="0.788cm" svg:height="0.788cm" svg:x="5.33cm" svg:y="37.771cm" svg:viewBox="0 0 789 789" svg:d="M394 789c105 0 206-41 280-115s115-174 115-280c0-105-41-205-115-279s-175-115-280-115-205 41-279 115-115 174-115 279c0 106 41 206 115 280s174 115 279 115z">
            <text:p/>
          </draw:path>
          <draw:path draw:style-name="gr13" draw:text-style-name="P9" draw:layer="layout" svg:width="0.789cm" svg:height="0.789cm" svg:x="3.448cm" svg:y="37.423cm" svg:viewBox="0 0 790 790" svg:d="M395 790c105 0 205-42 279-116s116-174 116-278c0-105-42-205-116-279s-174-117-279-117c-104 0-205 43-279 117-75 74-116 174-116 279 0 104 41 204 116 278 74 74 175 116 279 116z">
            <text:p/>
          </draw:path>
          <draw:path draw:style-name="gr13" draw:text-style-name="P9" draw:layer="layout" svg:width="0.789cm" svg:height="0.789cm" svg:x="4.994cm" svg:y="38.268cm" svg:viewBox="0 0 790 790" svg:d="M396 790c104 0 205-41 279-116 74-74 115-174 115-279s-41-205-115-279-175-116-279-116c-105 0-205 42-280 116-74 74-116 174-116 279s42 205 116 279c75 75 175 116 280 116z">
            <text:p/>
          </draw:path>
          <draw:path draw:style-name="gr13" draw:text-style-name="P9" draw:layer="layout" svg:width="0.789cm" svg:height="0.788cm" svg:x="3.837cm" svg:y="37.409cm" svg:viewBox="0 0 790 789" svg:d="M394 789c106 0 206-41 280-115s116-174 116-279-42-205-116-279-174-116-280-116c-104 0-205 42-279 116s-115 174-115 279 41 205 115 279 175 115 279 115z">
            <text:p/>
          </draw:path>
          <draw:path draw:style-name="gr13" draw:text-style-name="P9" draw:layer="layout" svg:width="0.789cm" svg:height="0.789cm" svg:x="2.908cm" svg:y="37.924cm" svg:viewBox="0 0 790 790" svg:d="M395 790c104 0 205-42 280-116 74-74 115-174 115-279s-41-206-115-280c-75-74-176-115-280-115-105 0-205 41-279 115s-116 175-116 280 42 205 116 279 174 116 279 116z">
            <text:p/>
          </draw:path>
          <draw:path draw:style-name="gr13" draw:text-style-name="P9" draw:layer="layout" svg:width="0.789cm" svg:height="0.788cm" svg:x="4.905cm" svg:y="38.827cm" svg:viewBox="0 0 790 789" svg:d="M396 789c105 0 205-41 279-115s115-174 115-279-41-205-115-280c-74-74-174-115-279-115s-206 41-280 115c-74 75-116 175-116 280s42 205 116 279 175 115 280 115z">
            <text:p/>
          </draw:path>
          <draw:path draw:style-name="gr13" draw:text-style-name="P9" draw:layer="layout" svg:width="0.789cm" svg:height="0.789cm" svg:x="3.231cm" svg:y="39.989cm" svg:viewBox="0 0 790 790" svg:d="M395 790c105 0 205-42 279-115 74-74 116-176 116-280 0-105-42-205-116-279s-174-116-279-116-206 42-280 116-115 174-115 279c0 104 41 206 115 280 74 73 175 115 280 115z">
            <text:p/>
          </draw:path>
          <draw:polygon draw:style-name="gr13" draw:text-style-name="P9" draw:layer="layout" svg:width="0.789cm" svg:height="0.789cm" svg:x="13.812cm" svg:y="31.885cm" svg:viewBox="0 0 790 790" draw:points="394,0 0,790 790,790">
            <text:p/>
          </draw:polygon>
          <draw:polygon draw:style-name="gr13" draw:text-style-name="P9" draw:layer="layout" svg:width="0.789cm" svg:height="0.789cm" svg:x="15.856cm" svg:y="32.038cm" svg:viewBox="0 0 790 790" draw:points="395,0 0,790 790,790">
            <text:p/>
          </draw:polygon>
          <draw:polygon draw:style-name="gr13" draw:text-style-name="P9" draw:layer="layout" svg:width="0.789cm" svg:height="0.789cm" svg:x="14.454cm" svg:y="31.563cm" svg:viewBox="0 0 790 790" draw:points="395,0 0,790 790,790">
            <text:p/>
          </draw:polygon>
          <draw:polygon draw:style-name="gr13" draw:text-style-name="P9" draw:layer="layout" svg:width="0.789cm" svg:height="0.789cm" svg:x="14.922cm" svg:y="30.92cm" svg:viewBox="0 0 790 790" draw:points="395,0 0,790 790,790">
            <text:p/>
          </draw:polygon>
          <draw:polygon draw:style-name="gr13" draw:text-style-name="P9" draw:layer="layout" svg:width="0.789cm" svg:height="0.789cm" svg:x="15.799cm" svg:y="31.831cm" svg:viewBox="0 0 790 790" draw:points="395,0 0,790 790,790">
            <text:p/>
          </draw:polygon>
          <draw:polygon draw:style-name="gr13" draw:text-style-name="P9" draw:layer="layout" svg:width="0.789cm" svg:height="0.789cm" svg:x="14.667cm" svg:y="30.89cm" svg:viewBox="0 0 790 790" draw:points="395,0 0,790 790,790">
            <text:p/>
          </draw:polygon>
          <draw:polygon draw:style-name="gr13" draw:text-style-name="P9" draw:layer="layout" svg:width="0.789cm" svg:height="0.788cm" svg:x="14.043cm" svg:y="31.001cm" svg:viewBox="0 0 790 789" draw:points="394,0 0,789 790,789">
            <text:p/>
          </draw:polygon>
          <draw:polygon draw:style-name="gr13" draw:text-style-name="P9" draw:layer="layout" svg:width="0.788cm" svg:height="0.789cm" svg:x="15.009cm" svg:y="32.627cm" svg:viewBox="0 0 789 790" draw:points="395,0 0,790 789,790">
            <text:p/>
          </draw:polygon>
          <draw:polygon draw:style-name="gr13" draw:text-style-name="P9" draw:layer="layout" svg:width="0.789cm" svg:height="0.789cm" svg:x="15.627cm" svg:y="30.341cm" svg:viewBox="0 0 790 790" draw:points="394,0 0,790 790,790">
            <text:p/>
          </draw:polygon>
          <draw:polygon draw:style-name="gr13" draw:text-style-name="P9" draw:layer="layout" svg:width="0.788cm" svg:height="0.789cm" svg:x="14.345cm" svg:y="32.259cm" svg:viewBox="0 0 789 790" draw:points="395,0 0,790 789,790">
            <text:p/>
          </draw:polygon>
          <draw:polygon draw:style-name="gr13" draw:text-style-name="P9" draw:layer="layout" svg:width="0.789cm" svg:height="0.789cm" svg:x="14.505cm" svg:y="30.44cm" svg:viewBox="0 0 790 790" draw:points="395,0 0,790 790,790">
            <text:p/>
          </draw:polygon>
          <draw:polygon draw:style-name="gr13" draw:text-style-name="P9" draw:layer="layout" svg:width="0.789cm" svg:height="0.788cm" svg:x="14.603cm" svg:y="32.385cm" svg:viewBox="0 0 790 789" draw:points="395,0 0,789 790,789">
            <text:p/>
          </draw:polygon>
          <draw:polygon draw:style-name="gr13" draw:text-style-name="P9" draw:layer="layout" svg:width="0.789cm" svg:height="0.789cm" svg:x="12.764cm" svg:y="31.737cm" svg:viewBox="0 0 790 790" draw:points="395,0 0,790 790,790">
            <text:p/>
          </draw:polygon>
          <draw:polygon draw:style-name="gr13" draw:text-style-name="P9" draw:layer="layout" svg:width="0.789cm" svg:height="0.789cm" svg:x="14.931cm" svg:y="30.468cm" svg:viewBox="0 0 790 790" draw:points="394,0 0,790 790,790">
            <text:p/>
          </draw:polygon>
          <draw:polygon draw:style-name="gr13" draw:text-style-name="P9" draw:layer="layout" svg:width="0.789cm" svg:height="0.789cm" svg:x="15.326cm" svg:y="32.244cm" svg:viewBox="0 0 790 790" draw:points="395,0 0,790 790,790">
            <text:p/>
          </draw:polygon>
          <draw:polygon draw:style-name="gr13" draw:text-style-name="P9" draw:layer="layout" svg:width="0.789cm" svg:height="0.789cm" svg:x="16.157cm" svg:y="31.736cm" svg:viewBox="0 0 790 790" draw:points="395,0 0,790 790,790">
            <text:p/>
          </draw:polygon>
          <draw:polygon draw:style-name="gr14" draw:text-style-name="P9" draw:layer="layout" svg:width="0.789cm" svg:height="0.789cm" svg:x="15.168cm" svg:y="32.337cm" svg:viewBox="0 0 790 790" draw:points="395,0 0,790 790,790">
            <text:p/>
          </draw:polygon>
          <draw:polygon draw:style-name="gr15" draw:text-style-name="P4" draw:layer="layout" svg:width="0.789cm" svg:height="0.789cm" svg:x="15.168cm" svg:y="32.337cm" svg:viewBox="0 0 790 790" draw:points="395,0 0,790 790,790">
            <text:p/>
          </draw:polygon>
          <draw:polygon draw:style-name="gr13" draw:text-style-name="P9" draw:layer="layout" svg:width="0.788cm" svg:height="0.788cm" svg:x="14.674cm" svg:y="31.952cm" svg:viewBox="0 0 789 789" draw:points="394,0 0,789 789,789">
            <text:p/>
          </draw:polygon>
          <draw:polygon draw:style-name="gr13" draw:text-style-name="P9" draw:layer="layout" svg:width="0.789cm" svg:height="0.788cm" svg:x="13.79cm" svg:y="31.332cm" svg:viewBox="0 0 790 789" draw:points="394,0 0,789 790,789">
            <text:p/>
          </draw:polygon>
          <draw:polygon draw:style-name="gr13" draw:text-style-name="P9" draw:layer="layout" svg:width="0.789cm" svg:height="0.788cm" svg:x="13.392cm" svg:y="31.211cm" svg:viewBox="0 0 790 789" draw:points="394,0 0,789 790,789">
            <text:p/>
          </draw:polygon>
          <draw:polygon draw:style-name="gr13" draw:text-style-name="P9" draw:layer="layout" svg:width="0.789cm" svg:height="0.789cm" svg:x="13.282cm" svg:y="30.945cm" svg:viewBox="0 0 790 790" draw:points="394,0 0,790 790,790">
            <text:p/>
          </draw:polygon>
          <draw:polygon draw:style-name="gr13" draw:text-style-name="P9" draw:layer="layout" svg:width="0.788cm" svg:height="0.789cm" svg:x="15.62cm" svg:y="32.626cm" svg:viewBox="0 0 789 790" draw:points="394,0 0,790 789,790">
            <text:p/>
          </draw:polygon>
          <draw:polygon draw:style-name="gr13" draw:text-style-name="P9" draw:layer="layout" svg:width="0.789cm" svg:height="0.789cm" svg:x="13.907cm" svg:y="32.277cm" svg:viewBox="0 0 790 790" draw:points="395,0 0,790 790,790">
            <text:p/>
          </draw:polygon>
          <draw:polygon draw:style-name="gr13" draw:text-style-name="P9" draw:layer="layout" svg:width="0.789cm" svg:height="0.789cm" svg:x="12.925cm" svg:y="31.617cm" svg:viewBox="0 0 790 790" draw:points="396,0 0,790 790,790">
            <text:p/>
          </draw:polygon>
          <draw:polygon draw:style-name="gr13" draw:text-style-name="P9" draw:layer="layout" svg:width="0.789cm" svg:height="0.789cm" svg:x="15.67cm" svg:y="31.026cm" svg:viewBox="0 0 790 790" draw:points="394,0 0,790 790,790">
            <text:p/>
          </draw:polygon>
          <draw:custom-shape draw:style-name="gr25" draw:text-style-name="P14" draw:layer="layout" svg:width="16.815cm" svg:height="18.009cm" svg:x="1.3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16" draw:text-style-name="P10" draw:layer="layout" svg:width="0.789cm" svg:height="0.789cm" svg:x="36.243cm" svg:y="34.861cm" svg:viewBox="0 0 790 790" svg:d="M395 790c104 0 206-42 280-116s115-174 115-279c0-104-41-206-115-280s-176-115-280-115c-105 0-205 41-279 115s-116 176-116 280c0 105 42 205 116 279s174 116 279 116z">
            <text:p/>
          </draw:path>
          <draw:path draw:style-name="gr16" draw:text-style-name="P10" draw:layer="layout" svg:width="0.789cm" svg:height="0.789cm" svg:x="36.226cm" svg:y="36.337cm" svg:viewBox="0 0 790 790" svg:d="M394 790c105 0 205-42 280-116 74-74 116-174 116-279 0-106-42-206-116-280-75-74-175-115-280-115-104 0-205 41-279 115s-115 174-115 280c0 105 41 205 115 279s175 116 279 116z">
            <text:p/>
          </draw:path>
          <draw:path draw:style-name="gr16" draw:text-style-name="P10" draw:layer="layout" svg:width="0.789cm" svg:height="0.788cm" svg:x="33.871cm" svg:y="34.549cm" svg:viewBox="0 0 790 789" svg:d="M395 789c104 0 205-41 280-115 74-74 115-175 115-280s-41-205-115-279c-75-74-176-115-280-115-105 0-205 41-279 115s-116 174-116 279 42 206 116 280 174 115 279 115z">
            <text:p/>
          </draw:path>
          <draw:path draw:style-name="gr16" draw:text-style-name="P10" draw:layer="layout" svg:width="0.788cm" svg:height="0.789cm" svg:x="36.055cm" svg:y="38.104cm" svg:viewBox="0 0 789 790" svg:d="M394 790c105 0 205-42 279-116s116-174 116-279c0-104-42-205-116-279-74-75-174-116-279-116s-205 41-279 116c-74 74-115 175-115 279 0 105 41 205 115 279s174 116 279 116z">
            <text:p/>
          </draw:path>
          <draw:path draw:style-name="gr16" draw:text-style-name="P10" draw:layer="layout" svg:width="0.789cm" svg:height="0.789cm" svg:x="32.487cm" svg:y="34.486cm" svg:viewBox="0 0 790 790" svg:d="M395 790c105 0 206-42 280-116 73-74 115-175 115-280 0-104-42-205-115-279-74-74-175-115-280-115s-205 41-279 115-116 175-116 279c0 105 42 206 116 280s174 116 279 116z">
            <text:p/>
          </draw:path>
          <draw:path draw:style-name="gr16" draw:text-style-name="P10" draw:layer="layout" svg:width="0.789cm" svg:height="0.789cm" svg:x="34.061cm" svg:y="38.378cm" svg:viewBox="0 0 790 790" svg:d="M394 790c106 0 206-41 280-115 74-75 116-176 116-280 0-105-42-205-116-279s-174-116-280-116c-104 0-205 42-279 116-73 74-115 174-115 279 0 104 42 205 115 280 74 74 175 115 279 115z">
            <text:p/>
          </draw:path>
          <draw:path draw:style-name="gr16" draw:text-style-name="P10" draw:layer="layout" svg:width="0.789cm" svg:height="0.789cm" svg:x="31.903cm" svg:y="36.872cm" svg:viewBox="0 0 790 790" svg:d="M395 790c105 0 205-41 279-115s116-176 116-280c0-105-42-205-116-279s-174-116-279-116c-104 0-206 42-280 116-73 74-115 174-115 279 0 104 42 206 115 280 74 74 176 115 280 115z">
            <text:p/>
          </draw:path>
          <draw:path draw:style-name="gr16" draw:text-style-name="P10" draw:layer="layout" svg:width="0.789cm" svg:height="0.789cm" svg:x="34.332cm" svg:y="36.666cm" svg:viewBox="0 0 790 790" svg:d="M396 790c104 0 204-43 278-117s116-174 116-279c0-104-42-205-116-279s-174-115-278-115c-105 0-205 41-280 115-74 74-116 175-116 279 0 105 42 205 116 279 75 74 175 117 280 117z">
            <text:p/>
          </draw:path>
          <draw:path draw:style-name="gr16" draw:text-style-name="P10" draw:layer="layout" svg:width="0.789cm" svg:height="0.789cm" svg:x="30.975cm" svg:y="34.804cm" svg:viewBox="0 0 790 790" svg:d="M396 790c104 0 205-42 279-116 74-73 115-174 115-278 0-105-41-206-115-280s-175-116-279-116c-106 0-206 42-280 116s-116 175-116 280c0 104 42 205 116 278 74 74 174 116 280 116z">
            <text:p/>
          </draw:path>
          <draw:path draw:style-name="gr16" draw:text-style-name="P10" draw:layer="layout" svg:width="0.788cm" svg:height="0.789cm" svg:x="32.917cm" svg:y="35.557cm" svg:viewBox="0 0 789 790" svg:d="M394 790c105 0 205-41 279-115s116-174 116-279c0-106-42-206-116-280s-174-116-279-116-205 42-279 116-115 174-115 280c0 105 41 205 115 279s174 115 279 115z">
            <text:p/>
          </draw:path>
          <draw:path draw:style-name="gr16" draw:text-style-name="P10" draw:layer="layout" svg:width="0.789cm" svg:height="0.789cm" svg:x="33.991cm" svg:y="33.464cm" svg:viewBox="0 0 790 790" svg:d="M394 790c106 0 206-41 280-115s116-175 116-279c0-105-42-205-116-279s-174-117-280-117c-104 0-205 43-279 117s-115 174-115 279c0 104 41 205 115 279s175 115 279 115z">
            <text:p/>
          </draw:path>
          <draw:path draw:style-name="gr16" draw:text-style-name="P10" draw:layer="layout" svg:width="0.789cm" svg:height="0.789cm" svg:x="33.275cm" svg:y="39.943cm" svg:viewBox="0 0 790 790" svg:d="M395 790c105 0 206-42 279-116 74-75 116-175 116-280 0-104-42-205-116-279-73-74-174-115-279-115s-205 41-279 115-116 175-116 279c0 105 42 205 116 280 74 74 174 116 279 116z">
            <text:p/>
          </draw:path>
          <draw:path draw:style-name="gr16" draw:text-style-name="P10" draw:layer="layout" svg:width="0.789cm" svg:height="0.789cm" svg:x="32.279cm" svg:y="35.408cm" svg:viewBox="0 0 790 790" svg:d="M395 790c104 0 205-41 280-115 74-74 115-175 115-280s-41-205-115-279c-75-74-176-116-280-116-105 0-205 42-279 116s-116 174-116 279 42 206 116 280 174 115 279 115z">
            <text:p/>
          </draw:path>
          <draw:path draw:style-name="gr16" draw:text-style-name="P10" draw:layer="layout" svg:width="0.789cm" svg:height="0.789cm" svg:x="34.999cm" svg:y="35.754cm" svg:viewBox="0 0 790 790" svg:d="M396 790c104 0 204-41 278-115s116-175 116-279c0-105-42-205-116-279-74-75-174-117-278-117-105 0-206 42-280 117-74 74-116 174-116 279 0 104 42 205 116 279s175 115 280 115z">
            <text:p/>
          </draw:path>
          <draw:path draw:style-name="gr16" draw:text-style-name="P10" draw:layer="layout" svg:width="0.788cm" svg:height="0.789cm" svg:x="32.272cm" svg:y="35.276cm" svg:viewBox="0 0 789 790" svg:d="M394 790c105 0 205-42 280-116 74-73 115-175 115-279 0-105-41-205-115-279-75-74-175-116-280-116s-205 42-279 116-115 174-115 279c0 104 41 206 115 279 74 74 174 116 279 116z">
            <text:p/>
          </draw:path>
          <draw:path draw:style-name="gr16" draw:text-style-name="P10" draw:layer="layout" svg:width="0.789cm" svg:height="0.789cm" svg:x="36.721cm" svg:y="37.666cm" svg:viewBox="0 0 790 790" svg:d="M395 790c105 0 205-41 279-115s116-176 116-280c0-105-42-205-116-279s-174-116-279-116c-104 0-204 42-279 116-74 74-116 174-116 279 0 104 42 206 116 280 75 74 175 115 279 115z">
            <text:p/>
          </draw:path>
          <draw:path draw:style-name="gr16" draw:text-style-name="P10" draw:layer="layout" svg:width="0.789cm" svg:height="0.789cm" svg:x="32.618cm" svg:y="39.351cm" svg:viewBox="0 0 790 790" svg:d="M396 790c104 0 205-42 278-116 74-74 116-174 116-280 0-104-42-205-116-279-73-73-174-115-278-115-105 0-206 42-280 115-74 74-116 175-116 279 0 106 42 206 116 280s175 116 280 116z">
            <text:p/>
          </draw:path>
          <draw:path draw:style-name="gr16" draw:text-style-name="P10" draw:layer="layout" svg:width="0.788cm" svg:height="0.789cm" svg:x="31.886cm" svg:y="34.281cm" svg:viewBox="0 0 789 790" svg:d="M395 790c105 0 205-43 279-117s115-174 115-278c0-105-41-205-115-279s-174-116-279-116-206 42-280 116-115 174-115 279c0 104 41 204 115 278s175 117 280 117z">
            <text:p/>
          </draw:path>
          <draw:path draw:style-name="gr16" draw:text-style-name="P10" draw:layer="layout" svg:width="0.789cm" svg:height="0.789cm" svg:x="31.706cm" svg:y="39.812cm" svg:viewBox="0 0 790 790" svg:d="M395 790c105 0 206-42 280-116s115-175 115-279c0-105-41-205-115-279s-175-116-280-116-205 42-279 116-116 174-116 279c0 104 42 205 116 279s174 116 279 116z">
            <text:p/>
          </draw:path>
          <draw:path draw:style-name="gr16" draw:text-style-name="P10" draw:layer="layout" svg:width="0.789cm" svg:height="0.789cm" svg:x="33.27cm" svg:y="39.188cm" svg:viewBox="0 0 790 790" svg:d="M394 790c106 0 206-42 280-116 74-75 116-175 116-279 0-105-42-205-116-279s-174-116-280-116c-104 0-204 42-278 116s-116 174-116 279c0 104 42 204 116 279 74 74 174 116 278 116z">
            <text:p/>
          </draw:path>
          <draw:path draw:style-name="gr16" draw:text-style-name="P10" draw:layer="layout" svg:width="0.789cm" svg:height="0.789cm" svg:x="32.035cm" svg:y="37.834cm" svg:viewBox="0 0 790 790" svg:d="M396 790c104 0 205-42 279-116s115-174 115-279-41-206-115-280-175-115-279-115c-105 0-205 41-279 115-75 74-117 175-117 280s42 205 117 279c74 74 174 116 279 116z">
            <text:p/>
          </draw:path>
          <draw:path draw:style-name="gr16" draw:text-style-name="P10" draw:layer="layout" svg:width="0.789cm" svg:height="0.789cm" svg:x="31.957cm" svg:y="40.182cm" svg:viewBox="0 0 790 790" svg:d="M395 790c105 0 205-42 279-116s116-174 116-280c0-104-42-205-116-279s-174-115-279-115c-104 0-205 41-280 115-74 74-115 175-115 279 0 106 41 206 115 280 75 74 176 116 280 116z">
            <text:p/>
          </draw:path>
          <draw:path draw:style-name="gr16" draw:text-style-name="P10" draw:layer="layout" svg:width="0.788cm" svg:height="0.789cm" svg:x="35.108cm" svg:y="37.288cm" svg:viewBox="0 0 789 790" svg:d="M395 790c105 0 205-42 279-116s115-174 115-279c0-104-41-205-115-280-74-74-174-115-279-115s-205 41-280 115c-74 75-115 176-115 280 0 105 41 205 115 279 75 74 175 116 280 116z">
            <text:p/>
          </draw:path>
          <draw:path draw:style-name="gr16" draw:text-style-name="P10" draw:layer="layout" svg:width="0.789cm" svg:height="0.789cm" svg:x="33.65cm" svg:y="36.934cm" svg:viewBox="0 0 790 790" svg:d="M396 790c104 0 205-41 278-115 74-74 116-175 116-280s-42-205-116-279c-73-74-174-116-278-116-105 0-205 42-279 116s-117 174-117 279 43 206 117 280 174 115 279 115z">
            <text:p/>
          </draw:path>
          <draw:path draw:style-name="gr16" draw:text-style-name="P10" draw:layer="layout" svg:width="0.788cm" svg:height="0.789cm" svg:x="32.195cm" svg:y="40.289cm" svg:viewBox="0 0 789 790" svg:d="M394 790c105 0 205-41 279-115 75-74 116-175 116-279 0-106-41-206-116-280-74-74-174-116-279-116s-205 42-279 116-115 174-115 280c0 104 41 205 115 279s174 115 279 115z">
            <text:p/>
          </draw:path>
          <draw:polygon draw:style-name="gr16" draw:text-style-name="P10" draw:layer="layout" svg:width="0.789cm" svg:height="0.789cm" svg:x="26.075cm" svg:y="30.094cm" svg:viewBox="0 0 790 790" draw:points="395,0 0,790 790,790">
            <text:p/>
          </draw:polygon>
          <draw:polygon draw:style-name="gr16" draw:text-style-name="P10" draw:layer="layout" svg:width="0.788cm" svg:height="0.788cm" svg:x="28.755cm" svg:y="32.699cm" svg:viewBox="0 0 789 789" draw:points="395,0 0,789 789,789">
            <text:p/>
          </draw:polygon>
          <draw:polygon draw:style-name="gr16" draw:text-style-name="P10" draw:layer="layout" svg:width="0.789cm" svg:height="0.789cm" svg:x="26.504cm" svg:y="32.213cm" svg:viewBox="0 0 790 790" draw:points="395,0 0,790 790,790">
            <text:p/>
          </draw:polygon>
          <draw:polygon draw:style-name="gr16" draw:text-style-name="P10" draw:layer="layout" svg:width="0.789cm" svg:height="0.789cm" svg:x="24.669cm" svg:y="30.041cm" svg:viewBox="0 0 790 790" draw:points="396,0 0,790 790,790">
            <text:p/>
          </draw:polygon>
          <draw:polygon draw:style-name="gr16" draw:text-style-name="P10" draw:layer="layout" svg:width="0.788cm" svg:height="0.789cm" svg:x="25.337cm" svg:y="33.402cm" svg:viewBox="0 0 789 790" draw:points="394,0 0,790 789,790">
            <text:p/>
          </draw:polygon>
          <draw:polygon draw:style-name="gr16" draw:text-style-name="P10" draw:layer="layout" svg:width="0.789cm" svg:height="0.789cm" svg:x="23.07cm" svg:y="32.001cm" svg:viewBox="0 0 790 790" draw:points="395,0 0,790 790,790">
            <text:p/>
          </draw:polygon>
          <draw:polygon draw:style-name="gr16" draw:text-style-name="P10" draw:layer="layout" svg:width="0.789cm" svg:height="0.789cm" svg:x="26.09cm" svg:y="33.108cm" svg:viewBox="0 0 790 790" draw:points="394,0 0,790 790,790">
            <text:p/>
          </draw:polygon>
          <draw:polygon draw:style-name="gr16" draw:text-style-name="P10" draw:layer="layout" svg:width="0.789cm" svg:height="0.789cm" svg:x="23.427cm" svg:y="33.81cm" svg:viewBox="0 0 790 790" draw:points="396,0 0,790 790,790">
            <text:p/>
          </draw:polygon>
          <draw:polygon draw:style-name="gr17" draw:text-style-name="P10" draw:layer="layout" svg:width="0.788cm" svg:height="0.789cm" svg:x="22.58cm" svg:y="33.591cm" svg:viewBox="0 0 789 790" draw:points="395,0 0,790 789,790">
            <text:p/>
          </draw:polygon>
          <draw:polygon draw:style-name="gr18" draw:text-style-name="P4" draw:layer="layout" svg:width="0.788cm" svg:height="0.789cm" svg:x="22.58cm" svg:y="33.591cm" svg:viewBox="0 0 789 790" draw:points="395,0 0,790 789,790">
            <text:p/>
          </draw:polygon>
          <draw:polygon draw:style-name="gr16" draw:text-style-name="P10" draw:layer="layout" svg:width="0.788cm" svg:height="0.789cm" svg:x="27.308cm" svg:y="32.237cm" svg:viewBox="0 0 789 790" draw:points="395,0 0,790 789,790">
            <text:p/>
          </draw:polygon>
          <draw:polygon draw:style-name="gr16" draw:text-style-name="P10" draw:layer="layout" svg:width="0.789cm" svg:height="0.789cm" svg:x="23.154cm" svg:y="31.021cm" svg:viewBox="0 0 790 790" draw:points="396,0 0,790 790,790">
            <text:p/>
          </draw:polygon>
          <draw:polygon draw:style-name="gr16" draw:text-style-name="P10" draw:layer="layout" svg:width="0.789cm" svg:height="0.789cm" svg:x="24.546cm" svg:y="35.303cm" svg:viewBox="0 0 790 790" draw:points="395,0 0,790 790,790">
            <text:p/>
          </draw:polygon>
          <draw:polygon draw:style-name="gr16" draw:text-style-name="P10" draw:layer="layout" svg:width="0.789cm" svg:height="0.789cm" svg:x="25.278cm" svg:y="33.733cm" svg:viewBox="0 0 790 790" draw:points="395,0 0,790 790,790">
            <text:p/>
          </draw:polygon>
          <draw:polygon draw:style-name="gr17" draw:text-style-name="P10" draw:layer="layout" svg:width="0.788cm" svg:height="0.789cm" svg:x="24.98cm" svg:y="32.971cm" svg:viewBox="0 0 789 790" draw:points="395,0 0,790 789,790">
            <text:p/>
          </draw:polygon>
          <draw:polygon draw:style-name="gr18" draw:text-style-name="P4" draw:layer="layout" svg:width="0.788cm" svg:height="0.789cm" svg:x="24.98cm" svg:y="32.971cm" svg:viewBox="0 0 789 790" draw:points="395,0 0,790 789,790">
            <text:p/>
          </draw:polygon>
          <draw:polygon draw:style-name="gr16" draw:text-style-name="P10" draw:layer="layout" svg:width="0.789cm" svg:height="0.789cm" svg:x="28.225cm" svg:y="32.209cm" svg:viewBox="0 0 790 790" draw:points="394,0 0,790 790,790">
            <text:p/>
          </draw:polygon>
          <draw:polygon draw:style-name="gr16" draw:text-style-name="P10" draw:layer="layout" svg:width="0.789cm" svg:height="0.789cm" svg:x="26.864cm" svg:y="34.66cm" svg:viewBox="0 0 790 790" draw:points="395,0 0,790 790,790">
            <text:p/>
          </draw:polygon>
          <draw:polygon draw:style-name="gr16" draw:text-style-name="P10" draw:layer="layout" svg:width="0.789cm" svg:height="0.789cm" svg:x="23.949cm" svg:y="31.104cm" svg:viewBox="0 0 790 790" draw:points="395,0 0,790 790,790">
            <text:p/>
          </draw:polygon>
          <draw:polygon draw:style-name="gr16" draw:text-style-name="P10" draw:layer="layout" svg:width="0.789cm" svg:height="0.789cm" svg:x="24.528cm" svg:y="35.435cm" svg:viewBox="0 0 790 790" draw:points="394,0 0,790 790,790">
            <text:p/>
          </draw:polygon>
          <draw:polygon draw:style-name="gr16" draw:text-style-name="P10" draw:layer="layout" svg:width="0.789cm" svg:height="0.789cm" svg:x="25.995cm" svg:y="35.417cm" svg:viewBox="0 0 790 790" draw:points="394,0 0,790 790,790">
            <text:p/>
          </draw:polygon>
          <draw:polygon draw:style-name="gr16" draw:text-style-name="P10" draw:layer="layout" svg:width="0.789cm" svg:height="0.788cm" svg:x="24.258cm" svg:y="32.905cm" svg:viewBox="0 0 790 789" draw:points="394,0 0,789 790,789">
            <text:p/>
          </draw:polygon>
          <draw:polygon draw:style-name="gr16" draw:text-style-name="P10" draw:layer="layout" svg:width="0.789cm" svg:height="0.789cm" svg:x="27.935cm" svg:y="31.928cm" svg:viewBox="0 0 790 790" draw:points="396,0 0,790 790,790">
            <text:p/>
          </draw:polygon>
          <draw:polygon draw:style-name="gr16" draw:text-style-name="P10" draw:layer="layout" svg:width="0.789cm" svg:height="0.789cm" svg:x="25.483cm" svg:y="34.861cm" svg:viewBox="0 0 790 790" draw:points="396,0 0,790 790,790">
            <text:p/>
          </draw:polygon>
          <draw:polygon draw:style-name="gr16" draw:text-style-name="P10" draw:layer="layout" svg:width="0.789cm" svg:height="0.789cm" svg:x="22.701cm" svg:y="31.096cm" svg:viewBox="0 0 790 790" draw:points="394,0 0,790 790,790">
            <text:p/>
          </draw:polygon>
          <draw:polygon draw:style-name="gr16" draw:text-style-name="P10" draw:layer="layout" svg:width="0.789cm" svg:height="0.789cm" svg:x="28.549cm" svg:y="33.286cm" svg:viewBox="0 0 790 790" draw:points="394,0 0,790 790,790">
            <text:p/>
          </draw:polygon>
          <draw:polygon draw:style-name="gr16" draw:text-style-name="P10" draw:layer="layout" svg:width="0.789cm" svg:height="0.789cm" svg:x="23.987cm" svg:y="33.783cm" svg:viewBox="0 0 790 790" draw:points="395,0 0,790 790,790">
            <text:p/>
          </draw:polygon>
          <draw:custom-shape draw:style-name="gr25" draw:text-style-name="P14" draw:layer="layout" svg:width="16.815cm" svg:height="18.009cm" svg:x="21.5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19" draw:text-style-name="P11" draw:layer="layout" svg:width="0.789cm" svg:height="0.789cm" svg:x="52.467cm" svg:y="29.576cm" svg:viewBox="0 0 790 790" svg:d="M394 790c105 0 205-42 279-116 75-74 117-175 117-279 0-105-42-205-117-279-74-74-174-116-279-116-104 0-204 42-278 116s-116 174-116 279c0 104 42 205 116 279s174 116 278 116z">
            <text:p/>
          </draw:path>
          <draw:path draw:style-name="gr19" draw:text-style-name="P11" draw:layer="layout" svg:width="0.789cm" svg:height="0.789cm" svg:x="53.041cm" svg:y="30.518cm" svg:viewBox="0 0 790 790" svg:d="M395 790c105 0 205-42 279-116 74-75 116-175 116-280 0-104-42-205-116-279s-174-115-279-115c-104 0-204 41-279 115-74 74-116 175-116 279 0 105 42 205 116 280 75 74 175 116 279 116z">
            <text:p/>
          </draw:path>
          <draw:path draw:style-name="gr19" draw:text-style-name="P11" draw:layer="layout" svg:width="0.789cm" svg:height="0.789cm" svg:x="56.885cm" svg:y="35.456cm" svg:viewBox="0 0 790 790" svg:d="M395 790c105 0 205-42 279-115 74-74 116-175 116-280s-42-205-116-279-174-116-279-116c-104 0-206 42-280 116s-115 174-115 279 41 206 115 280c74 73 176 115 280 115z">
            <text:p/>
          </draw:path>
          <draw:path draw:style-name="gr19" draw:text-style-name="P11" draw:layer="layout" svg:width="0.788cm" svg:height="0.789cm" svg:x="55.088cm" svg:y="32.452cm" svg:viewBox="0 0 789 790" svg:d="M394 790c106 0 206-41 280-115s115-175 115-279c0-105-41-206-115-280s-174-116-280-116c-105 0-205 42-279 116s-115 175-115 280c0 104 41 205 115 279s174 115 279 115z">
            <text:p/>
          </draw:path>
          <draw:path draw:style-name="gr19" draw:text-style-name="P11" draw:layer="layout" svg:width="0.789cm" svg:height="0.789cm" svg:x="51.775cm" svg:y="29.531cm" svg:viewBox="0 0 790 790" svg:d="M395 790c104 0 205-42 280-116 74-74 115-174 115-279 0-104-41-205-115-279-75-74-176-116-280-116-105 0-205 42-279 116s-116 175-116 279c0 105 42 205 116 279s174 116 279 116z">
            <text:p/>
          </draw:path>
          <draw:path draw:style-name="gr19" draw:text-style-name="P11" draw:layer="layout" svg:width="0.789cm" svg:height="0.789cm" svg:x="50.87cm" svg:y="30.999cm" svg:viewBox="0 0 790 790" svg:d="M394 790c105 0 205-42 279-116 75-74 117-174 117-279 0-104-42-205-117-280-74-74-174-115-279-115-104 0-205 41-279 115-74 75-115 176-115 280 0 105 41 205 115 279s175 116 279 116z">
            <text:p/>
          </draw:path>
          <draw:path draw:style-name="gr19" draw:text-style-name="P11" draw:layer="layout" svg:width="0.789cm" svg:height="0.789cm" svg:x="53.291cm" svg:y="36.823cm" svg:viewBox="0 0 790 790" svg:d="M394 790c105 0 205-41 279-115 75-75 117-176 117-280 0-105-42-205-117-279-74-74-174-116-279-116-104 0-204 42-278 116s-116 174-116 279c0 104 42 205 116 280 74 74 174 115 278 115z">
            <text:p/>
          </draw:path>
          <draw:path draw:style-name="gr19" draw:text-style-name="P11" draw:layer="layout" svg:width="0.789cm" svg:height="0.789cm" svg:x="51.072cm" svg:y="31.43cm" svg:viewBox="0 0 790 790" svg:d="M395 790c104 0 206-42 280-116s115-174 115-280c0-104-41-205-115-279s-176-115-280-115c-105 0-205 41-279 115s-116 175-116 279c0 106 42 206 116 280s174 116 279 116z">
            <text:p/>
          </draw:path>
          <draw:path draw:style-name="gr19" draw:text-style-name="P11" draw:layer="layout" svg:width="0.789cm" svg:height="0.789cm" svg:x="52.864cm" svg:y="37.31cm" svg:viewBox="0 0 790 790" svg:d="M395 790c105 0 205-41 279-115s116-175 116-279c0-105-42-205-116-280-74-74-174-116-279-116s-205 42-279 116c-74 75-116 175-116 280 0 104 42 205 116 279s174 115 279 115z">
            <text:p/>
          </draw:path>
          <draw:path draw:style-name="gr19" draw:text-style-name="P11" draw:layer="layout" svg:width="0.789cm" svg:height="0.789cm" svg:x="54.021cm" svg:y="29.429cm" svg:viewBox="0 0 790 790" svg:d="M395 790c104 0 205-42 278-116 75-74 117-174 117-279 0-104-42-205-117-280-73-74-174-115-278-115-105 0-205 41-279 115-74 75-116 176-116 280 0 105 42 205 116 279s174 116 279 116z">
            <text:p/>
          </draw:path>
          <draw:path draw:style-name="gr19" draw:text-style-name="P11" draw:layer="layout" svg:width="0.789cm" svg:height="0.789cm" svg:x="54.749cm" svg:y="33.409cm" svg:viewBox="0 0 790 790" svg:d="M395 790c105 0 205-41 279-115s116-175 116-279c0-105-42-205-116-279-74-75-174-117-279-117-104 0-205 42-279 117-74 74-116 174-116 279 0 104 42 205 116 279s175 115 279 115z">
            <text:p/>
          </draw:path>
          <draw:path draw:style-name="gr19" draw:text-style-name="P11" draw:layer="layout" svg:width="0.789cm" svg:height="0.789cm" svg:x="49.621cm" svg:y="31.781cm" svg:viewBox="0 0 790 790" svg:d="M395 790c106 0 206-42 280-116s115-174 115-279c0-104-41-205-115-280-74-74-174-115-280-115-105 0-205 41-279 115-74 75-116 176-116 280 0 105 42 205 116 279s174 116 279 116z">
            <text:p/>
          </draw:path>
          <draw:path draw:style-name="gr19" draw:text-style-name="P11" draw:layer="layout" svg:width="0.789cm" svg:height="0.789cm" svg:x="51.937cm" svg:y="35.384cm" svg:viewBox="0 0 790 790" svg:d="M394 790c106 0 206-42 280-116s116-174 116-280c0-104-42-205-116-278-74-74-174-116-280-116-104 0-204 42-278 116-74 73-116 174-116 278 0 106 42 206 116 280s174 116 278 116z">
            <text:p/>
          </draw:path>
          <draw:path draw:style-name="gr19" draw:text-style-name="P11" draw:layer="layout" svg:width="0.789cm" svg:height="0.788cm" svg:x="54.267cm" svg:y="37.137cm" svg:viewBox="0 0 790 789" svg:d="M394 789c106 0 206-41 280-115s116-174 116-279c0-106-42-206-116-280s-174-115-280-115c-104 0-205 41-279 115s-115 174-115 280c0 105 41 205 115 279s175 115 279 115z">
            <text:p/>
          </draw:path>
          <draw:path draw:style-name="gr19" draw:text-style-name="P11" draw:layer="layout" svg:width="0.789cm" svg:height="0.789cm" svg:x="55.539cm" svg:y="31.014cm" svg:viewBox="0 0 790 790" svg:d="M395 790c105 0 205-42 279-116s116-174 116-278c0-105-42-205-116-279-74-75-174-117-279-117-104 0-204 42-278 117-74 74-117 174-117 279 0 104 43 204 117 278s174 116 278 116z">
            <text:p/>
          </draw:path>
          <draw:path draw:style-name="gr19" draw:text-style-name="P11" draw:layer="layout" svg:width="0.789cm" svg:height="0.789cm" svg:x="55.474cm" svg:y="34.222cm" svg:viewBox="0 0 790 790" svg:d="M395 790c105 0 205-42 279-116s116-174 116-279c0-104-42-205-116-279-74-75-174-116-279-116-104 0-205 41-279 116-75 74-116 175-116 279 0 105 41 205 116 279 74 74 175 116 279 116z">
            <text:p/>
          </draw:path>
          <draw:path draw:style-name="gr19" draw:text-style-name="P11" draw:layer="layout" svg:width="0.789cm" svg:height="0.788cm" svg:x="55.988cm" svg:y="34.397cm" svg:viewBox="0 0 790 789" svg:d="M396 789c104 0 205-41 279-115 74-75 115-175 115-280s-41-205-115-279-175-115-279-115c-106 0-206 41-280 115s-116 174-116 279 42 205 116 280c74 74 174 115 280 115z">
            <text:p/>
          </draw:path>
          <draw:path draw:style-name="gr19" draw:text-style-name="P11" draw:layer="layout" svg:width="0.789cm" svg:height="0.788cm" svg:x="54.889cm" svg:y="38.144cm" svg:viewBox="0 0 790 789" svg:d="M394 789c105 0 205-41 280-115 74-74 116-174 116-279s-42-205-116-279c-75-75-175-116-280-116-104 0-205 41-279 116-74 74-115 174-115 279s41 205 115 279 175 115 279 115z">
            <text:p/>
          </draw:path>
          <draw:path draw:style-name="gr19" draw:text-style-name="P11" draw:layer="layout" svg:width="0.789cm" svg:height="0.789cm" svg:x="54.656cm" svg:y="32.874cm" svg:viewBox="0 0 790 790" svg:d="M396 790c104 0 205-42 279-116 73-75 115-175 115-280 0-104-42-205-115-279-74-74-175-115-279-115-105 0-205 41-279 115-75 74-117 175-117 279 0 105 42 205 117 280 74 74 174 116 279 116z">
            <text:p/>
          </draw:path>
          <draw:path draw:style-name="gr19" draw:text-style-name="P11" draw:layer="layout" svg:width="0.789cm" svg:height="0.789cm" svg:x="53.472cm" svg:y="28.672cm" svg:viewBox="0 0 790 790" svg:d="M395 790c104 0 206-41 279-115 74-74 116-175 116-279 0-105-42-205-116-279-73-75-175-117-279-117-105 0-205 42-279 117-74 74-116 174-116 279 0 104 42 205 116 279s174 115 279 115z">
            <text:p/>
          </draw:path>
          <draw:path draw:style-name="gr19" draw:text-style-name="P11" draw:layer="layout" svg:width="0.789cm" svg:height="0.788cm" svg:x="53.497cm" svg:y="34.666cm" svg:viewBox="0 0 790 789" svg:d="M395 789c105 0 206-41 280-115s115-174 115-280c0-105-41-205-115-279s-175-115-280-115-205 41-279 115-116 174-116 279c0 106 42 206 116 280s174 115 279 115z">
            <text:p/>
          </draw:path>
          <draw:path draw:style-name="gr19" draw:text-style-name="P11" draw:layer="layout" svg:width="0.788cm" svg:height="0.788cm" svg:x="52.163cm" svg:y="34.219cm" svg:viewBox="0 0 789 789" svg:d="M395 789c105 0 205-41 279-115s115-174 115-279-41-205-115-279c-74-75-174-116-279-116s-206 41-280 116c-74 74-115 174-115 279s41 205 115 279 175 115 280 115z">
            <text:p/>
          </draw:path>
          <draw:path draw:style-name="gr19" draw:text-style-name="P11" draw:layer="layout" svg:width="0.789cm" svg:height="0.789cm" svg:x="53.824cm" svg:y="33.977cm" svg:viewBox="0 0 790 790" svg:d="M396 790c105 0 205-41 279-115s115-175 115-279c0-106-41-206-115-280s-174-116-279-116-205 42-280 116c-74 74-116 174-116 280 0 104 42 205 116 279 75 74 175 115 280 115z">
            <text:p/>
          </draw:path>
          <draw:path draw:style-name="gr19" draw:text-style-name="P11" draw:layer="layout" svg:width="0.789cm" svg:height="0.789cm" svg:x="52.063cm" svg:y="36.121cm" svg:viewBox="0 0 790 790" svg:d="M395 790c105 0 205-41 279-115s116-176 116-280c0-105-42-205-116-279s-174-116-279-116-206 42-279 116c-74 74-116 174-116 279 0 104 42 206 116 280 73 74 174 115 279 115z">
            <text:p/>
          </draw:path>
          <draw:path draw:style-name="gr19" draw:text-style-name="P11" draw:layer="layout" svg:width="0.789cm" svg:height="0.788cm" svg:x="49.439cm" svg:y="31.067cm" svg:viewBox="0 0 790 789" svg:d="M394 789c105 0 206-41 280-115s116-174 116-279-42-205-116-279c-74-75-175-116-280-116-104 0-205 41-278 116-74 74-116 174-116 279s42 205 116 279c73 74 174 115 278 115z">
            <text:p/>
          </draw:path>
          <draw:polygon draw:style-name="gr19" draw:text-style-name="P11" draw:layer="layout" svg:width="0.788cm" svg:height="0.789cm" svg:x="46.972cm" svg:y="32.479cm" svg:viewBox="0 0 789 790" draw:points="394,0 0,790 789,790">
            <text:p/>
          </draw:polygon>
          <draw:polygon draw:style-name="gr19" draw:text-style-name="P11" draw:layer="layout" svg:width="0.789cm" svg:height="0.79cm" svg:x="44.892cm" svg:y="37.429cm" svg:viewBox="0 0 790 791" draw:points="394,0 0,791 790,791">
            <text:p/>
          </draw:polygon>
          <draw:polygon draw:style-name="gr19" draw:text-style-name="P11" draw:layer="layout" svg:width="0.789cm" svg:height="0.788cm" svg:x="43.556cm" svg:y="37.872cm" svg:viewBox="0 0 790 789" draw:points="396,0 0,789 790,789">
            <text:p/>
          </draw:polygon>
          <draw:polygon draw:style-name="gr19" draw:text-style-name="P11" draw:layer="layout" svg:width="0.789cm" svg:height="0.789cm" svg:x="48.97cm" svg:y="38.192cm" svg:viewBox="0 0 790 790" draw:points="396,0 0,790 790,790">
            <text:p/>
          </draw:polygon>
          <draw:polygon draw:style-name="gr19" draw:text-style-name="P11" draw:layer="layout" svg:width="0.789cm" svg:height="0.789cm" svg:x="49.714cm" svg:y="37.242cm" svg:viewBox="0 0 790 790" draw:points="396,0 0,790 790,790">
            <text:p/>
          </draw:polygon>
          <draw:polygon draw:style-name="gr19" draw:text-style-name="P11" draw:layer="layout" svg:width="0.789cm" svg:height="0.788cm" svg:x="45.324cm" svg:y="33.602cm" svg:viewBox="0 0 790 789" draw:points="395,0 0,789 790,789">
            <text:p/>
          </draw:polygon>
          <draw:polygon draw:style-name="gr19" draw:text-style-name="P11" draw:layer="layout" svg:width="0.789cm" svg:height="0.788cm" svg:x="44.457cm" svg:y="35.225cm" svg:viewBox="0 0 790 789" draw:points="396,0 0,789 790,789">
            <text:p/>
          </draw:polygon>
          <draw:polygon draw:style-name="gr19" draw:text-style-name="P11" draw:layer="layout" svg:width="0.788cm" svg:height="0.789cm" svg:x="48.361cm" svg:y="36.922cm" svg:viewBox="0 0 789 790" draw:points="395,0 0,790 789,790">
            <text:p/>
          </draw:polygon>
          <draw:polygon draw:style-name="gr19" draw:text-style-name="P11" draw:layer="layout" svg:width="0.789cm" svg:height="0.789cm" svg:x="42.743cm" svg:y="36.549cm" svg:viewBox="0 0 790 790" draw:points="396,0 0,790 790,790">
            <text:p/>
          </draw:polygon>
          <draw:polygon draw:style-name="gr19" draw:text-style-name="P11" draw:layer="layout" svg:width="0.789cm" svg:height="0.789cm" svg:x="45.381cm" svg:y="38.728cm" svg:viewBox="0 0 790 790" draw:points="394,0 0,790 790,790">
            <text:p/>
          </draw:polygon>
          <draw:polygon draw:style-name="gr20" draw:text-style-name="P11" draw:layer="layout" svg:width="0.789cm" svg:height="0.789cm" svg:x="48.079cm" svg:y="37.954cm" svg:viewBox="0 0 790 790" draw:points="395,0 0,790 790,790">
            <text:p/>
          </draw:polygon>
          <draw:polygon draw:style-name="gr21" draw:text-style-name="P4" draw:layer="layout" svg:width="0.789cm" svg:height="0.789cm" svg:x="48.079cm" svg:y="37.954cm" svg:viewBox="0 0 790 790" draw:points="395,0 0,790 790,790">
            <text:p/>
          </draw:polygon>
          <draw:polygon draw:style-name="gr19" draw:text-style-name="P11" draw:layer="layout" svg:width="0.789cm" svg:height="0.788cm" svg:x="43.499cm" svg:y="34.563cm" svg:viewBox="0 0 790 789" draw:points="396,0 0,789 790,789">
            <text:p/>
          </draw:polygon>
          <draw:polygon draw:style-name="gr19" draw:text-style-name="P11" draw:layer="layout" svg:width="0.789cm" svg:height="0.789cm" svg:x="47.125cm" svg:y="39.919cm" svg:viewBox="0 0 790 790" draw:points="395,0 0,790 790,790">
            <text:p/>
          </draw:polygon>
          <draw:polygon draw:style-name="gr19" draw:text-style-name="P11" draw:layer="layout" svg:width="0.789cm" svg:height="0.789cm" svg:x="45.077cm" svg:y="39.341cm" svg:viewBox="0 0 790 790" draw:points="395,0 0,790 790,790">
            <text:p/>
          </draw:polygon>
          <draw:polygon draw:style-name="gr19" draw:text-style-name="P11" draw:layer="layout" svg:width="0.789cm" svg:height="0.789cm" svg:x="46.329cm" svg:y="34.289cm" svg:viewBox="0 0 790 790" draw:points="395,0 0,790 790,790">
            <text:p/>
          </draw:polygon>
          <draw:polygon draw:style-name="gr19" draw:text-style-name="P11" draw:layer="layout" svg:width="0.789cm" svg:height="0.789cm" svg:x="43.773cm" svg:y="36.246cm" svg:viewBox="0 0 790 790" draw:points="395,0 0,790 790,790">
            <text:p/>
          </draw:polygon>
          <draw:polygon draw:style-name="gr19" draw:text-style-name="P11" draw:layer="layout" svg:width="0.788cm" svg:height="0.789cm" svg:x="45.275cm" svg:y="40.074cm" svg:viewBox="0 0 789 790" draw:points="395,0 0,790 789,790">
            <text:p/>
          </draw:polygon>
          <draw:polygon draw:style-name="gr19" draw:text-style-name="P11" draw:layer="layout" svg:width="0.789cm" svg:height="0.788cm" svg:x="47.975cm" svg:y="38.103cm" svg:viewBox="0 0 790 789" draw:points="394,0 0,789 790,789">
            <text:p/>
          </draw:polygon>
          <draw:polygon draw:style-name="gr19" draw:text-style-name="P11" draw:layer="layout" svg:width="0.789cm" svg:height="0.789cm" svg:x="46.062cm" svg:y="38.444cm" svg:viewBox="0 0 790 790" draw:points="395,0 0,790 790,790">
            <text:p/>
          </draw:polygon>
          <draw:polygon draw:style-name="gr19" draw:text-style-name="P11" draw:layer="layout" svg:width="0.789cm" svg:height="0.789cm" svg:x="49.133cm" svg:y="39.719cm" svg:viewBox="0 0 790 790" draw:points="396,0 0,790 790,790">
            <text:p/>
          </draw:polygon>
          <draw:polygon draw:style-name="gr19" draw:text-style-name="P11" draw:layer="layout" svg:width="0.789cm" svg:height="0.789cm" svg:x="47.852cm" svg:y="36.189cm" svg:viewBox="0 0 790 790" draw:points="394,0 0,790 790,790">
            <text:p/>
          </draw:polygon>
          <draw:polygon draw:style-name="gr19" draw:text-style-name="P11" draw:layer="layout" svg:width="0.789cm" svg:height="0.788cm" svg:x="48.407cm" svg:y="33.96cm" svg:viewBox="0 0 790 789" draw:points="396,0 0,789 790,789">
            <text:p/>
          </draw:polygon>
          <draw:polygon draw:style-name="gr19" draw:text-style-name="P11" draw:layer="layout" svg:width="0.789cm" svg:height="0.789cm" svg:x="48.374cm" svg:y="41.658cm" svg:viewBox="0 0 790 790" draw:points="395,0 0,790 790,790">
            <text:p/>
          </draw:polygon>
          <draw:polygon draw:style-name="gr19" draw:text-style-name="P11" draw:layer="layout" svg:width="0.789cm" svg:height="0.789cm" svg:x="47.902cm" svg:y="34.592cm" svg:viewBox="0 0 790 790" draw:points="395,0 0,790 790,790">
            <text:p/>
          </draw:polygon>
          <draw:polygon draw:style-name="gr19" draw:text-style-name="P11" draw:layer="layout" svg:width="0.789cm" svg:height="0.789cm" svg:x="45.499cm" svg:y="36.187cm" svg:viewBox="0 0 790 790" draw:points="395,0 0,790 790,790">
            <text:p/>
          </draw:polygon>
          <draw:custom-shape draw:style-name="gr25" draw:text-style-name="P14" draw:layer="layout" svg:width="16.815cm" svg:height="18.009cm" svg:x="41.9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2" draw:text-style-name="P12" draw:layer="layout" svg:width="0.789cm" svg:height="0.789cm" svg:x="73.96cm" svg:y="37.043cm" svg:viewBox="0 0 790 790" svg:d="M394 790c105 0 206-42 280-116s116-174 116-279-42-206-116-279c-74-74-175-116-280-116-104 0-205 42-279 116-74 73-115 174-115 279s41 205 115 279 175 116 279 116z">
            <text:p/>
          </draw:path>
          <draw:path draw:style-name="gr22" draw:text-style-name="P12" draw:layer="layout" svg:width="0.788cm" svg:height="0.789cm" svg:x="72.537cm" svg:y="42.573cm" svg:viewBox="0 0 789 790" svg:d="M395 790c105 0 205-41 279-115s115-175 115-279c0-106-41-206-115-280s-174-116-279-116c-106 0-206 42-280 116s-115 174-115 280c0 104 41 205 115 279s174 115 280 115z">
            <text:p/>
          </draw:path>
          <draw:path draw:style-name="gr22" draw:text-style-name="P12" draw:layer="layout" svg:width="0.789cm" svg:height="0.788cm" svg:x="73.784cm" svg:y="42.376cm" svg:viewBox="0 0 790 789" svg:d="M395 789c104 0 205-41 279-115s116-175 116-280-42-205-116-279-175-115-279-115c-105 0-205 41-279 115s-116 174-116 279 42 206 116 280 174 115 279 115z">
            <text:p/>
          </draw:path>
          <draw:path draw:style-name="gr22" draw:text-style-name="P12" draw:layer="layout" svg:width="0.789cm" svg:height="0.788cm" svg:x="71.804cm" svg:y="38.171cm" svg:viewBox="0 0 790 789" svg:d="M395 789c105 0 205-41 279-115s116-174 116-279-42-205-116-279c-74-75-174-116-279-116-106 0-206 41-280 116-74 74-115 174-115 279s41 205 115 279 174 115 280 115z">
            <text:p/>
          </draw:path>
          <draw:path draw:style-name="gr22" draw:text-style-name="P12" draw:layer="layout" svg:width="0.788cm" svg:height="0.789cm" svg:x="72.723cm" svg:y="37.171cm" svg:viewBox="0 0 789 790" svg:d="M395 790c105 0 205-42 279-116s115-174 115-279c0-104-41-206-115-280s-174-115-279-115-205 41-280 115c-74 74-115 176-115 280 0 105 41 205 115 279 75 74 175 116 280 116z">
            <text:p/>
          </draw:path>
          <draw:path draw:style-name="gr22" draw:text-style-name="P12" draw:layer="layout" svg:width="0.788cm" svg:height="0.789cm" svg:x="74.743cm" svg:y="42.483cm" svg:viewBox="0 0 789 790" svg:d="M394 790c105 0 206-42 280-116s115-174 115-279-41-205-115-279-175-116-280-116-205 42-279 116-115 174-115 279 41 205 115 279 174 116 279 116z">
            <text:p/>
          </draw:path>
          <draw:path draw:style-name="gr22" draw:text-style-name="P12" draw:layer="layout" svg:width="0.789cm" svg:height="0.789cm" svg:x="73.699cm" svg:y="41.231cm" svg:viewBox="0 0 790 790" svg:d="M395 790c104 0 205-41 279-115s116-175 116-279c0-105-42-205-116-280-74-74-175-116-279-116-105 0-205 42-279 116-74 75-116 175-116 280 0 104 42 205 116 279s174 115 279 115z">
            <text:p/>
          </draw:path>
          <draw:path draw:style-name="gr22" draw:text-style-name="P12" draw:layer="layout" svg:width="0.789cm" svg:height="0.789cm" svg:x="74.91cm" svg:y="40.556cm" svg:viewBox="0 0 790 790" svg:d="M395 790c105 0 205-41 279-115s116-175 116-279c0-105-42-205-116-279s-174-117-279-117-205 43-279 117-116 174-116 279c0 104 42 205 116 279s174 115 279 115z">
            <text:p/>
          </draw:path>
          <draw:path draw:style-name="gr22" draw:text-style-name="P12" draw:layer="layout" svg:width="0.789cm" svg:height="0.789cm" svg:x="70.689cm" svg:y="40.733cm" svg:viewBox="0 0 790 790" svg:d="M394 790c105 0 205-41 280-115 74-75 116-176 116-280 0-105-42-205-116-279-75-74-175-116-280-116-104 0-205 42-279 116s-115 174-115 279c0 104 41 205 115 280 74 74 175 115 279 115z">
            <text:p/>
          </draw:path>
          <draw:path draw:style-name="gr22" draw:text-style-name="P12" draw:layer="layout" svg:width="0.788cm" svg:height="0.789cm" svg:x="71.016cm" svg:y="39.843cm" svg:viewBox="0 0 789 790" svg:d="M395 790c105 0 205-41 279-116 74-74 115-175 115-279 0-105-41-205-115-279s-174-116-279-116c-106 0-206 42-280 116s-115 174-115 279c0 104 41 205 115 279 74 75 174 116 280 116z">
            <text:p/>
          </draw:path>
          <draw:path draw:style-name="gr22" draw:text-style-name="P12" draw:layer="layout" svg:width="0.788cm" svg:height="0.789cm" svg:x="74.104cm" svg:y="37.459cm" svg:viewBox="0 0 789 790" svg:d="M395 790c105 0 205-43 279-117s115-174 115-279c0-104-41-204-115-278s-174-116-279-116c-106 0-206 42-280 116s-115 174-115 278c0 105 41 205 115 279s174 117 280 117z">
            <text:p/>
          </draw:path>
          <draw:path draw:style-name="gr22" draw:text-style-name="P12" draw:layer="layout" svg:width="0.789cm" svg:height="0.788cm" svg:x="74.182cm" svg:y="41.543cm" svg:viewBox="0 0 790 789" svg:d="M396 789c104 0 205-41 279-115 74-75 115-175 115-280s-41-205-115-279-175-115-279-115c-105 0-206 41-280 115s-116 174-116 279 42 205 116 280c74 74 175 115 280 115z">
            <text:p/>
          </draw:path>
          <draw:path draw:style-name="gr22" draw:text-style-name="P12" draw:layer="layout" svg:width="0.789cm" svg:height="0.789cm" svg:x="73.678cm" svg:y="40.4cm" svg:viewBox="0 0 790 790" svg:d="M394 790c105 0 205-42 279-116s117-174 117-278c0-105-43-205-117-280-74-74-174-116-279-116-104 0-205 42-279 116-74 75-115 175-115 280 0 104 41 204 115 278s175 116 279 116z">
            <text:p/>
          </draw:path>
          <draw:path draw:style-name="gr22" draw:text-style-name="P12" draw:layer="layout" svg:width="0.789cm" svg:height="0.789cm" svg:x="73.496cm" svg:y="41.925cm" svg:viewBox="0 0 790 790" svg:d="M396 790c104 0 205-41 278-115 74-74 116-175 116-279 0-105-42-206-116-280-73-74-174-116-278-116-105 0-205 42-280 116-74 74-116 175-116 280 0 104 42 205 116 279 75 74 175 115 280 115z">
            <text:p/>
          </draw:path>
          <draw:path draw:style-name="gr22" draw:text-style-name="P12" draw:layer="layout" svg:width="0.789cm" svg:height="0.789cm" svg:x="72.179cm" svg:y="40.203cm" svg:viewBox="0 0 790 790" svg:d="M395 790c104 0 204-42 278-116 75-74 117-174 117-279s-42-206-117-280c-74-74-174-115-278-115-105 0-205 41-279 115s-116 175-116 280 42 205 116 279 174 116 279 116z">
            <text:p/>
          </draw:path>
          <draw:path draw:style-name="gr22" draw:text-style-name="P12" draw:layer="layout" svg:width="0.789cm" svg:height="0.789cm" svg:x="72.476cm" svg:y="39.806cm" svg:viewBox="0 0 790 790" svg:d="M395 790c105 0 206-43 280-117 74-73 115-174 115-278 0-105-41-205-115-279s-175-116-280-116-205 42-279 116-116 174-116 279c0 104 42 205 116 278 74 74 174 117 279 117z">
            <text:p/>
          </draw:path>
          <draw:path draw:style-name="gr22" draw:text-style-name="P12" draw:layer="layout" svg:width="0.789cm" svg:height="0.789cm" svg:x="71.484cm" svg:y="39.486cm" svg:viewBox="0 0 790 790" svg:d="M395 790c104 0 205-41 280-115 73-74 115-175 115-279 0-106-42-206-115-280-75-74-176-116-280-116-105 0-205 42-279 116s-116 174-116 280c0 104 42 205 116 279s174 115 279 115z">
            <text:p/>
          </draw:path>
          <draw:path draw:style-name="gr22" draw:text-style-name="P12" draw:layer="layout" svg:width="0.789cm" svg:height="0.789cm" svg:x="71.563cm" svg:y="42.237cm" svg:viewBox="0 0 790 790" svg:d="M394 790c105 0 206-42 280-117 74-74 116-174 116-278 0-105-42-205-116-279s-175-116-280-116c-104 0-205 42-279 116s-115 174-115 279c0 104 41 204 115 278 74 75 175 117 279 117z">
            <text:p/>
          </draw:path>
          <draw:path draw:style-name="gr22" draw:text-style-name="P12" draw:layer="layout" svg:width="0.789cm" svg:height="0.789cm" svg:x="72.801cm" svg:y="37.987cm" svg:viewBox="0 0 790 790" svg:d="M395 790c105 0 205-42 279-116s116-174 116-279c0-104-42-206-116-280s-174-115-279-115c-104 0-205 41-279 115-75 74-116 176-116 280 0 105 41 205 116 279 74 74 175 116 279 116z">
            <text:p/>
          </draw:path>
          <draw:path draw:style-name="gr22" draw:text-style-name="P12" draw:layer="layout" svg:width="0.789cm" svg:height="0.789cm" svg:x="75.276cm" svg:y="38.177cm" svg:viewBox="0 0 790 790" svg:d="M395 790c104 0 205-42 279-116s116-174 116-279c0-104-42-205-116-279s-175-116-279-116c-105 0-205 42-279 116s-116 175-116 279c0 105 42 205 116 279s174 116 279 116z">
            <text:p/>
          </draw:path>
          <draw:path draw:style-name="gr22" draw:text-style-name="P12" draw:layer="layout" svg:width="0.788cm" svg:height="0.788cm" svg:x="72.274cm" svg:y="41.634cm" svg:viewBox="0 0 789 789" svg:d="M394 789c105 0 205-41 280-115 74-74 115-175 115-280s-41-205-115-279c-75-74-175-115-280-115s-205 41-279 115-115 174-115 279 41 206 115 280 174 115 279 115z">
            <text:p/>
          </draw:path>
          <draw:path draw:style-name="gr22" draw:text-style-name="P12" draw:layer="layout" svg:width="0.789cm" svg:height="0.789cm" svg:x="75.93cm" svg:y="39.653cm" svg:viewBox="0 0 790 790" svg:d="M395 790c105 0 205-42 279-116s116-174 116-279c0-104-42-205-116-280-74-74-174-115-279-115-104 0-205 41-278 115-75 75-117 176-117 280 0 105 42 205 117 279 73 74 174 116 278 116z">
            <text:p/>
          </draw:path>
          <draw:path draw:style-name="gr22" draw:text-style-name="P12" draw:layer="layout" svg:width="0.789cm" svg:height="0.789cm" svg:x="72.823cm" svg:y="39.041cm" svg:viewBox="0 0 790 790" svg:d="M396 790c104 0 205-43 279-117s115-174 115-279c0-104-41-205-115-279s-175-115-279-115c-105 0-205 41-279 115-75 74-117 175-117 279 0 105 42 205 117 279 74 74 174 117 279 117z">
            <text:p/>
          </draw:path>
          <draw:path draw:style-name="gr22" draw:text-style-name="P12" draw:layer="layout" svg:width="0.789cm" svg:height="0.789cm" svg:x="73.22cm" svg:y="38.891cm" svg:viewBox="0 0 790 790" svg:d="M394 790c106 0 206-41 280-115s116-175 116-279c0-105-42-205-116-279-74-75-174-117-280-117-105 0-205 42-279 117-74 74-115 174-115 279 0 104 41 205 115 279s174 115 279 115z">
            <text:p/>
          </draw:path>
          <draw:path draw:style-name="gr22" draw:text-style-name="P12" draw:layer="layout" svg:width="0.789cm" svg:height="0.789cm" svg:x="74.713cm" svg:y="37.956cm" svg:viewBox="0 0 790 790" svg:d="M394 790c105 0 206-42 280-116 74-73 116-174 116-278 0-105-42-206-116-280s-175-116-280-116c-104 0-205 42-278 116-74 74-116 175-116 280 0 104 42 205 116 278 73 74 174 116 278 116z">
            <text:p/>
          </draw:path>
          <draw:polygon draw:style-name="gr22" draw:text-style-name="P12" draw:layer="layout" svg:width="0.789cm" svg:height="0.789cm" svg:x="64.426cm" svg:y="29.521cm" svg:viewBox="0 0 790 790" draw:points="394,0 0,790 790,790">
            <text:p/>
          </draw:polygon>
          <draw:polygon draw:style-name="gr22" draw:text-style-name="P12" draw:layer="layout" svg:width="0.789cm" svg:height="0.789cm" svg:x="66.781cm" svg:y="28.201cm" svg:viewBox="0 0 790 790" draw:points="394,0 0,790 790,790">
            <text:p/>
          </draw:polygon>
          <draw:polygon draw:style-name="gr22" draw:text-style-name="P12" draw:layer="layout" svg:width="0.789cm" svg:height="0.789cm" svg:x="66.334cm" svg:y="28.955cm" svg:viewBox="0 0 790 790" draw:points="396,0 0,790 790,790">
            <text:p/>
          </draw:polygon>
          <draw:polygon draw:style-name="gr22" draw:text-style-name="P12" draw:layer="layout" svg:width="0.789cm" svg:height="0.789cm" svg:x="68.061cm" svg:y="27.757cm" svg:viewBox="0 0 790 790" draw:points="395,0 0,790 790,790">
            <text:p/>
          </draw:polygon>
          <draw:polygon draw:style-name="gr22" draw:text-style-name="P12" draw:layer="layout" svg:width="0.789cm" svg:height="0.789cm" svg:x="66.98cm" svg:y="31.059cm" svg:viewBox="0 0 790 790" draw:points="396,0 0,790 790,790">
            <text:p/>
          </draw:polygon>
          <draw:polygon draw:style-name="gr22" draw:text-style-name="P12" draw:layer="layout" svg:width="0.789cm" svg:height="0.788cm" svg:x="67.947cm" svg:y="30.346cm" svg:viewBox="0 0 790 789" draw:points="396,0 0,789 790,789">
            <text:p/>
          </draw:polygon>
          <draw:polygon draw:style-name="gr22" draw:text-style-name="P12" draw:layer="layout" svg:width="0.789cm" svg:height="0.789cm" svg:x="65.562cm" svg:y="31.174cm" svg:viewBox="0 0 790 790" draw:points="396,0 0,790 790,790">
            <text:p/>
          </draw:polygon>
          <draw:polygon draw:style-name="gr22" draw:text-style-name="P12" draw:layer="layout" svg:width="0.789cm" svg:height="0.789cm" svg:x="66.141cm" svg:y="31.826cm" svg:viewBox="0 0 790 790" draw:points="394,0 0,790 790,790">
            <text:p/>
          </draw:polygon>
          <draw:polygon draw:style-name="gr22" draw:text-style-name="P12" draw:layer="layout" svg:width="0.789cm" svg:height="0.789cm" svg:x="69.214cm" svg:y="29.26cm" svg:viewBox="0 0 790 790" draw:points="394,0 0,790 790,790">
            <text:p/>
          </draw:polygon>
          <draw:polygon draw:style-name="gr22" draw:text-style-name="P12" draw:layer="layout" svg:width="0.789cm" svg:height="0.789cm" svg:x="68.221cm" svg:y="32.218cm" svg:viewBox="0 0 790 790" draw:points="395,0 0,790 790,790">
            <text:p/>
          </draw:polygon>
          <draw:polygon draw:style-name="gr22" draw:text-style-name="P12" draw:layer="layout" svg:width="0.788cm" svg:height="0.789cm" svg:x="66.237cm" svg:y="28.764cm" svg:viewBox="0 0 789 790" draw:points="395,0 0,790 789,790">
            <text:p/>
          </draw:polygon>
          <draw:polygon draw:style-name="gr22" draw:text-style-name="P12" draw:layer="layout" svg:width="0.789cm" svg:height="0.789cm" svg:x="67.507cm" svg:y="31.691cm" svg:viewBox="0 0 790 790" draw:points="394,0 0,790 790,790">
            <text:p/>
          </draw:polygon>
          <draw:polygon draw:style-name="gr22" draw:text-style-name="P12" draw:layer="layout" svg:width="0.788cm" svg:height="0.789cm" svg:x="64.789cm" svg:y="29.91cm" svg:viewBox="0 0 789 790" draw:points="395,0 0,790 789,790">
            <text:p/>
          </draw:polygon>
          <draw:polygon draw:style-name="gr22" draw:text-style-name="P12" draw:layer="layout" svg:width="0.789cm" svg:height="0.789cm" svg:x="64.568cm" svg:y="30.635cm" svg:viewBox="0 0 790 790" draw:points="394,0 0,790 790,790">
            <text:p/>
          </draw:polygon>
          <draw:polygon draw:style-name="gr22" draw:text-style-name="P12" draw:layer="layout" svg:width="0.789cm" svg:height="0.789cm" svg:x="68.824cm" svg:y="32.66cm" svg:viewBox="0 0 790 790" draw:points="395,0 0,790 790,790">
            <text:p/>
          </draw:polygon>
          <draw:polygon draw:style-name="gr22" draw:text-style-name="P12" draw:layer="layout" svg:width="0.789cm" svg:height="0.789cm" svg:x="67.118cm" svg:y="32.8cm" svg:viewBox="0 0 790 790" draw:points="395,0 0,790 790,790">
            <text:p/>
          </draw:polygon>
          <draw:polygon draw:style-name="gr22" draw:text-style-name="P12" draw:layer="layout" svg:width="0.789cm" svg:height="0.789cm" svg:x="66.829cm" svg:y="27.978cm" svg:viewBox="0 0 790 790" draw:points="394,0 0,790 790,790">
            <text:p/>
          </draw:polygon>
          <draw:polygon draw:style-name="gr22" draw:text-style-name="P12" draw:layer="layout" svg:width="0.789cm" svg:height="0.789cm" svg:x="65.559cm" svg:y="32.754cm" svg:viewBox="0 0 790 790" draw:points="395,0 0,790 790,790">
            <text:p/>
          </draw:polygon>
          <draw:polygon draw:style-name="gr22" draw:text-style-name="P12" draw:layer="layout" svg:width="0.789cm" svg:height="0.788cm" svg:x="65.475cm" svg:y="30.658cm" svg:viewBox="0 0 790 789" draw:points="395,0 0,789 790,789">
            <text:p/>
          </draw:polygon>
          <draw:polygon draw:style-name="gr22" draw:text-style-name="P12" draw:layer="layout" svg:width="0.789cm" svg:height="0.789cm" svg:x="67.977cm" svg:y="27.813cm" svg:viewBox="0 0 790 790" draw:points="396,0 0,790 790,790">
            <text:p/>
          </draw:polygon>
          <draw:polygon draw:style-name="gr22" draw:text-style-name="P12" draw:layer="layout" svg:width="0.789cm" svg:height="0.789cm" svg:x="69.11cm" svg:y="29.448cm" svg:viewBox="0 0 790 790" draw:points="395,0 0,790 790,790">
            <text:p/>
          </draw:polygon>
          <draw:polygon draw:style-name="gr22" draw:text-style-name="P12" draw:layer="layout" svg:width="0.789cm" svg:height="0.788cm" svg:x="67.859cm" svg:y="30.953cm" svg:viewBox="0 0 790 789" draw:points="396,0 0,789 790,789">
            <text:p/>
          </draw:polygon>
          <draw:polygon draw:style-name="gr22" draw:text-style-name="P12" draw:layer="layout" svg:width="0.789cm" svg:height="0.789cm" svg:x="66.254cm" svg:y="29.621cm" svg:viewBox="0 0 790 790" draw:points="395,0 0,790 790,790">
            <text:p/>
          </draw:polygon>
          <draw:polygon draw:style-name="gr22" draw:text-style-name="P12" draw:layer="layout" svg:width="0.789cm" svg:height="0.789cm" svg:x="68.671cm" svg:y="29.591cm" svg:viewBox="0 0 790 790" draw:points="396,0 0,790 790,790">
            <text:p/>
          </draw:polygon>
          <draw:polygon draw:style-name="gr22" draw:text-style-name="P12" draw:layer="layout" svg:width="0.789cm" svg:height="0.789cm" svg:x="68.071cm" svg:y="32.654cm" svg:viewBox="0 0 790 790" draw:points="395,0 0,790 790,790">
            <text:p/>
          </draw:polygon>
          <draw:custom-shape draw:style-name="gr26" draw:text-style-name="P15" draw:layer="layout" svg:width="16.815cm" svg:height="18.009cm" svg:x="62.2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3" draw:text-style-name="P13" draw:layer="layout" svg:width="0.788cm" svg:height="0.789cm" svg:x="85.74cm" svg:y="35.454cm" svg:viewBox="0 0 789 790" svg:d="M394 790c105 0 206-41 280-115s115-175 115-280-41-205-115-279-175-116-280-116-205 42-279 116-115 174-115 279 41 206 115 280 174 115 279 115z">
            <text:p/>
          </draw:path>
          <draw:path draw:style-name="gr23" draw:text-style-name="P13" draw:layer="layout" svg:width="0.789cm" svg:height="0.789cm" svg:x="86.152cm" svg:y="28.331cm" svg:viewBox="0 0 790 790" svg:d="M395 790c105 0 205-42 279-116s116-174 116-280c0-104-42-205-116-279s-174-115-279-115c-104 0-205 41-280 115-73 74-115 175-115 279 0 106 42 206 115 280 75 74 176 116 280 116z">
            <text:p/>
          </draw:path>
          <draw:path draw:style-name="gr23" draw:text-style-name="P13" draw:layer="layout" svg:width="0.789cm" svg:height="0.789cm" svg:x="86.149cm" svg:y="31.028cm" svg:viewBox="0 0 790 790" svg:d="M395 790c105 0 205-41 279-115s116-175 116-279c0-105-42-205-116-279-74-75-174-117-279-117-104 0-205 42-280 117-73 74-115 174-115 279 0 104 42 205 115 279 75 74 176 115 280 115z">
            <text:p/>
          </draw:path>
          <draw:path draw:style-name="gr23" draw:text-style-name="P13" draw:layer="layout" svg:width="0.789cm" svg:height="0.789cm" svg:x="84.61cm" svg:y="37.351cm" svg:viewBox="0 0 790 790" svg:d="M395 790c105 0 205-41 279-115s116-175 116-279c0-105-42-205-116-279-74-75-174-117-279-117-104 0-204 42-278 117-75 74-117 174-117 279 0 104 42 205 117 279 74 74 174 115 278 115z">
            <text:p/>
          </draw:path>
          <draw:path draw:style-name="gr23" draw:text-style-name="P13" draw:layer="layout" svg:width="0.789cm" svg:height="0.789cm" svg:x="88.176cm" svg:y="34.036cm" svg:viewBox="0 0 790 790" svg:d="M394 790c106 0 206-41 280-115s116-175 116-279c0-105-42-206-116-280s-174-116-280-116c-104 0-205 42-278 116-74 74-116 175-116 280 0 104 42 205 116 279 73 74 174 115 278 115z">
            <text:p/>
          </draw:path>
          <draw:path draw:style-name="gr23" draw:text-style-name="P13" draw:layer="layout" svg:width="0.789cm" svg:height="0.788cm" svg:x="90.775cm" svg:y="31.9cm" svg:viewBox="0 0 790 789" svg:d="M396 789c104 0 205-41 279-115s115-174 115-279-41-205-115-279-175-116-279-116c-105 0-206 42-280 116s-116 174-116 279 42 205 116 279 175 115 280 115z">
            <text:p/>
          </draw:path>
          <draw:path draw:style-name="gr23" draw:text-style-name="P13" draw:layer="layout" svg:width="0.789cm" svg:height="0.789cm" svg:x="85.287cm" svg:y="27.774cm" svg:viewBox="0 0 790 790" svg:d="M395 790c105 0 205-41 279-115s116-175 116-279c0-105-42-206-116-280s-174-116-279-116c-104 0-206 42-280 116-73 74-115 175-115 280 0 104 42 205 115 279 74 74 176 115 280 115z">
            <text:p/>
          </draw:path>
          <draw:path draw:style-name="gr23" draw:text-style-name="P13" draw:layer="layout" svg:width="0.789cm" svg:height="0.789cm" svg:x="86.912cm" svg:y="34.758cm" svg:viewBox="0 0 790 790" svg:d="M396 790c104 0 205-42 279-116s115-174 115-278c0-106-41-206-115-280s-175-116-279-116c-105 0-205 42-280 116-74 74-116 174-116 280 0 104 42 204 116 278 75 74 175 116 280 116z">
            <text:p/>
          </draw:path>
          <draw:path draw:style-name="gr23" draw:text-style-name="P13" draw:layer="layout" svg:width="0.788cm" svg:height="0.788cm" svg:x="89.435cm" svg:y="34.385cm" svg:viewBox="0 0 789 789" svg:d="M395 789c105 0 205-41 279-116 74-74 115-174 115-279s-41-205-115-279-174-115-279-115-205 41-279 115-116 174-116 279 42 205 116 279c74 75 174 116 279 116z">
            <text:p/>
          </draw:path>
          <draw:path draw:style-name="gr23" draw:text-style-name="P13" draw:layer="layout" svg:width="0.788cm" svg:height="0.788cm" svg:x="90.751cm" svg:y="29.851cm" svg:viewBox="0 0 789 789" svg:d="M395 789c105 0 205-41 279-115s115-174 115-280c0-105-41-205-115-279s-174-115-279-115-206 41-280 115-115 174-115 279c0 106 41 206 115 280s175 115 280 115z">
            <text:p/>
          </draw:path>
          <draw:path draw:style-name="gr23" draw:text-style-name="P13" draw:layer="layout" svg:width="0.789cm" svg:height="0.789cm" svg:x="83.471cm" svg:y="31.852cm" svg:viewBox="0 0 790 790" svg:d="M394 790c106 0 206-42 280-116s116-174 116-279c0-104-42-205-116-279-74-75-174-116-280-116-104 0-205 41-279 116-74 74-115 175-115 279 0 105 41 205 115 279s175 116 279 116z">
            <text:p/>
          </draw:path>
          <draw:path draw:style-name="gr23" draw:text-style-name="P13" draw:layer="layout" svg:width="0.789cm" svg:height="0.789cm" svg:x="84.905cm" svg:y="29.774cm" svg:viewBox="0 0 790 790" svg:d="M394 790c105 0 206-42 280-116s116-175 116-280c0-104-42-205-116-279s-175-115-280-115c-104 0-205 41-279 115s-115 175-115 279c0 105 41 206 115 280s175 116 279 116z">
            <text:p/>
          </draw:path>
          <draw:path draw:style-name="gr23" draw:text-style-name="P13" draw:layer="layout" svg:width="0.789cm" svg:height="0.789cm" svg:x="90.442cm" svg:y="35.159cm" svg:viewBox="0 0 790 790" svg:d="M394 790c105 0 206-41 280-116 74-74 116-175 116-279 0-105-42-205-116-279s-175-116-280-116c-104 0-204 42-278 116s-116 174-116 279c0 104 42 205 116 279 74 75 174 116 278 116z">
            <text:p/>
          </draw:path>
          <draw:path draw:style-name="gr23" draw:text-style-name="P13" draw:layer="layout" svg:width="0.789cm" svg:height="0.788cm" svg:x="84.653cm" svg:y="31.716cm" svg:viewBox="0 0 790 789" svg:d="M395 789c105 0 205-41 279-115s116-174 116-279-42-206-116-280-174-115-279-115c-104 0-205 41-278 115-75 74-117 175-117 280s42 205 117 279c73 74 174 115 278 115z">
            <text:p/>
          </draw:path>
          <draw:path draw:style-name="gr23" draw:text-style-name="P13" draw:layer="layout" svg:width="0.788cm" svg:height="0.788cm" svg:x="85.697cm" svg:y="38.707cm" svg:viewBox="0 0 789 789" svg:d="M394 789c105 0 206-41 280-115s115-174 115-279c0-106-41-206-115-280s-175-115-280-115-205 41-279 115-115 174-115 280c0 105 41 205 115 279s174 115 279 115z">
            <text:p/>
          </draw:path>
          <draw:path draw:style-name="gr23" draw:text-style-name="P13" draw:layer="layout" svg:width="0.789cm" svg:height="0.788cm" svg:x="88.701cm" svg:y="33.193cm" svg:viewBox="0 0 790 789" svg:d="M394 789c105 0 205-41 279-115 75-74 117-174 117-279 0-106-42-206-117-280-74-74-174-115-279-115-104 0-205 41-279 115s-115 174-115 280c0 105 41 205 115 279s175 115 279 115z">
            <text:p/>
          </draw:path>
          <draw:path draw:style-name="gr23" draw:text-style-name="P13" draw:layer="layout" svg:width="0.789cm" svg:height="0.788cm" svg:x="94.11cm" svg:y="32.45cm" svg:viewBox="0 0 790 789" svg:d="M395 789c105 0 205-41 279-115s116-174 116-279-42-206-116-280-174-115-279-115c-104 0-205 41-279 115-75 74-116 175-116 280s41 205 116 279c74 74 175 115 279 115z">
            <text:p/>
          </draw:path>
          <draw:path draw:style-name="gr23" draw:text-style-name="P13" draw:layer="layout" svg:width="0.789cm" svg:height="0.789cm" svg:x="87.83cm" svg:y="29.634cm" svg:viewBox="0 0 790 790" svg:d="M396 790c104 0 205-42 279-117 74-74 115-174 115-279 0-104-41-205-115-278-74-74-175-116-279-116-105 0-205 42-279 116-74 73-117 174-117 278 0 105 43 205 117 279 74 75 174 117 279 117z">
            <text:p/>
          </draw:path>
          <draw:path draw:style-name="gr23" draw:text-style-name="P13" draw:layer="layout" svg:width="0.788cm" svg:height="0.789cm" svg:x="83.979cm" svg:y="33.847cm" svg:viewBox="0 0 789 790" svg:d="M394 790c105 0 205-42 279-116 75-74 116-174 116-280 0-104-41-205-116-278-74-74-174-116-279-116s-205 42-279 116c-74 73-115 174-115 278 0 106 41 206 115 280s174 116 279 116z">
            <text:p/>
          </draw:path>
          <draw:path draw:style-name="gr23" draw:text-style-name="P13" draw:layer="layout" svg:width="0.789cm" svg:height="0.789cm" svg:x="85.561cm" svg:y="31.002cm" svg:viewBox="0 0 790 790" svg:d="M395 790c104 0 205-41 279-115 75-74 116-175 116-279 0-105-41-205-116-280-74-74-175-116-279-116-105 0-205 42-279 116-74 75-116 175-116 280 0 104 42 205 116 279s174 115 279 115z">
            <text:p/>
          </draw:path>
          <draw:path draw:style-name="gr23" draw:text-style-name="P13" draw:layer="layout" svg:width="0.789cm" svg:height="0.789cm" svg:x="92.145cm" svg:y="31.598cm" svg:viewBox="0 0 790 790" svg:d="M394 790c106 0 206-42 280-116s116-174 116-279-42-206-116-280-174-115-280-115c-104 0-205 41-279 115s-115 175-115 280 41 205 115 279 175 116 279 116z">
            <text:p/>
          </draw:path>
          <draw:path draw:style-name="gr23" draw:text-style-name="P13" draw:layer="layout" svg:width="0.789cm" svg:height="0.788cm" svg:x="89.719cm" svg:y="32.39cm" svg:viewBox="0 0 790 789" svg:d="M395 789c104 0 205-41 279-115s116-174 116-279c0-106-42-206-116-280s-175-115-279-115c-105 0-205 41-279 115s-116 174-116 280c0 105 42 205 116 279s174 115 279 115z">
            <text:p/>
          </draw:path>
          <draw:path draw:style-name="gr23" draw:text-style-name="P13" draw:layer="layout" svg:width="0.788cm" svg:height="0.789cm" svg:x="87.162cm" svg:y="36.102cm" svg:viewBox="0 0 789 790" svg:d="M394 790c105 0 205-41 279-115 75-74 116-176 116-280 0-105-41-205-116-279-74-74-174-116-279-116s-205 42-279 116-115 174-115 279c0 104 41 206 115 280s174 115 279 115z">
            <text:p/>
          </draw:path>
          <draw:path draw:style-name="gr23" draw:text-style-name="P13" draw:layer="layout" svg:width="0.789cm" svg:height="0.789cm" svg:x="86.027cm" svg:y="33.418cm" svg:viewBox="0 0 790 790" svg:d="M396 790c104 0 205-42 278-116 74-74 116-174 116-279 0-104-42-205-116-278-73-75-174-117-278-117-105 0-206 42-280 117-74 73-116 174-116 278 0 105 42 205 116 279s175 116 280 116z">
            <text:p/>
          </draw:path>
          <draw:path draw:style-name="gr23" draw:text-style-name="P13" draw:layer="layout" svg:width="0.789cm" svg:height="0.789cm" svg:x="85.857cm" svg:y="37.829cm" svg:viewBox="0 0 790 790" svg:d="M394 790c106 0 206-41 280-115s116-175 116-279c0-106-42-206-116-280s-174-116-280-116c-104 0-205 42-279 116s-115 174-115 280c0 104 41 205 115 279s175 115 279 115z">
            <text:p/>
          </draw:path>
          <draw:polygon draw:style-name="gr23" draw:text-style-name="P13" draw:layer="layout" svg:width="0.789cm" svg:height="0.788cm" svg:x="95.623cm" svg:y="42.039cm" svg:viewBox="0 0 790 789" draw:points="396,0 0,789 790,789">
            <text:p/>
          </draw:polygon>
          <draw:polygon draw:style-name="gr23" draw:text-style-name="P13" draw:layer="layout" svg:width="0.788cm" svg:height="0.789cm" svg:x="94.313cm" svg:y="41.802cm" svg:viewBox="0 0 789 790" draw:points="394,0 0,790 789,790">
            <text:p/>
          </draw:polygon>
          <draw:polygon draw:style-name="gr23" draw:text-style-name="P13" draw:layer="layout" svg:width="0.789cm" svg:height="0.789cm" svg:x="94.501cm" svg:y="35.898cm" svg:viewBox="0 0 790 790" draw:points="395,0 0,790 790,790">
            <text:p/>
          </draw:polygon>
          <draw:polygon draw:style-name="gr23" draw:text-style-name="P13" draw:layer="layout" svg:width="0.789cm" svg:height="0.789cm" svg:x="89.792cm" svg:y="37.556cm" svg:viewBox="0 0 790 790" draw:points="394,0 0,790 790,790">
            <text:p/>
          </draw:polygon>
          <draw:polygon draw:style-name="gr23" draw:text-style-name="P13" draw:layer="layout" svg:width="0.789cm" svg:height="0.789cm" svg:x="91.144cm" svg:y="40.999cm" svg:viewBox="0 0 790 790" draw:points="395,0 0,790 790,790">
            <text:p/>
          </draw:polygon>
          <draw:polygon draw:style-name="gr23" draw:text-style-name="P13" draw:layer="layout" svg:width="0.789cm" svg:height="0.789cm" svg:x="93.347cm" svg:y="39.17cm" svg:viewBox="0 0 790 790" draw:points="396,0 0,790 790,790">
            <text:p/>
          </draw:polygon>
          <draw:polygon draw:style-name="gr23" draw:text-style-name="P13" draw:layer="layout" svg:width="0.789cm" svg:height="0.789cm" svg:x="97.361cm" svg:y="38.747cm" svg:viewBox="0 0 790 790" draw:points="394,0 0,790 790,790">
            <text:p/>
          </draw:polygon>
          <draw:polygon draw:style-name="gr23" draw:text-style-name="P13" draw:layer="layout" svg:width="0.789cm" svg:height="0.789cm" svg:x="91.095cm" svg:y="37.715cm" svg:viewBox="0 0 790 790" draw:points="394,0 0,790 790,790">
            <text:p/>
          </draw:polygon>
          <draw:polygon draw:style-name="gr23" draw:text-style-name="P13" draw:layer="layout" svg:width="0.789cm" svg:height="0.789cm" svg:x="94.329cm" svg:y="39.157cm" svg:viewBox="0 0 790 790" draw:points="395,0 0,790 790,790">
            <text:p/>
          </draw:polygon>
          <draw:polygon draw:style-name="gr23" draw:text-style-name="P13" draw:layer="layout" svg:width="0.788cm" svg:height="0.789cm" svg:x="95.61cm" svg:y="36.113cm" svg:viewBox="0 0 789 790" draw:points="395,0 0,790 789,790">
            <text:p/>
          </draw:polygon>
          <draw:polygon draw:style-name="gr23" draw:text-style-name="P13" draw:layer="layout" svg:width="0.789cm" svg:height="0.789cm" svg:x="93.777cm" svg:y="38.212cm" svg:viewBox="0 0 790 790" draw:points="395,0 0,790 790,790">
            <text:p/>
          </draw:polygon>
          <draw:polygon draw:style-name="gr23" draw:text-style-name="P13" draw:layer="layout" svg:width="0.789cm" svg:height="0.789cm" svg:x="94.974cm" svg:y="34.168cm" svg:viewBox="0 0 790 790" draw:points="395,0 0,790 790,790">
            <text:p/>
          </draw:polygon>
          <draw:polygon draw:style-name="gr23" draw:text-style-name="P13" draw:layer="layout" svg:width="0.789cm" svg:height="0.789cm" svg:x="92.478cm" svg:y="41.104cm" svg:viewBox="0 0 790 790" draw:points="395,0 0,790 790,790">
            <text:p/>
          </draw:polygon>
          <draw:polygon draw:style-name="gr23" draw:text-style-name="P13" draw:layer="layout" svg:width="0.789cm" svg:height="0.789cm" svg:x="93.495cm" svg:y="33.572cm" svg:viewBox="0 0 790 790" draw:points="395,0 0,790 790,790">
            <text:p/>
          </draw:polygon>
          <draw:polygon draw:style-name="gr23" draw:text-style-name="P13" draw:layer="layout" svg:width="0.789cm" svg:height="0.788cm" svg:x="95.322cm" svg:y="36.866cm" svg:viewBox="0 0 790 789" draw:points="395,0 0,789 790,789">
            <text:p/>
          </draw:polygon>
          <draw:polygon draw:style-name="gr23" draw:text-style-name="P13" draw:layer="layout" svg:width="0.788cm" svg:height="0.789cm" svg:x="87.936cm" svg:y="39.954cm" svg:viewBox="0 0 789 790" draw:points="394,0 0,790 789,790">
            <text:p/>
          </draw:polygon>
          <draw:polygon draw:style-name="gr23" draw:text-style-name="P13" draw:layer="layout" svg:width="0.789cm" svg:height="0.789cm" svg:x="96.168cm" svg:y="34.824cm" svg:viewBox="0 0 790 790" draw:points="396,0 0,790 790,790">
            <text:p/>
          </draw:polygon>
          <draw:polygon draw:style-name="gr23" draw:text-style-name="P13" draw:layer="layout" svg:width="0.789cm" svg:height="0.789cm" svg:x="97.612cm" svg:y="36.945cm" svg:viewBox="0 0 790 790" draw:points="395,0 0,790 790,790">
            <text:p/>
          </draw:polygon>
          <draw:polygon draw:style-name="gr23" draw:text-style-name="P13" draw:layer="layout" svg:width="0.789cm" svg:height="0.789cm" svg:x="91.095cm" svg:y="39.893cm" svg:viewBox="0 0 790 790" draw:points="394,0 0,790 790,790">
            <text:p/>
          </draw:polygon>
          <draw:polygon draw:style-name="gr23" draw:text-style-name="P13" draw:layer="layout" svg:width="0.789cm" svg:height="0.789cm" svg:x="93.218cm" svg:y="34.968cm" svg:viewBox="0 0 790 790" draw:points="396,0 0,790 790,790">
            <text:p/>
          </draw:polygon>
          <draw:polygon draw:style-name="gr23" draw:text-style-name="P13" draw:layer="layout" svg:width="0.789cm" svg:height="0.789cm" svg:x="89.606cm" svg:y="39.14cm" svg:viewBox="0 0 790 790" draw:points="395,0 0,790 790,790">
            <text:p/>
          </draw:polygon>
          <draw:polygon draw:style-name="gr23" draw:text-style-name="P13" draw:layer="layout" svg:width="0.789cm" svg:height="0.788cm" svg:x="96.018cm" svg:y="36.922cm" svg:viewBox="0 0 790 789" draw:points="394,0 0,789 790,789">
            <text:p/>
          </draw:polygon>
          <draw:polygon draw:style-name="gr23" draw:text-style-name="P13" draw:layer="layout" svg:width="0.789cm" svg:height="0.788cm" svg:x="91.497cm" svg:y="39.333cm" svg:viewBox="0 0 790 789" draw:points="396,0 0,789 790,789">
            <text:p/>
          </draw:polygon>
          <draw:polygon draw:style-name="gr23" draw:text-style-name="P13" draw:layer="layout" svg:width="0.789cm" svg:height="0.789cm" svg:x="93.727cm" svg:y="38.314cm" svg:viewBox="0 0 790 790" draw:points="395,0 0,790 790,790">
            <text:p/>
          </draw:polygon>
          <draw:polygon draw:style-name="gr23" draw:text-style-name="P13" draw:layer="layout" svg:width="0.789cm" svg:height="0.789cm" svg:x="95.237cm" svg:y="42.556cm" svg:viewBox="0 0 790 790" draw:points="394,0 0,790 790,790">
            <text:p/>
          </draw:polygon>
          <draw:custom-shape draw:style-name="gr26" draw:text-style-name="P15" draw:layer="layout" svg:width="16.815cm" svg:height="18.009cm" svg:x="82.375cm" svg:y="26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ath draw:style-name="gr27" draw:text-style-name="P2" draw:layer="layout" svg:width="0.789cm" svg:height="0.789cm" svg:x="2.016cm" svg:y="9.927cm" svg:viewBox="0 0 790 790" svg:d="M394 790c105 0 205-42 279-116 75-74 117-174 117-279 0-104-42-205-117-278-74-75-174-117-279-117-104 0-205 42-279 117-74 73-115 174-115 278 0 105 41 205 115 279s175 116 279 116z">
            <text:p/>
          </draw:path>
          <draw:path draw:style-name="gr2" draw:text-style-name="P2" draw:layer="layout" svg:width="0.789cm" svg:height="0.789cm" svg:x="8.105cm" svg:y="12.162cm" svg:viewBox="0 0 790 790" svg:d="M396 790c104 0 205-42 279-116s115-174 115-279c0-104-41-206-115-280s-175-115-279-115c-105 0-205 41-280 115-74 74-116 176-116 280 0 105 42 205 116 279 75 74 175 116 280 116z">
            <text:p/>
          </draw:path>
          <draw:path draw:style-name="gr27" draw:text-style-name="P2" draw:layer="layout" svg:width="0.789cm" svg:height="0.789cm" svg:x="4.674cm" svg:y="8.87cm" svg:viewBox="0 0 790 790" svg:d="M395 790c105 0 206-42 280-116s115-174 115-279-41-206-115-280-175-115-280-115-205 41-279 115-116 175-116 280 42 205 116 279 174 116 279 116z">
            <text:p/>
          </draw:path>
          <draw:path draw:style-name="gr27" draw:text-style-name="P2" draw:layer="layout" svg:width="0.789cm" svg:height="0.789cm" svg:x="7.103cm" svg:y="11.648cm" svg:viewBox="0 0 790 790" svg:d="M396 790c104 0 205-42 278-116 74-74 116-175 116-279 0-105-42-205-116-279-73-74-174-116-278-116-106 0-206 42-280 116s-116 174-116 279c0 104 42 205 116 279s174 116 280 116z">
            <text:p/>
          </draw:path>
          <draw:path draw:style-name="gr27" draw:text-style-name="P2" draw:layer="layout" svg:width="0.789cm" svg:height="0.789cm" svg:x="4.557cm" svg:y="12.205cm" svg:viewBox="0 0 790 790" svg:d="M394 790c105 0 206-41 280-115s116-175 116-279c0-105-42-206-116-280s-175-116-280-116c-104 0-205 42-279 116s-115 175-115 280c0 104 41 205 115 279s175 115 279 115z">
            <text:p/>
          </draw:path>
          <draw:path draw:style-name="gr27" draw:text-style-name="P2" draw:layer="layout" svg:width="0.789cm" svg:height="0.789cm" svg:x="2.82cm" svg:y="9.803cm" svg:viewBox="0 0 790 790" svg:d="M395 790c104 0 205-41 278-115 75-74 117-175 117-279 0-105-42-206-117-280-73-74-174-116-278-116-105 0-205 42-279 116s-116 175-116 280c0 104 42 205 116 279s174 115 279 115z">
            <text:p/>
          </draw:path>
          <draw:path draw:style-name="gr27" draw:text-style-name="P2" draw:layer="layout" svg:width="0.789cm" svg:height="0.789cm" svg:x="7.835cm" svg:y="11.911cm" svg:viewBox="0 0 790 790" svg:d="M394 790c106 0 206-42 280-116s116-174 116-280c0-104-42-205-116-279s-174-115-280-115c-104 0-205 41-279 115s-115 175-115 279c0 106 41 206 115 280s175 116 279 116z">
            <text:p/>
          </draw:path>
          <draw:path draw:style-name="gr27" draw:text-style-name="P2" draw:layer="layout" svg:width="0.789cm" svg:height="0.789cm" svg:x="4.167cm" svg:y="8.848cm" svg:viewBox="0 0 790 790" svg:d="M395 790c105 0 205-42 279-116s116-174 116-280c0-104-42-204-116-278s-174-116-279-116c-104 0-205 42-280 116-74 74-115 174-115 278 0 106 41 206 115 280 75 74 176 116 280 116z">
            <text:p/>
          </draw:path>
          <draw:path draw:style-name="gr27" draw:text-style-name="P2" draw:layer="layout" svg:width="0.788cm" svg:height="0.789cm" svg:x="4.207cm" svg:y="10.013cm" svg:viewBox="0 0 789 790" svg:d="M395 790c105 0 205-42 279-116s115-174 115-279c0-104-41-205-115-279s-174-116-279-116-205 42-280 116c-74 74-115 175-115 279 0 105 41 205 115 279 75 74 175 116 280 116z">
            <text:p/>
          </draw:path>
          <draw:path draw:style-name="gr27" draw:text-style-name="P2" draw:layer="layout" svg:width="0.789cm" svg:height="0.789cm" svg:x="8.013cm" svg:y="12.243cm" svg:viewBox="0 0 790 790" svg:d="M396 790c104 0 204-42 278-116s116-174 116-278c0-105-42-205-116-280-74-74-174-116-278-116-105 0-206 42-280 116-74 75-116 175-116 280 0 104 42 204 116 278s175 116 280 116z">
            <text:p/>
          </draw:path>
          <draw:path draw:style-name="gr27" draw:text-style-name="P2" draw:layer="layout" svg:width="0.789cm" svg:height="0.788cm" svg:x="5.972cm" svg:y="9.725cm" svg:viewBox="0 0 790 789" svg:d="M395 789c104 0 205-41 279-115 75-74 116-174 116-279 0-106-41-206-116-280-74-74-175-115-279-115-105 0-205 41-279 115s-116 174-116 280c0 105 42 205 116 279s174 115 279 115z">
            <text:p/>
          </draw:path>
          <draw:path draw:style-name="gr27" draw:text-style-name="P2" draw:layer="layout" svg:width="0.789cm" svg:height="0.789cm" svg:x="6.416cm" svg:y="11.784cm" svg:viewBox="0 0 790 790" svg:d="M395 790c105 0 205-41 279-115 74-75 116-176 116-280 0-105-42-205-116-279s-174-116-279-116c-104 0-206 42-280 116s-115 174-115 279c0 104 41 205 115 280 74 74 176 115 280 115z">
            <text:p/>
          </draw:path>
          <draw:path draw:style-name="gr27" draw:text-style-name="P2" draw:layer="layout" svg:width="0.788cm" svg:height="0.789cm" svg:x="8.568cm" svg:y="11.35cm" svg:viewBox="0 0 789 790" svg:d="M394 790c106 0 206-42 280-116s115-174 115-279c0-104-41-206-115-280s-174-115-280-115c-105 0-205 41-279 115s-115 176-115 280c0 105 41 205 115 279s174 116 279 116z">
            <text:p/>
          </draw:path>
          <draw:path draw:style-name="gr27" draw:text-style-name="P2" draw:layer="layout" svg:width="0.789cm" svg:height="0.789cm" svg:x="4.07cm" svg:y="9.724cm" svg:viewBox="0 0 790 790" svg:d="M396 790c104 0 205-42 279-116s115-174 115-279-41-206-115-280c-74-73-175-115-279-115-105 0-206 42-280 115-74 74-116 175-116 280s42 205 116 279 175 116 280 116z">
            <text:p/>
          </draw:path>
          <draw:path draw:style-name="gr27" draw:text-style-name="P2" draw:layer="layout" svg:width="0.789cm" svg:height="0.789cm" svg:x="9.026cm" svg:y="10.947cm" svg:viewBox="0 0 790 790" svg:d="M395 790c105 0 205-41 279-115 74-75 116-176 116-280 0-105-42-205-116-279s-174-116-279-116c-104 0-205 42-279 116s-116 174-116 279c0 104 42 205 116 280 74 74 175 115 279 115z">
            <text:p/>
          </draw:path>
          <draw:path draw:style-name="gr27" draw:text-style-name="P2" draw:layer="layout" svg:width="0.789cm" svg:height="0.789cm" svg:x="6.008cm" svg:y="12.425cm" svg:viewBox="0 0 790 790" svg:d="M394 790c105 0 205-43 279-117 75-74 117-174 117-279 0-104-42-205-117-279-74-74-174-115-279-115-104 0-205 41-279 115-73 74-115 175-115 279 0 105 42 205 115 279 74 74 175 117 279 117z">
            <text:p/>
          </draw:path>
          <draw:path draw:style-name="gr27" draw:text-style-name="P2" draw:layer="layout" svg:width="0.789cm" svg:height="0.789cm" svg:x="6.527cm" svg:y="8.37cm" svg:viewBox="0 0 790 790" svg:d="M395 790c105 0 205-42 279-116s116-174 116-279c0-104-42-204-116-278-74-75-174-117-279-117-104 0-204 42-279 117-74 74-116 174-116 278 0 105 42 205 116 279 75 74 175 116 279 116z">
            <text:p/>
          </draw:path>
          <draw:path draw:style-name="gr27" draw:text-style-name="P2" draw:layer="layout" svg:width="0.789cm" svg:height="0.789cm" svg:x="8.583cm" svg:y="9.433cm" svg:viewBox="0 0 790 790" svg:d="M395 790c105 0 206-41 280-115 74-75 115-176 115-280 0-105-41-205-115-279s-175-116-280-116-205 42-279 116-116 174-116 279c0 104 42 205 116 280 74 74 174 115 279 115z">
            <text:p/>
          </draw:path>
          <draw:path draw:style-name="gr27" draw:text-style-name="P2" draw:layer="layout" svg:width="0.789cm" svg:height="0.789cm" svg:x="5.063cm" svg:y="10.849cm" svg:viewBox="0 0 790 790" svg:d="M395 790c105 0 205-43 279-117s116-174 116-278c0-105-42-205-116-279s-174-116-279-116c-104 0-205 42-279 116-75 74-116 174-116 279 0 104 41 204 116 278 74 74 175 117 279 117z">
            <text:p/>
          </draw:path>
          <draw:path draw:style-name="gr27" draw:text-style-name="P2" draw:layer="layout" svg:width="0.789cm" svg:height="0.789cm" svg:x="6.503cm" svg:y="12.697cm" svg:viewBox="0 0 790 790" svg:d="M396 790c104 0 205-41 279-115s115-175 115-280-41-205-115-279-175-116-279-116c-105 0-206 42-280 116s-116 174-116 279 42 206 116 280 175 115 280 115z">
            <text:p/>
          </draw:path>
          <draw:path draw:style-name="gr27" draw:text-style-name="P2" draw:layer="layout" svg:width="0.789cm" svg:height="0.789cm" svg:x="7.453cm" svg:y="9.777cm" svg:viewBox="0 0 790 790" svg:d="M396 790c104 0 204-41 278-115s116-175 116-279c0-105-42-206-116-280s-174-116-278-116c-105 0-205 42-279 116s-117 175-117 280c0 104 43 205 117 279s174 115 279 115z">
            <text:p/>
          </draw:path>
          <draw:path draw:style-name="gr27" draw:text-style-name="P2" draw:layer="layout" svg:width="0.789cm" svg:height="0.789cm" svg:x="9.002cm" svg:y="10.169cm" svg:viewBox="0 0 790 790" svg:d="M396 790c104 0 205-42 278-116 74-75 116-175 116-279 0-105-42-205-116-279-73-74-174-116-278-116-105 0-205 42-279 116-75 74-117 174-117 279 0 104 42 204 117 279 74 74 174 116 279 116z">
            <text:p/>
          </draw:path>
          <draw:path draw:style-name="gr27" draw:text-style-name="P2" draw:layer="layout" svg:width="0.788cm" svg:height="0.789cm" svg:x="4.008cm" svg:y="11.74cm" svg:viewBox="0 0 789 790" svg:d="M395 790c105 0 205-42 279-116 74-75 115-175 115-280 0-104-41-205-115-279s-174-115-279-115c-106 0-206 41-280 115s-115 175-115 279c0 105 41 205 115 280 74 74 174 116 280 116z">
            <text:p/>
          </draw:path>
          <draw:path draw:style-name="gr27" draw:text-style-name="P2" draw:layer="layout" svg:width="0.789cm" svg:height="0.789cm" svg:x="5.718cm" svg:y="10.307cm" svg:viewBox="0 0 790 790" svg:d="M396 790c104 0 205-42 279-116s115-175 115-280c0-104-41-205-115-279s-175-115-279-115c-105 0-206 41-280 115s-116 175-116 279c0 105 42 206 116 280s175 116 280 116z">
            <text:p/>
          </draw:path>
          <draw:path draw:style-name="gr27" draw:text-style-name="P2" draw:layer="layout" svg:width="0.789cm" svg:height="0.789cm" svg:x="3.905cm" svg:y="10.934cm" svg:viewBox="0 0 790 790" svg:d="M395 790c105 0 206-42 280-116 73-74 115-175 115-279 0-105-42-205-115-279-74-74-175-116-280-116s-205 42-279 116-116 174-116 279c0 104 42 205 116 279s174 116 279 116z">
            <text:p/>
          </draw:path>
          <draw:polygon draw:style-name="gr27" draw:text-style-name="P2" draw:layer="layout" svg:width="0.789cm" svg:height="0.789cm" svg:x="12.617cm" svg:y="13.579cm" svg:viewBox="0 0 790 790" draw:points="396,0 0,790 790,790">
            <text:p/>
          </draw:polygon>
          <draw:polygon draw:style-name="gr27" draw:text-style-name="P2" draw:layer="layout" svg:width="0.789cm" svg:height="0.789cm" svg:x="11.181cm" svg:y="17.573cm" svg:viewBox="0 0 790 790" draw:points="396,0 0,790 790,790">
            <text:p/>
          </draw:polygon>
          <draw:polygon draw:style-name="gr27" draw:text-style-name="P2" draw:layer="layout" svg:width="0.789cm" svg:height="0.788cm" svg:x="14.235cm" svg:y="16.547cm" svg:viewBox="0 0 790 789" draw:points="396,0 0,789 790,789">
            <text:p/>
          </draw:polygon>
          <draw:polygon draw:style-name="gr27" draw:text-style-name="P2" draw:layer="layout" svg:width="0.789cm" svg:height="0.789cm" svg:x="16.157cm" svg:y="13.047cm" svg:viewBox="0 0 790 790" draw:points="395,0 0,790 790,790">
            <text:p/>
          </draw:polygon>
          <draw:polygon draw:style-name="gr27" draw:text-style-name="P2" draw:layer="layout" svg:width="0.789cm" svg:height="0.789cm" svg:x="11.014cm" svg:y="18.088cm" svg:viewBox="0 0 790 790" draw:points="395,0 0,790 790,790">
            <text:p/>
          </draw:polygon>
          <draw:polygon draw:style-name="gr2" draw:text-style-name="P2" draw:layer="layout" svg:width="0.789cm" svg:height="0.788cm" svg:x="15.945cm" svg:y="14.349cm" svg:viewBox="0 0 790 789" draw:points="396,0 0,789 790,789">
            <text:p/>
          </draw:polygon>
          <draw:polygon draw:style-name="gr27" draw:text-style-name="P2" draw:layer="layout" svg:width="0.789cm" svg:height="0.789cm" svg:x="15.275cm" svg:y="14.684cm" svg:viewBox="0 0 790 790" draw:points="395,0 0,790 790,790">
            <text:p/>
          </draw:polygon>
          <draw:polygon draw:style-name="gr27" draw:text-style-name="P2" draw:layer="layout" svg:width="0.789cm" svg:height="0.789cm" svg:x="11.087cm" svg:y="13.625cm" svg:viewBox="0 0 790 790" draw:points="395,0 0,790 790,790">
            <text:p/>
          </draw:polygon>
          <draw:polygon draw:style-name="gr27" draw:text-style-name="P2" draw:layer="layout" svg:width="0.789cm" svg:height="0.789cm" svg:x="15.275cm" svg:y="16.334cm" svg:viewBox="0 0 790 790" draw:points="396,0 0,790 790,790">
            <text:p/>
          </draw:polygon>
          <draw:polygon draw:style-name="gr27" draw:text-style-name="P2" draw:layer="layout" svg:width="0.789cm" svg:height="0.789cm" svg:x="9.338cm" svg:y="16.844cm" svg:viewBox="0 0 790 790" draw:points="394,0 0,790 790,790">
            <text:p/>
          </draw:polygon>
          <draw:polygon draw:style-name="gr27" draw:text-style-name="P2" draw:layer="layout" svg:width="0.789cm" svg:height="0.789cm" svg:x="11.988cm" svg:y="15.529cm" svg:viewBox="0 0 790 790" draw:points="396,0 0,790 790,790">
            <text:p/>
          </draw:polygon>
          <draw:polygon draw:style-name="gr27" draw:text-style-name="P2" draw:layer="layout" svg:width="0.789cm" svg:height="0.789cm" svg:x="16.042cm" svg:y="14.335cm" svg:viewBox="0 0 790 790" draw:points="395,0 0,790 790,790">
            <text:p/>
          </draw:polygon>
          <draw:polygon draw:style-name="gr27" draw:text-style-name="P2" draw:layer="layout" svg:width="0.789cm" svg:height="0.788cm" svg:x="10.57cm" svg:y="15.519cm" svg:viewBox="0 0 790 789" draw:points="396,0 0,789 790,789">
            <text:p/>
          </draw:polygon>
          <draw:polygon draw:style-name="gr27" draw:text-style-name="P2" draw:layer="layout" svg:width="0.789cm" svg:height="0.789cm" svg:x="9.285cm" svg:y="14.951cm" svg:viewBox="0 0 790 790" draw:points="394,0 0,790 790,790">
            <text:p/>
          </draw:polygon>
          <draw:polygon draw:style-name="gr27" draw:text-style-name="P2" draw:layer="layout" svg:width="0.789cm" svg:height="0.788cm" svg:x="12.787cm" svg:y="14.405cm" svg:viewBox="0 0 790 789" draw:points="396,0 0,789 790,789">
            <text:p/>
          </draw:polygon>
          <draw:polygon draw:style-name="gr27" draw:text-style-name="P2" draw:layer="layout" svg:width="0.789cm" svg:height="0.788cm" svg:x="11.882cm" svg:y="17.573cm" svg:viewBox="0 0 790 789" draw:points="395,0 0,789 790,789">
            <text:p/>
          </draw:polygon>
          <draw:polygon draw:style-name="gr27" draw:text-style-name="P2" draw:layer="layout" svg:width="0.789cm" svg:height="0.789cm" svg:x="13.259cm" svg:y="13.371cm" svg:viewBox="0 0 790 790" draw:points="394,0 0,790 790,790">
            <text:p/>
          </draw:polygon>
          <draw:polygon draw:style-name="gr27" draw:text-style-name="P2" draw:layer="layout" svg:width="0.789cm" svg:height="0.789cm" svg:x="9.766cm" svg:y="15.474cm" svg:viewBox="0 0 790 790" draw:points="395,0 0,790 790,790">
            <text:p/>
          </draw:polygon>
          <draw:polygon draw:style-name="gr27" draw:text-style-name="P2" draw:layer="layout" svg:width="0.789cm" svg:height="0.789cm" svg:x="9.764cm" svg:y="16.751cm" svg:viewBox="0 0 790 790" draw:points="396,0 0,790 790,790">
            <text:p/>
          </draw:polygon>
          <draw:polygon draw:style-name="gr27" draw:text-style-name="P2" draw:layer="layout" svg:width="0.789cm" svg:height="0.789cm" svg:x="12.672cm" svg:y="15.506cm" svg:viewBox="0 0 790 790" draw:points="396,0 0,790 790,790">
            <text:p/>
          </draw:polygon>
          <draw:polygon draw:style-name="gr27" draw:text-style-name="P2" draw:layer="layout" svg:width="0.789cm" svg:height="0.789cm" svg:x="14.221cm" svg:y="15.39cm" svg:viewBox="0 0 790 790" draw:points="396,0 0,790 790,790">
            <text:p/>
          </draw:polygon>
          <draw:polygon draw:style-name="gr27" draw:text-style-name="P2" draw:layer="layout" svg:width="0.789cm" svg:height="0.789cm" svg:x="11.333cm" svg:y="14.634cm" svg:viewBox="0 0 790 790" draw:points="395,0 0,790 790,790">
            <text:p/>
          </draw:polygon>
          <draw:polygon draw:style-name="gr27" draw:text-style-name="P2" draw:layer="layout" svg:width="0.789cm" svg:height="0.789cm" svg:x="11.695cm" svg:y="17.643cm" svg:viewBox="0 0 790 790" draw:points="395,0 0,790 790,790">
            <text:p/>
          </draw:polygon>
          <draw:polygon draw:style-name="gr27" draw:text-style-name="P2" draw:layer="layout" svg:width="0.788cm" svg:height="0.789cm" svg:x="14.072cm" svg:y="15.451cm" svg:viewBox="0 0 789 790" draw:points="394,0 0,790 789,790">
            <text:p/>
          </draw:polygon>
          <draw:polygon draw:style-name="gr27" draw:text-style-name="P2" draw:layer="layout" svg:width="0.789cm" svg:height="0.789cm" svg:x="14.339cm" svg:y="12.429cm" svg:viewBox="0 0 790 790" draw:points="396,0 0,790 790,790">
            <text:p/>
          </draw:polygon>
          <draw:custom-shape draw:style-name="gr24" draw:text-style-name="P14" draw:layer="layout" svg:width="16.813cm" svg:height="18cm" svg:x="1.375cm" svg:y="4.15cm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16" draw:layer="layout" svg:width="3.312cm" svg:height="3.125cm" svg:x="8.488cm" svg:y="0.875cm">
          <draw:text-box>
            <text:p><text:span text:style-name="T1">(1)</text:span></text:p>
          </draw:text-box>
        </draw:frame>
        <draw:frame draw:style-name="gr29" draw:text-style-name="P17" draw:layer="layout" svg:width="5.5cm" svg:height="3.625cm" svg:x="3.837cm" svg:y="4.95cm">
          <draw:text-box>
            <text:p><text:span text:style-name="T2">N</text:span><text:span text:style-name="T3">1X</text:span></text:p>
          </draw:text-box>
        </draw:frame>
        <draw:frame draw:style-name="gr29" draw:text-style-name="P17" draw:layer="layout" svg:width="5.5cm" svg:height="3.625cm" svg:x="12.437cm" svg:y="17.839cm">
          <draw:text-box>
            <text:p><text:span text:style-name="T2">N</text:span><text:span text:style-name="T3">1Y</text:span></text:p>
          </draw:text-box>
        </draw:frame>
        <draw:frame draw:style-name="gr29" draw:text-style-name="P17" draw:layer="layout" svg:width="5.5cm" svg:height="3.625cm" svg:x="2.363cm" svg:y="33.155cm">
          <draw:text-box>
            <text:p><text:span text:style-name="T2">N</text:span><text:span text:style-name="T3">6X</text:span></text:p>
          </draw:text-box>
        </draw:frame>
        <draw:frame draw:style-name="gr29" draw:text-style-name="P17" draw:layer="layout" svg:width="5.5cm" svg:height="3.625cm" svg:x="12.426cm" svg:y="26.656cm">
          <draw:text-box>
            <text:p><text:span text:style-name="T2">N</text:span><text:span text:style-name="T3">6Y</text:span></text:p>
          </draw:text-box>
        </draw:frame>
        <draw:frame draw:style-name="gr29" draw:text-style-name="P17" draw:layer="layout" svg:width="5.5cm" svg:height="3.625cm" svg:x="33.05cm" svg:y="40.094cm">
          <draw:text-box>
            <text:p><text:span text:style-name="T2">N</text:span><text:span text:style-name="T3">7X</text:span></text:p>
          </draw:text-box>
        </draw:frame>
        <draw:frame draw:style-name="gr29" draw:text-style-name="P17" draw:layer="layout" svg:width="5.5cm" svg:height="3.625cm" svg:x="23.175cm" svg:y="26.407cm">
          <draw:text-box>
            <text:p><text:span text:style-name="T2">N</text:span><text:span text:style-name="T3">7Y</text:span></text:p>
          </draw:text-box>
        </draw:frame>
        <draw:frame draw:style-name="gr29" draw:text-style-name="P17" draw:layer="layout" svg:width="5.5cm" svg:height="3.625cm" svg:x="42.925cm" svg:y="29.47cm">
          <draw:text-box>
            <text:p><text:span text:style-name="T2">N</text:span><text:span text:style-name="T3">8Y</text:span></text:p>
          </draw:text-box>
        </draw:frame>
        <draw:frame draw:style-name="gr29" draw:text-style-name="P17" draw:layer="layout" svg:width="5.5cm" svg:height="3.625cm" svg:x="52.863cm" svg:y="38.408cm">
          <draw:text-box>
            <text:p><text:span text:style-name="T2">N</text:span><text:span text:style-name="T3">8X</text:span></text:p>
          </draw:text-box>
        </draw:frame>
        <draw:frame draw:style-name="gr29" draw:text-style-name="P17" draw:layer="layout" svg:width="5.5cm" svg:height="3.625cm" svg:x="65.738cm" svg:y="39.659cm">
          <draw:text-box>
            <text:p><text:span text:style-name="T2">N</text:span><text:span text:style-name="T3">9X</text:span></text:p>
          </draw:text-box>
        </draw:frame>
        <draw:frame draw:style-name="gr29" draw:text-style-name="P17" draw:layer="layout" svg:width="5.5cm" svg:height="3.625cm" svg:x="70.113cm" svg:y="29.335cm">
          <draw:text-box>
            <text:p><text:span text:style-name="T2">N</text:span><text:span text:style-name="T3">9Y</text:span></text:p>
          </draw:text-box>
        </draw:frame>
        <draw:frame draw:style-name="gr29" draw:text-style-name="P17" draw:layer="layout" svg:width="5.5cm" svg:height="3.625cm" svg:x="85.8cm" svg:y="40.161cm">
          <draw:text-box>
            <text:p><text:span text:style-name="T2">N</text:span><text:span text:style-name="T3">10Y</text:span></text:p>
          </draw:text-box>
        </draw:frame>
        <draw:frame draw:style-name="gr29" draw:text-style-name="P17" draw:layer="layout" svg:width="5.5cm" svg:height="3.625cm" svg:x="88.425cm" svg:y="26.225cm">
          <draw:text-box>
            <text:p><text:span text:style-name="T2">N</text:span><text:span text:style-name="T3">10X</text:span></text:p>
          </draw:text-box>
        </draw:frame>
        <draw:path draw:style-name="gr5" draw:text-style-name="P5" draw:layer="layout" svg:width="0.789cm" svg:height="0.789cm" svg:x="32.699cm" svg:y="9.201cm" svg:viewBox="0 0 790 790" svg:d="M396 790c104 0 205-42 279-116s115-174 115-280c0-104-41-204-115-278s-175-116-279-116c-106 0-206 42-280 116s-116 174-116 278c0 106 42 206 116 280s174 116 280 116z">
          <text:p/>
        </draw:path>
        <draw:path draw:style-name="gr5" draw:text-style-name="P5" draw:layer="layout" svg:width="0.789cm" svg:height="0.789cm" svg:x="27.527cm" svg:y="6.48cm" svg:viewBox="0 0 790 790" svg:d="M394 790c105 0 205-41 279-115 75-74 117-175 117-279 0-105-42-205-117-279-74-74-174-117-279-117-104 0-205 43-279 117s-115 174-115 279c0 104 41 205 115 279s175 115 279 115z">
          <text:p/>
        </draw:path>
        <draw:path draw:style-name="gr5" draw:text-style-name="P5" draw:layer="layout" svg:width="0.789cm" svg:height="0.789cm" svg:x="31.192cm" svg:y="5.421cm" svg:viewBox="0 0 790 790" svg:d="M395 790c105 0 205-42 279-116s116-174 116-279c0-104-42-206-116-280s-174-115-279-115c-104 0-206 41-280 115s-115 176-115 280c0 105 41 205 115 279s176 116 280 116z">
          <text:p/>
        </draw:path>
        <draw:path draw:style-name="gr5" draw:text-style-name="P5" draw:layer="layout" svg:width="0.789cm" svg:height="0.789cm" svg:x="29.113cm" svg:y="9.75cm" svg:viewBox="0 0 790 790" svg:d="M394 790c105 0 205-41 279-116 75-74 117-175 117-279 0-105-42-205-117-279-74-74-174-116-279-116-104 0-205 42-279 116s-115 174-115 279c0 104 41 205 115 279 74 75 175 116 279 116z">
          <text:p/>
        </draw:path>
        <draw:path draw:style-name="gr5" draw:text-style-name="P5" draw:layer="layout" svg:width="0.789cm" svg:height="0.788cm" svg:x="31.986cm" svg:y="8.406cm" svg:viewBox="0 0 790 789" svg:d="M396 789c105 0 205-41 279-115s115-174 115-280c0-105-41-205-115-279s-174-115-279-115-206 41-280 115-116 174-116 279c0 106 42 206 116 280s175 115 280 115z">
          <text:p/>
        </draw:path>
        <draw:path draw:style-name="gr5" draw:text-style-name="P5" draw:layer="layout" svg:width="0.789cm" svg:height="0.789cm" svg:x="30.011cm" svg:y="10.327cm" svg:viewBox="0 0 790 790" svg:d="M395 790c104 0 205-41 280-115 74-74 115-175 115-279 0-105-41-205-115-279-75-75-176-117-280-117-105 0-205 42-279 117-74 74-116 174-116 279 0 104 42 205 116 279s174 115 279 115z">
          <text:p/>
        </draw:path>
        <draw:path draw:style-name="gr5" draw:text-style-name="P5" draw:layer="layout" svg:width="0.789cm" svg:height="0.788cm" svg:x="29.304cm" svg:y="6.272cm" svg:viewBox="0 0 790 789" svg:d="M394 789c105 0 206-41 280-115s116-174 116-279-42-206-116-280-175-115-280-115c-104 0-205 41-279 115s-115 175-115 280 41 205 115 279 175 115 279 115z">
          <text:p/>
        </draw:path>
        <draw:path draw:style-name="gr5" draw:text-style-name="P5" draw:layer="layout" svg:width="0.789cm" svg:height="0.789cm" svg:x="26.424cm" svg:y="8.838cm" svg:viewBox="0 0 790 790" svg:d="M396 790c104 0 205-42 279-116s115-174 115-278c0-105-41-205-115-279s-175-117-279-117c-105 0-206 43-280 117s-116 174-116 279c0 104 42 204 116 278s175 116 280 116z">
          <text:p/>
        </draw:path>
        <draw:path draw:style-name="gr5" draw:text-style-name="P5" draw:layer="layout" svg:width="0.788cm" svg:height="0.789cm" svg:x="29.562cm" svg:y="8.051cm" svg:viewBox="0 0 789 790" svg:d="M395 790c105 0 205-42 279-116s115-174 115-278c0-105-41-205-115-279s-174-117-279-117-206 43-280 117-115 174-115 279c0 104 41 204 115 278s175 116 280 116z">
          <text:p/>
        </draw:path>
        <draw:path draw:style-name="gr5" draw:text-style-name="P5" draw:layer="layout" svg:width="0.788cm" svg:height="0.789cm" svg:x="30.041cm" svg:y="6.625cm" svg:viewBox="0 0 789 790" svg:d="M394 790c105 0 206-42 280-116s115-175 115-279c0-105-41-205-115-279s-175-116-280-116-205 42-279 116-115 174-115 279c0 104 41 205 115 279s174 116 279 116z">
          <text:p/>
        </draw:path>
        <draw:path draw:style-name="gr5" draw:text-style-name="P5" draw:layer="layout" svg:width="0.789cm" svg:height="0.788cm" svg:x="27.935cm" svg:y="11.28cm" svg:viewBox="0 0 790 789" svg:d="M395 789c105 0 205-41 279-116 74-74 116-174 116-279s-42-205-116-279-174-115-279-115-206 41-280 115-115 174-115 279 41 205 115 279c74 75 175 116 280 116z">
          <text:p/>
        </draw:path>
        <draw:path draw:style-name="gr5" draw:text-style-name="P5" draw:layer="layout" svg:width="0.789cm" svg:height="0.789cm" svg:x="26.507cm" svg:y="10.58cm" svg:viewBox="0 0 790 790" svg:d="M396 790c104 0 205-42 278-116 74-75 116-175 116-280 0-104-42-205-116-279-73-74-174-115-278-115-105 0-206 41-280 115s-116 175-116 279c0 105 42 205 116 280 74 74 175 116 280 116z">
          <text:p/>
        </draw:path>
        <draw:path draw:style-name="gr5" draw:text-style-name="P5" draw:layer="layout" svg:width="0.789cm" svg:height="0.789cm" svg:x="27.614cm" svg:y="10.13cm" svg:viewBox="0 0 790 790" svg:d="M394 790c105 0 205-42 280-116 74-74 116-174 116-279s-42-206-116-280c-75-74-175-115-280-115-104 0-205 41-279 115s-115 175-115 280 41 205 115 279 175 116 279 116z">
          <text:p/>
        </draw:path>
        <draw:path draw:style-name="gr5" draw:text-style-name="P5" draw:layer="layout" svg:width="0.789cm" svg:height="0.788cm" svg:x="31.119cm" svg:y="6.715cm" svg:viewBox="0 0 790 789" svg:d="M396 789c104 0 205-41 279-115 73-74 115-175 115-280s-42-205-115-279c-74-74-175-115-279-115-106 0-206 41-280 115s-116 174-116 279 42 206 116 280 174 115 280 115z">
          <text:p/>
        </draw:path>
        <draw:path draw:style-name="gr5" draw:text-style-name="P5" draw:layer="layout" svg:width="0.789cm" svg:height="0.789cm" svg:x="27.444cm" svg:y="8.778cm" svg:viewBox="0 0 790 790" svg:d="M396 790c104 0 205-42 279-116s115-174 115-278c0-105-41-205-115-279-74-75-175-117-279-117-105 0-205 42-279 117-74 74-117 174-117 279 0 104 43 204 117 278s174 116 279 116z">
          <text:p/>
        </draw:path>
        <draw:path draw:style-name="gr5" draw:text-style-name="P5" draw:layer="layout" svg:width="0.789cm" svg:height="0.788cm" svg:x="30.717cm" svg:y="11.786cm" svg:viewBox="0 0 790 789" svg:d="M395 789c104 0 205-41 279-115 75-74 116-174 116-279s-41-206-116-280c-74-74-175-115-279-115-105 0-205 41-279 115s-116 175-116 280 42 205 116 279 174 115 279 115z">
          <text:p/>
        </draw:path>
        <draw:path draw:style-name="gr5" draw:text-style-name="P5" draw:layer="layout" svg:width="0.789cm" svg:height="0.789cm" svg:x="27.457cm" svg:y="12.557cm" svg:viewBox="0 0 790 790" svg:d="M396 790c104 0 205-41 279-115s115-175 115-279c0-105-41-206-115-280s-175-116-279-116c-105 0-205 42-279 116s-117 175-117 280c0 104 43 205 117 279s174 115 279 115z">
          <text:p/>
        </draw:path>
        <draw:path draw:style-name="gr5" draw:text-style-name="P5" draw:layer="layout" svg:width="0.789cm" svg:height="0.789cm" svg:x="29.798cm" svg:y="13.586cm" svg:viewBox="0 0 790 790" svg:d="M396 790c104 0 205-43 279-117 73-74 115-174 115-279 0-104-42-205-115-279-74-74-175-115-279-115-105 0-205 41-279 115-75 74-117 175-117 279 0 105 42 205 117 279 74 74 174 117 279 117z">
          <text:p/>
        </draw:path>
        <draw:path draw:style-name="gr5" draw:text-style-name="P5" draw:layer="layout" svg:width="0.789cm" svg:height="0.788cm" svg:x="29.714cm" svg:y="10.412cm" svg:viewBox="0 0 790 789" svg:d="M396 789c104 0 205-41 279-115s115-174 115-279-41-205-115-279-175-116-279-116c-105 0-205 42-280 116-74 74-116 174-116 279s42 205 116 279c75 74 175 115 280 115z">
          <text:p/>
        </draw:path>
        <draw:path draw:style-name="gr5" draw:text-style-name="P5" draw:layer="layout" svg:width="0.788cm" svg:height="0.789cm" svg:x="31.648cm" svg:y="7.953cm" svg:viewBox="0 0 789 790" svg:d="M394 790c105 0 206-42 280-116s115-174 115-279c0-104-41-205-115-279-74-75-175-116-280-116s-205 41-279 116c-74 74-115 175-115 279 0 105 41 205 115 279s174 116 279 116z">
          <text:p/>
        </draw:path>
        <draw:path draw:style-name="gr5" draw:text-style-name="P5" draw:layer="layout" svg:width="0.789cm" svg:height="0.788cm" svg:x="29.734cm" svg:y="12.176cm" svg:viewBox="0 0 790 789" svg:d="M396 789c104 0 205-41 279-115 74-75 115-175 115-280s-41-205-115-279-175-115-279-115c-105 0-205 41-279 115-75 74-117 174-117 279s42 205 117 280c74 74 174 115 279 115z">
          <text:p/>
        </draw:path>
        <draw:path draw:style-name="gr5" draw:text-style-name="P5" draw:layer="layout" svg:width="0.789cm" svg:height="0.788cm" svg:x="30.685cm" svg:y="10.801cm" svg:viewBox="0 0 790 789" svg:d="M395 789c104 0 205-41 279-115 75-74 116-174 116-280 0-105-41-205-116-279-74-74-175-115-279-115-105 0-205 41-279 115s-116 174-116 279c0 106 42 206 116 280s174 115 279 115z">
          <text:p/>
        </draw:path>
        <draw:path draw:style-name="gr5" draw:text-style-name="P5" draw:layer="layout" svg:width="0.789cm" svg:height="0.789cm" svg:x="31.145cm" svg:y="8.528cm" svg:viewBox="0 0 790 790" svg:d="M395 790c105 0 205-42 279-116s116-174 116-279-42-206-116-280-174-115-279-115c-104 0-205 41-279 115s-116 175-116 280 42 205 116 279 175 116 279 116z">
          <text:p/>
        </draw:path>
        <draw:path draw:style-name="gr5" draw:text-style-name="P5" draw:layer="layout" svg:width="0.788cm" svg:height="0.789cm" svg:x="28.254cm" svg:y="8.552cm" svg:viewBox="0 0 789 790" svg:d="M395 790c105 0 205-42 279-116s115-174 115-279-41-206-115-280-174-115-279-115-205 41-279 115-116 175-116 280 42 205 116 279 174 116 279 116z">
          <text:p/>
        </draw:path>
        <draw:path draw:style-name="gr5" draw:text-style-name="P5" draw:layer="layout" svg:width="0.789cm" svg:height="0.789cm" svg:x="31.686cm" svg:y="10.958cm" svg:viewBox="0 0 790 790" svg:d="M394 790c105 0 206-42 280-116s116-174 116-279c0-104-42-206-116-280s-175-115-280-115c-104 0-204 41-278 115s-116 176-116 280c0 105 42 205 116 279s174 116 278 116z">
          <text:p/>
        </draw:path>
        <draw:polygon draw:style-name="gr5" draw:text-style-name="P5" draw:layer="layout" svg:width="0.789cm" svg:height="0.789cm" svg:x="31.517cm" svg:y="13.487cm" svg:viewBox="0 0 790 790" draw:points="394,0 0,790 790,790">
          <text:p/>
        </draw:polygon>
        <draw:polygon draw:style-name="gr5" draw:text-style-name="P5" draw:layer="layout" svg:width="0.789cm" svg:height="0.789cm" svg:x="32.996cm" svg:y="13.34cm" svg:viewBox="0 0 790 790" draw:points="395,0 0,790 790,790">
          <text:p/>
        </draw:polygon>
        <draw:polygon draw:style-name="gr5" draw:text-style-name="P5" draw:layer="layout" svg:width="0.789cm" svg:height="0.789cm" svg:x="31.691cm" svg:y="19.08cm" svg:viewBox="0 0 790 790" draw:points="395,0 0,790 790,790">
          <text:p/>
        </draw:polygon>
        <draw:polygon draw:style-name="gr5" draw:text-style-name="P5" draw:layer="layout" svg:width="0.789cm" svg:height="0.789cm" svg:x="32.948cm" svg:y="16.243cm" svg:viewBox="0 0 790 790" draw:points="396,0 0,790 790,790">
          <text:p/>
        </draw:polygon>
        <draw:polygon draw:style-name="gr5" draw:text-style-name="P5" draw:layer="layout" svg:width="0.789cm" svg:height="0.789cm" svg:x="30.711cm" svg:y="18.035cm" svg:viewBox="0 0 790 790" draw:points="395,0 0,790 790,790">
          <text:p/>
        </draw:polygon>
        <draw:polygon draw:style-name="gr5" draw:text-style-name="P5" draw:layer="layout" svg:width="0.789cm" svg:height="0.789cm" svg:x="30.537cm" svg:y="16.807cm" svg:viewBox="0 0 790 790" draw:points="396,0 0,790 790,790">
          <text:p/>
        </draw:polygon>
        <draw:polygon draw:style-name="gr5" draw:text-style-name="P5" draw:layer="layout" svg:width="0.789cm" svg:height="0.789cm" svg:x="30.969cm" svg:y="14.21cm" svg:viewBox="0 0 790 790" draw:points="394,0 0,790 790,790">
          <text:p/>
        </draw:polygon>
        <draw:polygon draw:style-name="gr5" draw:text-style-name="P5" draw:layer="layout" svg:width="0.789cm" svg:height="0.789cm" svg:x="29.025cm" svg:y="17.39cm" svg:viewBox="0 0 790 790" draw:points="395,0 0,790 790,790">
          <text:p/>
        </draw:polygon>
        <draw:polygon draw:style-name="gr5" draw:text-style-name="P5" draw:layer="layout" svg:width="0.789cm" svg:height="0.788cm" svg:x="28.649cm" svg:y="17.895cm" svg:viewBox="0 0 790 789" draw:points="395,0 0,789 790,789">
          <text:p/>
        </draw:polygon>
        <draw:polygon draw:style-name="gr5" draw:text-style-name="P5" draw:layer="layout" svg:width="0.789cm" svg:height="0.789cm" svg:x="29.309cm" svg:y="19.865cm" svg:viewBox="0 0 790 790" draw:points="394,0 0,790 790,790">
          <text:p/>
        </draw:polygon>
        <draw:polygon draw:style-name="gr5" draw:text-style-name="P5" draw:layer="layout" svg:width="0.789cm" svg:height="0.789cm" svg:x="32.787cm" svg:y="15.745cm" svg:viewBox="0 0 790 790" draw:points="396,0 0,790 790,790">
          <text:p/>
        </draw:polygon>
        <draw:polygon draw:style-name="gr5" draw:text-style-name="P5" draw:layer="layout" svg:width="0.789cm" svg:height="0.789cm" svg:x="31.865cm" svg:y="19.373cm" svg:viewBox="0 0 790 790" draw:points="396,0 0,790 790,790">
          <text:p/>
        </draw:polygon>
        <draw:polygon draw:style-name="gr5" draw:text-style-name="P5" draw:layer="layout" svg:width="0.789cm" svg:height="0.789cm" svg:x="30.185cm" svg:y="18.627cm" svg:viewBox="0 0 790 790" draw:points="395,0 0,790 790,790">
          <text:p/>
        </draw:polygon>
        <draw:polygon draw:style-name="gr5" draw:text-style-name="P5" draw:layer="layout" svg:width="0.789cm" svg:height="0.789cm" svg:x="29.257cm" svg:y="18.531cm" svg:viewBox="0 0 790 790" draw:points="395,0 0,790 790,790">
          <text:p/>
        </draw:polygon>
        <draw:polygon draw:style-name="gr5" draw:text-style-name="P5" draw:layer="layout" svg:width="0.788cm" svg:height="0.789cm" svg:x="30.198cm" svg:y="17.326cm" svg:viewBox="0 0 789 790" draw:points="394,0 0,790 789,790">
          <text:p/>
        </draw:polygon>
        <draw:polygon draw:style-name="gr5" draw:text-style-name="P5" draw:layer="layout" svg:width="0.789cm" svg:height="0.789cm" svg:x="29.497cm" svg:y="20.237cm" svg:viewBox="0 0 790 790" draw:points="396,0 0,790 790,790">
          <text:p/>
        </draw:polygon>
        <draw:polygon draw:style-name="gr5" draw:text-style-name="P5" draw:layer="layout" svg:width="0.789cm" svg:height="0.789cm" svg:x="31.863cm" svg:y="14.848cm" svg:viewBox="0 0 790 790" draw:points="395,0 0,790 790,790">
          <text:p/>
        </draw:polygon>
        <draw:polygon draw:style-name="gr5" draw:text-style-name="P5" draw:layer="layout" svg:width="0.788cm" svg:height="0.789cm" svg:x="28.869cm" svg:y="15.27cm" svg:viewBox="0 0 789 790" draw:points="395,0 0,790 789,790">
          <text:p/>
        </draw:polygon>
        <draw:polygon draw:style-name="gr5" draw:text-style-name="P5" draw:layer="layout" svg:width="0.789cm" svg:height="0.789cm" svg:x="28.538cm" svg:y="16.596cm" svg:viewBox="0 0 790 790" draw:points="395,0 0,790 790,790">
          <text:p/>
        </draw:polygon>
        <draw:polygon draw:style-name="gr5" draw:text-style-name="P5" draw:layer="layout" svg:width="0.789cm" svg:height="0.789cm" svg:x="30.847cm" svg:y="14.367cm" svg:viewBox="0 0 790 790" draw:points="394,0 0,790 790,790">
          <text:p/>
        </draw:polygon>
        <draw:polygon draw:style-name="gr5" draw:text-style-name="P5" draw:layer="layout" svg:width="0.789cm" svg:height="0.789cm" svg:x="30.925cm" svg:y="15.32cm" svg:viewBox="0 0 790 790" draw:points="394,0 0,790 790,790">
          <text:p/>
        </draw:polygon>
        <draw:polygon draw:style-name="gr5" draw:text-style-name="P5" draw:layer="layout" svg:width="0.789cm" svg:height="0.789cm" svg:x="31.506cm" svg:y="17.621cm" svg:viewBox="0 0 790 790" draw:points="394,0 0,790 790,790">
          <text:p/>
        </draw:polygon>
        <draw:polygon draw:style-name="gr5" draw:text-style-name="P5" draw:layer="layout" svg:width="0.789cm" svg:height="0.789cm" svg:x="28.463cm" svg:y="18.17cm" svg:viewBox="0 0 790 790" draw:points="395,0 0,790 790,790">
          <text:p/>
        </draw:polygon>
        <draw:polygon draw:style-name="gr5" draw:text-style-name="P5" draw:layer="layout" svg:width="0.789cm" svg:height="0.789cm" svg:x="30.611cm" svg:y="19.49cm" svg:viewBox="0 0 790 790" draw:points="395,0 0,790 790,790">
          <text:p/>
        </draw:polygon>
        <draw:polygon draw:style-name="gr5" draw:text-style-name="P5" draw:layer="layout" svg:width="0.789cm" svg:height="0.789cm" svg:x="33.076cm" svg:y="19.157cm" svg:viewBox="0 0 790 790" draw:points="395,0 0,790 790,790">
          <text:p/>
        </draw:polygon>
        <draw:custom-shape draw:style-name="gr25" draw:text-style-name="P14" draw:layer="layout" svg:width="16.815cm" svg:height="18.009cm" svg:x="21.575cm" svg:y="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7" draw:layer="layout" svg:width="4.275cm" svg:height="3.625cm" svg:x="33.663cm" svg:y="5.851cm">
          <draw:text-box>
            <text:p><text:span text:style-name="T2">N</text:span><text:span text:style-name="T3">2X</text:span></text:p>
          </draw:text-box>
        </draw:frame>
        <draw:frame draw:style-name="gr29" draw:text-style-name="P17" draw:layer="layout" svg:width="5.5cm" svg:height="3.625cm" svg:x="23.113cm" svg:y="16.027cm">
          <draw:text-box>
            <text:p><text:span text:style-name="T2">N</text:span><text:span text:style-name="T3">2Y</text:span></text:p>
          </draw:text-box>
        </draw:frame>
        <draw:frame draw:style-name="gr28" draw:text-style-name="P16" draw:layer="layout" svg:width="3.312cm" svg:height="3.125cm" svg:x="28.375cm" svg:y="0.873cm">
          <draw:text-box>
            <text:p><text:span text:style-name="T1">(2)</text:span></text:p>
          </draw:text-box>
        </draw:frame>
        <draw:g>
          <draw:path draw:style-name="gr30" draw:text-style-name="P6" draw:layer="layout" svg:width="0.788cm" svg:height="0.788cm" svg:x="45.817cm" svg:y="11.264cm" svg:viewBox="0 0 789 789" svg:d="M395 789c105 0 205-41 279-115s115-174 115-279c0-106-41-206-115-280s-174-115-279-115-206 41-280 115-115 174-115 280c0 105 41 205 115 279s175 115 280 115z">
            <text:p/>
          </draw:path>
          <draw:path draw:style-name="gr30" draw:text-style-name="P6" draw:layer="layout" svg:width="0.789cm" svg:height="0.788cm" svg:x="46.904cm" svg:y="6.184cm" svg:viewBox="0 0 790 789" svg:d="M394 789c105 0 205-41 279-116 74-74 117-174 117-279s-43-205-117-279-174-115-279-115c-104 0-205 41-279 115s-115 174-115 279 41 205 115 279c74 75 175 116 279 116z">
            <text:p/>
          </draw:path>
          <draw:path draw:style-name="gr30" draw:text-style-name="P6" draw:layer="layout" svg:width="0.789cm" svg:height="0.789cm" svg:x="50.4cm" svg:y="10.523cm" svg:viewBox="0 0 790 790" svg:d="M395 790c105 0 206-42 280-116s115-174 115-279-41-206-115-280-175-115-280-115-205 41-279 115-116 175-116 280 42 205 116 279 174 116 279 116z">
            <text:p/>
          </draw:path>
          <draw:path draw:style-name="gr30" draw:text-style-name="P6" draw:layer="layout" svg:width="0.789cm" svg:height="0.789cm" svg:x="46.026cm" svg:y="9.248cm" svg:viewBox="0 0 790 790" svg:d="M396 790c104 0 205-42 278-116 74-74 116-174 116-279 0-104-42-205-116-279-73-74-174-116-278-116-105 0-205 42-279 116-75 74-117 175-117 279 0 105 42 205 117 279 74 74 174 116 279 116z">
            <text:p/>
          </draw:path>
          <draw:path draw:style-name="gr30" draw:text-style-name="P6" draw:layer="layout" svg:width="0.788cm" svg:height="0.789cm" svg:x="49.003cm" svg:y="10.819cm" svg:viewBox="0 0 789 790" svg:d="M395 790c105 0 205-41 279-115s115-175 115-279c0-105-41-205-115-279s-174-117-279-117-206 43-280 117-115 174-115 279c0 104 41 205 115 279s175 115 280 115z">
            <text:p/>
          </draw:path>
          <draw:path draw:style-name="gr30" draw:text-style-name="P6" draw:layer="layout" svg:width="0.789cm" svg:height="0.789cm" svg:x="43.351cm" svg:y="11.211cm" svg:viewBox="0 0 790 790" svg:d="M395 790c105 0 205-42 279-116s116-174 116-280c0-104-42-205-116-279s-174-115-279-115-206 41-280 115-115 175-115 279c0 106 41 206 115 280s175 116 280 116z">
            <text:p/>
          </draw:path>
          <draw:path draw:style-name="gr30" draw:text-style-name="P6" draw:layer="layout" svg:width="0.789cm" svg:height="0.789cm" svg:x="46.481cm" svg:y="13.301cm" svg:viewBox="0 0 790 790" svg:d="M394 790c106 0 206-42 280-116s116-175 116-279c0-105-42-205-116-279s-174-116-280-116c-104 0-204 42-278 116s-116 174-116 279c0 104 42 205 116 279s174 116 278 116z">
            <text:p/>
          </draw:path>
          <draw:path draw:style-name="gr30" draw:text-style-name="P6" draw:layer="layout" svg:width="0.789cm" svg:height="0.788cm" svg:x="48.246cm" svg:y="11.261cm" svg:viewBox="0 0 790 789" svg:d="M396 789c104 0 205-41 279-115s115-174 115-279c0-106-41-206-115-280s-175-115-279-115c-105 0-206 41-280 115s-116 174-116 280c0 105 42 205 116 279s175 115 280 115z">
            <text:p/>
          </draw:path>
          <draw:path draw:style-name="gr30" draw:text-style-name="P6" draw:layer="layout" svg:width="0.789cm" svg:height="0.789cm" svg:x="48.099cm" svg:y="6.66cm" svg:viewBox="0 0 790 790" svg:d="M395 790c105 0 205-42 279-116s116-174 116-278c0-105-42-206-116-280s-174-116-279-116-206 42-280 116-115 175-115 280c0 104 41 204 115 278s175 116 280 116z">
            <text:p/>
          </draw:path>
          <draw:path draw:style-name="gr30" draw:text-style-name="P6" draw:layer="layout" svg:width="0.789cm" svg:height="0.789cm" svg:x="44.923cm" svg:y="8.455cm" svg:viewBox="0 0 790 790" svg:d="M395 790c105 0 205-42 279-116s116-174 116-278c0-105-42-205-116-279s-174-117-279-117-206 43-280 117-115 174-115 279c0 104 41 204 115 278s175 116 280 116z">
            <text:p/>
          </draw:path>
          <draw:path draw:style-name="gr30" draw:text-style-name="P6" draw:layer="layout" svg:width="0.789cm" svg:height="0.789cm" svg:x="46.142cm" svg:y="14.879cm" svg:viewBox="0 0 790 790" svg:d="M395 790c104 0 205-42 279-117 75-74 116-174 116-279 0-104-41-205-116-278-74-74-175-116-279-116-105 0-205 42-279 116-74 73-116 174-116 278 0 105 42 205 116 279 74 75 174 117 279 117z">
            <text:p/>
          </draw:path>
          <draw:path draw:style-name="gr30" draw:text-style-name="P6" draw:layer="layout" svg:width="0.788cm" svg:height="0.789cm" svg:x="44.31cm" svg:y="15.624cm" svg:viewBox="0 0 789 790" svg:d="M395 790c105 0 205-41 279-116 74-74 115-175 115-279 0-105-41-205-115-279s-174-116-279-116-206 42-280 116-115 174-115 279c0 104 41 205 115 279 74 75 175 116 280 116z">
            <text:p/>
          </draw:path>
          <draw:path draw:style-name="gr30" draw:text-style-name="P6" draw:layer="layout" svg:width="0.789cm" svg:height="0.788cm" svg:x="45.359cm" svg:y="12.766cm" svg:viewBox="0 0 790 789" svg:d="M394 789c105 0 205-41 279-115 75-74 117-174 117-280 0-105-42-205-117-279-74-74-174-115-279-115s-205 41-279 115-115 174-115 279c0 106 41 206 115 280s174 115 279 115z">
            <text:p/>
          </draw:path>
          <draw:path draw:style-name="gr30" draw:text-style-name="P6" draw:layer="layout" svg:width="0.788cm" svg:height="0.789cm" svg:x="46.815cm" svg:y="8.071cm" svg:viewBox="0 0 789 790" svg:d="M395 790c105 0 205-42 279-116s115-174 115-278c0-106-41-206-115-280s-174-116-279-116-205 42-279 116c-75 74-116 174-116 280 0 104 41 204 116 278 74 74 174 116 279 116z">
            <text:p/>
          </draw:path>
          <draw:path draw:style-name="gr30" draw:text-style-name="P6" draw:layer="layout" svg:width="0.789cm" svg:height="0.789cm" svg:x="46.1cm" svg:y="5.821cm" svg:viewBox="0 0 790 790" svg:d="M394 790c105 0 205-42 279-116s117-174 117-279c0-104-43-206-117-280s-174-115-279-115c-104 0-204 41-278 115s-116 176-116 280c0 105 42 205 116 279s174 116 278 116z">
            <text:p/>
          </draw:path>
          <draw:path draw:style-name="gr30" draw:text-style-name="P6" draw:layer="layout" svg:width="0.789cm" svg:height="0.789cm" svg:x="46.511cm" svg:y="15.812cm" svg:viewBox="0 0 790 790" svg:d="M396 790c104 0 205-42 278-116 74-74 116-175 116-279 0-105-42-205-116-279-73-74-174-116-278-116-106 0-206 42-280 116s-116 174-116 279c0 104 42 205 116 279s174 116 280 116z">
            <text:p/>
          </draw:path>
          <draw:path draw:style-name="gr30" draw:text-style-name="P6" draw:layer="layout" svg:width="0.789cm" svg:height="0.789cm" svg:x="51.36cm" svg:y="9.856cm" svg:viewBox="0 0 790 790" svg:d="M396 790c104 0 205-42 279-116s115-174 115-278c0-105-41-205-115-280-74-74-175-116-279-116-105 0-206 42-280 116-74 75-116 175-116 280 0 104 42 204 116 278s175 116 280 116z">
            <text:p/>
          </draw:path>
          <draw:path draw:style-name="gr30" draw:text-style-name="P6" draw:layer="layout" svg:width="0.789cm" svg:height="0.789cm" svg:x="45.179cm" svg:y="14.644cm" svg:viewBox="0 0 790 790" svg:d="M396 790c104 0 204-42 278-116s116-174 116-279c0-104-42-205-116-280-74-74-174-115-278-115-105 0-205 41-280 115-74 75-116 176-116 280 0 105 42 205 116 279 75 74 175 116 280 116z">
            <text:p/>
          </draw:path>
          <draw:path draw:style-name="gr30" draw:text-style-name="P6" draw:layer="layout" svg:width="0.789cm" svg:height="0.789cm" svg:x="44.997cm" svg:y="10.004cm" svg:viewBox="0 0 790 790" svg:d="M395 790c105 0 205-41 279-115s116-175 116-279c0-105-42-205-116-279s-174-117-279-117-206 43-280 117-115 174-115 279c0 104 41 205 115 279s175 115 280 115z">
            <text:p/>
          </draw:path>
          <draw:path draw:style-name="gr30" draw:text-style-name="P6" draw:layer="layout" svg:width="0.789cm" svg:height="0.788cm" svg:x="49.395cm" svg:y="9.075cm" svg:viewBox="0 0 790 789" svg:d="M395 789c104 0 205-41 280-115 74-74 115-174 115-279s-41-205-115-280c-75-74-176-115-280-115-105 0-205 41-279 115-74 75-116 175-116 280s42 205 116 279 174 115 279 115z">
            <text:p/>
          </draw:path>
          <draw:path draw:style-name="gr30" draw:text-style-name="P6" draw:layer="layout" svg:width="0.789cm" svg:height="0.789cm" svg:x="48.55cm" svg:y="13.439cm" svg:viewBox="0 0 790 790" svg:d="M395 790c104 0 205-42 279-116 75-74 116-175 116-280 0-104-41-205-116-279-74-74-175-115-279-115-105 0-205 41-279 115s-116 175-116 279c0 105 42 206 116 280s174 116 279 116z">
            <text:p/>
          </draw:path>
          <draw:path draw:style-name="gr30" draw:text-style-name="P6" draw:layer="layout" svg:width="0.788cm" svg:height="0.789cm" svg:x="51.469cm" svg:y="10.871cm" svg:viewBox="0 0 789 790" svg:d="M395 790c105 0 205-42 279-117 74-74 115-174 115-278 0-105-41-205-115-279s-174-116-279-116-205 42-280 116c-74 74-115 174-115 279 0 104 41 204 115 278 75 75 175 117 280 117z">
            <text:p/>
          </draw:path>
          <draw:path draw:style-name="gr30" draw:text-style-name="P6" draw:layer="layout" svg:width="0.789cm" svg:height="0.789cm" svg:x="49.228cm" svg:y="11.462cm" svg:viewBox="0 0 790 790" svg:d="M395 790c105 0 205-41 279-115s116-175 116-279c0-105-42-205-116-280-74-74-174-116-279-116-104 0-204 42-278 116-74 75-117 175-117 280 0 104 43 205 117 279s174 115 278 115z">
            <text:p/>
          </draw:path>
          <draw:path draw:style-name="gr30" draw:text-style-name="P6" draw:layer="layout" svg:width="0.789cm" svg:height="0.789cm" svg:x="49.928cm" svg:y="10.386cm" svg:viewBox="0 0 790 790" svg:d="M395 790c105 0 205-42 279-116s116-174 116-279-42-205-116-279-174-116-279-116c-104 0-205 42-279 116-75 74-116 174-116 279s41 205 116 279c74 74 175 116 279 116z">
            <text:p/>
          </draw:path>
          <draw:path draw:style-name="gr30" draw:text-style-name="P6" draw:layer="layout" svg:width="0.789cm" svg:height="0.789cm" svg:x="47.587cm" svg:y="7.357cm" svg:viewBox="0 0 790 790" svg:d="M396 790c104 0 205-41 279-115s115-175 115-279c0-106-41-206-115-280s-175-116-279-116c-105 0-205 42-279 116-75 74-117 174-117 280 0 104 42 205 117 279 74 74 174 115 279 115z">
            <text:p/>
          </draw:path>
          <draw:polygon draw:style-name="gr30" draw:text-style-name="P6" draw:layer="layout" svg:width="0.789cm" svg:height="0.789cm" svg:x="50.205cm" svg:y="19.165cm" svg:viewBox="0 0 790 790" draw:points="395,0 0,790 790,790">
            <text:p/>
          </draw:polygon>
          <draw:polygon draw:style-name="gr30" draw:text-style-name="P6" draw:layer="layout" svg:width="0.788cm" svg:height="0.789cm" svg:x="49.404cm" svg:y="18.861cm" svg:viewBox="0 0 789 790" draw:points="394,0 0,790 789,790">
            <text:p/>
          </draw:polygon>
          <draw:polygon draw:style-name="gr30" draw:text-style-name="P6" draw:layer="layout" svg:width="0.789cm" svg:height="0.789cm" svg:x="50.292cm" svg:y="18.095cm" svg:viewBox="0 0 790 790" draw:points="394,0 0,790 790,790">
            <text:p/>
          </draw:polygon>
          <draw:polygon draw:style-name="gr30" draw:text-style-name="P6" draw:layer="layout" svg:width="0.789cm" svg:height="0.789cm" svg:x="49.127cm" svg:y="19.782cm" svg:viewBox="0 0 790 790" draw:points="395,0 0,790 790,790">
            <text:p/>
          </draw:polygon>
          <draw:polygon draw:style-name="gr30" draw:text-style-name="P6" draw:layer="layout" svg:width="0.789cm" svg:height="0.789cm" svg:x="54.22cm" svg:y="14.143cm" svg:viewBox="0 0 790 790" draw:points="395,0 0,790 790,790">
            <text:p/>
          </draw:polygon>
          <draw:polygon draw:style-name="gr30" draw:text-style-name="P6" draw:layer="layout" svg:width="0.788cm" svg:height="0.789cm" svg:x="53.611cm" svg:y="19.274cm" svg:viewBox="0 0 789 790" draw:points="395,0 0,790 789,790">
            <text:p/>
          </draw:polygon>
          <draw:polygon draw:style-name="gr7" draw:text-style-name="P6" draw:layer="layout" svg:width="0.789cm" svg:height="0.789cm" svg:x="52.62cm" svg:y="16.111cm" svg:viewBox="0 0 790 790" draw:points="395,0 0,790 790,790">
            <text:p/>
          </draw:polygon>
          <draw:polygon draw:style-name="gr31" draw:text-style-name="P4" draw:layer="layout" svg:width="0.789cm" svg:height="0.789cm" svg:x="52.62cm" svg:y="16.111cm" svg:viewBox="0 0 790 790" draw:points="395,0 0,790 790,790">
            <text:p/>
          </draw:polygon>
          <draw:polygon draw:style-name="gr6" draw:text-style-name="P6" draw:layer="layout" svg:width="0.789cm" svg:height="0.788cm" svg:x="53.374cm" svg:y="13.468cm" svg:viewBox="0 0 790 789" draw:points="394,0 0,789 790,789">
            <text:p/>
          </draw:polygon>
          <draw:polygon draw:style-name="gr30" draw:text-style-name="P6" draw:layer="layout" svg:width="0.789cm" svg:height="0.789cm" svg:x="53.488cm" svg:y="13.449cm" svg:viewBox="0 0 790 790" draw:points="394,0 0,790 790,790">
            <text:p/>
          </draw:polygon>
          <draw:polygon draw:style-name="gr30" draw:text-style-name="P6" draw:layer="layout" svg:width="0.788cm" svg:height="0.789cm" svg:x="54.735cm" svg:y="14.763cm" svg:viewBox="0 0 789 790" draw:points="395,0 0,790 789,790">
            <text:p/>
          </draw:polygon>
          <draw:polygon draw:style-name="gr30" draw:text-style-name="P6" draw:layer="layout" svg:width="0.789cm" svg:height="0.789cm" svg:x="54.873cm" svg:y="16.695cm" svg:viewBox="0 0 790 790" draw:points="394,0 0,790 790,790">
            <text:p/>
          </draw:polygon>
          <draw:polygon draw:style-name="gr30" draw:text-style-name="P6" draw:layer="layout" svg:width="0.789cm" svg:height="0.788cm" svg:x="50.666cm" svg:y="15.582cm" svg:viewBox="0 0 790 789" draw:points="395,0 0,789 790,789">
            <text:p/>
          </draw:polygon>
          <draw:polygon draw:style-name="gr30" draw:text-style-name="P6" draw:layer="layout" svg:width="0.788cm" svg:height="0.789cm" svg:x="56.265cm" svg:y="18.009cm" svg:viewBox="0 0 789 790" draw:points="395,0 0,790 789,790">
            <text:p/>
          </draw:polygon>
          <draw:polygon draw:style-name="gr30" draw:text-style-name="P6" draw:layer="layout" svg:width="0.788cm" svg:height="0.789cm" svg:x="52.347cm" svg:y="19.974cm" svg:viewBox="0 0 789 790" draw:points="395,0 0,790 789,790">
            <text:p/>
          </draw:polygon>
          <draw:polygon draw:style-name="gr30" draw:text-style-name="P6" draw:layer="layout" svg:width="0.789cm" svg:height="0.789cm" svg:x="50.614cm" svg:y="16.09cm" svg:viewBox="0 0 790 790" draw:points="395,0 0,790 790,790">
            <text:p/>
          </draw:polygon>
          <draw:polygon draw:style-name="gr30" draw:text-style-name="P6" draw:layer="layout" svg:width="0.789cm" svg:height="0.789cm" svg:x="56.277cm" svg:y="18.97cm" svg:viewBox="0 0 790 790" draw:points="396,0 0,790 790,790">
            <text:p/>
          </draw:polygon>
          <draw:polygon draw:style-name="gr30" draw:text-style-name="P6" draw:layer="layout" svg:width="0.789cm" svg:height="0.788cm" svg:x="56.235cm" svg:y="16.083cm" svg:viewBox="0 0 790 789" draw:points="395,0 0,789 790,789">
            <text:p/>
          </draw:polygon>
          <draw:polygon draw:style-name="gr30" draw:text-style-name="P6" draw:layer="layout" svg:width="0.789cm" svg:height="0.789cm" svg:x="50.75cm" svg:y="19.902cm" svg:viewBox="0 0 790 790" draw:points="395,0 0,790 790,790">
            <text:p/>
          </draw:polygon>
          <draw:polygon draw:style-name="gr30" draw:text-style-name="P6" draw:layer="layout" svg:width="0.788cm" svg:height="0.789cm" svg:x="52.412cm" svg:y="17.873cm" svg:viewBox="0 0 789 790" draw:points="394,0 0,790 789,790">
            <text:p/>
          </draw:polygon>
          <draw:polygon draw:style-name="gr30" draw:text-style-name="P6" draw:layer="layout" svg:width="0.789cm" svg:height="0.789cm" svg:x="51.406cm" svg:y="19.368cm" svg:viewBox="0 0 790 790" draw:points="396,0 0,790 790,790">
            <text:p/>
          </draw:polygon>
          <draw:polygon draw:style-name="gr30" draw:text-style-name="P6" draw:layer="layout" svg:width="0.789cm" svg:height="0.789cm" svg:x="51.656cm" svg:y="16.623cm" svg:viewBox="0 0 790 790" draw:points="394,0 0,790 790,790">
            <text:p/>
          </draw:polygon>
          <draw:polygon draw:style-name="gr30" draw:text-style-name="P6" draw:layer="layout" svg:width="0.789cm" svg:height="0.789cm" svg:x="54.563cm" svg:y="17.421cm" svg:viewBox="0 0 790 790" draw:points="396,0 0,790 790,790">
            <text:p/>
          </draw:polygon>
          <draw:polygon draw:style-name="gr30" draw:text-style-name="P6" draw:layer="layout" svg:width="0.789cm" svg:height="0.789cm" svg:x="53.343cm" svg:y="15.368cm" svg:viewBox="0 0 790 790" draw:points="395,0 0,790 790,790">
            <text:p/>
          </draw:polygon>
          <draw:polygon draw:style-name="gr30" draw:text-style-name="P6" draw:layer="layout" svg:width="0.789cm" svg:height="0.789cm" svg:x="53.101cm" svg:y="20.637cm" svg:viewBox="0 0 790 790" draw:points="395,0 0,790 790,790">
            <text:p/>
          </draw:polygon>
          <draw:polygon draw:style-name="gr30" draw:text-style-name="P6" draw:layer="layout" svg:width="0.789cm" svg:height="0.789cm" svg:x="53.82cm" svg:y="14.225cm" svg:viewBox="0 0 790 790" draw:points="395,0 0,790 790,790">
            <text:p/>
          </draw:polygon>
          <draw:custom-shape draw:style-name="gr26" draw:text-style-name="P15" draw:layer="layout" svg:width="16.815cm" svg:height="18.009cm" svg:x="41.975cm" svg:y="4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9" draw:text-style-name="P17" draw:layer="layout" svg:width="5.5cm" svg:height="3.625cm" svg:x="50.501cm" svg:y="5.727cm">
          <draw:text-box>
            <text:p><text:span text:style-name="T2">N</text:span><text:span text:style-name="T3">3X</text:span></text:p>
          </draw:text-box>
        </draw:frame>
        <draw:frame draw:style-name="gr29" draw:text-style-name="P17" draw:layer="layout" svg:width="5.5cm" svg:height="3.625cm" svg:x="44.063cm" svg:y="17.59cm">
          <draw:text-box>
            <text:p><text:span text:style-name="T2">N</text:span><text:span text:style-name="T3">3Y</text:span></text:p>
          </draw:text-box>
        </draw:frame>
        <draw:frame draw:style-name="gr28" draw:text-style-name="P16" draw:layer="layout" svg:width="3.312cm" svg:height="3.125cm" svg:x="48.902cm" svg:y="0.873cm">
          <draw:text-box>
            <text:p><text:span text:style-name="T1">(3)</text:span></text:p>
          </draw:text-box>
        </draw:frame>
        <draw:g>
          <draw:path draw:style-name="gr9" draw:text-style-name="P7" draw:layer="layout" svg:width="0.789cm" svg:height="0.789cm" svg:x="65.753cm" svg:y="8.727cm" svg:viewBox="0 0 790 790" svg:d="M396 790c104 0 205-41 279-115 73-74 115-176 115-280 0-105-42-205-115-279-74-74-175-116-279-116-105 0-205 42-279 116-75 74-117 174-117 279 0 104 42 206 117 280 74 74 174 115 279 115z">
            <text:p/>
          </draw:path>
          <draw:path draw:style-name="gr9" draw:text-style-name="P7" draw:layer="layout" svg:width="0.789cm" svg:height="0.789cm" svg:x="69.583cm" svg:y="12.285cm" svg:viewBox="0 0 790 790" svg:d="M396 790c104 0 205-42 279-115 74-74 115-175 115-279 0-105-41-205-115-280-74-74-175-116-279-116-105 0-205 42-280 116-74 75-116 175-116 280 0 104 42 205 116 279 75 73 175 115 280 115z">
            <text:p/>
          </draw:path>
          <draw:path draw:style-name="gr9" draw:text-style-name="P7" draw:layer="layout" svg:width="0.789cm" svg:height="0.789cm" svg:x="67.53cm" svg:y="9.796cm" svg:viewBox="0 0 790 790" svg:d="M394 790c105 0 205-42 280-116 74-74 116-174 116-278 0-105-42-206-116-280-75-74-175-116-280-116-104 0-205 42-279 116s-115 175-115 280c0 104 41 204 115 278s175 116 279 116z">
            <text:p/>
          </draw:path>
          <draw:path draw:style-name="gr9" draw:text-style-name="P7" draw:layer="layout" svg:width="0.789cm" svg:height="0.789cm" svg:x="67.146cm" svg:y="13.25cm" svg:viewBox="0 0 790 790" svg:d="M396 790c104 0 205-42 279-117 74-74 115-174 115-279 0-104-41-205-115-279s-175-115-279-115c-105 0-206 41-280 115s-116 175-116 279c0 105 42 205 116 279 74 75 175 117 280 117z">
            <text:p/>
          </draw:path>
          <draw:path draw:style-name="gr9" draw:text-style-name="P7" draw:layer="layout" svg:width="0.789cm" svg:height="0.788cm" svg:x="66.458cm" svg:y="12.893cm" svg:viewBox="0 0 790 789" svg:d="M396 789c104 0 205-41 278-115 74-74 116-174 116-279 0-106-42-206-116-280-73-74-174-115-278-115-105 0-205 41-280 115-74 74-116 174-116 280 0 105 42 205 116 279 75 74 175 115 280 115z">
            <text:p/>
          </draw:path>
          <draw:path draw:style-name="gr9" draw:text-style-name="P7" draw:layer="layout" svg:width="0.789cm" svg:height="0.789cm" svg:x="64.007cm" svg:y="10.958cm" svg:viewBox="0 0 790 790" svg:d="M395 790c105 0 205-41 279-115 74-75 116-176 116-280 0-105-42-205-116-279s-174-116-279-116c-104 0-206 42-280 116-73 74-115 174-115 279 0 104 42 205 115 280 74 74 176 115 280 115z">
            <text:p/>
          </draw:path>
          <draw:path draw:style-name="gr9" draw:text-style-name="P7" draw:layer="layout" svg:width="0.789cm" svg:height="0.789cm" svg:x="65.661cm" svg:y="12.951cm" svg:viewBox="0 0 790 790" svg:d="M395 790c105 0 205-41 279-115s116-175 116-279c0-105-42-206-116-280s-174-116-279-116c-104 0-205 42-280 116-74 74-115 175-115 280 0 104 41 205 115 279 75 74 176 115 280 115z">
            <text:p/>
          </draw:path>
          <draw:path draw:style-name="gr9" draw:text-style-name="P7" draw:layer="layout" svg:width="0.789cm" svg:height="0.789cm" svg:x="64.964cm" svg:y="9cm" svg:viewBox="0 0 790 790" svg:d="M395 790c105 0 205-41 279-115s116-175 116-279c0-105-42-206-116-280s-174-116-279-116c-104 0-205 42-279 116-75 74-116 175-116 280 0 104 41 205 116 279 74 74 175 115 279 115z">
            <text:p/>
          </draw:path>
          <draw:path draw:style-name="gr9" draw:text-style-name="P7" draw:layer="layout" svg:width="0.788cm" svg:height="0.788cm" svg:x="68.179cm" svg:y="13.541cm" svg:viewBox="0 0 789 789" svg:d="M394 789c105 0 205-41 279-115s116-174 116-280c0-105-42-205-116-279s-174-115-279-115-205 41-279 115-115 174-115 279c0 106 41 206 115 280s174 115 279 115z">
            <text:p/>
          </draw:path>
          <draw:path draw:style-name="gr9" draw:text-style-name="P7" draw:layer="layout" svg:width="0.788cm" svg:height="0.789cm" svg:x="67.146cm" svg:y="8.901cm" svg:viewBox="0 0 789 790" svg:d="M395 790c105 0 205-42 279-116s115-174 115-279-41-206-115-279c-74-74-174-116-279-116s-206 42-280 116c-74 73-115 174-115 279s41 205 115 279 175 116 280 116z">
            <text:p/>
          </draw:path>
          <draw:path draw:style-name="gr9" draw:text-style-name="P7" draw:layer="layout" svg:width="0.789cm" svg:height="0.789cm" svg:x="65.084cm" svg:y="11.48cm" svg:viewBox="0 0 790 790" svg:d="M394 790c105 0 205-42 279-116 75-74 117-174 117-279 0-104-42-205-117-280-74-74-174-115-279-115-104 0-204 41-278 115-74 75-116 176-116 280 0 105 42 205 116 279s174 116 278 116z">
            <text:p/>
          </draw:path>
          <draw:path draw:style-name="gr9" draw:text-style-name="P7" draw:layer="layout" svg:width="0.789cm" svg:height="0.789cm" svg:x="64.344cm" svg:y="9.157cm" svg:viewBox="0 0 790 790" svg:d="M394 790c105 0 205-42 280-116 74-74 116-174 116-279 0-104-42-205-116-279-75-75-175-116-280-116-104 0-205 41-279 116-74 74-115 175-115 279 0 105 41 205 115 279s175 116 279 116z">
            <text:p/>
          </draw:path>
          <draw:path draw:style-name="gr9" draw:text-style-name="P7" draw:layer="layout" svg:width="0.789cm" svg:height="0.789cm" svg:x="68.412cm" svg:y="8.697cm" svg:viewBox="0 0 790 790" svg:d="M395 790c104 0 206-41 280-115s115-176 115-280c0-105-41-205-115-279s-176-116-280-116c-105 0-205 42-279 116s-116 174-116 279c0 104 42 206 116 280s174 115 279 115z">
            <text:p/>
          </draw:path>
          <draw:path draw:style-name="gr9" draw:text-style-name="P7" draw:layer="layout" svg:width="0.789cm" svg:height="0.789cm" svg:x="67.233cm" svg:y="9.697cm" svg:viewBox="0 0 790 790" svg:d="M395 790c105 0 205-42 279-116s116-174 116-279-42-206-116-280-174-115-279-115c-104 0-205 41-280 115-73 74-115 175-115 280s42 205 115 279c75 74 176 116 280 116z">
            <text:p/>
          </draw:path>
          <draw:path draw:style-name="gr9" draw:text-style-name="P7" draw:layer="layout" svg:width="0.789cm" svg:height="0.788cm" svg:x="64.919cm" svg:y="10.303cm" svg:viewBox="0 0 790 789" svg:d="M396 789c104 0 205-41 279-115s115-175 115-280-41-205-115-279-175-115-279-115c-105 0-205 41-279 115-75 74-117 174-117 279s42 206 117 280c74 74 174 115 279 115z">
            <text:p/>
          </draw:path>
          <draw:path draw:style-name="gr9" draw:text-style-name="P7" draw:layer="layout" svg:width="0.789cm" svg:height="0.789cm" svg:x="68.38cm" svg:y="10.873cm" svg:viewBox="0 0 790 790" svg:d="M394 790c105 0 206-42 280-116s116-175 116-279c0-105-42-205-116-279s-175-116-280-116c-104 0-204 42-278 116s-116 174-116 279c0 104 42 205 116 279s174 116 278 116z">
            <text:p/>
          </draw:path>
          <draw:path draw:style-name="gr9" draw:text-style-name="P7" draw:layer="layout" svg:width="0.788cm" svg:height="0.789cm" svg:x="67.716cm" svg:y="8.629cm" svg:viewBox="0 0 789 790" svg:d="M394 790c106 0 206-42 280-116 74-75 115-175 115-279 0-105-41-205-115-279s-174-116-280-116c-105 0-205 42-279 116s-115 174-115 279c0 104 41 204 115 279 74 74 174 116 279 116z">
            <text:p/>
          </draw:path>
          <draw:path draw:style-name="gr9" draw:text-style-name="P7" draw:layer="layout" svg:width="0.789cm" svg:height="0.788cm" svg:x="64.974cm" svg:y="10.306cm" svg:viewBox="0 0 790 789" svg:d="M396 789c104 0 205-41 279-115s115-175 115-280-41-205-115-279-175-115-279-115c-105 0-205 41-279 115s-117 174-117 279 43 206 117 280 174 115 279 115z">
            <text:p/>
          </draw:path>
          <draw:path draw:style-name="gr9" draw:text-style-name="P7" draw:layer="layout" svg:width="0.789cm" svg:height="0.789cm" svg:x="65.302cm" svg:y="10.95cm" svg:viewBox="0 0 790 790" svg:d="M395 790c105 0 206-42 280-116 74-75 115-175 115-280 0-104-41-205-115-279s-175-115-280-115-205 41-279 115-116 175-116 279c0 105 42 205 116 280 74 74 174 116 279 116z">
            <text:p/>
          </draw:path>
          <draw:path draw:style-name="gr9" draw:text-style-name="P7" draw:layer="layout" svg:width="0.789cm" svg:height="0.789cm" svg:x="63.107cm" svg:y="12.75cm" svg:viewBox="0 0 790 790" svg:d="M396 790c104 0 204-41 278-115s116-175 116-280-42-205-116-279-174-116-278-116c-106 0-206 42-280 116s-116 174-116 279 42 206 116 280 174 115 280 115z">
            <text:p/>
          </draw:path>
          <draw:path draw:style-name="gr9" draw:text-style-name="P7" draw:layer="layout" svg:width="0.789cm" svg:height="0.789cm" svg:x="68.972cm" svg:y="10.246cm" svg:viewBox="0 0 790 790" svg:d="M394 790c105 0 205-42 279-116s117-175 117-280c0-104-43-205-117-279s-174-115-279-115c-104 0-205 41-279 115s-115 175-115 279c0 105 41 206 115 280s175 116 279 116z">
            <text:p/>
          </draw:path>
          <draw:path draw:style-name="gr9" draw:text-style-name="P7" draw:layer="layout" svg:width="0.789cm" svg:height="0.789cm" svg:x="67.408cm" svg:y="11.76cm" svg:viewBox="0 0 790 790" svg:d="M394 790c105 0 205-42 279-116 74-75 117-175 117-280 0-104-43-205-117-279s-174-115-279-115c-104 0-205 41-279 115-73 74-115 175-115 279 0 105 42 205 115 280 74 74 175 116 279 116z">
            <text:p/>
          </draw:path>
          <draw:path draw:style-name="gr9" draw:text-style-name="P7" draw:layer="layout" svg:width="0.789cm" svg:height="0.789cm" svg:x="67.669cm" svg:y="11.495cm" svg:viewBox="0 0 790 790" svg:d="M394 790c106 0 206-42 280-116s116-174 116-279c0-104-42-205-116-279s-174-116-280-116c-105 0-205 42-279 116s-115 175-115 279c0 105 41 205 115 279s174 116 279 116z">
            <text:p/>
          </draw:path>
          <draw:path draw:style-name="gr9" draw:text-style-name="P7" draw:layer="layout" svg:width="0.789cm" svg:height="0.789cm" svg:x="66.227cm" svg:y="10.659cm" svg:viewBox="0 0 790 790" svg:d="M396 790c104 0 205-41 279-115s115-175 115-279c0-105-41-205-115-280-74-74-175-116-279-116-106 0-206 42-280 116-74 75-116 175-116 280 0 104 42 205 116 279s174 115 280 115z">
            <text:p/>
          </draw:path>
          <draw:path draw:style-name="gr9" draw:text-style-name="P7" draw:layer="layout" svg:width="0.789cm" svg:height="0.789cm" svg:x="69.079cm" svg:y="11.856cm" svg:viewBox="0 0 790 790" svg:d="M395 790c105 0 205-41 280-115 74-74 115-176 115-280 0-105-41-205-115-279-75-74-175-116-280-116s-205 42-279 116-116 174-116 279c0 104 42 206 116 280s174 115 279 115z">
            <text:p/>
          </draw:path>
          <draw:polygon draw:style-name="gr9" draw:text-style-name="P7" draw:layer="layout" svg:width="0.789cm" svg:height="0.789cm" svg:x="76.339cm" svg:y="15.732cm" svg:viewBox="0 0 790 790" draw:points="394,0 0,790 790,790">
            <text:p/>
          </draw:polygon>
          <draw:polygon draw:style-name="gr9" draw:text-style-name="P7" draw:layer="layout" svg:width="0.788cm" svg:height="0.789cm" svg:x="73.735cm" svg:y="17.245cm" svg:viewBox="0 0 789 790" draw:points="394,0 0,790 789,790">
            <text:p/>
          </draw:polygon>
          <draw:polygon draw:style-name="gr9" draw:text-style-name="P7" draw:layer="layout" svg:width="0.788cm" svg:height="0.789cm" svg:x="72.944cm" svg:y="17.253cm" svg:viewBox="0 0 789 790" draw:points="394,0 0,790 789,790">
            <text:p/>
          </draw:polygon>
          <draw:polygon draw:style-name="gr9" draw:text-style-name="P7" draw:layer="layout" svg:width="0.788cm" svg:height="0.789cm" svg:x="73.658cm" svg:y="12.625cm" svg:viewBox="0 0 789 790" draw:points="395,0 0,790 789,790">
            <text:p/>
          </draw:polygon>
          <draw:polygon draw:style-name="gr9" draw:text-style-name="P7" draw:layer="layout" svg:width="0.789cm" svg:height="0.789cm" svg:x="76.868cm" svg:y="14.973cm" svg:viewBox="0 0 790 790" draw:points="394,0 0,790 790,790">
            <text:p/>
          </draw:polygon>
          <draw:polygon draw:style-name="gr9" draw:text-style-name="P7" draw:layer="layout" svg:width="0.789cm" svg:height="0.788cm" svg:x="72.193cm" svg:y="15.459cm" svg:viewBox="0 0 790 789" draw:points="394,0 0,789 790,789">
            <text:p/>
          </draw:polygon>
          <draw:polygon draw:style-name="gr9" draw:text-style-name="P7" draw:layer="layout" svg:width="0.789cm" svg:height="0.789cm" svg:x="71.978cm" svg:y="14.58cm" svg:viewBox="0 0 790 790" draw:points="396,0 0,790 790,790">
            <text:p/>
          </draw:polygon>
          <draw:polygon draw:style-name="gr9" draw:text-style-name="P7" draw:layer="layout" svg:width="0.789cm" svg:height="0.789cm" svg:x="74.605cm" svg:y="13.212cm" svg:viewBox="0 0 790 790" draw:points="395,0 0,790 790,790">
            <text:p/>
          </draw:polygon>
          <draw:polygon draw:style-name="gr9" draw:text-style-name="P7" draw:layer="layout" svg:width="0.788cm" svg:height="0.789cm" svg:x="77.249cm" svg:y="17.206cm" svg:viewBox="0 0 789 790" draw:points="395,0 0,790 789,790">
            <text:p/>
          </draw:polygon>
          <draw:polygon draw:style-name="gr9" draw:text-style-name="P7" draw:layer="layout" svg:width="0.789cm" svg:height="0.789cm" svg:x="73.042cm" svg:y="13.874cm" svg:viewBox="0 0 790 790" draw:points="394,0 0,790 790,790">
            <text:p/>
          </draw:polygon>
          <draw:polygon draw:style-name="gr9" draw:text-style-name="P7" draw:layer="layout" svg:width="0.789cm" svg:height="0.789cm" svg:x="72.514cm" svg:y="12.902cm" svg:viewBox="0 0 790 790" draw:points="396,0 0,790 790,790">
            <text:p/>
          </draw:polygon>
          <draw:polygon draw:style-name="gr9" draw:text-style-name="P7" draw:layer="layout" svg:width="0.789cm" svg:height="0.789cm" svg:x="70.619cm" svg:y="15.647cm" svg:viewBox="0 0 790 790" draw:points="395,0 0,790 790,790">
            <text:p/>
          </draw:polygon>
          <draw:polygon draw:style-name="gr9" draw:text-style-name="P7" draw:layer="layout" svg:width="0.789cm" svg:height="0.789cm" svg:x="76.395cm" svg:y="14.779cm" svg:viewBox="0 0 790 790" draw:points="394,0 0,790 790,790">
            <text:p/>
          </draw:polygon>
          <draw:polygon draw:style-name="gr9" draw:text-style-name="P7" draw:layer="layout" svg:width="0.789cm" svg:height="0.789cm" svg:x="76.174cm" svg:y="16.081cm" svg:viewBox="0 0 790 790" draw:points="395,0 0,790 790,790">
            <text:p/>
          </draw:polygon>
          <draw:polygon draw:style-name="gr9" draw:text-style-name="P7" draw:layer="layout" svg:width="0.789cm" svg:height="0.788cm" svg:x="71.933cm" svg:y="13.812cm" svg:viewBox="0 0 790 789" draw:points="396,0 0,789 790,789">
            <text:p/>
          </draw:polygon>
          <draw:polygon draw:style-name="gr9" draw:text-style-name="P7" draw:layer="layout" svg:width="0.789cm" svg:height="0.789cm" svg:x="73.957cm" svg:y="12.846cm" svg:viewBox="0 0 790 790" draw:points="394,0 0,790 790,790">
            <text:p/>
          </draw:polygon>
          <draw:polygon draw:style-name="gr9" draw:text-style-name="P7" draw:layer="layout" svg:width="0.789cm" svg:height="0.789cm" svg:x="71.925cm" svg:y="12.837cm" svg:viewBox="0 0 790 790" draw:points="396,0 0,790 790,790">
            <text:p/>
          </draw:polygon>
          <draw:polygon draw:style-name="gr9" draw:text-style-name="P7" draw:layer="layout" svg:width="0.789cm" svg:height="0.789cm" svg:x="74.923cm" svg:y="17.655cm" svg:viewBox="0 0 790 790" draw:points="395,0 0,790 790,790">
            <text:p/>
          </draw:polygon>
          <draw:polygon draw:style-name="gr9" draw:text-style-name="P7" draw:layer="layout" svg:width="0.789cm" svg:height="0.789cm" svg:x="76.42cm" svg:y="17.829cm" svg:viewBox="0 0 790 790" draw:points="394,0 0,790 790,790">
            <text:p/>
          </draw:polygon>
          <draw:polygon draw:style-name="gr9" draw:text-style-name="P7" draw:layer="layout" svg:width="0.789cm" svg:height="0.789cm" svg:x="72.909cm" svg:y="11.909cm" svg:viewBox="0 0 790 790" draw:points="394,0 0,790 790,790">
            <text:p/>
          </draw:polygon>
          <draw:polygon draw:style-name="gr9" draw:text-style-name="P7" draw:layer="layout" svg:width="0.788cm" svg:height="0.789cm" svg:x="74.31cm" svg:y="14.622cm" svg:viewBox="0 0 789 790" draw:points="395,0 0,790 789,790">
            <text:p/>
          </draw:polygon>
          <draw:polygon draw:style-name="gr9" draw:text-style-name="P7" draw:layer="layout" svg:width="0.788cm" svg:height="0.789cm" svg:x="74.482cm" svg:y="14.92cm" svg:viewBox="0 0 789 790" draw:points="394,0 0,790 789,790">
            <text:p/>
          </draw:polygon>
          <draw:polygon draw:style-name="gr9" draw:text-style-name="P7" draw:layer="layout" svg:width="0.789cm" svg:height="0.789cm" svg:x="72.717cm" svg:y="15.718cm" svg:viewBox="0 0 790 790" draw:points="396,0 0,790 790,790">
            <text:p/>
          </draw:polygon>
          <draw:polygon draw:style-name="gr9" draw:text-style-name="P7" draw:layer="layout" svg:width="0.789cm" svg:height="0.789cm" svg:x="71.944cm" svg:y="14.371cm" svg:viewBox="0 0 790 790" draw:points="396,0 0,790 790,790">
            <text:p/>
          </draw:polygon>
          <draw:polygon draw:style-name="gr9" draw:text-style-name="P7" draw:layer="layout" svg:width="0.789cm" svg:height="0.789cm" svg:x="73.121cm" svg:y="17.674cm" svg:viewBox="0 0 790 790" draw:points="394,0 0,790 790,790">
            <text:p/>
          </draw:polygon>
          <draw:custom-shape draw:style-name="gr26" draw:text-style-name="P15" draw:layer="layout" svg:width="16.815cm" svg:height="18.009cm" svg:x="62.275cm" svg:y="4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9" draw:text-style-name="P17" draw:layer="layout" svg:width="5.5cm" svg:height="3.625cm" svg:x="64.813cm" svg:y="4.791cm">
          <draw:text-box>
            <text:p><text:span text:style-name="T2">N</text:span><text:span text:style-name="T3">4X</text:span></text:p>
          </draw:text-box>
        </draw:frame>
        <draw:frame draw:style-name="gr29" draw:text-style-name="P17" draw:layer="layout" svg:width="5.5cm" svg:height="3.625cm" svg:x="72.938cm" svg:y="18.167cm">
          <draw:text-box>
            <text:p><text:span text:style-name="T2">N</text:span><text:span text:style-name="T3">4Y</text:span></text:p>
          </draw:text-box>
        </draw:frame>
        <draw:frame draw:style-name="gr28" draw:text-style-name="P16" draw:layer="layout" svg:width="3.312cm" svg:height="3.125cm" svg:x="68.695cm" svg:y="0.873cm">
          <draw:text-box>
            <text:p><text:span text:style-name="T1">(4)</text:span></text:p>
          </draw:text-box>
        </draw:frame>
        <draw:g>
          <draw:polygon draw:style-name="gr1" draw:text-style-name="P1" draw:layer="layout" svg:width="16.97cm" svg:height="12.613cm" svg:x="82.451cm" svg:y="7.317cm" svg:viewBox="0 0 16971 12614" draw:points="0,12614 16971,12614 16971,0 0,0">
            <text:p/>
          </draw:polygon>
          <draw:path draw:style-name="gr10" draw:text-style-name="P8" draw:layer="layout" svg:width="0.789cm" svg:height="0.788cm" svg:x="96.847cm" svg:y="11.138cm" svg:viewBox="0 0 790 789" svg:d="M395 789c105 0 206-41 280-115s115-174 115-280c0-105-41-205-115-279s-175-115-280-115-205 41-279 115-116 174-116 279c0 106 42 206 116 280s174 115 279 115z">
            <text:p/>
          </draw:path>
          <draw:path draw:style-name="gr10" draw:text-style-name="P8" draw:layer="layout" svg:width="0.789cm" svg:height="0.789cm" svg:x="97.612cm" svg:y="10.774cm" svg:viewBox="0 0 790 790" svg:d="M395 790c105 0 206-41 280-115s115-175 115-279c0-105-41-205-115-279-74-75-175-117-280-117s-205 42-279 117c-74 74-116 174-116 279 0 104 42 205 116 279s174 115 279 115z">
            <text:p/>
          </draw:path>
          <draw:path draw:style-name="gr10" draw:text-style-name="P8" draw:layer="layout" svg:width="0.789cm" svg:height="0.788cm" svg:x="97.302cm" svg:y="9.673cm" svg:viewBox="0 0 790 789" svg:d="M396 789c104 0 205-41 279-115s115-174 115-279c0-106-41-206-115-280s-175-115-279-115c-105 0-205 41-279 115s-117 174-117 280c0 105 43 205 117 279s174 115 279 115z">
            <text:p/>
          </draw:path>
          <draw:path draw:style-name="gr10" draw:text-style-name="P8" draw:layer="layout" svg:width="0.789cm" svg:height="0.789cm" svg:x="96.394cm" svg:y="11.24cm" svg:viewBox="0 0 790 790" svg:d="M395 790c105 0 205-42 279-116s116-174 116-279-42-206-116-280c-74-73-174-115-279-115-104 0-205 42-280 115-74 74-115 175-115 280s41 205 115 279c75 74 176 116 280 116z">
            <text:p/>
          </draw:path>
          <draw:path draw:style-name="gr10" draw:text-style-name="P8" draw:layer="layout" svg:width="0.788cm" svg:height="0.789cm" svg:x="97.224cm" svg:y="10.227cm" svg:viewBox="0 0 789 790" svg:d="M395 790c105 0 205-42 279-116s115-175 115-280c0-104-41-204-115-278s-174-116-279-116-205 42-279 116c-75 74-116 174-116 278 0 105 41 206 116 280 74 74 174 116 279 116z">
            <text:p/>
          </draw:path>
          <draw:path draw:style-name="gr10" draw:text-style-name="P8" draw:layer="layout" svg:width="0.788cm" svg:height="0.789cm" svg:x="97.025cm" svg:y="8.274cm" svg:viewBox="0 0 789 790" svg:d="M395 790c105 0 205-42 279-116s115-174 115-279c0-104-41-205-115-280-74-74-174-115-279-115-106 0-206 41-280 115-74 75-115 176-115 280 0 105 41 205 115 279s174 116 280 116z">
            <text:p/>
          </draw:path>
          <draw:path draw:style-name="gr10" draw:text-style-name="P8" draw:layer="layout" svg:width="0.789cm" svg:height="0.789cm" svg:x="95.732cm" svg:y="12.415cm" svg:viewBox="0 0 790 790" svg:d="M396 790c104 0 205-42 279-116 73-74 115-175 115-279 0-105-42-205-115-279-74-74-175-116-279-116-105 0-205 42-279 116s-117 174-117 279c0 104 43 205 117 279s174 116 279 116z">
            <text:p/>
          </draw:path>
          <draw:path draw:style-name="gr10" draw:text-style-name="P8" draw:layer="layout" svg:width="0.788cm" svg:height="0.789cm" svg:x="96.533cm" svg:y="8.181cm" svg:viewBox="0 0 789 790" svg:d="M394 790c105 0 205-42 279-116s116-174 116-279c0-104-42-206-116-279-74-74-174-116-279-116s-205 42-279 116c-74 73-115 175-115 279 0 105 41 205 115 279s174 116 279 116z">
            <text:p/>
          </draw:path>
          <draw:path draw:style-name="gr10" draw:text-style-name="P8" draw:layer="layout" svg:width="0.788cm" svg:height="0.789cm" svg:x="94.432cm" svg:y="9.987cm" svg:viewBox="0 0 789 790" svg:d="M394 790c105 0 206-41 280-115s115-175 115-279c0-105-41-205-115-279-74-75-175-117-280-117s-205 42-279 117c-74 74-115 174-115 279 0 104 41 205 115 279s174 115 279 115z">
            <text:p/>
          </draw:path>
          <draw:path draw:style-name="gr10" draw:text-style-name="P8" draw:layer="layout" svg:width="0.789cm" svg:height="0.788cm" svg:x="97.375cm" svg:y="8.974cm" svg:viewBox="0 0 790 789" svg:d="M394 789c105 0 205-41 279-115 75-74 117-174 117-279s-42-206-117-280c-74-74-174-115-279-115-104 0-205 41-278 115-74 74-116 175-116 280s42 205 116 279c73 74 174 115 278 115z">
            <text:p/>
          </draw:path>
          <draw:path draw:style-name="gr10" draw:text-style-name="P8" draw:layer="layout" svg:width="0.788cm" svg:height="0.789cm" svg:x="96.863cm" svg:y="9.554cm" svg:viewBox="0 0 789 790" svg:d="M394 790c106 0 206-42 280-116 74-73 115-174 115-279s-41-205-115-279-174-116-280-116c-105 0-205 42-279 116s-115 174-115 279 41 206 115 279c74 74 174 116 279 116z">
            <text:p/>
          </draw:path>
          <draw:path draw:style-name="gr10" draw:text-style-name="P8" draw:layer="layout" svg:width="0.789cm" svg:height="0.789cm" svg:x="96.069cm" svg:y="12.183cm" svg:viewBox="0 0 790 790" svg:d="M394 790c106 0 206-41 280-115s116-175 116-279c0-105-42-206-116-280s-174-116-280-116c-104 0-205 42-278 116-74 74-116 175-116 280 0 104 42 205 116 279 73 74 174 115 278 115z">
            <text:p/>
          </draw:path>
          <draw:path draw:style-name="gr10" draw:text-style-name="P8" draw:layer="layout" svg:width="0.789cm" svg:height="0.789cm" svg:x="95.582cm" svg:y="11.62cm" svg:viewBox="0 0 790 790" svg:d="M396 790c104 0 205-43 279-117s115-174 115-279c0-104-41-205-115-278-74-74-175-116-279-116-105 0-205 42-280 116-74 73-116 174-116 278 0 105 42 205 116 279 75 74 175 117 280 117z">
            <text:p/>
          </draw:path>
          <draw:path draw:style-name="gr10" draw:text-style-name="P8" draw:layer="layout" svg:width="0.788cm" svg:height="0.789cm" svg:x="95.978cm" svg:y="8.225cm" svg:viewBox="0 0 789 790" svg:d="M394 790c105 0 206-42 280-116s115-174 115-279c0-104-41-206-115-280s-175-115-280-115-205 41-279 115-115 176-115 280c0 105 41 205 115 279s174 116 279 116z">
            <text:p/>
          </draw:path>
          <draw:path draw:style-name="gr10" draw:text-style-name="P8" draw:layer="layout" svg:width="0.789cm" svg:height="0.789cm" svg:x="95.735cm" svg:y="11.983cm" svg:viewBox="0 0 790 790" svg:d="M396 790c104 0 205-41 279-115s115-175 115-280-41-205-115-279-175-116-279-116c-105 0-205 42-279 116s-117 174-117 279 43 206 117 280 174 115 279 115z">
            <text:p/>
          </draw:path>
          <draw:path draw:style-name="gr10" draw:text-style-name="P8" draw:layer="layout" svg:width="0.789cm" svg:height="0.788cm" svg:x="96.879cm" svg:y="10.047cm" svg:viewBox="0 0 790 789" svg:d="M395 789c105 0 206-42 280-116s115-174 115-279-41-205-115-279-175-115-280-115-205 41-279 115-116 174-116 279 42 205 116 279 174 116 279 116z">
            <text:p/>
          </draw:path>
          <draw:path draw:style-name="gr10" draw:text-style-name="P8" draw:layer="layout" svg:width="0.789cm" svg:height="0.789cm" svg:x="94.177cm" svg:y="9.805cm" svg:viewBox="0 0 790 790" svg:d="M395 790c104 0 205-42 279-116 74-73 116-174 116-278 0-105-42-206-116-280s-175-116-279-116c-105 0-205 42-279 116s-116 175-116 280c0 104 42 205 116 278 74 74 174 116 279 116z">
            <text:p/>
          </draw:path>
          <draw:path draw:style-name="gr10" draw:text-style-name="P8" draw:layer="layout" svg:width="0.789cm" svg:height="0.789cm" svg:x="94.623cm" svg:y="11.352cm" svg:viewBox="0 0 790 790" svg:d="M396 790c104 0 205-42 279-116s115-174 115-279c0-104-41-205-115-279s-175-116-279-116c-106 0-206 42-280 116s-116 175-116 279c0 105 42 205 116 279s174 116 280 116z">
            <text:p/>
          </draw:path>
          <draw:path draw:style-name="gr10" draw:text-style-name="P8" draw:layer="layout" svg:width="0.789cm" svg:height="0.788cm" svg:x="96.267cm" svg:y="9.734cm" svg:viewBox="0 0 790 789" svg:d="M395 789c105 0 205-41 279-115s116-174 116-279c0-106-42-206-116-280s-174-115-279-115c-104 0-205 41-279 115s-116 174-116 280c0 105 42 205 116 279s175 115 279 115z">
            <text:p/>
          </draw:path>
          <draw:path draw:style-name="gr10" draw:text-style-name="P8" draw:layer="layout" svg:width="0.789cm" svg:height="0.789cm" svg:x="96.245cm" svg:y="7.974cm" svg:viewBox="0 0 790 790" svg:d="M395 790c105 0 205-42 279-116s116-174 116-280c0-104-42-205-116-279s-174-115-279-115c-104 0-205 41-279 115s-116 175-116 279c0 106 42 206 116 280s175 116 279 116z">
            <text:p/>
          </draw:path>
          <draw:path draw:style-name="gr10" draw:text-style-name="P8" draw:layer="layout" svg:width="0.789cm" svg:height="0.789cm" svg:x="95.014cm" svg:y="11.562cm" svg:viewBox="0 0 790 790" svg:d="M395 790c104 0 205-41 279-115 75-74 116-175 116-279 0-105-41-205-116-279-74-75-175-117-279-117-105 0-205 42-279 117-74 74-116 174-116 279 0 104 42 205 116 279s174 115 279 115z">
            <text:p/>
          </draw:path>
          <draw:path draw:style-name="gr10" draw:text-style-name="P8" draw:layer="layout" svg:width="0.788cm" svg:height="0.789cm" svg:x="95.465cm" svg:y="9.255cm" svg:viewBox="0 0 789 790" svg:d="M395 790c105 0 205-42 279-116s115-175 115-279c0-105-41-205-115-279s-174-116-279-116-206 42-280 116-115 174-115 279c0 104 41 205 115 279s175 116 280 116z">
            <text:p/>
          </draw:path>
          <draw:path draw:style-name="gr10" draw:text-style-name="P8" draw:layer="layout" svg:width="0.788cm" svg:height="0.789cm" svg:x="95.817cm" svg:y="8.85cm" svg:viewBox="0 0 789 790" svg:d="M394 790c105 0 205-42 279-116 75-74 116-174 116-280 0-104-41-205-116-279-74-74-174-115-279-115s-205 41-279 115-115 175-115 279c0 106 41 206 115 280s174 116 279 116z">
            <text:p/>
          </draw:path>
          <draw:path draw:style-name="gr10" draw:text-style-name="P8" draw:layer="layout" svg:width="0.789cm" svg:height="0.789cm" svg:x="94.907cm" svg:y="9.723cm" svg:viewBox="0 0 790 790" svg:d="M395 790c105 0 205-41 279-115s116-175 116-279c0-106-42-206-116-280s-174-116-279-116c-104 0-205 42-279 116-75 74-116 174-116 280 0 104 41 205 116 279 74 74 175 115 279 115z">
            <text:p/>
          </draw:path>
          <draw:path draw:style-name="gr10" draw:text-style-name="P8" draw:layer="layout" svg:width="0.789cm" svg:height="0.788cm" svg:x="95.067cm" svg:y="9.308cm" svg:viewBox="0 0 790 789" svg:d="M395 789c104 0 205-41 279-116 75-74 116-174 116-279s-41-205-116-279c-74-74-175-115-279-115-105 0-205 41-279 115s-116 174-116 279 42 205 116 279c74 75 174 116 279 116z">
            <text:p/>
          </draw:path>
          <draw:polygon draw:style-name="gr11" draw:text-style-name="P8" draw:layer="layout" svg:width="0.789cm" svg:height="0.789cm" svg:x="85.079cm" svg:y="15.474cm" svg:viewBox="0 0 790 790" draw:points="395,0 0,790 790,790">
            <text:p/>
          </draw:polygon>
          <draw:polygon draw:style-name="gr12" draw:text-style-name="P4" draw:layer="layout" svg:width="0.789cm" svg:height="0.789cm" svg:x="85.079cm" svg:y="15.474cm" svg:viewBox="0 0 790 790" draw:points="395,0 0,790 790,790">
            <text:p/>
          </draw:polygon>
          <draw:polygon draw:style-name="gr10" draw:text-style-name="P8" draw:layer="layout" svg:width="0.789cm" svg:height="0.789cm" svg:x="84.335cm" svg:y="15.397cm" svg:viewBox="0 0 790 790" draw:points="396,0 0,790 790,790">
            <text:p/>
          </draw:polygon>
          <draw:polygon draw:style-name="gr10" draw:text-style-name="P8" draw:layer="layout" svg:width="0.789cm" svg:height="0.789cm" svg:x="85.549cm" svg:y="16.717cm" svg:viewBox="0 0 790 790" draw:points="395,0 0,790 790,790">
            <text:p/>
          </draw:polygon>
          <draw:polygon draw:style-name="gr10" draw:text-style-name="P8" draw:layer="layout" svg:width="0.789cm" svg:height="0.789cm" svg:x="84.637cm" svg:y="16.106cm" svg:viewBox="0 0 790 790" draw:points="396,0 0,790 790,790">
            <text:p/>
          </draw:polygon>
          <draw:polygon draw:style-name="gr10" draw:text-style-name="P8" draw:layer="layout" svg:width="0.789cm" svg:height="0.789cm" svg:x="83.99cm" svg:y="17.622cm" svg:viewBox="0 0 790 790" draw:points="394,0 0,790 790,790">
            <text:p/>
          </draw:polygon>
          <draw:polygon draw:style-name="gr10" draw:text-style-name="P8" draw:layer="layout" svg:width="0.789cm" svg:height="0.789cm" svg:x="83.471cm" svg:y="17.135cm" svg:viewBox="0 0 790 790" draw:points="394,0 0,790 790,790">
            <text:p/>
          </draw:polygon>
          <draw:polygon draw:style-name="gr10" draw:text-style-name="P8" draw:layer="layout" svg:width="0.789cm" svg:height="0.789cm" svg:x="83.589cm" svg:y="16.541cm" svg:viewBox="0 0 790 790" draw:points="395,0 0,790 790,790">
            <text:p/>
          </draw:polygon>
          <draw:polygon draw:style-name="gr10" draw:text-style-name="P8" draw:layer="layout" svg:width="0.789cm" svg:height="0.789cm" svg:x="84.387cm" svg:y="15.508cm" svg:viewBox="0 0 790 790" draw:points="396,0 0,790 790,790">
            <text:p/>
          </draw:polygon>
          <draw:polygon draw:style-name="gr10" draw:text-style-name="P8" draw:layer="layout" svg:width="0.788cm" svg:height="0.789cm" svg:x="87.739cm" svg:y="17.579cm" svg:viewBox="0 0 789 790" draw:points="395,0 0,790 789,790">
            <text:p/>
          </draw:polygon>
          <draw:polygon draw:style-name="gr10" draw:text-style-name="P8" draw:layer="layout" svg:width="0.789cm" svg:height="0.789cm" svg:x="85.327cm" svg:y="15.427cm" svg:viewBox="0 0 790 790" draw:points="396,0 0,790 790,790">
            <text:p/>
          </draw:polygon>
          <draw:polygon draw:style-name="gr10" draw:text-style-name="P8" draw:layer="layout" svg:width="0.789cm" svg:height="0.789cm" svg:x="85.787cm" svg:y="17.126cm" svg:viewBox="0 0 790 790" draw:points="395,0 0,790 790,790">
            <text:p/>
          </draw:polygon>
          <draw:polygon draw:style-name="gr10" draw:text-style-name="P8" draw:layer="layout" svg:width="0.789cm" svg:height="0.788cm" svg:x="84.574cm" svg:y="15.711cm" svg:viewBox="0 0 790 789" draw:points="395,0 0,789 790,789">
            <text:p/>
          </draw:polygon>
          <draw:polygon draw:style-name="gr10" draw:text-style-name="P8" draw:layer="layout" svg:width="0.789cm" svg:height="0.789cm" svg:x="88.106cm" svg:y="18.484cm" svg:viewBox="0 0 790 790" draw:points="394,0 0,790 790,790">
            <text:p/>
          </draw:polygon>
          <draw:polygon draw:style-name="gr10" draw:text-style-name="P8" draw:layer="layout" svg:width="0.789cm" svg:height="0.789cm" svg:x="85.022cm" svg:y="18.137cm" svg:viewBox="0 0 790 790" draw:points="394,0 0,790 790,790">
            <text:p/>
          </draw:polygon>
          <draw:polygon draw:style-name="gr10" draw:text-style-name="P8" draw:layer="layout" svg:width="0.789cm" svg:height="0.789cm" svg:x="86.175cm" svg:y="16.441cm" svg:viewBox="0 0 790 790" draw:points="395,0 0,790 790,790">
            <text:p/>
          </draw:polygon>
          <draw:polygon draw:style-name="gr10" draw:text-style-name="P8" draw:layer="layout" svg:width="0.789cm" svg:height="0.789cm" svg:x="86.48cm" svg:y="16.501cm" svg:viewBox="0 0 790 790" draw:points="394,0 0,790 790,790">
            <text:p/>
          </draw:polygon>
          <draw:polygon draw:style-name="gr10" draw:text-style-name="P8" draw:layer="layout" svg:width="0.789cm" svg:height="0.789cm" svg:x="87.144cm" svg:y="18.13cm" svg:viewBox="0 0 790 790" draw:points="394,0 0,790 790,790">
            <text:p/>
          </draw:polygon>
          <draw:polygon draw:style-name="gr10" draw:text-style-name="P8" draw:layer="layout" svg:width="0.789cm" svg:height="0.789cm" svg:x="83.986cm" svg:y="16.497cm" svg:viewBox="0 0 790 790" draw:points="394,0 0,790 790,790">
            <text:p/>
          </draw:polygon>
          <draw:polygon draw:style-name="gr10" draw:text-style-name="P8" draw:layer="layout" svg:width="0.789cm" svg:height="0.789cm" svg:x="86.102cm" svg:y="17.574cm" svg:viewBox="0 0 790 790" draw:points="396,0 0,790 790,790">
            <text:p/>
          </draw:polygon>
          <draw:polygon draw:style-name="gr10" draw:text-style-name="P8" draw:layer="layout" svg:width="0.789cm" svg:height="0.789cm" svg:x="85.903cm" svg:y="17.873cm" svg:viewBox="0 0 790 790" draw:points="396,0 0,790 790,790">
            <text:p/>
          </draw:polygon>
          <draw:polygon draw:style-name="gr10" draw:text-style-name="P8" draw:layer="layout" svg:width="0.789cm" svg:height="0.789cm" svg:x="87.432cm" svg:y="17.079cm" svg:viewBox="0 0 790 790" draw:points="395,0 0,790 790,790">
            <text:p/>
          </draw:polygon>
          <draw:polygon draw:style-name="gr10" draw:text-style-name="P8" draw:layer="layout" svg:width="0.789cm" svg:height="0.789cm" svg:x="87.64cm" svg:y="16.805cm" svg:viewBox="0 0 790 790" draw:points="396,0 0,790 790,790">
            <text:p/>
          </draw:polygon>
          <draw:polygon draw:style-name="gr10" draw:text-style-name="P8" draw:layer="layout" svg:width="0.789cm" svg:height="0.789cm" svg:x="86.501cm" svg:y="16.143cm" svg:viewBox="0 0 790 790" draw:points="395,0 0,790 790,790">
            <text:p/>
          </draw:polygon>
          <draw:polygon draw:style-name="gr10" draw:text-style-name="P8" draw:layer="layout" svg:width="0.789cm" svg:height="0.788cm" svg:x="84.57cm" svg:y="17.29cm" svg:viewBox="0 0 790 789" draw:points="396,0 0,789 790,789">
            <text:p/>
          </draw:polygon>
          <draw:polygon draw:style-name="gr10" draw:text-style-name="P8" draw:layer="layout" svg:width="0.789cm" svg:height="0.789cm" svg:x="84.782cm" svg:y="14.691cm" svg:viewBox="0 0 790 790" draw:points="394,0 0,790 790,790">
            <text:p/>
          </draw:polygon>
          <draw:custom-shape draw:style-name="gr26" draw:text-style-name="P15" draw:layer="layout" svg:width="16.815cm" svg:height="18.009cm" svg:x="82.375cm" svg:y="4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9" draw:text-style-name="P17" draw:layer="layout" svg:width="5.5cm" svg:height="3.625cm" svg:x="91.363cm" svg:y="5.242cm">
          <draw:text-box>
            <text:p><text:span text:style-name="T2">N</text:span><text:span text:style-name="T3">5X</text:span></text:p>
          </draw:text-box>
        </draw:frame>
        <draw:frame draw:style-name="gr29" draw:text-style-name="P17" draw:layer="layout" svg:width="5.5cm" svg:height="3.625cm" svg:x="89.05cm" svg:y="15.493cm">
          <draw:text-box>
            <text:p><text:span text:style-name="T2">N</text:span><text:span text:style-name="T3">5Y</text:span></text:p>
          </draw:text-box>
        </draw:frame>
        <draw:frame draw:style-name="gr28" draw:text-style-name="P16" draw:layer="layout" svg:width="3.312cm" svg:height="3.125cm" svg:x="89.316cm" svg:y="0.873cm">
          <draw:text-box>
            <text:p><text:span text:style-name="T1">(5)</text:span></text:p>
          </draw:text-box>
        </draw:frame>
        <draw:frame draw:style-name="gr28" draw:text-style-name="P16" draw:layer="layout" svg:width="3.312cm" svg:height="3.125cm" svg:x="8.484cm" svg:y="22.984cm">
          <draw:text-box>
            <text:p><text:span text:style-name="T1">(6)</text:span></text:p>
          </draw:text-box>
        </draw:frame>
        <draw:frame draw:style-name="gr28" draw:text-style-name="P16" draw:layer="layout" svg:width="3.312cm" svg:height="3.125cm" svg:x="28.372cm" svg:y="22.978cm">
          <draw:text-box>
            <text:p><text:span text:style-name="T1">(7)</text:span></text:p>
          </draw:text-box>
        </draw:frame>
        <draw:frame draw:style-name="gr28" draw:text-style-name="P16" draw:layer="layout" svg:width="3.312cm" svg:height="3.125cm" svg:x="48.895cm" svg:y="22.987cm">
          <draw:text-box>
            <text:p><text:span text:style-name="T1">(8)</text:span></text:p>
          </draw:text-box>
        </draw:frame>
        <draw:frame draw:style-name="gr28" draw:text-style-name="P16" draw:layer="layout" svg:width="3.312cm" svg:height="3.125cm" svg:x="68.695cm" svg:y="22.987cm">
          <draw:text-box>
            <text:p><text:span text:style-name="T1">(9)</text:span></text:p>
          </draw:text-box>
        </draw:frame>
        <draw:frame draw:style-name="gr32" draw:text-style-name="P16" draw:layer="layout" svg:width="4.96cm" svg:height="3.288cm" svg:x="88.716cm" svg:y="22.987cm">
          <draw:text-box>
            <text:p><text:span text:style-name="T1">(10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9.675cm" fo:page-height="45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9:03:23.247481527</dc:date>
    <meta:editing-duration>PT1H21M5S</meta:editing-duration>
    <meta:editing-cycles>78</meta:editing-cycles>
    <meta:generator>LibreOffice/7.4.2.3$MacOSX_X86_64 LibreOffice_project/382eef1f22670f7f4118c8c2dd222ec7ad009daf</meta:generator>
    <meta:document-statistic meta:object-count="1826"/>
  </office:meta>
</office:document-meta>
</file>